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1" svg:font-family="Verdana1"/>
    <style:font-face style:name="Cambria" svg:font-family="Cambria"/>
    <style:font-face style:name="Arial1" svg:font-family="Arial1"/>
    <style:font-face style:name="Verdana" svg:font-family="Verdana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  <style:text-properties style:font-name="Verdana1" style:font-name-asian="Verdana1" style:font-name-complex="Verdana1"/>
    </style:style>
    <style:style style:name="ce5" style:family="table-cell" style:parent-style-name="Default" style:data-style-name="N0">
      <style:table-cell-properties style:vertical-align="automatic" fo:background-color="#CCCC00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CC99" style:repeat-content="false"/>
      <style:paragraph-properties fo:text-align="center"/>
      <style:text-properties style:font-name="Verdana1" style:font-name-asian="Verdana1" style:font-name-complex="Verdana1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style:font-name="Verdana1" style:font-name-asian="Verdana1" style:font-name-complex="Verdana1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Verdana1" style:font-name-asian="Verdana1" style:font-name-complex="Verdana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C99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99" style:repeat-content="false"/>
      <style:paragraph-properties fo:text-align="center"/>
    </style:style>
    <style:style style:name="ce13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wrap-option="wrap" fo:background-color="#FFFF99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C0C0C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C0C0C0"/>
    </style:style>
    <style:style style:name="ce1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AECF00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/>
      <style:text-properties fo:font-size="13pt" style:font-size-asian="13pt" style:font-size-complex="13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center"/>
      <style:text-properties style:font-name="Verdana1" style:font-name-asian="Verdana1" style:font-name-complex="Verdana1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CC99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CC99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CC99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FCC99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</style:style>
    <style:style style:name="ce31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/>
    </style:style>
    <style:style style:name="ce3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/>
    </style:style>
    <style:style style:name="ce34" style:family="table-cell" style:parent-style-name="Default" style:data-style-name="N37">
      <style:table-cell-properties fo:border="thin solid #000000" style:vertical-align="middle" fo:wrap-option="wrap" fo:background-color="#C0C0C0" style:repeat-content="false"/>
      <style:paragraph-properties fo:text-align="center"/>
    </style:style>
    <style:style style:name="ce35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FFF99" style:repeat-content="false"/>
      <style:paragraph-properties fo:text-align="start" fo:margin-left="0cm"/>
      <style:text-properties fo:color="#808080"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FFF99" style:repeat-content="false"/>
      <style:paragraph-properties fo:text-align="start" fo:margin-left="0cm"/>
      <style:text-properties fo:color="#808080"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0C0C0" style:repeat-content="false"/>
      <style:paragraph-properties fo:text-align="start" fo:margin-left="0cm"/>
      <style:text-properties fo:color="#808080"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FFFF99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99"/>
    </style:style>
    <style:style style:name="ce40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wrap-option="wrap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CC99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CC99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fo:background-color="#666600" style:repeat-content="false"/>
      <style:paragraph-properties fo:text-align="center"/>
      <style:text-properties fo:color="#FFFFFF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0C0C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automatic" fo:background-color="#5C8526"/>
      <style:text-properties fo:color="#FFFFFF"/>
    </style:style>
    <style:style style:name="ce54" style:family="table-cell" style:parent-style-name="Default" style:data-style-name="N37">
      <style:table-cell-properties fo:border="thin solid #000000" style:vertical-align="automatic" fo:background-color="#FFFF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fo:background-color="#C0C0C0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CC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CC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CC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CC99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fo:background-color="#FFCC9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CC99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top" fo:background-color="#C0C0C0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/>
    </style:style>
    <style:style style:name="ce65" style:family="table-cell" style:parent-style-name="Default" style:data-style-name="N4">
      <style:table-cell-properties style:vertical-align="automatic" fo:background-color="#C0C0C0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/>
    </style:style>
    <style:style style:name="ce66" style:family="table-cell" style:parent-style-name="Default" style:data-style-name="N14">
      <style:table-cell-properties style:vertical-align="automatic" fo:background-color="#C0C0C0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/>
    </style:style>
    <style:style style:name="ce67" style:family="table-cell" style:parent-style-name="Default" style:data-style-name="N14">
      <style:table-cell-properties fo:border-top="none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vertical-align="top" fo:background-color="#C0C0C0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4">
      <style:table-cell-properties fo:border-top="thin solid #000000" fo:border-bottom="thin solid #000000" fo:border-left="none" fo:border-right="none" style:vertical-align="automatic" fo:background-color="#C0C0C0"/>
      <style:text-properties style:font-name="Arial2" style:font-name-asian="Arial2" style:font-name-complex="Arial2" fo:font-size="10pt" style:font-size-asian="10pt" style:font-size-complex="10pt"/>
    </style:style>
    <style:style style:name="ce71" style:family="table-cell" style:parent-style-name="Default" style:data-style-name="N14">
      <style:table-cell-properties fo:border-top="thin solid #000000" fo:border-bottom="thin solid #000000" fo:border-left="none" fo:border-right="none" style:vertical-align="automatic" fo:background-color="#C0C0C0"/>
      <style:text-properties fo:color="#FF0000" style:font-name="Arial2" style:font-name-asian="Arial2" style:font-name-complex="Arial2" fo:font-size="10pt" style:font-size-asian="10pt" style:font-size-complex="10pt"/>
    </style:style>
    <style:style style:name="ce72" style:family="table-cell" style:parent-style-name="Default" style:data-style-name="N14">
      <style:table-cell-properties fo:border="thin solid #000000" style:vertical-align="automatic" fo:background-color="#C0C0C0" style:repeat-content="false"/>
      <style:paragraph-properties fo:text-align="center"/>
      <style:text-properties fo:color="#FF0000" style:font-name="Arial2" style:font-name-asian="Arial2" style:font-name-complex="Arial2" fo:font-size="10pt" style:font-size-asian="10pt" style:font-size-complex="10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Cambria" style:font-name-asian="Cambria" style:font-name-complex="Cambria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8.89cm"/>
    </style:style>
    <style:style style:name="co3" style:family="table-column">
      <style:table-column-properties fo:break-before="auto" style:column-width="0.767291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3.51895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4.07458333333333cm"/>
    </style:style>
    <style:style style:name="co19" style:family="table-column">
      <style:table-column-properties fo:break-before="auto" style:column-width="6.61458333333333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3.30729166666667cm"/>
    </style:style>
    <style:style style:name="co22" style:family="table-column">
      <style:table-column-properties fo:break-before="auto" style:column-width="3.46604166666667cm"/>
    </style:style>
    <style:style style:name="co23" style:family="table-column">
      <style:table-column-properties fo:break-before="auto" style:column-width="1.11125cm"/>
    </style:style>
    <style:style style:name="co24" style:family="table-column">
      <style:table-column-properties fo:break-before="auto" style:column-width="3.22791666666667cm"/>
    </style:style>
    <style:style style:name="co25" style:family="table-column">
      <style:table-column-properties fo:break-before="auto" style:column-width="5.66208333333333cm"/>
    </style:style>
    <style:style style:name="co26" style:family="table-column">
      <style:table-column-properties fo:break-before="auto" style:column-width="5.582708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Estimació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3" table:number-columns-repeated="4" table:default-cell-style-name="ce1"/>
        <table:table-column table:style-name="co15" table:number-columns-repeated="992" table:default-cell-style-name="ce1"/>
        <table:table-column table:style-name="co16" table:number-columns-repeated="15360" table:default-cell-style-name="ce1"/>
        <table:table-row table:style-name="ro1">
          <table:table-cell table:style-name="ce2"/>
          <table:table-cell table:number-columns-repeated="16" table:style-name="ce3"/>
          <table:table-cell table:number-columns-repeated="15" table:style-name="ce4"/>
          <table:table-cell table:number-columns-repeated="16352"/>
        </table:table-row>
        <table:table-row table:style-name="ro1">
          <table:table-cell table:style-name="ce2"/>
          <table:table-cell table:style-name="ce3"/>
          <table:table-cell office:value-type="string" table:number-columns-spanned="15" table:number-rows-spanned="1" table:style-name="ce20">
            <text:p>HORAS DE PROGRAMACIÓN POR CADA TIPO DE UNIDAD FÍSICA</text:p>
          </table:table-cell>
          <table:covered-table-cell table:number-columns-repeated="14"/>
          <table:table-cell table:number-columns-repeated="14" table:style-name="ce4"/>
          <table:table-cell office:value-type="string" table:style-name="ce4">
            <text:p>Entidades: Cada uno de los elementos que intervienen (tipos de datos) en el requisito</text:p>
          </table:table-cell>
          <table:table-cell table:number-columns-repeated="16352"/>
        </table:table-row>
        <table:table-row table:style-name="ro2">
          <table:table-cell table:style-name="ce2"/>
          <table:table-cell table:style-name="ce3"/>
          <table:table-cell office:value-type="float" office:value="96" table:formula="of:=[.C5]*[Coeficientes.D3]" table:style-name="ce5">
            <text:p>96</text:p>
          </table:table-cell>
          <table:table-cell office:value-type="float" office:value="72" table:formula="of:=[.D5]*[Coeficientes.D4]" table:style-name="ce5">
            <text:p>72</text:p>
          </table:table-cell>
          <table:table-cell office:value-type="float" office:value="2" table:formula="of:=[.E5]*[Coeficientes.D5]" table:style-name="ce5">
            <text:p>2</text:p>
          </table:table-cell>
          <table:table-cell office:value-type="float" office:value="320" table:formula="of:=[.F5]*[Coeficientes.D6]" table:style-name="ce5">
            <text:p>320</text:p>
          </table:table-cell>
          <table:table-cell office:value-type="float" office:value="304" table:formula="of:=[.G5]*[Coeficientes.D7]" table:style-name="ce5">
            <text:p>304</text:p>
          </table:table-cell>
          <table:table-cell office:value-type="float" office:value="16" table:formula="of:=[.H5]*[Coeficientes.D8]" table:style-name="ce5">
            <text:p>16</text:p>
          </table:table-cell>
          <table:table-cell office:value-type="float" office:value="160" table:formula="of:=[.I5]*[Coeficientes.D9]" table:style-name="ce5">
            <text:p>160</text:p>
          </table:table-cell>
          <table:table-cell office:value-type="float" office:value="304" table:formula="of:=[.J5]*[Coeficientes.D10]" table:style-name="ce5">
            <text:p>304</text:p>
          </table:table-cell>
          <table:table-cell office:value-type="float" office:value="40" table:formula="of:=[.K5]*[Coeficientes.D11]" table:style-name="ce5">
            <text:p>40</text:p>
          </table:table-cell>
          <table:table-cell office:value-type="float" office:value="416" table:formula="of:=[.L5]*[Coeficientes.D12]" table:style-name="ce5">
            <text:p>416</text:p>
          </table:table-cell>
          <table:table-cell office:value-type="float" office:value="256" table:formula="of:=[.M5]*[Coeficientes.D13]" table:style-name="ce5">
            <text:p>256</text:p>
          </table:table-cell>
          <table:table-cell office:value-type="float" office:value="16" table:formula="of:=[.N5]*[Coeficientes.D14]" table:style-name="ce5">
            <text:p>16</text:p>
          </table:table-cell>
          <table:table-cell office:value-type="float" office:value="544" table:formula="of:=[.O5]*[Coeficientes.D15]" table:style-name="ce5">
            <text:p>544</text:p>
          </table:table-cell>
          <table:table-cell office:value-type="float" office:value="208" table:formula="of:=[.P5]*[Coeficientes.D16]" table:style-name="ce5">
            <text:p>208</text:p>
          </table:table-cell>
          <table:table-cell office:value-type="float" office:value="24" table:formula="of:=[.Q5]*[Coeficientes.D17]" table:style-name="ce5">
            <text:p>24</text:p>
          </table:table-cell>
          <table:table-cell table:style-name="ce3"/>
          <table:table-cell table:number-columns-repeated="13" table:style-name="ce4"/>
          <table:table-cell office:value-type="string" table:style-name="ce4">
            <text:p>Ventanas: Interfaces visuales que hay que implementar para realizar el requisito</text:p>
          </table:table-cell>
          <table:table-cell table:number-columns-repeated="16352"/>
        </table:table-row>
        <table:table-row table:style-name="ro3">
          <table:table-cell office:value-type="string" table:number-columns-spanned="2" table:number-rows-spanned="2" table:style-name="ce21">
            <text:p><text:s/>REQUISITOS</text:p>
          </table:table-cell>
          <table:covered-table-cell/>
          <table:table-cell office:value-type="string" table:number-columns-spanned="3" table:number-rows-spanned="1" table:style-name="ce22">
            <text:p>TOTAL ENTIDADES</text:p>
          </table:table-cell>
          <table:covered-table-cell table:number-columns-repeated="2"/>
          <table:table-cell office:value-type="string" table:number-columns-spanned="3" table:number-rows-spanned="1" table:style-name="ce22">
            <text:p>TOTAL VENTANAS</text:p>
          </table:table-cell>
          <table:covered-table-cell table:number-columns-repeated="2"/>
          <table:table-cell office:value-type="string" table:number-columns-spanned="3" table:number-rows-spanned="1" table:style-name="ce22">
            <text:p>TOTAL INTERFACES</text:p>
          </table:table-cell>
          <table:covered-table-cell table:number-columns-repeated="2"/>
          <table:table-cell office:value-type="string" table:number-columns-spanned="3" table:number-rows-spanned="1" table:style-name="ce22">
            <text:p>TOTAL INFORMES</text:p>
          </table:table-cell>
          <table:covered-table-cell table:number-columns-repeated="2"/>
          <table:table-cell office:value-type="string" table:number-columns-spanned="3" table:number-rows-spanned="1" table:style-name="ce22">
            <text:p>TOTAL PROCESOS</text:p>
          </table:table-cell>
          <table:covered-table-cell table:number-columns-repeated="2"/>
          <table:table-cell office:value-type="string" table:number-columns-spanned="1" table:number-rows-spanned="2" table:style-name="ce23">
            <text:p>TOTAL HORAS</text:p>
          </table:table-cell>
          <table:table-cell office:value-type="string" office:string-value="Gestión de Proyecto" table:formula="of:=[Fases_y_perfiles.$B3]" table:number-columns-spanned="1" table:number-rows-spanned="2" table:style-name="ce23">
            <text:p>Gestión de Proyecto</text:p>
          </table:table-cell>
          <table:table-cell office:value-type="string" office:string-value="Requisitos" table:formula="of:=[Fases_y_perfiles.$B4]" table:number-columns-spanned="1" table:number-rows-spanned="2" table:style-name="ce23">
            <text:p>Requisitos</text:p>
          </table:table-cell>
          <table:table-cell office:value-type="string" office:string-value="Análisis" table:formula="of:=[Fases_y_perfiles.$B5]" table:number-columns-spanned="1" table:number-rows-spanned="2" table:style-name="ce23">
            <text:p>Análisis</text:p>
          </table:table-cell>
          <table:table-cell office:value-type="string" office:string-value="Diseño" table:formula="of:=[Fases_y_perfiles.$B6]" table:number-columns-spanned="1" table:number-rows-spanned="2" table:style-name="ce23">
            <text:p>Diseño</text:p>
          </table:table-cell>
          <table:table-cell office:value-type="string" office:string-value="Programación" table:formula="of:=[Fases_y_perfiles.$B7]" table:number-columns-spanned="1" table:number-rows-spanned="2" table:style-name="ce23">
            <text:p>Programación</text:p>
          </table:table-cell>
          <table:table-cell office:value-type="string" office:string-value="Pruebas Integración y Sistema" table:formula="of:=[Fases_y_perfiles.$B8]" table:number-columns-spanned="1" table:number-rows-spanned="2" table:style-name="ce23">
            <text:p>Pruebas Integración y Sistema</text:p>
          </table:table-cell>
          <table:table-cell office:value-type="string" office:string-value="Pruebas Aceptación" table:formula="of:=[Fases_y_perfiles.$B9]" table:number-columns-spanned="1" table:number-rows-spanned="2" table:style-name="ce23">
            <text:p>Pruebas Aceptación</text:p>
          </table:table-cell>
          <table:table-cell office:value-type="string" office:string-value="Documentación" table:formula="of:=[Fases_y_perfiles.$B10]" table:number-columns-spanned="1" table:number-rows-spanned="2" table:style-name="ce23">
            <text:p>Documentación</text:p>
          </table:table-cell>
          <table:table-cell office:value-type="string" office:string-value="Instalación" table:formula="of:=[Fases_y_perfiles.$B11]" table:number-columns-spanned="1" table:number-rows-spanned="2" table:style-name="ce23">
            <text:p>Instalación</text:p>
          </table:table-cell>
          <table:table-cell office:value-type="string" office:string-value="Soporte a Producción" table:formula="of:=[Fases_y_perfiles.$B12]" table:number-columns-spanned="1" table:number-rows-spanned="2" table:style-name="ce23">
            <text:p>Soporte a Producción</text:p>
          </table:table-cell>
          <table:table-cell table:number-columns-repeated="3" table:style-name="ce4"/>
          <table:table-cell office:value-type="string" table:style-name="ce4">
            <text:p>Interfaces: Ventanas que conectan funcionalidades y requisitos entre si</text:p>
          </table:table-cell>
          <table:table-cell table:number-columns-repeated="16352"/>
        </table:table-row>
        <table:table-row table:style-name="ro4">
          <table:covered-table-cell/>
          <table:covered-table-cell/>
          <table:table-cell office:value-type="float" office:value="12" table:formula="of:=SUM([.C8:.C191])" table:style-name="ce6">
            <text:p>12</text:p>
          </table:table-cell>
          <table:table-cell office:value-type="float" office:value="18" table:formula="of:=SUM([.D8:.D191])" table:style-name="ce6">
            <text:p>18</text:p>
          </table:table-cell>
          <table:table-cell office:value-type="float" office:value="1" table:formula="of:=SUM([.E8:.E191])" table:style-name="ce6">
            <text:p>1</text:p>
          </table:table-cell>
          <table:table-cell office:value-type="float" office:value="10" table:formula="of:=SUM([.F8:.F191])" table:style-name="ce6">
            <text:p>10</text:p>
          </table:table-cell>
          <table:table-cell office:value-type="float" office:value="19" table:formula="of:=SUM([.G8:.G191])" table:style-name="ce6">
            <text:p>19</text:p>
          </table:table-cell>
          <table:table-cell office:value-type="float" office:value="2" table:formula="of:=SUM([.H8:.H191])" table:style-name="ce6">
            <text:p>2</text:p>
          </table:table-cell>
          <table:table-cell office:value-type="float" office:value="5" table:formula="of:=SUM([.I8:.I191])" table:style-name="ce6">
            <text:p>5</text:p>
          </table:table-cell>
          <table:table-cell office:value-type="float" office:value="19" table:formula="of:=SUM([.J8:.J191])" table:style-name="ce6">
            <text:p>19</text:p>
          </table:table-cell>
          <table:table-cell office:value-type="float" office:value="5" table:formula="of:=SUM([.K8:.K191])" table:style-name="ce6">
            <text:p>5</text:p>
          </table:table-cell>
          <table:table-cell office:value-type="float" office:value="13" table:formula="of:=SUM([.L8:.L191])" table:style-name="ce6">
            <text:p>13</text:p>
          </table:table-cell>
          <table:table-cell office:value-type="float" office:value="16" table:formula="of:=SUM([.M8:.M191])" table:style-name="ce6">
            <text:p>16</text:p>
          </table:table-cell>
          <table:table-cell office:value-type="float" office:value="2" table:formula="of:=SUM([.N8:.N191])" table:style-name="ce6">
            <text:p>2</text:p>
          </table:table-cell>
          <table:table-cell office:value-type="float" office:value="17" table:formula="of:=SUM([.O8:.O191])" table:style-name="ce6">
            <text:p>17</text:p>
          </table:table-cell>
          <table:table-cell office:value-type="float" office:value="13" table:formula="of:=SUM([.P8:.P191])" table:style-name="ce6">
            <text:p>13</text:p>
          </table:table-cell>
          <table:table-cell office:value-type="float" office:value="3" table:formula="of:=SUM([.Q8:.Q191])" table:style-name="ce6">
            <text:p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4"/>
          <table:table-cell office:value-type="string" table:style-name="ce4">
            <text:p>Informes: Número de documentos que se generarán al realizar el requisito a modo de documentación</text:p>
          </table:table-cell>
          <table:table-cell table:number-columns-repeated="16352"/>
        </table:table-row>
        <table:table-row table:style-name="ro1">
          <table:table-cell office:value-type="string" table:number-columns-spanned="1" table:number-rows-spanned="2" table:style-name="ce24">
            <text:p>ID</text:p>
          </table:table-cell>
          <table:table-cell office:value-type="string" table:number-columns-spanned="1" table:number-rows-spanned="2" table:style-name="ce25">
            <text:p><text:s/>DESCRIPCIÓN</text:p>
          </table:table-cell>
          <table:table-cell office:value-type="string" table:number-columns-spanned="3" table:number-rows-spanned="1" table:style-name="ce26">
            <text:p>Entidades</text:p>
          </table:table-cell>
          <table:covered-table-cell table:number-columns-repeated="2"/>
          <table:table-cell office:value-type="string" table:number-columns-spanned="3" table:number-rows-spanned="1" table:style-name="ce26">
            <text:p>Ventanas</text:p>
          </table:table-cell>
          <table:covered-table-cell table:number-columns-repeated="2"/>
          <table:table-cell office:value-type="string" table:number-columns-spanned="3" table:number-rows-spanned="1" table:style-name="ce26">
            <text:p>Interfaces</text:p>
          </table:table-cell>
          <table:covered-table-cell table:number-columns-repeated="2"/>
          <table:table-cell office:value-type="string" table:number-columns-spanned="3" table:number-rows-spanned="1" table:style-name="ce26">
            <text:p>Informes</text:p>
          </table:table-cell>
          <table:covered-table-cell table:number-columns-repeated="2"/>
          <table:table-cell office:value-type="string" table:number-columns-spanned="3" table:number-rows-spanned="1" table:style-name="ce26">
            <text:p>Procesos</text:p>
          </table:table-cell>
          <table:covered-table-cell table:number-columns-repeated="2"/>
          <table:table-cell office:value-type="float" office:value="6417" table:formula="of:=SUM([.R8:.R393])" table:style-name="ce7">
            <text:p>6417</text:p>
          </table:table-cell>
          <table:table-cell office:value-type="float" office:value="393" table:formula="of:=SUM([.S8:.S393])" table:style-name="ce8">
            <text:p>393</text:p>
          </table:table-cell>
          <table:table-cell office:value-type="float" office:value="393" table:formula="of:=SUM([.T8:.T393])" table:style-name="ce8">
            <text:p>393</text:p>
          </table:table-cell>
          <table:table-cell office:value-type="float" office:value="642" table:formula="of:=SUM([.U8:.U393])" table:style-name="ce8">
            <text:p>642</text:p>
          </table:table-cell>
          <table:table-cell office:value-type="float" office:value="831" table:formula="of:=SUM([.V8:.V393])" table:style-name="ce8">
            <text:p>831</text:p>
          </table:table-cell>
          <table:table-cell office:value-type="float" office:value="2778" table:formula="of:=SUM([.W8:.W393])" table:style-name="ce8">
            <text:p>2778</text:p>
          </table:table-cell>
          <table:table-cell office:value-type="float" office:value="513" table:formula="of:=SUM([.X8:.X393])" table:style-name="ce8">
            <text:p>513</text:p>
          </table:table-cell>
          <table:table-cell office:value-type="float" office:value="324" table:formula="of:=SUM([.Y8:.Y393])" table:style-name="ce8">
            <text:p>324</text:p>
          </table:table-cell>
          <table:table-cell office:value-type="float" office:value="203" table:formula="of:=SUM([.Z8:.Z393])" table:style-name="ce8">
            <text:p>203</text:p>
          </table:table-cell>
          <table:table-cell office:value-type="float" office:value="203" table:formula="of:=SUM([.AA8:.AA393])" table:style-name="ce8">
            <text:p>203</text:p>
          </table:table-cell>
          <table:table-cell office:value-type="float" office:value="137" table:formula="of:=SUM([.AB8:.AB393])" table:style-name="ce8">
            <text:p>137</text:p>
          </table:table-cell>
          <table:table-cell table:number-columns-repeated="3" table:style-name="ce3"/>
          <table:table-cell office:value-type="string" table:style-name="ce3">
            <text:p>Procesos: Número de funciones específicas que tiene que realizar la funcionalidad del requisito</text:p>
          </table:table-cell>
          <table:table-cell table:number-columns-repeated="16352"/>
        </table:table-row>
        <table:table-row table:style-name="ro1">
          <table:covered-table-cell/>
          <table:covered-table-cell/>
          <table:table-cell office:value-type="string" table:style-name="ce9">
            <text:p>A</text:p>
          </table:table-cell>
          <table:table-cell office:value-type="string" table:style-name="ce10">
            <text:p>M</text:p>
          </table:table-cell>
          <table:table-cell office:value-type="string" table:style-name="ce11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M</text:p>
          </table:table-cell>
          <table:table-cell office:value-type="string" table:style-name="ce11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M</text:p>
          </table:table-cell>
          <table:table-cell office:value-type="string" table:style-name="ce11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M</text:p>
          </table:table-cell>
          <table:table-cell office:value-type="string" table:style-name="ce11">
            <text:p>B</text:p>
          </table:table-cell>
          <table:table-cell office:value-type="string" table:style-name="ce9">
            <text:p>A</text:p>
          </table:table-cell>
          <table:table-cell office:value-type="string" table:style-name="ce10">
            <text:p>M</text:p>
          </table:table-cell>
          <table:table-cell office:value-type="string" table:style-name="ce11">
            <text:p>B</text:p>
          </table:table-cell>
          <table:table-cell office:value-type="string" table:style-name="ce12">
            <text:p>HORAS/REQ</text:p>
          </table:table-cell>
          <table:table-cell office:value-type="percentage" office:value="0.06" table:formula="of:=[Fases_y_perfiles.$D3]" table:style-name="ce13">
            <text:p>6,00%</text:p>
          </table:table-cell>
          <table:table-cell office:value-type="percentage" office:value="0.06" table:formula="of:=[Fases_y_perfiles.$D4]" table:style-name="ce13">
            <text:p>6,00%</text:p>
          </table:table-cell>
          <table:table-cell office:value-type="percentage" office:value="0.1" table:formula="of:=[Fases_y_perfiles.$D5]" table:style-name="ce13">
            <text:p>10,00%</text:p>
          </table:table-cell>
          <table:table-cell office:value-type="percentage" office:value="0.13" table:formula="of:=[Fases_y_perfiles.$D6]" table:style-name="ce13">
            <text:p>13,00%</text:p>
          </table:table-cell>
          <table:table-cell office:value-type="percentage" office:value="0.44" table:formula="of:=[Fases_y_perfiles.$D7]" table:style-name="ce13">
            <text:p>44,00%</text:p>
          </table:table-cell>
          <table:table-cell office:value-type="percentage" office:value="0.08" table:formula="of:=[Fases_y_perfiles.$D8]" table:style-name="ce13">
            <text:p>8,00%</text:p>
          </table:table-cell>
          <table:table-cell office:value-type="percentage" office:value="0.05" table:formula="of:=[Fases_y_perfiles.$D9]" table:style-name="ce13">
            <text:p>5,00%</text:p>
          </table:table-cell>
          <table:table-cell office:value-type="percentage" office:value="0.03" table:formula="of:=[Fases_y_perfiles.$D10]" table:style-name="ce13">
            <text:p>3,00%</text:p>
          </table:table-cell>
          <table:table-cell office:value-type="percentage" office:value="0.03" table:formula="of:=[Fases_y_perfiles.$D11]" table:style-name="ce13">
            <text:p>3,00%</text:p>
          </table:table-cell>
          <table:table-cell office:value-type="percentage" office:value="0.02" table:formula="of:=[Fases_y_perfiles.$D12]" table:style-name="ce13">
            <text:p>2,00%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</text:p>
          </table:table-cell>
          <table:table-cell office:value-type="string" table:style-name="ce15">
            <text:p>Seleccionar productos pedidos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3" table:style-name="ce15"/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478" table:formula="of:=SUM([.S8:.AB8])" table:style-name="ce16">
            <text:p>478</text:p>
          </table:table-cell>
          <table:table-cell office:value-type="float" office:value="29" table:formula="of:=ROUNDUP(([.$W8]/[.$W$7])*[.$S$7];0)" table:style-name="ce11">
            <text:p>29</text:p>
          </table:table-cell>
          <table:table-cell office:value-type="float" office:value="29" table:formula="of:=ROUNDUP(([.$W8]/[.$W$7])*[.$T$7];0)" table:style-name="ce11">
            <text:p>29</text:p>
          </table:table-cell>
          <table:table-cell office:value-type="float" office:value="48" table:formula="of:=ROUNDUP(([.$W8]/[.$W$7])*[.$U$7];0)" table:style-name="ce11">
            <text:p>48</text:p>
          </table:table-cell>
          <table:table-cell office:value-type="float" office:value="62" table:formula="of:=ROUNDUP(([.$W8]/[.$W$7])*[.$V$7];0)" table:style-name="ce11">
            <text:p>62</text:p>
          </table:table-cell>
          <table:table-cell office:value-type="float" office:value="208" table:formula="of:=SUMPRODUCT([.C8:.Q8];TRANSPOSE([Coeficientes.$D$3:.$D$17]))" table:number-matrix-columns-spanned="1" table:number-matrix-rows-spanned="1" table:style-name="ce17">
            <text:p>208</text:p>
          </table:table-cell>
          <table:table-cell office:value-type="float" office:value="38" table:formula="of:=ROUNDUP(([.$W8]/[.$W$7])*[.$X$7];0)" table:style-name="ce11">
            <text:p>38</text:p>
          </table:table-cell>
          <table:table-cell office:value-type="float" office:value="24" table:formula="of:=ROUNDUP(([.$W8]/[.$W$7])*[.$Y$7];0)" table:style-name="ce11">
            <text:p>24</text:p>
          </table:table-cell>
          <table:table-cell office:value-type="float" office:value="15" table:formula="of:=ROUNDUP(([.$W8]/[.$W$7])*[.$Z$7];0)" table:style-name="ce11">
            <text:p>15</text:p>
          </table:table-cell>
          <table:table-cell office:value-type="float" office:value="15" table:formula="of:=ROUNDUP(([.$W8]/[.$W$7])*[.$AA$7];0)" table:style-name="ce11">
            <text:p>15</text:p>
          </table:table-cell>
          <table:table-cell office:value-type="float" office:value="10" table:formula="of:=ROUNDUP(([.$W8]/[.$W$7])*[.$AB$7];0)" table:style-name="ce11">
            <text:p>10</text:p>
          </table:table-cell>
          <table:table-cell table:style-name="ce3"/>
          <table:table-cell office:value-type="string" table:style-name="ce18">
            <text:p>1º<text:span text:style-name="T4"><text:s/>2 entidades: Productos y Stock, 3 ventanas: bebida, comida y resumen de la comanda, 1 interfaz: con el proceso que gestiona la conformación de la comanda, 2 informes: Se estiman la realización de dos informes documentando la elaboración. Procesos: Se considerará que habrá 2 subfuncionalidades medias (navegación, seleccionar producto)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2</text:p>
          </table:table-cell>
          <table:table-cell office:value-type="string" table:style-name="ce15">
            <text:p>Plasmar información pedidos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3" table:style-name="ce15"/>
          <table:table-cell office:value-type="float" office:value="1" table:style-name="ce15">
            <text:p>1</text:p>
          </table:table-cell>
          <table:table-cell office:value-type="float" office:value="141" table:formula="of:=SUM([.S9:.AB9])" table:style-name="ce16">
            <text:p>141</text:p>
          </table:table-cell>
          <table:table-cell office:value-type="float" office:value="9" table:formula="of:=ROUNDUP(([.$W9]/[.$W$7])*[.$S$7];0)" table:style-name="ce11">
            <text:p>9</text:p>
          </table:table-cell>
          <table:table-cell office:value-type="float" office:value="9" table:formula="of:=ROUNDUP(([.$W9]/[.$W$7])*[.$T$7];0)" table:style-name="ce11">
            <text:p>9</text:p>
          </table:table-cell>
          <table:table-cell office:value-type="float" office:value="14" table:formula="of:=ROUNDUP(([.$W9]/[.$W$7])*[.$U$7];0)" table:style-name="ce11">
            <text:p>14</text:p>
          </table:table-cell>
          <table:table-cell office:value-type="float" office:value="18" table:formula="of:=ROUNDUP(([.$W9]/[.$W$7])*[.$V$7];0)" table:style-name="ce11">
            <text:p>18</text:p>
          </table:table-cell>
          <table:table-cell office:value-type="float" office:value="60" table:formula="of:=SUMPRODUCT([.C9:.Q9];TRANSPOSE([Coeficientes.$D$3:.$D$17]))" table:number-matrix-columns-spanned="1" table:number-matrix-rows-spanned="1" table:style-name="ce17">
            <text:p>60</text:p>
          </table:table-cell>
          <table:table-cell office:value-type="float" office:value="11" table:formula="of:=ROUNDUP(([.$W9]/[.$W$7])*[.$X$7];0)" table:style-name="ce11">
            <text:p>11</text:p>
          </table:table-cell>
          <table:table-cell office:value-type="float" office:value="7" table:formula="of:=ROUNDUP(([.$W9]/[.$W$7])*[.$Y$7];0)" table:style-name="ce11">
            <text:p>7</text:p>
          </table:table-cell>
          <table:table-cell office:value-type="float" office:value="5" table:formula="of:=ROUNDUP(([.$W9]/[.$W$7])*[.$Z$7];0)" table:style-name="ce11">
            <text:p>5</text:p>
          </table:table-cell>
          <table:table-cell office:value-type="float" office:value="5" table:formula="of:=ROUNDUP(([.$W9]/[.$W$7])*[.$AA$7];0)" table:style-name="ce11">
            <text:p>5</text:p>
          </table:table-cell>
          <table:table-cell office:value-type="float" office:value="3" table:formula="of:=ROUNDUP(([.$W9]/[.$W$7])*[.$AB$7];0)" table:style-name="ce11">
            <text:p>3</text:p>
          </table:table-cell>
          <table:table-cell table:style-name="ce3"/>
          <table:table-cell office:value-type="string" table:style-name="ce18">
            <text:p>2º<text:span text:style-name="T4"><text:s/>entidades: 1 los datos de la comanda, Ventanas: 1 ventana de procesando información, 1 interfaz: con el proceso de traspaso de comanda, informes: 1 documento de como se conforma esa comanda y 1 procesos: para confirmar realización de la comanda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3</text:p>
          </table:table-cell>
          <table:table-cell office:value-type="string" table:style-name="ce15">
            <text:p>Enviar la comanda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3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123" table:formula="of:=SUM([.S10:.AB10])" table:style-name="ce16">
            <text:p>123</text:p>
          </table:table-cell>
          <table:table-cell office:value-type="float" office:value="8" table:formula="of:=ROUNDUP(([.$W10]/[.$W$7])*[.$S$7];0)" table:style-name="ce11">
            <text:p>8</text:p>
          </table:table-cell>
          <table:table-cell office:value-type="float" office:value="8" table:formula="of:=ROUNDUP(([.$W10]/[.$W$7])*[.$T$7];0)" table:style-name="ce11">
            <text:p>8</text:p>
          </table:table-cell>
          <table:table-cell office:value-type="float" office:value="12" table:formula="of:=ROUNDUP(([.$W10]/[.$W$7])*[.$U$7];0)" table:style-name="ce11">
            <text:p>12</text:p>
          </table:table-cell>
          <table:table-cell office:value-type="float" office:value="16" table:formula="of:=ROUNDUP(([.$W10]/[.$W$7])*[.$V$7];0)" table:style-name="ce11">
            <text:p>16</text:p>
          </table:table-cell>
          <table:table-cell office:value-type="float" office:value="52" table:formula="of:=SUMPRODUCT([.C10:.Q10];TRANSPOSE([Coeficientes.$D$3:.$D$17]))" table:number-matrix-columns-spanned="1" table:number-matrix-rows-spanned="1" table:style-name="ce17">
            <text:p>52</text:p>
          </table:table-cell>
          <table:table-cell office:value-type="float" office:value="10" table:formula="of:=ROUNDUP(([.$W10]/[.$W$7])*[.$X$7];0)" table:style-name="ce11">
            <text:p>10</text:p>
          </table:table-cell>
          <table:table-cell office:value-type="float" office:value="6" table:formula="of:=ROUNDUP(([.$W10]/[.$W$7])*[.$Y$7];0)" table:style-name="ce11">
            <text:p>6</text:p>
          </table:table-cell>
          <table:table-cell office:value-type="float" office:value="4" table:formula="of:=ROUNDUP(([.$W10]/[.$W$7])*[.$Z$7];0)" table:style-name="ce11">
            <text:p>4</text:p>
          </table:table-cell>
          <table:table-cell office:value-type="float" office:value="4" table:formula="of:=ROUNDUP(([.$W10]/[.$W$7])*[.$AA$7];0)" table:style-name="ce11">
            <text:p>4</text:p>
          </table:table-cell>
          <table:table-cell office:value-type="float" office:value="3" table:formula="of:=ROUNDUP(([.$W10]/[.$W$7])*[.$AB$7];0)" table:style-name="ce11">
            <text:p>3</text:p>
          </table:table-cell>
          <table:table-cell table:style-name="ce3"/>
          <table:table-cell office:value-type="string" table:style-name="ce19">
            <text:p>3º<text:span text:style-name="T3"><text:s/>1 entidad: Los datos de la comanda, 1 Ventana: ventana de anviando información, 1 interfaz que conecta con el sistema que recibe la comanda,2 documentos: uno con las especificaciones legales y otra con el proceso de envío explicado. 1 Proceso: la transferencia de datos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4</text:p>
          </table:table-cell>
          <table:table-cell office:value-type="string" table:style-name="ce15">
            <text:p>Reservar la mesa libre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3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95" table:formula="of:=SUM([.S11:.AB11])" table:style-name="ce16">
            <text:p>195</text:p>
          </table:table-cell>
          <table:table-cell office:value-type="float" office:value="12" table:formula="of:=ROUNDUP(([.$W11]/[.$W$7])*[.$S$7];0)" table:style-name="ce11">
            <text:p>12</text:p>
          </table:table-cell>
          <table:table-cell office:value-type="float" office:value="12" table:formula="of:=ROUNDUP(([.$W11]/[.$W$7])*[.$T$7];0)" table:style-name="ce11">
            <text:p>12</text:p>
          </table:table-cell>
          <table:table-cell office:value-type="float" office:value="20" table:formula="of:=ROUNDUP(([.$W11]/[.$W$7])*[.$U$7];0)" table:style-name="ce11">
            <text:p>20</text:p>
          </table:table-cell>
          <table:table-cell office:value-type="float" office:value="25" table:formula="of:=ROUNDUP(([.$W11]/[.$W$7])*[.$V$7];0)" table:style-name="ce11">
            <text:p>25</text:p>
          </table:table-cell>
          <table:table-cell office:value-type="float" office:value="84" table:formula="of:=SUMPRODUCT([.C11:.Q11];TRANSPOSE([Coeficientes.$D$3:.$D$17]))" table:number-matrix-columns-spanned="1" table:number-matrix-rows-spanned="1" table:style-name="ce17">
            <text:p>84</text:p>
          </table:table-cell>
          <table:table-cell office:value-type="float" office:value="16" table:formula="of:=ROUNDUP(([.$W11]/[.$W$7])*[.$X$7];0)" table:style-name="ce11">
            <text:p>16</text:p>
          </table:table-cell>
          <table:table-cell office:value-type="float" office:value="10" table:formula="of:=ROUNDUP(([.$W11]/[.$W$7])*[.$Y$7];0)" table:style-name="ce11">
            <text:p>10</text:p>
          </table:table-cell>
          <table:table-cell office:value-type="float" office:value="6" table:formula="of:=ROUNDUP(([.$W11]/[.$W$7])*[.$Z$7];0)" table:style-name="ce11">
            <text:p>6</text:p>
          </table:table-cell>
          <table:table-cell office:value-type="float" office:value="6" table:formula="of:=ROUNDUP(([.$W11]/[.$W$7])*[.$AA$7];0)" table:style-name="ce11">
            <text:p>6</text:p>
          </table:table-cell>
          <table:table-cell office:value-type="float" office:value="4" table:formula="of:=ROUNDUP(([.$W11]/[.$W$7])*[.$AB$7];0)" table:style-name="ce11">
            <text:p>4</text:p>
          </table:table-cell>
          <table:table-cell table:style-name="ce3"/>
          <table:table-cell office:value-type="string" table:style-name="ce19">
            <text:p>4<text:span text:style-name="T3">º 1 entidad: Datos de mesa, 1 Ventana: la ventana donde se cambia el estado de las mesas: 1 interfaz con la base de datos, 1 informe sobre como cambia el estado de la mesa, 1 proceso que cambia la mesa de estado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5</text:p>
          </table:table-cell>
          <table:table-cell office:value-type="string" table:style-name="ce15">
            <text:p>Liberar mesa ocupada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60" table:formula="of:=SUM([.S12:.AB12])" table:style-name="ce16">
            <text:p>160</text:p>
          </table:table-cell>
          <table:table-cell office:value-type="float" office:value="10" table:formula="of:=ROUNDUP(([.$W12]/[.$W$7])*[.$S$7];0)" table:style-name="ce11">
            <text:p>10</text:p>
          </table:table-cell>
          <table:table-cell office:value-type="float" office:value="10" table:formula="of:=ROUNDUP(([.$W12]/[.$W$7])*[.$T$7];0)" table:style-name="ce11">
            <text:p>10</text:p>
          </table:table-cell>
          <table:table-cell office:value-type="float" office:value="16" table:formula="of:=ROUNDUP(([.$W12]/[.$W$7])*[.$U$7];0)" table:style-name="ce11">
            <text:p>16</text:p>
          </table:table-cell>
          <table:table-cell office:value-type="float" office:value="21" table:formula="of:=ROUNDUP(([.$W12]/[.$W$7])*[.$V$7];0)" table:style-name="ce11">
            <text:p>21</text:p>
          </table:table-cell>
          <table:table-cell office:value-type="float" office:value="68" table:formula="of:=SUMPRODUCT([.C12:.Q12];TRANSPOSE([Coeficientes.$D$3:.$D$17]))" table:number-matrix-columns-spanned="1" table:number-matrix-rows-spanned="1" table:style-name="ce17">
            <text:p>68</text:p>
          </table:table-cell>
          <table:table-cell office:value-type="float" office:value="13" table:formula="of:=ROUNDUP(([.$W12]/[.$W$7])*[.$X$7];0)" table:style-name="ce11">
            <text:p>13</text:p>
          </table:table-cell>
          <table:table-cell office:value-type="float" office:value="8" table:formula="of:=ROUNDUP(([.$W12]/[.$W$7])*[.$Y$7];0)" table:style-name="ce11">
            <text:p>8</text:p>
          </table:table-cell>
          <table:table-cell office:value-type="float" office:value="5" table:formula="of:=ROUNDUP(([.$W12]/[.$W$7])*[.$Z$7];0)" table:style-name="ce11">
            <text:p>5</text:p>
          </table:table-cell>
          <table:table-cell office:value-type="float" office:value="5" table:formula="of:=ROUNDUP(([.$W12]/[.$W$7])*[.$AA$7];0)" table:style-name="ce11">
            <text:p>5</text:p>
          </table:table-cell>
          <table:table-cell office:value-type="float" office:value="4" table:formula="of:=ROUNDUP(([.$W12]/[.$W$7])*[.$AB$7];0)" table:style-name="ce11">
            <text:p>4</text:p>
          </table:table-cell>
          <table:table-cell table:style-name="ce3"/>
          <table:table-cell office:value-type="string" table:style-name="ce19">
            <text:p><text:span text:style-name="T5">5º</text:span><text:span text:style-name="T4"><text:s/>1 entidad: Datos de mesa, 1 Ventana: la ventana donde se cambia el estado de las mesas: 1 interfaz con la base de datos, 1 informe sobre como cambia el estado de la mesa, 1 proceso que cambia la mesa de estado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6</text:p>
          </table:table-cell>
          <table:table-cell office:value-type="string" table:style-name="ce15">
            <text:p>Ver estado de la mesa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5"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23" table:formula="of:=SUM([.S13:.AB13])" table:style-name="ce16">
            <text:p>123</text:p>
          </table:table-cell>
          <table:table-cell office:value-type="float" office:value="8" table:formula="of:=ROUNDUP(([.$W13]/[.$W$7])*[.$S$7];0)" table:style-name="ce11">
            <text:p>8</text:p>
          </table:table-cell>
          <table:table-cell office:value-type="float" office:value="8" table:formula="of:=ROUNDUP(([.$W13]/[.$W$7])*[.$T$7];0)" table:style-name="ce11">
            <text:p>8</text:p>
          </table:table-cell>
          <table:table-cell office:value-type="float" office:value="12" table:formula="of:=ROUNDUP(([.$W13]/[.$W$7])*[.$U$7];0)" table:style-name="ce11">
            <text:p>12</text:p>
          </table:table-cell>
          <table:table-cell office:value-type="float" office:value="16" table:formula="of:=ROUNDUP(([.$W13]/[.$W$7])*[.$V$7];0)" table:style-name="ce11">
            <text:p>16</text:p>
          </table:table-cell>
          <table:table-cell office:value-type="float" office:value="52" table:formula="of:=SUMPRODUCT([.C13:.Q13];TRANSPOSE([Coeficientes.$D$3:.$D$17]))" table:number-matrix-columns-spanned="1" table:number-matrix-rows-spanned="1" table:style-name="ce17">
            <text:p>52</text:p>
          </table:table-cell>
          <table:table-cell office:value-type="float" office:value="10" table:formula="of:=ROUNDUP(([.$W13]/[.$W$7])*[.$X$7];0)" table:style-name="ce11">
            <text:p>10</text:p>
          </table:table-cell>
          <table:table-cell office:value-type="float" office:value="6" table:formula="of:=ROUNDUP(([.$W13]/[.$W$7])*[.$Y$7];0)" table:style-name="ce11">
            <text:p>6</text:p>
          </table:table-cell>
          <table:table-cell office:value-type="float" office:value="4" table:formula="of:=ROUNDUP(([.$W13]/[.$W$7])*[.$Z$7];0)" table:style-name="ce11">
            <text:p>4</text:p>
          </table:table-cell>
          <table:table-cell office:value-type="float" office:value="4" table:formula="of:=ROUNDUP(([.$W13]/[.$W$7])*[.$AA$7];0)" table:style-name="ce11">
            <text:p>4</text:p>
          </table:table-cell>
          <table:table-cell office:value-type="float" office:value="3" table:formula="of:=ROUNDUP(([.$W13]/[.$W$7])*[.$AB$7];0)" table:style-name="ce11">
            <text:p>3</text:p>
          </table:table-cell>
          <table:table-cell table:style-name="ce3"/>
          <table:table-cell office:value-type="string" table:style-name="ce19">
            <text:p>6º<text:s/><text:span text:style-name="T3">1 entidad: Datos de mesa, 1 Ventana: la ventana donde se ve el estado de las mesas: 1 interfaz con la base de datos, 1 proceso que muestra el estado de la mesa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7</text:p>
          </table:table-cell>
          <table:table-cell office:value-type="string" table:style-name="ce15">
            <text:p>Cobrar con tarjeta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441" table:formula="of:=SUM([.S14:.AB14])" table:style-name="ce16">
            <text:p>441</text:p>
          </table:table-cell>
          <table:table-cell office:value-type="float" office:value="27" table:formula="of:=ROUNDUP(([.$W14]/[.$W$7])*[.$S$7];0)" table:style-name="ce11">
            <text:p>27</text:p>
          </table:table-cell>
          <table:table-cell office:value-type="float" office:value="27" table:formula="of:=ROUNDUP(([.$W14]/[.$W$7])*[.$T$7];0)" table:style-name="ce11">
            <text:p>27</text:p>
          </table:table-cell>
          <table:table-cell office:value-type="float" office:value="44" table:formula="of:=ROUNDUP(([.$W14]/[.$W$7])*[.$U$7];0)" table:style-name="ce11">
            <text:p>44</text:p>
          </table:table-cell>
          <table:table-cell office:value-type="float" office:value="57" table:formula="of:=ROUNDUP(([.$W14]/[.$W$7])*[.$V$7];0)" table:style-name="ce11">
            <text:p>57</text:p>
          </table:table-cell>
          <table:table-cell office:value-type="float" office:value="192" table:formula="of:=SUMPRODUCT([.C14:.Q14];TRANSPOSE([Coeficientes.$D$3:.$D$17]))" table:number-matrix-columns-spanned="1" table:number-matrix-rows-spanned="1" table:style-name="ce17">
            <text:p>192</text:p>
          </table:table-cell>
          <table:table-cell office:value-type="float" office:value="35" table:formula="of:=ROUNDUP(([.$W14]/[.$W$7])*[.$X$7];0)" table:style-name="ce11">
            <text:p>35</text:p>
          </table:table-cell>
          <table:table-cell office:value-type="float" office:value="22" table:formula="of:=ROUNDUP(([.$W14]/[.$W$7])*[.$Y$7];0)" table:style-name="ce11">
            <text:p>22</text:p>
          </table:table-cell>
          <table:table-cell office:value-type="float" office:value="14" table:formula="of:=ROUNDUP(([.$W14]/[.$W$7])*[.$Z$7];0)" table:style-name="ce11">
            <text:p>14</text:p>
          </table:table-cell>
          <table:table-cell office:value-type="float" office:value="14" table:formula="of:=ROUNDUP(([.$W14]/[.$W$7])*[.$AA$7];0)" table:style-name="ce11">
            <text:p>14</text:p>
          </table:table-cell>
          <table:table-cell office:value-type="float" office:value="9" table:formula="of:=ROUNDUP(([.$W14]/[.$W$7])*[.$AB$7];0)" table:style-name="ce11">
            <text:p>9</text:p>
          </table:table-cell>
          <table:table-cell table:style-name="ce3"/>
          <table:table-cell office:value-type="string" table:style-name="ce19">
            <text:p>7º<text:span text:style-name="T3"><text:s/>2entidades: Datos clientes, datos cuenta, 4 Ventanas: ventana resumen pago, ventana pago con tarjeta, y dos ventanas de introducción de datos de la tarjeta,1 interfaz para conectar con el banco 2 informes generados sobre la realización del pago, 1 Proceso: Pagar con tarjeta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8</text:p>
          </table:table-cell>
          <table:table-cell office:value-type="string" table:style-name="ce15">
            <text:p>Cobrar con otros métodos de pago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441" table:formula="of:=SUM([.S15:.AB15])" table:style-name="ce16">
            <text:p>441</text:p>
          </table:table-cell>
          <table:table-cell office:value-type="float" office:value="27" table:formula="of:=ROUNDUP(([.$W15]/[.$W$7])*[.$S$7];0)" table:style-name="ce11">
            <text:p>27</text:p>
          </table:table-cell>
          <table:table-cell office:value-type="float" office:value="27" table:formula="of:=ROUNDUP(([.$W15]/[.$W$7])*[.$T$7];0)" table:style-name="ce11">
            <text:p>27</text:p>
          </table:table-cell>
          <table:table-cell office:value-type="float" office:value="44" table:formula="of:=ROUNDUP(([.$W15]/[.$W$7])*[.$U$7];0)" table:style-name="ce11">
            <text:p>44</text:p>
          </table:table-cell>
          <table:table-cell office:value-type="float" office:value="57" table:formula="of:=ROUNDUP(([.$W15]/[.$W$7])*[.$V$7];0)" table:style-name="ce11">
            <text:p>57</text:p>
          </table:table-cell>
          <table:table-cell office:value-type="float" office:value="192" table:formula="of:=SUMPRODUCT([.C15:.Q15];TRANSPOSE([Coeficientes.$D$3:.$D$17]))" table:number-matrix-columns-spanned="1" table:number-matrix-rows-spanned="1" table:style-name="ce17">
            <text:p>192</text:p>
          </table:table-cell>
          <table:table-cell office:value-type="float" office:value="35" table:formula="of:=ROUNDUP(([.$W15]/[.$W$7])*[.$X$7];0)" table:style-name="ce11">
            <text:p>35</text:p>
          </table:table-cell>
          <table:table-cell office:value-type="float" office:value="22" table:formula="of:=ROUNDUP(([.$W15]/[.$W$7])*[.$Y$7];0)" table:style-name="ce11">
            <text:p>22</text:p>
          </table:table-cell>
          <table:table-cell office:value-type="float" office:value="14" table:formula="of:=ROUNDUP(([.$W15]/[.$W$7])*[.$Z$7];0)" table:style-name="ce11">
            <text:p>14</text:p>
          </table:table-cell>
          <table:table-cell office:value-type="float" office:value="14" table:formula="of:=ROUNDUP(([.$W15]/[.$W$7])*[.$AA$7];0)" table:style-name="ce11">
            <text:p>14</text:p>
          </table:table-cell>
          <table:table-cell office:value-type="float" office:value="9" table:formula="of:=ROUNDUP(([.$W15]/[.$W$7])*[.$AB$7];0)" table:style-name="ce11">
            <text:p>9</text:p>
          </table:table-cell>
          <table:table-cell table:style-name="ce3"/>
          <table:table-cell office:value-type="string" table:style-name="ce19">
            <text:p>8º<text:span text:style-name="T3"><text:s/>2entidades: Datos clientes, datos cuenta, 4 Ventanas: ventana resumen pago, ventana pago con aplicación, y dos ventanas de introducción de datos de pago,1 interfaz para conectar con el servicio de pago concreto 2 informes generados sobre la realización del pago, 1 Proceso: Pagar con otros métodos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9</text:p>
          </table:table-cell>
          <table:table-cell office:value-type="string" table:style-name="ce15">
            <text:p>Comunicar llamadas al camarero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3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office:value-type="float" office:value="123" table:formula="of:=SUM([.S16:.AB16])" table:style-name="ce16">
            <text:p>123</text:p>
          </table:table-cell>
          <table:table-cell office:value-type="float" office:value="8" table:formula="of:=ROUNDUP(([.$W16]/[.$W$7])*[.$S$7];0)" table:style-name="ce11">
            <text:p>8</text:p>
          </table:table-cell>
          <table:table-cell office:value-type="float" office:value="8" table:formula="of:=ROUNDUP(([.$W16]/[.$W$7])*[.$T$7];0)" table:style-name="ce11">
            <text:p>8</text:p>
          </table:table-cell>
          <table:table-cell office:value-type="float" office:value="12" table:formula="of:=ROUNDUP(([.$W16]/[.$W$7])*[.$U$7];0)" table:style-name="ce11">
            <text:p>12</text:p>
          </table:table-cell>
          <table:table-cell office:value-type="float" office:value="16" table:formula="of:=ROUNDUP(([.$W16]/[.$W$7])*[.$V$7];0)" table:style-name="ce11">
            <text:p>16</text:p>
          </table:table-cell>
          <table:table-cell office:value-type="float" office:value="52" table:formula="of:=SUMPRODUCT([.C16:.Q16];TRANSPOSE([Coeficientes.$D$3:.$D$17]))" table:number-matrix-columns-spanned="1" table:number-matrix-rows-spanned="1" table:style-name="ce17">
            <text:p>52</text:p>
          </table:table-cell>
          <table:table-cell office:value-type="float" office:value="10" table:formula="of:=ROUNDUP(([.$W16]/[.$W$7])*[.$X$7];0)" table:style-name="ce11">
            <text:p>10</text:p>
          </table:table-cell>
          <table:table-cell office:value-type="float" office:value="6" table:formula="of:=ROUNDUP(([.$W16]/[.$W$7])*[.$Y$7];0)" table:style-name="ce11">
            <text:p>6</text:p>
          </table:table-cell>
          <table:table-cell office:value-type="float" office:value="4" table:formula="of:=ROUNDUP(([.$W16]/[.$W$7])*[.$Z$7];0)" table:style-name="ce11">
            <text:p>4</text:p>
          </table:table-cell>
          <table:table-cell office:value-type="float" office:value="4" table:formula="of:=ROUNDUP(([.$W16]/[.$W$7])*[.$AA$7];0)" table:style-name="ce11">
            <text:p>4</text:p>
          </table:table-cell>
          <table:table-cell office:value-type="float" office:value="3" table:formula="of:=ROUNDUP(([.$W16]/[.$W$7])*[.$AB$7];0)" table:style-name="ce11">
            <text:p>3</text:p>
          </table:table-cell>
          <table:table-cell table:style-name="ce3"/>
          <table:table-cell office:value-type="string" table:style-name="ce19">
            <text:p>9º<text:span text:style-name="T3">: 1 Entidad: Datos mesa, 1 Ventana: ventana de la mesa con boton de camarero, 1 Interfaz: con la tablet del camarero, 1 Informe: que se genera sobre esa llamada, 1 Proceso: el de llamar al camarero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10</text:p>
          </table:table-cell>
          <table:table-cell office:value-type="string" table:style-name="ce15">
            <text:p>Informar al cliente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227" table:formula="of:=SUM([.S17:.AB17])" table:style-name="ce16">
            <text:p>227</text:p>
          </table:table-cell>
          <table:table-cell office:value-type="float" office:value="14" table:formula="of:=ROUNDUP(([.$W17]/[.$W$7])*[.$S$7];0)" table:style-name="ce11">
            <text:p>14</text:p>
          </table:table-cell>
          <table:table-cell office:value-type="float" office:value="14" table:formula="of:=ROUNDUP(([.$W17]/[.$W$7])*[.$T$7];0)" table:style-name="ce11">
            <text:p>14</text:p>
          </table:table-cell>
          <table:table-cell office:value-type="float" office:value="23" table:formula="of:=ROUNDUP(([.$W17]/[.$W$7])*[.$U$7];0)" table:style-name="ce11">
            <text:p>23</text:p>
          </table:table-cell>
          <table:table-cell office:value-type="float" office:value="29" table:formula="of:=ROUNDUP(([.$W17]/[.$W$7])*[.$V$7];0)" table:style-name="ce11">
            <text:p>29</text:p>
          </table:table-cell>
          <table:table-cell office:value-type="float" office:value="98" table:formula="of:=SUMPRODUCT([.C17:.Q17];TRANSPOSE([Coeficientes.$D$3:.$D$17]))" table:number-matrix-columns-spanned="1" table:number-matrix-rows-spanned="1" table:style-name="ce17">
            <text:p>98</text:p>
          </table:table-cell>
          <table:table-cell office:value-type="float" office:value="18" table:formula="of:=ROUNDUP(([.$W17]/[.$W$7])*[.$X$7];0)" table:style-name="ce11">
            <text:p>18</text:p>
          </table:table-cell>
          <table:table-cell office:value-type="float" office:value="12" table:formula="of:=ROUNDUP(([.$W17]/[.$W$7])*[.$Y$7];0)" table:style-name="ce11">
            <text:p>12</text:p>
          </table:table-cell>
          <table:table-cell office:value-type="float" office:value="7" table:formula="of:=ROUNDUP(([.$W17]/[.$W$7])*[.$Z$7];0)" table:style-name="ce11">
            <text:p>7</text:p>
          </table:table-cell>
          <table:table-cell office:value-type="float" office:value="7" table:formula="of:=ROUNDUP(([.$W17]/[.$W$7])*[.$AA$7];0)" table:style-name="ce11">
            <text:p>7</text:p>
          </table:table-cell>
          <table:table-cell office:value-type="float" office:value="5" table:formula="of:=ROUNDUP(([.$W17]/[.$W$7])*[.$AB$7];0)" table:style-name="ce11">
            <text:p>5</text:p>
          </table:table-cell>
          <table:table-cell table:style-name="ce3"/>
          <table:table-cell office:value-type="string" table:style-name="ce19">
            <text:p>10º<text:span text:style-name="T3"><text:s/>2 Entidades: Datos mesa, Datos comanda, 1 Ventana: que muestra la información toda al cliente, 1 interfaz con la base de datos, 1 documento que especifica el proceso de mostrar la información, y 1 proceso para mostrar la información.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11</text:p>
          </table:table-cell>
          <table:table-cell office:value-type="string" table:style-name="ce15">
            <text:p>Ofrecer entretenimiento al cliente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number-columns-repeated="3" table:style-name="ce15"/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841" table:formula="of:=SUM([.S18:.AB18])" table:style-name="ce16">
            <text:p>841</text:p>
          </table:table-cell>
          <table:table-cell office:value-type="float" office:value="51" table:formula="of:=ROUNDUP(([.$W18]/[.$W$7])*[.$S$7];0)" table:style-name="ce11">
            <text:p>51</text:p>
          </table:table-cell>
          <table:table-cell office:value-type="float" office:value="51" table:formula="of:=ROUNDUP(([.$W18]/[.$W$7])*[.$T$7];0)" table:style-name="ce11">
            <text:p>51</text:p>
          </table:table-cell>
          <table:table-cell office:value-type="float" office:value="84" table:formula="of:=ROUNDUP(([.$W18]/[.$W$7])*[.$U$7];0)" table:style-name="ce11">
            <text:p>84</text:p>
          </table:table-cell>
          <table:table-cell office:value-type="float" office:value="109" table:formula="of:=ROUNDUP(([.$W18]/[.$W$7])*[.$V$7];0)" table:style-name="ce11">
            <text:p>109</text:p>
          </table:table-cell>
          <table:table-cell office:value-type="float" office:value="368" table:formula="of:=SUMPRODUCT([.C18:.Q18];TRANSPOSE([Coeficientes.$D$3:.$D$17]))" table:number-matrix-columns-spanned="1" table:number-matrix-rows-spanned="1" table:style-name="ce17">
            <text:p>368</text:p>
          </table:table-cell>
          <table:table-cell office:value-type="float" office:value="67" table:formula="of:=ROUNDUP(([.$W18]/[.$W$7])*[.$X$7];0)" table:style-name="ce11">
            <text:p>67</text:p>
          </table:table-cell>
          <table:table-cell office:value-type="float" office:value="42" table:formula="of:=ROUNDUP(([.$W18]/[.$W$7])*[.$Y$7];0)" table:style-name="ce11">
            <text:p>42</text:p>
          </table:table-cell>
          <table:table-cell office:value-type="float" office:value="26" table:formula="of:=ROUNDUP(([.$W18]/[.$W$7])*[.$Z$7];0)" table:style-name="ce11">
            <text:p>26</text:p>
          </table:table-cell>
          <table:table-cell office:value-type="float" office:value="26" table:formula="of:=ROUNDUP(([.$W18]/[.$W$7])*[.$AA$7];0)" table:style-name="ce11">
            <text:p>26</text:p>
          </table:table-cell>
          <table:table-cell office:value-type="float" office:value="17" table:formula="of:=ROUNDUP(([.$W18]/[.$W$7])*[.$AB$7];0)" table:style-name="ce11">
            <text:p>17</text:p>
          </table:table-cell>
          <table:table-cell table:style-name="ce3"/>
          <table:table-cell office:value-type="string" table:style-name="ce19">
            <text:p>11º</text:p>
          </table:table-cell>
          <table:table-cell office:value-type="string" table:style-name="ce3">
            <text:p>2 entidades: Datos juegos , datos de internet 3 ventanas: una para navegar por internet, otra para los juegos y otra para seleccionar ambas, 3 interfaces: para contectar con el navegador, con el juego y con la base de datos, 3 informes de como serán los procesos de navegación, previsualización de juegos y los juegos en si. Por ultimo los 3 procesos que abarcan la selección la programación de los juegos y la apertura del navegador(con monitorización)</text:p>
          </table:table-cell>
          <table:table-cell table:style-name="ce3"/>
          <table:table-cell table:number-columns-repeated="16352"/>
        </table:table-row>
        <table:table-row table:style-name="ro1">
          <table:table-cell office:value-type="string" table:style-name="ce14">
            <text:p>RQ12</text:p>
          </table:table-cell>
          <table:table-cell office:value-type="string" table:style-name="ce15">
            <text:p>Permitir interactuar con el local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386" table:formula="of:=SUM([.S19:.AB19])" table:style-name="ce16">
            <text:p>386</text:p>
          </table:table-cell>
          <table:table-cell office:value-type="float" office:value="23" table:formula="of:=ROUNDUP(([.$W19]/[.$W$7])*[.$S$7];0)" table:style-name="ce11">
            <text:p>23</text:p>
          </table:table-cell>
          <table:table-cell office:value-type="float" office:value="23" table:formula="of:=ROUNDUP(([.$W19]/[.$W$7])*[.$T$7];0)" table:style-name="ce11">
            <text:p>23</text:p>
          </table:table-cell>
          <table:table-cell office:value-type="float" office:value="39" table:formula="of:=ROUNDUP(([.$W19]/[.$W$7])*[.$U$7];0)" table:style-name="ce11">
            <text:p>39</text:p>
          </table:table-cell>
          <table:table-cell office:value-type="float" office:value="50" table:formula="of:=ROUNDUP(([.$W19]/[.$W$7])*[.$V$7];0)" table:style-name="ce11">
            <text:p>50</text:p>
          </table:table-cell>
          <table:table-cell office:value-type="float" office:value="168" table:formula="of:=SUMPRODUCT([.C19:.Q19];TRANSPOSE([Coeficientes.$D$3:.$D$17]))" table:number-matrix-columns-spanned="1" table:number-matrix-rows-spanned="1" table:style-name="ce17">
            <text:p>168</text:p>
          </table:table-cell>
          <table:table-cell office:value-type="float" office:value="31" table:formula="of:=ROUNDUP(([.$W19]/[.$W$7])*[.$X$7];0)" table:style-name="ce11">
            <text:p>31</text:p>
          </table:table-cell>
          <table:table-cell office:value-type="float" office:value="20" table:formula="of:=ROUNDUP(([.$W19]/[.$W$7])*[.$Y$7];0)" table:style-name="ce11">
            <text:p>20</text:p>
          </table:table-cell>
          <table:table-cell office:value-type="float" office:value="12" table:formula="of:=ROUNDUP(([.$W19]/[.$W$7])*[.$Z$7];0)" table:style-name="ce11">
            <text:p>12</text:p>
          </table:table-cell>
          <table:table-cell office:value-type="float" office:value="12" table:formula="of:=ROUNDUP(([.$W19]/[.$W$7])*[.$AA$7];0)" table:style-name="ce11">
            <text:p>12</text:p>
          </table:table-cell>
          <table:table-cell office:value-type="float" office:value="8" table:formula="of:=ROUNDUP(([.$W19]/[.$W$7])*[.$AB$7];0)" table:style-name="ce11">
            <text:p>8</text:p>
          </table:table-cell>
          <table:table-cell table:style-name="ce3"/>
          <table:table-cell office:value-type="string" table:style-name="ce19">
            <text:p>12º<text:span text:style-name="T3"><text:s/>2 interfaces: 1 con los datos del local y otra con los datos de la mesa, 2 ventanas: 1 para interactuar con la música del local y otra para ver la elaboración del pedido, 3 interfaces: una para conectar con las cámaras, otra para conectar con la lista de canciones y por último para conectar con la base de datos, 2 dos informes realizados sobre las funcionalidades de ver al camarero miestras realiza la comanda y el cambio de canciones, y por último 3 procesos: pedir cancion, ver elaboración y seleccionar opción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13</text:p>
          </table:table-cell>
          <table:table-cell office:value-type="string" table:style-name="ce15">
            <text:p>Proteger datos en las transacciones</text:p>
          </table:table-cell>
          <table:table-cell office:value-type="float" office:value="1" table:style-name="ce15">
            <text:p>1</text:p>
          </table:table-cell>
          <table:table-cell table:number-columns-repeated="5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386" table:formula="of:=SUM([.S20:.AB20])" table:style-name="ce16">
            <text:p>386</text:p>
          </table:table-cell>
          <table:table-cell office:value-type="float" office:value="23" table:formula="of:=ROUNDUP(([.$W20]/[.$W$7])*[.$S$7];0)" table:style-name="ce11">
            <text:p>23</text:p>
          </table:table-cell>
          <table:table-cell office:value-type="float" office:value="23" table:formula="of:=ROUNDUP(([.$W20]/[.$W$7])*[.$T$7];0)" table:style-name="ce11">
            <text:p>23</text:p>
          </table:table-cell>
          <table:table-cell office:value-type="float" office:value="39" table:formula="of:=ROUNDUP(([.$W20]/[.$W$7])*[.$U$7];0)" table:style-name="ce11">
            <text:p>39</text:p>
          </table:table-cell>
          <table:table-cell office:value-type="float" office:value="50" table:formula="of:=ROUNDUP(([.$W20]/[.$W$7])*[.$V$7];0)" table:style-name="ce11">
            <text:p>50</text:p>
          </table:table-cell>
          <table:table-cell office:value-type="float" office:value="168" table:formula="of:=SUMPRODUCT([.C20:.Q20];TRANSPOSE([Coeficientes.$D$3:.$D$17]))" table:number-matrix-columns-spanned="1" table:number-matrix-rows-spanned="1" table:style-name="ce17">
            <text:p>168</text:p>
          </table:table-cell>
          <table:table-cell office:value-type="float" office:value="31" table:formula="of:=ROUNDUP(([.$W20]/[.$W$7])*[.$X$7];0)" table:style-name="ce11">
            <text:p>31</text:p>
          </table:table-cell>
          <table:table-cell office:value-type="float" office:value="20" table:formula="of:=ROUNDUP(([.$W20]/[.$W$7])*[.$Y$7];0)" table:style-name="ce11">
            <text:p>20</text:p>
          </table:table-cell>
          <table:table-cell office:value-type="float" office:value="12" table:formula="of:=ROUNDUP(([.$W20]/[.$W$7])*[.$Z$7];0)" table:style-name="ce11">
            <text:p>12</text:p>
          </table:table-cell>
          <table:table-cell office:value-type="float" office:value="12" table:formula="of:=ROUNDUP(([.$W20]/[.$W$7])*[.$AA$7];0)" table:style-name="ce11">
            <text:p>12</text:p>
          </table:table-cell>
          <table:table-cell office:value-type="float" office:value="8" table:formula="of:=ROUNDUP(([.$W20]/[.$W$7])*[.$AB$7];0)" table:style-name="ce11">
            <text:p>8</text:p>
          </table:table-cell>
          <table:table-cell table:style-name="ce3"/>
          <table:table-cell office:value-type="string" table:style-name="ce19">
            <text:p><text:span text:style-name="T5">13º</text:span><text:span text:style-name="T4"><text:s/>1 Entidad: Los datos que se van a proteger 1 interfaz con el sistema de comunicaciones de los datos 3 Informes sobre como se realizará la protección de datos, el protocolo que se usará y los datos que protegerá 1 proceso de elaborar la implementación del protocolo de seguridad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14</text:p>
          </table:table-cell>
          <table:table-cell office:value-type="string" table:style-name="ce15">
            <text:p>Recoger información mediante QR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5"/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241" table:formula="of:=SUM([.S21:.AB21])" table:style-name="ce16">
            <text:p>241</text:p>
          </table:table-cell>
          <table:table-cell office:value-type="float" office:value="15" table:formula="of:=ROUNDUP(([.$W21]/[.$W$7])*[.$S$7];0)" table:style-name="ce11">
            <text:p>15</text:p>
          </table:table-cell>
          <table:table-cell office:value-type="float" office:value="15" table:formula="of:=ROUNDUP(([.$W21]/[.$W$7])*[.$T$7];0)" table:style-name="ce11">
            <text:p>15</text:p>
          </table:table-cell>
          <table:table-cell office:value-type="float" office:value="24" table:formula="of:=ROUNDUP(([.$W21]/[.$W$7])*[.$U$7];0)" table:style-name="ce11">
            <text:p>24</text:p>
          </table:table-cell>
          <table:table-cell office:value-type="float" office:value="31" table:formula="of:=ROUNDUP(([.$W21]/[.$W$7])*[.$V$7];0)" table:style-name="ce11">
            <text:p>31</text:p>
          </table:table-cell>
          <table:table-cell office:value-type="float" office:value="104" table:formula="of:=SUMPRODUCT([.C21:.Q21];TRANSPOSE([Coeficientes.$D$3:.$D$17]))" table:number-matrix-columns-spanned="1" table:number-matrix-rows-spanned="1" table:style-name="ce17">
            <text:p>104</text:p>
          </table:table-cell>
          <table:table-cell office:value-type="float" office:value="19" table:formula="of:=ROUNDUP(([.$W21]/[.$W$7])*[.$X$7];0)" table:style-name="ce11">
            <text:p>19</text:p>
          </table:table-cell>
          <table:table-cell office:value-type="float" office:value="12" table:formula="of:=ROUNDUP(([.$W21]/[.$W$7])*[.$Y$7];0)" table:style-name="ce11">
            <text:p>12</text:p>
          </table:table-cell>
          <table:table-cell office:value-type="float" office:value="8" table:formula="of:=ROUNDUP(([.$W21]/[.$W$7])*[.$Z$7];0)" table:style-name="ce11">
            <text:p>8</text:p>
          </table:table-cell>
          <table:table-cell office:value-type="float" office:value="8" table:formula="of:=ROUNDUP(([.$W21]/[.$W$7])*[.$AA$7];0)" table:style-name="ce11">
            <text:p>8</text:p>
          </table:table-cell>
          <table:table-cell office:value-type="float" office:value="5" table:formula="of:=ROUNDUP(([.$W21]/[.$W$7])*[.$AB$7];0)" table:style-name="ce11">
            <text:p>5</text:p>
          </table:table-cell>
          <table:table-cell table:style-name="ce3"/>
          <table:table-cell office:value-type="string" table:style-name="ce19">
            <text:p>14º<text:span text:style-name="T3"><text:s/>1 Entidad: Los datos que se recogerán con el código 1 ventana: para previsualizar el escaneo del código, 1 interfaz: para conectar con el sistema de escaneo QR, 1 informe sobre como es el funcionamiento del código QR, 2 Procesos, uno para recoger los datos y otro para conectar con el subsistema del lector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15</text:p>
          </table:table-cell>
          <table:table-cell office:value-type="string" table:style-name="ce15">
            <text:p>Gestionar Stock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5"/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3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314" table:formula="of:=SUM([.S22:.AB22])" table:style-name="ce16">
            <text:p>314</text:p>
          </table:table-cell>
          <table:table-cell office:value-type="float" office:value="19" table:formula="of:=ROUNDUP(([.$W22]/[.$W$7])*[.$S$7];0)" table:style-name="ce11">
            <text:p>19</text:p>
          </table:table-cell>
          <table:table-cell office:value-type="float" office:value="19" table:formula="of:=ROUNDUP(([.$W22]/[.$W$7])*[.$T$7];0)" table:style-name="ce11">
            <text:p>19</text:p>
          </table:table-cell>
          <table:table-cell office:value-type="float" office:value="31" table:formula="of:=ROUNDUP(([.$W22]/[.$W$7])*[.$U$7];0)" table:style-name="ce11">
            <text:p>31</text:p>
          </table:table-cell>
          <table:table-cell office:value-type="float" office:value="41" table:formula="of:=ROUNDUP(([.$W22]/[.$W$7])*[.$V$7];0)" table:style-name="ce11">
            <text:p>41</text:p>
          </table:table-cell>
          <table:table-cell office:value-type="float" office:value="136" table:formula="of:=SUMPRODUCT([.C22:.Q22];TRANSPOSE([Coeficientes.$D$3:.$D$17]))" table:number-matrix-columns-spanned="1" table:number-matrix-rows-spanned="1" table:style-name="ce17">
            <text:p>136</text:p>
          </table:table-cell>
          <table:table-cell office:value-type="float" office:value="25" table:formula="of:=ROUNDUP(([.$W22]/[.$W$7])*[.$X$7];0)" table:style-name="ce11">
            <text:p>25</text:p>
          </table:table-cell>
          <table:table-cell office:value-type="float" office:value="16" table:formula="of:=ROUNDUP(([.$W22]/[.$W$7])*[.$Y$7];0)" table:style-name="ce11">
            <text:p>16</text:p>
          </table:table-cell>
          <table:table-cell office:value-type="float" office:value="10" table:formula="of:=ROUNDUP(([.$W22]/[.$W$7])*[.$Z$7];0)" table:style-name="ce11">
            <text:p>10</text:p>
          </table:table-cell>
          <table:table-cell office:value-type="float" office:value="10" table:formula="of:=ROUNDUP(([.$W22]/[.$W$7])*[.$AA$7];0)" table:style-name="ce11">
            <text:p>10</text:p>
          </table:table-cell>
          <table:table-cell office:value-type="float" office:value="7" table:formula="of:=ROUNDUP(([.$W22]/[.$W$7])*[.$AB$7];0)" table:style-name="ce11">
            <text:p>7</text:p>
          </table:table-cell>
          <table:table-cell table:style-name="ce3"/>
          <table:table-cell office:value-type="string" table:style-name="ce19">
            <text:p>15º<text:s/><text:span text:style-name="T6">1 Entidad: datos del stock, 2 ventanas, 1 para gestionar el stock y otra para los proveedores, 1 interfaz con el módulo de gerencia, 1 informe de los datos que genera y 3 procesos: pedir stock, gestionar proveedores, rellenar stock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table:style-name="ce14"/>
          <table:table-cell office:value-type="string" table:style-name="ce15">
            <text:p>Gestionar restaurante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623" table:formula="of:=SUM([.S23:.AB23])" table:style-name="ce16">
            <text:p>623</text:p>
          </table:table-cell>
          <table:table-cell office:value-type="float" office:value="38" table:formula="of:=ROUNDUP(([.$W23]/[.$W$7])*[.$S$7];0)" table:style-name="ce11">
            <text:p>38</text:p>
          </table:table-cell>
          <table:table-cell office:value-type="float" office:value="38" table:formula="of:=ROUNDUP(([.$W23]/[.$W$7])*[.$T$7];0)" table:style-name="ce11">
            <text:p>38</text:p>
          </table:table-cell>
          <table:table-cell office:value-type="float" office:value="62" table:formula="of:=ROUNDUP(([.$W23]/[.$W$7])*[.$U$7];0)" table:style-name="ce11">
            <text:p>62</text:p>
          </table:table-cell>
          <table:table-cell office:value-type="float" office:value="81" table:formula="of:=ROUNDUP(([.$W23]/[.$W$7])*[.$V$7];0)" table:style-name="ce11">
            <text:p>81</text:p>
          </table:table-cell>
          <table:table-cell office:value-type="float" office:value="272" table:formula="of:=SUMPRODUCT([.C23:.Q23];TRANSPOSE([Coeficientes.$D$3:.$D$17]))" table:number-matrix-columns-spanned="1" table:number-matrix-rows-spanned="1" table:style-name="ce17">
            <text:p>272</text:p>
          </table:table-cell>
          <table:table-cell office:value-type="float" office:value="50" table:formula="of:=ROUNDUP(([.$W23]/[.$W$7])*[.$X$7];0)" table:style-name="ce11">
            <text:p>50</text:p>
          </table:table-cell>
          <table:table-cell office:value-type="float" office:value="31" table:formula="of:=ROUNDUP(([.$W23]/[.$W$7])*[.$Y$7];0)" table:style-name="ce11">
            <text:p>31</text:p>
          </table:table-cell>
          <table:table-cell office:value-type="float" office:value="19" table:formula="of:=ROUNDUP(([.$W23]/[.$W$7])*[.$Z$7];0)" table:style-name="ce11">
            <text:p>19</text:p>
          </table:table-cell>
          <table:table-cell office:value-type="float" office:value="19" table:formula="of:=ROUNDUP(([.$W23]/[.$W$7])*[.$AA$7];0)" table:style-name="ce11">
            <text:p>19</text:p>
          </table:table-cell>
          <table:table-cell office:value-type="float" office:value="13" table:formula="of:=ROUNDUP(([.$W23]/[.$W$7])*[.$AB$7];0)" table:style-name="ce11">
            <text:p>13</text:p>
          </table:table-cell>
          <table:table-cell table:style-name="ce3"/>
          <table:table-cell office:value-type="string" table:style-name="ce19">
            <text:p>16º<text:s/><text:span text:style-name="T6">4 entidades: datos empleados, nóminas,stock, mesas. 3Ventanas que gestionan estos datos diversos, 3 interfaces que conectan con los módulos de estas ventanas, 2 informes y 4 procesos para cada gestión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I1</text:p>
          </table:table-cell>
          <table:table-cell office:value-type="string" table:style-name="ce15">
            <text:p>Datos Comanda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5"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95" table:formula="of:=SUM([.S24:.AB24])" table:style-name="ce16">
            <text:p>195</text:p>
          </table:table-cell>
          <table:table-cell office:value-type="float" office:value="12" table:formula="of:=ROUNDUP(([.$W24]/[.$W$7])*[.$S$7];0)" table:style-name="ce11">
            <text:p>12</text:p>
          </table:table-cell>
          <table:table-cell office:value-type="float" office:value="12" table:formula="of:=ROUNDUP(([.$W24]/[.$W$7])*[.$T$7];0)" table:style-name="ce11">
            <text:p>12</text:p>
          </table:table-cell>
          <table:table-cell office:value-type="float" office:value="20" table:formula="of:=ROUNDUP(([.$W24]/[.$W$7])*[.$U$7];0)" table:style-name="ce11">
            <text:p>20</text:p>
          </table:table-cell>
          <table:table-cell office:value-type="float" office:value="25" table:formula="of:=ROUNDUP(([.$W24]/[.$W$7])*[.$V$7];0)" table:style-name="ce11">
            <text:p>25</text:p>
          </table:table-cell>
          <table:table-cell office:value-type="float" office:value="84" table:formula="of:=SUMPRODUCT([.C24:.Q24];TRANSPOSE([Coeficientes.$D$3:.$D$17]))" table:number-matrix-columns-spanned="1" table:number-matrix-rows-spanned="1" table:style-name="ce17">
            <text:p>84</text:p>
          </table:table-cell>
          <table:table-cell office:value-type="float" office:value="16" table:formula="of:=ROUNDUP(([.$W24]/[.$W$7])*[.$X$7];0)" table:style-name="ce11">
            <text:p>16</text:p>
          </table:table-cell>
          <table:table-cell office:value-type="float" office:value="10" table:formula="of:=ROUNDUP(([.$W24]/[.$W$7])*[.$Y$7];0)" table:style-name="ce11">
            <text:p>10</text:p>
          </table:table-cell>
          <table:table-cell office:value-type="float" office:value="6" table:formula="of:=ROUNDUP(([.$W24]/[.$W$7])*[.$Z$7];0)" table:style-name="ce11">
            <text:p>6</text:p>
          </table:table-cell>
          <table:table-cell office:value-type="float" office:value="6" table:formula="of:=ROUNDUP(([.$W24]/[.$W$7])*[.$AA$7];0)" table:style-name="ce11">
            <text:p>6</text:p>
          </table:table-cell>
          <table:table-cell office:value-type="float" office:value="4" table:formula="of:=ROUNDUP(([.$W24]/[.$W$7])*[.$AB$7];0)" table:style-name="ce11">
            <text:p>4</text:p>
          </table:table-cell>
          <table:table-cell table:style-name="ce3"/>
          <table:table-cell office:value-type="string" table:style-name="ce19">
            <text:p><text:span text:style-name="T5">Requisitos de información</text:span><text:span text:style-name="T4">: Todos tienen una entidad correspondiente a los datos de cada uno de los requisitos de información y 0 ventanas ya que no representan ningún aspecto visual en el proyecto. Todos los requisitos de información generan un informe y se asumirá que para cada uno habrá que realizar un proceso (por las metodologías de las consultas SQL que habrá que plantear sobre los datos)</text:span>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I2</text:p>
          </table:table-cell>
          <table:table-cell office:value-type="string" table:style-name="ce15">
            <text:p>Datos Mesas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5" table:style-name="ce15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214" table:formula="of:=SUM([.S25:.AB25])" table:style-name="ce16">
            <text:p>214</text:p>
          </table:table-cell>
          <table:table-cell office:value-type="float" office:value="13" table:formula="of:=ROUNDUP(([.$W25]/[.$W$7])*[.$S$7];0)" table:style-name="ce11">
            <text:p>13</text:p>
          </table:table-cell>
          <table:table-cell office:value-type="float" office:value="13" table:formula="of:=ROUNDUP(([.$W25]/[.$W$7])*[.$T$7];0)" table:style-name="ce11">
            <text:p>13</text:p>
          </table:table-cell>
          <table:table-cell office:value-type="float" office:value="21" table:formula="of:=ROUNDUP(([.$W25]/[.$W$7])*[.$U$7];0)" table:style-name="ce11">
            <text:p>21</text:p>
          </table:table-cell>
          <table:table-cell office:value-type="float" office:value="28" table:formula="of:=ROUNDUP(([.$W25]/[.$W$7])*[.$V$7];0)" table:style-name="ce11">
            <text:p>28</text:p>
          </table:table-cell>
          <table:table-cell office:value-type="float" office:value="92" table:formula="of:=SUMPRODUCT([.C25:.Q25];TRANSPOSE([Coeficientes.$D$3:.$D$17]))" table:number-matrix-columns-spanned="1" table:number-matrix-rows-spanned="1" table:style-name="ce17">
            <text:p>92</text:p>
          </table:table-cell>
          <table:table-cell office:value-type="float" office:value="17" table:formula="of:=ROUNDUP(([.$W25]/[.$W$7])*[.$X$7];0)" table:style-name="ce11">
            <text:p>17</text:p>
          </table:table-cell>
          <table:table-cell office:value-type="float" office:value="11" table:formula="of:=ROUNDUP(([.$W25]/[.$W$7])*[.$Y$7];0)" table:style-name="ce11">
            <text:p>11</text:p>
          </table:table-cell>
          <table:table-cell office:value-type="float" office:value="7" table:formula="of:=ROUNDUP(([.$W25]/[.$W$7])*[.$Z$7];0)" table:style-name="ce11">
            <text:p>7</text:p>
          </table:table-cell>
          <table:table-cell office:value-type="float" office:value="7" table:formula="of:=ROUNDUP(([.$W25]/[.$W$7])*[.$AA$7];0)" table:style-name="ce11">
            <text:p>7</text:p>
          </table:table-cell>
          <table:table-cell office:value-type="float" office:value="5" table:formula="of:=ROUNDUP(([.$W25]/[.$W$7])*[.$AB$7];0)" table:style-name="ce11">
            <text:p>5</text:p>
          </table:table-cell>
          <table:table-cell table:style-name="ce3"/>
          <table:table-cell office:value-type="string" table:style-name="ce3">
            <text:p>R1: Tienen una interfaz con los datos de las mesas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I3</text:p>
          </table:table-cell>
          <table:table-cell office:value-type="string" table:style-name="ce15">
            <text:p>Datos Camareros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6" table:style-name="ce15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78" table:formula="of:=SUM([.S26:.AB26])" table:style-name="ce16">
            <text:p>178</text:p>
          </table:table-cell>
          <table:table-cell office:value-type="float" office:value="11" table:formula="of:=ROUNDUP(([.$W26]/[.$W$7])*[.$S$7];0)" table:style-name="ce11">
            <text:p>11</text:p>
          </table:table-cell>
          <table:table-cell office:value-type="float" office:value="11" table:formula="of:=ROUNDUP(([.$W26]/[.$W$7])*[.$T$7];0)" table:style-name="ce11">
            <text:p>11</text:p>
          </table:table-cell>
          <table:table-cell office:value-type="float" office:value="18" table:formula="of:=ROUNDUP(([.$W26]/[.$W$7])*[.$U$7];0)" table:style-name="ce11">
            <text:p>18</text:p>
          </table:table-cell>
          <table:table-cell office:value-type="float" office:value="23" table:formula="of:=ROUNDUP(([.$W26]/[.$W$7])*[.$V$7];0)" table:style-name="ce11">
            <text:p>23</text:p>
          </table:table-cell>
          <table:table-cell office:value-type="float" office:value="76" table:formula="of:=SUMPRODUCT([.C26:.Q26];TRANSPOSE([Coeficientes.$D$3:.$D$17]))" table:number-matrix-columns-spanned="1" table:number-matrix-rows-spanned="1" table:style-name="ce17">
            <text:p>76</text:p>
          </table:table-cell>
          <table:table-cell office:value-type="float" office:value="14" table:formula="of:=ROUNDUP(([.$W26]/[.$W$7])*[.$X$7];0)" table:style-name="ce11">
            <text:p>14</text:p>
          </table:table-cell>
          <table:table-cell office:value-type="float" office:value="9" table:formula="of:=ROUNDUP(([.$W26]/[.$W$7])*[.$Y$7];0)" table:style-name="ce11">
            <text:p>9</text:p>
          </table:table-cell>
          <table:table-cell office:value-type="float" office:value="6" table:formula="of:=ROUNDUP(([.$W26]/[.$W$7])*[.$Z$7];0)" table:style-name="ce11">
            <text:p>6</text:p>
          </table:table-cell>
          <table:table-cell office:value-type="float" office:value="6" table:formula="of:=ROUNDUP(([.$W26]/[.$W$7])*[.$AA$7];0)" table:style-name="ce11">
            <text:p>6</text:p>
          </table:table-cell>
          <table:table-cell office:value-type="float" office:value="4" table:formula="of:=ROUNDUP(([.$W26]/[.$W$7])*[.$AB$7];0)" table:style-name="ce11">
            <text:p>4</text:p>
          </table:table-cell>
          <table:table-cell table:style-name="ce3"/>
          <table:table-cell office:value-type="string" table:style-name="ce3">
            <text:p>R2: tienen una interfaz con los datos de comanda y otra con el camarero que los atiende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I4</text:p>
          </table:table-cell>
          <table:table-cell office:value-type="string" table:style-name="ce15">
            <text:p>Datos Stock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4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231" table:formula="of:=SUM([.S27:.AB27])" table:style-name="ce16">
            <text:p>231</text:p>
          </table:table-cell>
          <table:table-cell office:value-type="float" office:value="14" table:formula="of:=ROUNDUP(([.$W27]/[.$W$7])*[.$S$7];0)" table:style-name="ce11">
            <text:p>14</text:p>
          </table:table-cell>
          <table:table-cell office:value-type="float" office:value="14" table:formula="of:=ROUNDUP(([.$W27]/[.$W$7])*[.$T$7];0)" table:style-name="ce11">
            <text:p>14</text:p>
          </table:table-cell>
          <table:table-cell office:value-type="float" office:value="23" table:formula="of:=ROUNDUP(([.$W27]/[.$W$7])*[.$U$7];0)" table:style-name="ce11">
            <text:p>23</text:p>
          </table:table-cell>
          <table:table-cell office:value-type="float" office:value="30" table:formula="of:=ROUNDUP(([.$W27]/[.$W$7])*[.$V$7];0)" table:style-name="ce11">
            <text:p>30</text:p>
          </table:table-cell>
          <table:table-cell office:value-type="float" office:value="100" table:formula="of:=SUMPRODUCT([.C27:.Q27];TRANSPOSE([Coeficientes.$D$3:.$D$17]))" table:number-matrix-columns-spanned="1" table:number-matrix-rows-spanned="1" table:style-name="ce17">
            <text:p>100</text:p>
          </table:table-cell>
          <table:table-cell office:value-type="float" office:value="19" table:formula="of:=ROUNDUP(([.$W27]/[.$W$7])*[.$X$7];0)" table:style-name="ce11">
            <text:p>19</text:p>
          </table:table-cell>
          <table:table-cell office:value-type="float" office:value="12" table:formula="of:=ROUNDUP(([.$W27]/[.$W$7])*[.$Y$7];0)" table:style-name="ce11">
            <text:p>12</text:p>
          </table:table-cell>
          <table:table-cell office:value-type="float" office:value="7" table:formula="of:=ROUNDUP(([.$W27]/[.$W$7])*[.$Z$7];0)" table:style-name="ce11">
            <text:p>7</text:p>
          </table:table-cell>
          <table:table-cell office:value-type="float" office:value="7" table:formula="of:=ROUNDUP(([.$W27]/[.$W$7])*[.$AA$7];0)" table:style-name="ce11">
            <text:p>7</text:p>
          </table:table-cell>
          <table:table-cell office:value-type="float" office:value="5" table:formula="of:=ROUNDUP(([.$W27]/[.$W$7])*[.$AB$7];0)" table:style-name="ce11">
            <text:p>5</text:p>
          </table:table-cell>
          <table:table-cell table:style-name="ce3"/>
          <table:table-cell office:value-type="string" table:style-name="ce3">
            <text:p>R3: tienen una interfaz con los datos de las nóminas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I5</text:p>
          </table:table-cell>
          <table:table-cell office:value-type="string" table:style-name="ce15">
            <text:p>Datos Legales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6" table:style-name="ce15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78" table:formula="of:=SUM([.S28:.AB28])" table:style-name="ce16">
            <text:p>178</text:p>
          </table:table-cell>
          <table:table-cell office:value-type="float" office:value="11" table:formula="of:=ROUNDUP(([.$W28]/[.$W$7])*[.$S$7];0)" table:style-name="ce11">
            <text:p>11</text:p>
          </table:table-cell>
          <table:table-cell office:value-type="float" office:value="11" table:formula="of:=ROUNDUP(([.$W28]/[.$W$7])*[.$T$7];0)" table:style-name="ce11">
            <text:p>11</text:p>
          </table:table-cell>
          <table:table-cell office:value-type="float" office:value="18" table:formula="of:=ROUNDUP(([.$W28]/[.$W$7])*[.$U$7];0)" table:style-name="ce11">
            <text:p>18</text:p>
          </table:table-cell>
          <table:table-cell office:value-type="float" office:value="23" table:formula="of:=ROUNDUP(([.$W28]/[.$W$7])*[.$V$7];0)" table:style-name="ce11">
            <text:p>23</text:p>
          </table:table-cell>
          <table:table-cell office:value-type="float" office:value="76" table:formula="of:=SUMPRODUCT([.C28:.Q28];TRANSPOSE([Coeficientes.$D$3:.$D$17]))" table:number-matrix-columns-spanned="1" table:number-matrix-rows-spanned="1" table:style-name="ce17">
            <text:p>76</text:p>
          </table:table-cell>
          <table:table-cell office:value-type="float" office:value="14" table:formula="of:=ROUNDUP(([.$W28]/[.$W$7])*[.$X$7];0)" table:style-name="ce11">
            <text:p>14</text:p>
          </table:table-cell>
          <table:table-cell office:value-type="float" office:value="9" table:formula="of:=ROUNDUP(([.$W28]/[.$W$7])*[.$Y$7];0)" table:style-name="ce11">
            <text:p>9</text:p>
          </table:table-cell>
          <table:table-cell office:value-type="float" office:value="6" table:formula="of:=ROUNDUP(([.$W28]/[.$W$7])*[.$Z$7];0)" table:style-name="ce11">
            <text:p>6</text:p>
          </table:table-cell>
          <table:table-cell office:value-type="float" office:value="6" table:formula="of:=ROUNDUP(([.$W28]/[.$W$7])*[.$AA$7];0)" table:style-name="ce11">
            <text:p>6</text:p>
          </table:table-cell>
          <table:table-cell office:value-type="float" office:value="4" table:formula="of:=ROUNDUP(([.$W28]/[.$W$7])*[.$AB$7];0)" table:style-name="ce11">
            <text:p>4</text:p>
          </table:table-cell>
          <table:table-cell table:style-name="ce3"/>
          <table:table-cell office:value-type="string" table:style-name="ce3">
            <text:p>R4: Tienen una interfaz con los datos de las comandas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I6</text:p>
          </table:table-cell>
          <table:table-cell office:value-type="string" table:style-name="ce15">
            <text:p>Datos Nóminas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6" table:style-name="ce15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78" table:formula="of:=SUM([.S29:.AB29])" table:style-name="ce16">
            <text:p>178</text:p>
          </table:table-cell>
          <table:table-cell office:value-type="float" office:value="11" table:formula="of:=ROUNDUP(([.$W29]/[.$W$7])*[.$S$7];0)" table:style-name="ce11">
            <text:p>11</text:p>
          </table:table-cell>
          <table:table-cell office:value-type="float" office:value="11" table:formula="of:=ROUNDUP(([.$W29]/[.$W$7])*[.$T$7];0)" table:style-name="ce11">
            <text:p>11</text:p>
          </table:table-cell>
          <table:table-cell office:value-type="float" office:value="18" table:formula="of:=ROUNDUP(([.$W29]/[.$W$7])*[.$U$7];0)" table:style-name="ce11">
            <text:p>18</text:p>
          </table:table-cell>
          <table:table-cell office:value-type="float" office:value="23" table:formula="of:=ROUNDUP(([.$W29]/[.$W$7])*[.$V$7];0)" table:style-name="ce11">
            <text:p>23</text:p>
          </table:table-cell>
          <table:table-cell office:value-type="float" office:value="76" table:formula="of:=SUMPRODUCT([.C29:.Q29];TRANSPOSE([Coeficientes.$D$3:.$D$17]))" table:number-matrix-columns-spanned="1" table:number-matrix-rows-spanned="1" table:style-name="ce17">
            <text:p>76</text:p>
          </table:table-cell>
          <table:table-cell office:value-type="float" office:value="14" table:formula="of:=ROUNDUP(([.$W29]/[.$W$7])*[.$X$7];0)" table:style-name="ce11">
            <text:p>14</text:p>
          </table:table-cell>
          <table:table-cell office:value-type="float" office:value="9" table:formula="of:=ROUNDUP(([.$W29]/[.$W$7])*[.$Y$7];0)" table:style-name="ce11">
            <text:p>9</text:p>
          </table:table-cell>
          <table:table-cell office:value-type="float" office:value="6" table:formula="of:=ROUNDUP(([.$W29]/[.$W$7])*[.$Z$7];0)" table:style-name="ce11">
            <text:p>6</text:p>
          </table:table-cell>
          <table:table-cell office:value-type="float" office:value="6" table:formula="of:=ROUNDUP(([.$W29]/[.$W$7])*[.$AA$7];0)" table:style-name="ce11">
            <text:p>6</text:p>
          </table:table-cell>
          <table:table-cell office:value-type="float" office:value="4" table:formula="of:=ROUNDUP(([.$W29]/[.$W$7])*[.$AB$7];0)" table:style-name="ce11">
            <text:p>4</text:p>
          </table:table-cell>
          <table:table-cell table:style-name="ce3"/>
          <table:table-cell office:value-type="string" table:style-name="ce3">
            <text:p>R5: no cuenta con interfaces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21</text:p>
          </table:table-cell>
          <table:table-cell table:number-columns-repeated="16" table:style-name="ce15"/>
          <table:table-cell office:value-type="float" office:value="0" table:formula="of:=SUM([.S30:.AB30])" table:style-name="ce16">
            <text:p>0</text:p>
          </table:table-cell>
          <table:table-cell office:value-type="float" office:value="0" table:formula="of:=ROUNDUP(([.$W30]/[.$W$7])*[.$S$7];0)" table:style-name="ce11">
            <text:p>0</text:p>
          </table:table-cell>
          <table:table-cell office:value-type="float" office:value="0" table:formula="of:=ROUNDUP(([.$W30]/[.$W$7])*[.$T$7];0)" table:style-name="ce11">
            <text:p>0</text:p>
          </table:table-cell>
          <table:table-cell office:value-type="float" office:value="0" table:formula="of:=ROUNDUP(([.$W30]/[.$W$7])*[.$U$7];0)" table:style-name="ce11">
            <text:p>0</text:p>
          </table:table-cell>
          <table:table-cell office:value-type="float" office:value="0" table:formula="of:=ROUNDUP(([.$W30]/[.$W$7])*[.$V$7];0)" table:style-name="ce11">
            <text:p>0</text:p>
          </table:table-cell>
          <table:table-cell office:value-type="float" office:value="0" table:formula="of:=SUMPRODUCT([.C30:.Q3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0]/[.$W$7])*[.$X$7];0)" table:style-name="ce11">
            <text:p>0</text:p>
          </table:table-cell>
          <table:table-cell office:value-type="float" office:value="0" table:formula="of:=ROUNDUP(([.$W30]/[.$W$7])*[.$Y$7];0)" table:style-name="ce11">
            <text:p>0</text:p>
          </table:table-cell>
          <table:table-cell office:value-type="float" office:value="0" table:formula="of:=ROUNDUP(([.$W30]/[.$W$7])*[.$Z$7];0)" table:style-name="ce11">
            <text:p>0</text:p>
          </table:table-cell>
          <table:table-cell office:value-type="float" office:value="0" table:formula="of:=ROUNDUP(([.$W30]/[.$W$7])*[.$AA$7];0)" table:style-name="ce11">
            <text:p>0</text:p>
          </table:table-cell>
          <table:table-cell office:value-type="float" office:value="0" table:formula="of:=ROUNDUP(([.$W30]/[.$W$7])*[.$AB$7];0)" table:style-name="ce11">
            <text:p>0</text:p>
          </table:table-cell>
          <table:table-cell table:style-name="ce3"/>
          <table:table-cell office:value-type="string" table:style-name="ce3">
            <text:p>R6: cuenta con una interfaz con los datos de los camareros</text:p>
          </table:table-cell>
          <table:table-cell table:number-columns-repeated="2" table:style-name="ce3"/>
          <table:table-cell table:number-columns-repeated="16352"/>
        </table:table-row>
        <table:table-row table:style-name="ro1">
          <table:table-cell office:value-type="string" table:style-name="ce14">
            <text:p>RQ22</text:p>
          </table:table-cell>
          <table:table-cell table:number-columns-repeated="16" table:style-name="ce15"/>
          <table:table-cell office:value-type="float" office:value="0" table:formula="of:=SUM([.S31:.AB31])" table:style-name="ce16">
            <text:p>0</text:p>
          </table:table-cell>
          <table:table-cell office:value-type="float" office:value="0" table:formula="of:=ROUNDUP(([.$W31]/[.$W$7])*[.$S$7];0)" table:style-name="ce11">
            <text:p>0</text:p>
          </table:table-cell>
          <table:table-cell office:value-type="float" office:value="0" table:formula="of:=ROUNDUP(([.$W31]/[.$W$7])*[.$T$7];0)" table:style-name="ce11">
            <text:p>0</text:p>
          </table:table-cell>
          <table:table-cell office:value-type="float" office:value="0" table:formula="of:=ROUNDUP(([.$W31]/[.$W$7])*[.$U$7];0)" table:style-name="ce11">
            <text:p>0</text:p>
          </table:table-cell>
          <table:table-cell office:value-type="float" office:value="0" table:formula="of:=ROUNDUP(([.$W31]/[.$W$7])*[.$V$7];0)" table:style-name="ce11">
            <text:p>0</text:p>
          </table:table-cell>
          <table:table-cell office:value-type="float" office:value="0" table:formula="of:=SUMPRODUCT([.C31:.Q3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1]/[.$W$7])*[.$X$7];0)" table:style-name="ce11">
            <text:p>0</text:p>
          </table:table-cell>
          <table:table-cell office:value-type="float" office:value="0" table:formula="of:=ROUNDUP(([.$W31]/[.$W$7])*[.$Y$7];0)" table:style-name="ce11">
            <text:p>0</text:p>
          </table:table-cell>
          <table:table-cell office:value-type="float" office:value="0" table:formula="of:=ROUNDUP(([.$W31]/[.$W$7])*[.$Z$7];0)" table:style-name="ce11">
            <text:p>0</text:p>
          </table:table-cell>
          <table:table-cell office:value-type="float" office:value="0" table:formula="of:=ROUNDUP(([.$W31]/[.$W$7])*[.$AA$7];0)" table:style-name="ce11">
            <text:p>0</text:p>
          </table:table-cell>
          <table:table-cell office:value-type="float" office:value="0" table:formula="of:=ROUNDUP(([.$W3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23</text:p>
          </table:table-cell>
          <table:table-cell table:number-columns-repeated="16" table:style-name="ce15"/>
          <table:table-cell office:value-type="float" office:value="0" table:formula="of:=SUM([.S32:.AB32])" table:style-name="ce16">
            <text:p>0</text:p>
          </table:table-cell>
          <table:table-cell office:value-type="float" office:value="0" table:formula="of:=ROUNDUP(([.$W32]/[.$W$7])*[.$S$7];0)" table:style-name="ce11">
            <text:p>0</text:p>
          </table:table-cell>
          <table:table-cell office:value-type="float" office:value="0" table:formula="of:=ROUNDUP(([.$W32]/[.$W$7])*[.$T$7];0)" table:style-name="ce11">
            <text:p>0</text:p>
          </table:table-cell>
          <table:table-cell office:value-type="float" office:value="0" table:formula="of:=ROUNDUP(([.$W32]/[.$W$7])*[.$U$7];0)" table:style-name="ce11">
            <text:p>0</text:p>
          </table:table-cell>
          <table:table-cell office:value-type="float" office:value="0" table:formula="of:=ROUNDUP(([.$W32]/[.$W$7])*[.$V$7];0)" table:style-name="ce11">
            <text:p>0</text:p>
          </table:table-cell>
          <table:table-cell office:value-type="float" office:value="0" table:formula="of:=SUMPRODUCT([.C32:.Q3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2]/[.$W$7])*[.$X$7];0)" table:style-name="ce11">
            <text:p>0</text:p>
          </table:table-cell>
          <table:table-cell office:value-type="float" office:value="0" table:formula="of:=ROUNDUP(([.$W32]/[.$W$7])*[.$Y$7];0)" table:style-name="ce11">
            <text:p>0</text:p>
          </table:table-cell>
          <table:table-cell office:value-type="float" office:value="0" table:formula="of:=ROUNDUP(([.$W32]/[.$W$7])*[.$Z$7];0)" table:style-name="ce11">
            <text:p>0</text:p>
          </table:table-cell>
          <table:table-cell office:value-type="float" office:value="0" table:formula="of:=ROUNDUP(([.$W32]/[.$W$7])*[.$AA$7];0)" table:style-name="ce11">
            <text:p>0</text:p>
          </table:table-cell>
          <table:table-cell office:value-type="float" office:value="0" table:formula="of:=ROUNDUP(([.$W3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24</text:p>
          </table:table-cell>
          <table:table-cell table:number-columns-repeated="16" table:style-name="ce15"/>
          <table:table-cell office:value-type="float" office:value="0" table:formula="of:=SUM([.S33:.AB33])" table:style-name="ce16">
            <text:p>0</text:p>
          </table:table-cell>
          <table:table-cell office:value-type="float" office:value="0" table:formula="of:=ROUNDUP(([.$W33]/[.$W$7])*[.$S$7];0)" table:style-name="ce11">
            <text:p>0</text:p>
          </table:table-cell>
          <table:table-cell office:value-type="float" office:value="0" table:formula="of:=ROUNDUP(([.$W33]/[.$W$7])*[.$T$7];0)" table:style-name="ce11">
            <text:p>0</text:p>
          </table:table-cell>
          <table:table-cell office:value-type="float" office:value="0" table:formula="of:=ROUNDUP(([.$W33]/[.$W$7])*[.$U$7];0)" table:style-name="ce11">
            <text:p>0</text:p>
          </table:table-cell>
          <table:table-cell office:value-type="float" office:value="0" table:formula="of:=ROUNDUP(([.$W33]/[.$W$7])*[.$V$7];0)" table:style-name="ce11">
            <text:p>0</text:p>
          </table:table-cell>
          <table:table-cell office:value-type="float" office:value="0" table:formula="of:=SUMPRODUCT([.C33:.Q3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3]/[.$W$7])*[.$X$7];0)" table:style-name="ce11">
            <text:p>0</text:p>
          </table:table-cell>
          <table:table-cell office:value-type="float" office:value="0" table:formula="of:=ROUNDUP(([.$W33]/[.$W$7])*[.$Y$7];0)" table:style-name="ce11">
            <text:p>0</text:p>
          </table:table-cell>
          <table:table-cell office:value-type="float" office:value="0" table:formula="of:=ROUNDUP(([.$W33]/[.$W$7])*[.$Z$7];0)" table:style-name="ce11">
            <text:p>0</text:p>
          </table:table-cell>
          <table:table-cell office:value-type="float" office:value="0" table:formula="of:=ROUNDUP(([.$W33]/[.$W$7])*[.$AA$7];0)" table:style-name="ce11">
            <text:p>0</text:p>
          </table:table-cell>
          <table:table-cell office:value-type="float" office:value="0" table:formula="of:=ROUNDUP(([.$W3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25</text:p>
          </table:table-cell>
          <table:table-cell table:number-columns-repeated="16" table:style-name="ce15"/>
          <table:table-cell office:value-type="float" office:value="0" table:formula="of:=SUM([.S34:.AB34])" table:style-name="ce16">
            <text:p>0</text:p>
          </table:table-cell>
          <table:table-cell office:value-type="float" office:value="0" table:formula="of:=ROUNDUP(([.$W34]/[.$W$7])*[.$S$7];0)" table:style-name="ce11">
            <text:p>0</text:p>
          </table:table-cell>
          <table:table-cell office:value-type="float" office:value="0" table:formula="of:=ROUNDUP(([.$W34]/[.$W$7])*[.$T$7];0)" table:style-name="ce11">
            <text:p>0</text:p>
          </table:table-cell>
          <table:table-cell office:value-type="float" office:value="0" table:formula="of:=ROUNDUP(([.$W34]/[.$W$7])*[.$U$7];0)" table:style-name="ce11">
            <text:p>0</text:p>
          </table:table-cell>
          <table:table-cell office:value-type="float" office:value="0" table:formula="of:=ROUNDUP(([.$W34]/[.$W$7])*[.$V$7];0)" table:style-name="ce11">
            <text:p>0</text:p>
          </table:table-cell>
          <table:table-cell office:value-type="float" office:value="0" table:formula="of:=SUMPRODUCT([.C34:.Q3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4]/[.$W$7])*[.$X$7];0)" table:style-name="ce11">
            <text:p>0</text:p>
          </table:table-cell>
          <table:table-cell office:value-type="float" office:value="0" table:formula="of:=ROUNDUP(([.$W34]/[.$W$7])*[.$Y$7];0)" table:style-name="ce11">
            <text:p>0</text:p>
          </table:table-cell>
          <table:table-cell office:value-type="float" office:value="0" table:formula="of:=ROUNDUP(([.$W34]/[.$W$7])*[.$Z$7];0)" table:style-name="ce11">
            <text:p>0</text:p>
          </table:table-cell>
          <table:table-cell office:value-type="float" office:value="0" table:formula="of:=ROUNDUP(([.$W34]/[.$W$7])*[.$AA$7];0)" table:style-name="ce11">
            <text:p>0</text:p>
          </table:table-cell>
          <table:table-cell office:value-type="float" office:value="0" table:formula="of:=ROUNDUP(([.$W3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26</text:p>
          </table:table-cell>
          <table:table-cell table:number-columns-repeated="16" table:style-name="ce15"/>
          <table:table-cell office:value-type="float" office:value="0" table:formula="of:=SUM([.S35:.AB35])" table:style-name="ce16">
            <text:p>0</text:p>
          </table:table-cell>
          <table:table-cell office:value-type="float" office:value="0" table:formula="of:=ROUNDUP(([.$W35]/[.$W$7])*[.$S$7];0)" table:style-name="ce11">
            <text:p>0</text:p>
          </table:table-cell>
          <table:table-cell office:value-type="float" office:value="0" table:formula="of:=ROUNDUP(([.$W35]/[.$W$7])*[.$T$7];0)" table:style-name="ce11">
            <text:p>0</text:p>
          </table:table-cell>
          <table:table-cell office:value-type="float" office:value="0" table:formula="of:=ROUNDUP(([.$W35]/[.$W$7])*[.$U$7];0)" table:style-name="ce11">
            <text:p>0</text:p>
          </table:table-cell>
          <table:table-cell office:value-type="float" office:value="0" table:formula="of:=ROUNDUP(([.$W35]/[.$W$7])*[.$V$7];0)" table:style-name="ce11">
            <text:p>0</text:p>
          </table:table-cell>
          <table:table-cell office:value-type="float" office:value="0" table:formula="of:=SUMPRODUCT([.C35:.Q3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5]/[.$W$7])*[.$X$7];0)" table:style-name="ce11">
            <text:p>0</text:p>
          </table:table-cell>
          <table:table-cell office:value-type="float" office:value="0" table:formula="of:=ROUNDUP(([.$W35]/[.$W$7])*[.$Y$7];0)" table:style-name="ce11">
            <text:p>0</text:p>
          </table:table-cell>
          <table:table-cell office:value-type="float" office:value="0" table:formula="of:=ROUNDUP(([.$W35]/[.$W$7])*[.$Z$7];0)" table:style-name="ce11">
            <text:p>0</text:p>
          </table:table-cell>
          <table:table-cell office:value-type="float" office:value="0" table:formula="of:=ROUNDUP(([.$W35]/[.$W$7])*[.$AA$7];0)" table:style-name="ce11">
            <text:p>0</text:p>
          </table:table-cell>
          <table:table-cell office:value-type="float" office:value="0" table:formula="of:=ROUNDUP(([.$W3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27</text:p>
          </table:table-cell>
          <table:table-cell table:number-columns-repeated="16" table:style-name="ce15"/>
          <table:table-cell office:value-type="float" office:value="0" table:formula="of:=SUM([.S36:.AB36])" table:style-name="ce16">
            <text:p>0</text:p>
          </table:table-cell>
          <table:table-cell office:value-type="float" office:value="0" table:formula="of:=ROUNDUP(([.$W36]/[.$W$7])*[.$S$7];0)" table:style-name="ce11">
            <text:p>0</text:p>
          </table:table-cell>
          <table:table-cell office:value-type="float" office:value="0" table:formula="of:=ROUNDUP(([.$W36]/[.$W$7])*[.$T$7];0)" table:style-name="ce11">
            <text:p>0</text:p>
          </table:table-cell>
          <table:table-cell office:value-type="float" office:value="0" table:formula="of:=ROUNDUP(([.$W36]/[.$W$7])*[.$U$7];0)" table:style-name="ce11">
            <text:p>0</text:p>
          </table:table-cell>
          <table:table-cell office:value-type="float" office:value="0" table:formula="of:=ROUNDUP(([.$W36]/[.$W$7])*[.$V$7];0)" table:style-name="ce11">
            <text:p>0</text:p>
          </table:table-cell>
          <table:table-cell office:value-type="float" office:value="0" table:formula="of:=SUMPRODUCT([.C36:.Q3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6]/[.$W$7])*[.$X$7];0)" table:style-name="ce11">
            <text:p>0</text:p>
          </table:table-cell>
          <table:table-cell office:value-type="float" office:value="0" table:formula="of:=ROUNDUP(([.$W36]/[.$W$7])*[.$Y$7];0)" table:style-name="ce11">
            <text:p>0</text:p>
          </table:table-cell>
          <table:table-cell office:value-type="float" office:value="0" table:formula="of:=ROUNDUP(([.$W36]/[.$W$7])*[.$Z$7];0)" table:style-name="ce11">
            <text:p>0</text:p>
          </table:table-cell>
          <table:table-cell office:value-type="float" office:value="0" table:formula="of:=ROUNDUP(([.$W36]/[.$W$7])*[.$AA$7];0)" table:style-name="ce11">
            <text:p>0</text:p>
          </table:table-cell>
          <table:table-cell office:value-type="float" office:value="0" table:formula="of:=ROUNDUP(([.$W3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28</text:p>
          </table:table-cell>
          <table:table-cell table:number-columns-repeated="16" table:style-name="ce15"/>
          <table:table-cell office:value-type="float" office:value="0" table:formula="of:=SUM([.S37:.AB37])" table:style-name="ce16">
            <text:p>0</text:p>
          </table:table-cell>
          <table:table-cell office:value-type="float" office:value="0" table:formula="of:=ROUNDUP(([.$W37]/[.$W$7])*[.$S$7];0)" table:style-name="ce11">
            <text:p>0</text:p>
          </table:table-cell>
          <table:table-cell office:value-type="float" office:value="0" table:formula="of:=ROUNDUP(([.$W37]/[.$W$7])*[.$T$7];0)" table:style-name="ce11">
            <text:p>0</text:p>
          </table:table-cell>
          <table:table-cell office:value-type="float" office:value="0" table:formula="of:=ROUNDUP(([.$W37]/[.$W$7])*[.$U$7];0)" table:style-name="ce11">
            <text:p>0</text:p>
          </table:table-cell>
          <table:table-cell office:value-type="float" office:value="0" table:formula="of:=ROUNDUP(([.$W37]/[.$W$7])*[.$V$7];0)" table:style-name="ce11">
            <text:p>0</text:p>
          </table:table-cell>
          <table:table-cell office:value-type="float" office:value="0" table:formula="of:=SUMPRODUCT([.C37:.Q3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7]/[.$W$7])*[.$X$7];0)" table:style-name="ce11">
            <text:p>0</text:p>
          </table:table-cell>
          <table:table-cell office:value-type="float" office:value="0" table:formula="of:=ROUNDUP(([.$W37]/[.$W$7])*[.$Y$7];0)" table:style-name="ce11">
            <text:p>0</text:p>
          </table:table-cell>
          <table:table-cell office:value-type="float" office:value="0" table:formula="of:=ROUNDUP(([.$W37]/[.$W$7])*[.$Z$7];0)" table:style-name="ce11">
            <text:p>0</text:p>
          </table:table-cell>
          <table:table-cell office:value-type="float" office:value="0" table:formula="of:=ROUNDUP(([.$W37]/[.$W$7])*[.$AA$7];0)" table:style-name="ce11">
            <text:p>0</text:p>
          </table:table-cell>
          <table:table-cell office:value-type="float" office:value="0" table:formula="of:=ROUNDUP(([.$W3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29</text:p>
          </table:table-cell>
          <table:table-cell table:number-columns-repeated="16" table:style-name="ce15"/>
          <table:table-cell office:value-type="float" office:value="0" table:formula="of:=SUM([.S38:.AB38])" table:style-name="ce16">
            <text:p>0</text:p>
          </table:table-cell>
          <table:table-cell office:value-type="float" office:value="0" table:formula="of:=ROUNDUP(([.$W38]/[.$W$7])*[.$S$7];0)" table:style-name="ce11">
            <text:p>0</text:p>
          </table:table-cell>
          <table:table-cell office:value-type="float" office:value="0" table:formula="of:=ROUNDUP(([.$W38]/[.$W$7])*[.$T$7];0)" table:style-name="ce11">
            <text:p>0</text:p>
          </table:table-cell>
          <table:table-cell office:value-type="float" office:value="0" table:formula="of:=ROUNDUP(([.$W38]/[.$W$7])*[.$U$7];0)" table:style-name="ce11">
            <text:p>0</text:p>
          </table:table-cell>
          <table:table-cell office:value-type="float" office:value="0" table:formula="of:=ROUNDUP(([.$W38]/[.$W$7])*[.$V$7];0)" table:style-name="ce11">
            <text:p>0</text:p>
          </table:table-cell>
          <table:table-cell office:value-type="float" office:value="0" table:formula="of:=SUMPRODUCT([.C38:.Q3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8]/[.$W$7])*[.$X$7];0)" table:style-name="ce11">
            <text:p>0</text:p>
          </table:table-cell>
          <table:table-cell office:value-type="float" office:value="0" table:formula="of:=ROUNDUP(([.$W38]/[.$W$7])*[.$Y$7];0)" table:style-name="ce11">
            <text:p>0</text:p>
          </table:table-cell>
          <table:table-cell office:value-type="float" office:value="0" table:formula="of:=ROUNDUP(([.$W38]/[.$W$7])*[.$Z$7];0)" table:style-name="ce11">
            <text:p>0</text:p>
          </table:table-cell>
          <table:table-cell office:value-type="float" office:value="0" table:formula="of:=ROUNDUP(([.$W38]/[.$W$7])*[.$AA$7];0)" table:style-name="ce11">
            <text:p>0</text:p>
          </table:table-cell>
          <table:table-cell office:value-type="float" office:value="0" table:formula="of:=ROUNDUP(([.$W3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0</text:p>
          </table:table-cell>
          <table:table-cell table:number-columns-repeated="16" table:style-name="ce15"/>
          <table:table-cell office:value-type="float" office:value="0" table:formula="of:=SUM([.S39:.AB39])" table:style-name="ce16">
            <text:p>0</text:p>
          </table:table-cell>
          <table:table-cell office:value-type="float" office:value="0" table:formula="of:=ROUNDUP(([.$W39]/[.$W$7])*[.$S$7];0)" table:style-name="ce11">
            <text:p>0</text:p>
          </table:table-cell>
          <table:table-cell office:value-type="float" office:value="0" table:formula="of:=ROUNDUP(([.$W39]/[.$W$7])*[.$T$7];0)" table:style-name="ce11">
            <text:p>0</text:p>
          </table:table-cell>
          <table:table-cell office:value-type="float" office:value="0" table:formula="of:=ROUNDUP(([.$W39]/[.$W$7])*[.$U$7];0)" table:style-name="ce11">
            <text:p>0</text:p>
          </table:table-cell>
          <table:table-cell office:value-type="float" office:value="0" table:formula="of:=ROUNDUP(([.$W39]/[.$W$7])*[.$V$7];0)" table:style-name="ce11">
            <text:p>0</text:p>
          </table:table-cell>
          <table:table-cell office:value-type="float" office:value="0" table:formula="of:=SUMPRODUCT([.C39:.Q3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39]/[.$W$7])*[.$X$7];0)" table:style-name="ce11">
            <text:p>0</text:p>
          </table:table-cell>
          <table:table-cell office:value-type="float" office:value="0" table:formula="of:=ROUNDUP(([.$W39]/[.$W$7])*[.$Y$7];0)" table:style-name="ce11">
            <text:p>0</text:p>
          </table:table-cell>
          <table:table-cell office:value-type="float" office:value="0" table:formula="of:=ROUNDUP(([.$W39]/[.$W$7])*[.$Z$7];0)" table:style-name="ce11">
            <text:p>0</text:p>
          </table:table-cell>
          <table:table-cell office:value-type="float" office:value="0" table:formula="of:=ROUNDUP(([.$W39]/[.$W$7])*[.$AA$7];0)" table:style-name="ce11">
            <text:p>0</text:p>
          </table:table-cell>
          <table:table-cell office:value-type="float" office:value="0" table:formula="of:=ROUNDUP(([.$W3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1</text:p>
          </table:table-cell>
          <table:table-cell table:number-columns-repeated="16" table:style-name="ce15"/>
          <table:table-cell office:value-type="float" office:value="0" table:formula="of:=SUM([.S40:.AB40])" table:style-name="ce16">
            <text:p>0</text:p>
          </table:table-cell>
          <table:table-cell office:value-type="float" office:value="0" table:formula="of:=ROUNDUP(([.$W40]/[.$W$7])*[.$S$7];0)" table:style-name="ce11">
            <text:p>0</text:p>
          </table:table-cell>
          <table:table-cell office:value-type="float" office:value="0" table:formula="of:=ROUNDUP(([.$W40]/[.$W$7])*[.$T$7];0)" table:style-name="ce11">
            <text:p>0</text:p>
          </table:table-cell>
          <table:table-cell office:value-type="float" office:value="0" table:formula="of:=ROUNDUP(([.$W40]/[.$W$7])*[.$U$7];0)" table:style-name="ce11">
            <text:p>0</text:p>
          </table:table-cell>
          <table:table-cell office:value-type="float" office:value="0" table:formula="of:=ROUNDUP(([.$W40]/[.$W$7])*[.$V$7];0)" table:style-name="ce11">
            <text:p>0</text:p>
          </table:table-cell>
          <table:table-cell office:value-type="float" office:value="0" table:formula="of:=SUMPRODUCT([.C40:.Q4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0]/[.$W$7])*[.$X$7];0)" table:style-name="ce11">
            <text:p>0</text:p>
          </table:table-cell>
          <table:table-cell office:value-type="float" office:value="0" table:formula="of:=ROUNDUP(([.$W40]/[.$W$7])*[.$Y$7];0)" table:style-name="ce11">
            <text:p>0</text:p>
          </table:table-cell>
          <table:table-cell office:value-type="float" office:value="0" table:formula="of:=ROUNDUP(([.$W40]/[.$W$7])*[.$Z$7];0)" table:style-name="ce11">
            <text:p>0</text:p>
          </table:table-cell>
          <table:table-cell office:value-type="float" office:value="0" table:formula="of:=ROUNDUP(([.$W40]/[.$W$7])*[.$AA$7];0)" table:style-name="ce11">
            <text:p>0</text:p>
          </table:table-cell>
          <table:table-cell office:value-type="float" office:value="0" table:formula="of:=ROUNDUP(([.$W4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2</text:p>
          </table:table-cell>
          <table:table-cell table:number-columns-repeated="16" table:style-name="ce15"/>
          <table:table-cell office:value-type="float" office:value="0" table:formula="of:=SUM([.S41:.AB41])" table:style-name="ce16">
            <text:p>0</text:p>
          </table:table-cell>
          <table:table-cell office:value-type="float" office:value="0" table:formula="of:=ROUNDUP(([.$W41]/[.$W$7])*[.$S$7];0)" table:style-name="ce11">
            <text:p>0</text:p>
          </table:table-cell>
          <table:table-cell office:value-type="float" office:value="0" table:formula="of:=ROUNDUP(([.$W41]/[.$W$7])*[.$T$7];0)" table:style-name="ce11">
            <text:p>0</text:p>
          </table:table-cell>
          <table:table-cell office:value-type="float" office:value="0" table:formula="of:=ROUNDUP(([.$W41]/[.$W$7])*[.$U$7];0)" table:style-name="ce11">
            <text:p>0</text:p>
          </table:table-cell>
          <table:table-cell office:value-type="float" office:value="0" table:formula="of:=ROUNDUP(([.$W41]/[.$W$7])*[.$V$7];0)" table:style-name="ce11">
            <text:p>0</text:p>
          </table:table-cell>
          <table:table-cell office:value-type="float" office:value="0" table:formula="of:=SUMPRODUCT([.C41:.Q4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1]/[.$W$7])*[.$X$7];0)" table:style-name="ce11">
            <text:p>0</text:p>
          </table:table-cell>
          <table:table-cell office:value-type="float" office:value="0" table:formula="of:=ROUNDUP(([.$W41]/[.$W$7])*[.$Y$7];0)" table:style-name="ce11">
            <text:p>0</text:p>
          </table:table-cell>
          <table:table-cell office:value-type="float" office:value="0" table:formula="of:=ROUNDUP(([.$W41]/[.$W$7])*[.$Z$7];0)" table:style-name="ce11">
            <text:p>0</text:p>
          </table:table-cell>
          <table:table-cell office:value-type="float" office:value="0" table:formula="of:=ROUNDUP(([.$W41]/[.$W$7])*[.$AA$7];0)" table:style-name="ce11">
            <text:p>0</text:p>
          </table:table-cell>
          <table:table-cell office:value-type="float" office:value="0" table:formula="of:=ROUNDUP(([.$W4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3</text:p>
          </table:table-cell>
          <table:table-cell table:number-columns-repeated="16" table:style-name="ce15"/>
          <table:table-cell office:value-type="float" office:value="0" table:formula="of:=SUM([.S42:.AB42])" table:style-name="ce16">
            <text:p>0</text:p>
          </table:table-cell>
          <table:table-cell office:value-type="float" office:value="0" table:formula="of:=ROUNDUP(([.$W42]/[.$W$7])*[.$S$7];0)" table:style-name="ce11">
            <text:p>0</text:p>
          </table:table-cell>
          <table:table-cell office:value-type="float" office:value="0" table:formula="of:=ROUNDUP(([.$W42]/[.$W$7])*[.$T$7];0)" table:style-name="ce11">
            <text:p>0</text:p>
          </table:table-cell>
          <table:table-cell office:value-type="float" office:value="0" table:formula="of:=ROUNDUP(([.$W42]/[.$W$7])*[.$U$7];0)" table:style-name="ce11">
            <text:p>0</text:p>
          </table:table-cell>
          <table:table-cell office:value-type="float" office:value="0" table:formula="of:=ROUNDUP(([.$W42]/[.$W$7])*[.$V$7];0)" table:style-name="ce11">
            <text:p>0</text:p>
          </table:table-cell>
          <table:table-cell office:value-type="float" office:value="0" table:formula="of:=SUMPRODUCT([.C42:.Q4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2]/[.$W$7])*[.$X$7];0)" table:style-name="ce11">
            <text:p>0</text:p>
          </table:table-cell>
          <table:table-cell office:value-type="float" office:value="0" table:formula="of:=ROUNDUP(([.$W42]/[.$W$7])*[.$Y$7];0)" table:style-name="ce11">
            <text:p>0</text:p>
          </table:table-cell>
          <table:table-cell office:value-type="float" office:value="0" table:formula="of:=ROUNDUP(([.$W42]/[.$W$7])*[.$Z$7];0)" table:style-name="ce11">
            <text:p>0</text:p>
          </table:table-cell>
          <table:table-cell office:value-type="float" office:value="0" table:formula="of:=ROUNDUP(([.$W42]/[.$W$7])*[.$AA$7];0)" table:style-name="ce11">
            <text:p>0</text:p>
          </table:table-cell>
          <table:table-cell office:value-type="float" office:value="0" table:formula="of:=ROUNDUP(([.$W4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4</text:p>
          </table:table-cell>
          <table:table-cell table:number-columns-repeated="16" table:style-name="ce15"/>
          <table:table-cell office:value-type="float" office:value="0" table:formula="of:=SUM([.S43:.AB43])" table:style-name="ce16">
            <text:p>0</text:p>
          </table:table-cell>
          <table:table-cell office:value-type="float" office:value="0" table:formula="of:=ROUNDUP(([.$W43]/[.$W$7])*[.$S$7];0)" table:style-name="ce11">
            <text:p>0</text:p>
          </table:table-cell>
          <table:table-cell office:value-type="float" office:value="0" table:formula="of:=ROUNDUP(([.$W43]/[.$W$7])*[.$T$7];0)" table:style-name="ce11">
            <text:p>0</text:p>
          </table:table-cell>
          <table:table-cell office:value-type="float" office:value="0" table:formula="of:=ROUNDUP(([.$W43]/[.$W$7])*[.$U$7];0)" table:style-name="ce11">
            <text:p>0</text:p>
          </table:table-cell>
          <table:table-cell office:value-type="float" office:value="0" table:formula="of:=ROUNDUP(([.$W43]/[.$W$7])*[.$V$7];0)" table:style-name="ce11">
            <text:p>0</text:p>
          </table:table-cell>
          <table:table-cell office:value-type="float" office:value="0" table:formula="of:=SUMPRODUCT([.C43:.Q4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3]/[.$W$7])*[.$X$7];0)" table:style-name="ce11">
            <text:p>0</text:p>
          </table:table-cell>
          <table:table-cell office:value-type="float" office:value="0" table:formula="of:=ROUNDUP(([.$W43]/[.$W$7])*[.$Y$7];0)" table:style-name="ce11">
            <text:p>0</text:p>
          </table:table-cell>
          <table:table-cell office:value-type="float" office:value="0" table:formula="of:=ROUNDUP(([.$W43]/[.$W$7])*[.$Z$7];0)" table:style-name="ce11">
            <text:p>0</text:p>
          </table:table-cell>
          <table:table-cell office:value-type="float" office:value="0" table:formula="of:=ROUNDUP(([.$W43]/[.$W$7])*[.$AA$7];0)" table:style-name="ce11">
            <text:p>0</text:p>
          </table:table-cell>
          <table:table-cell office:value-type="float" office:value="0" table:formula="of:=ROUNDUP(([.$W4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5</text:p>
          </table:table-cell>
          <table:table-cell table:number-columns-repeated="16" table:style-name="ce15"/>
          <table:table-cell office:value-type="float" office:value="0" table:formula="of:=SUM([.S44:.AB44])" table:style-name="ce16">
            <text:p>0</text:p>
          </table:table-cell>
          <table:table-cell office:value-type="float" office:value="0" table:formula="of:=ROUNDUP(([.$W44]/[.$W$7])*[.$S$7];0)" table:style-name="ce11">
            <text:p>0</text:p>
          </table:table-cell>
          <table:table-cell office:value-type="float" office:value="0" table:formula="of:=ROUNDUP(([.$W44]/[.$W$7])*[.$T$7];0)" table:style-name="ce11">
            <text:p>0</text:p>
          </table:table-cell>
          <table:table-cell office:value-type="float" office:value="0" table:formula="of:=ROUNDUP(([.$W44]/[.$W$7])*[.$U$7];0)" table:style-name="ce11">
            <text:p>0</text:p>
          </table:table-cell>
          <table:table-cell office:value-type="float" office:value="0" table:formula="of:=ROUNDUP(([.$W44]/[.$W$7])*[.$V$7];0)" table:style-name="ce11">
            <text:p>0</text:p>
          </table:table-cell>
          <table:table-cell office:value-type="float" office:value="0" table:formula="of:=SUMPRODUCT([.C44:.Q4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4]/[.$W$7])*[.$X$7];0)" table:style-name="ce11">
            <text:p>0</text:p>
          </table:table-cell>
          <table:table-cell office:value-type="float" office:value="0" table:formula="of:=ROUNDUP(([.$W44]/[.$W$7])*[.$Y$7];0)" table:style-name="ce11">
            <text:p>0</text:p>
          </table:table-cell>
          <table:table-cell office:value-type="float" office:value="0" table:formula="of:=ROUNDUP(([.$W44]/[.$W$7])*[.$Z$7];0)" table:style-name="ce11">
            <text:p>0</text:p>
          </table:table-cell>
          <table:table-cell office:value-type="float" office:value="0" table:formula="of:=ROUNDUP(([.$W44]/[.$W$7])*[.$AA$7];0)" table:style-name="ce11">
            <text:p>0</text:p>
          </table:table-cell>
          <table:table-cell office:value-type="float" office:value="0" table:formula="of:=ROUNDUP(([.$W4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6</text:p>
          </table:table-cell>
          <table:table-cell table:number-columns-repeated="16" table:style-name="ce15"/>
          <table:table-cell office:value-type="float" office:value="0" table:formula="of:=SUM([.S45:.AB45])" table:style-name="ce16">
            <text:p>0</text:p>
          </table:table-cell>
          <table:table-cell office:value-type="float" office:value="0" table:formula="of:=ROUNDUP(([.$W45]/[.$W$7])*[.$S$7];0)" table:style-name="ce11">
            <text:p>0</text:p>
          </table:table-cell>
          <table:table-cell office:value-type="float" office:value="0" table:formula="of:=ROUNDUP(([.$W45]/[.$W$7])*[.$T$7];0)" table:style-name="ce11">
            <text:p>0</text:p>
          </table:table-cell>
          <table:table-cell office:value-type="float" office:value="0" table:formula="of:=ROUNDUP(([.$W45]/[.$W$7])*[.$U$7];0)" table:style-name="ce11">
            <text:p>0</text:p>
          </table:table-cell>
          <table:table-cell office:value-type="float" office:value="0" table:formula="of:=ROUNDUP(([.$W45]/[.$W$7])*[.$V$7];0)" table:style-name="ce11">
            <text:p>0</text:p>
          </table:table-cell>
          <table:table-cell office:value-type="float" office:value="0" table:formula="of:=SUMPRODUCT([.C45:.Q4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5]/[.$W$7])*[.$X$7];0)" table:style-name="ce11">
            <text:p>0</text:p>
          </table:table-cell>
          <table:table-cell office:value-type="float" office:value="0" table:formula="of:=ROUNDUP(([.$W45]/[.$W$7])*[.$Y$7];0)" table:style-name="ce11">
            <text:p>0</text:p>
          </table:table-cell>
          <table:table-cell office:value-type="float" office:value="0" table:formula="of:=ROUNDUP(([.$W45]/[.$W$7])*[.$Z$7];0)" table:style-name="ce11">
            <text:p>0</text:p>
          </table:table-cell>
          <table:table-cell office:value-type="float" office:value="0" table:formula="of:=ROUNDUP(([.$W45]/[.$W$7])*[.$AA$7];0)" table:style-name="ce11">
            <text:p>0</text:p>
          </table:table-cell>
          <table:table-cell office:value-type="float" office:value="0" table:formula="of:=ROUNDUP(([.$W4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7</text:p>
          </table:table-cell>
          <table:table-cell table:number-columns-repeated="16" table:style-name="ce15"/>
          <table:table-cell office:value-type="float" office:value="0" table:formula="of:=SUM([.S46:.AB46])" table:style-name="ce16">
            <text:p>0</text:p>
          </table:table-cell>
          <table:table-cell office:value-type="float" office:value="0" table:formula="of:=ROUNDUP(([.$W46]/[.$W$7])*[.$S$7];0)" table:style-name="ce11">
            <text:p>0</text:p>
          </table:table-cell>
          <table:table-cell office:value-type="float" office:value="0" table:formula="of:=ROUNDUP(([.$W46]/[.$W$7])*[.$T$7];0)" table:style-name="ce11">
            <text:p>0</text:p>
          </table:table-cell>
          <table:table-cell office:value-type="float" office:value="0" table:formula="of:=ROUNDUP(([.$W46]/[.$W$7])*[.$U$7];0)" table:style-name="ce11">
            <text:p>0</text:p>
          </table:table-cell>
          <table:table-cell office:value-type="float" office:value="0" table:formula="of:=ROUNDUP(([.$W46]/[.$W$7])*[.$V$7];0)" table:style-name="ce11">
            <text:p>0</text:p>
          </table:table-cell>
          <table:table-cell office:value-type="float" office:value="0" table:formula="of:=SUMPRODUCT([.C46:.Q4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6]/[.$W$7])*[.$X$7];0)" table:style-name="ce11">
            <text:p>0</text:p>
          </table:table-cell>
          <table:table-cell office:value-type="float" office:value="0" table:formula="of:=ROUNDUP(([.$W46]/[.$W$7])*[.$Y$7];0)" table:style-name="ce11">
            <text:p>0</text:p>
          </table:table-cell>
          <table:table-cell office:value-type="float" office:value="0" table:formula="of:=ROUNDUP(([.$W46]/[.$W$7])*[.$Z$7];0)" table:style-name="ce11">
            <text:p>0</text:p>
          </table:table-cell>
          <table:table-cell office:value-type="float" office:value="0" table:formula="of:=ROUNDUP(([.$W46]/[.$W$7])*[.$AA$7];0)" table:style-name="ce11">
            <text:p>0</text:p>
          </table:table-cell>
          <table:table-cell office:value-type="float" office:value="0" table:formula="of:=ROUNDUP(([.$W4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8</text:p>
          </table:table-cell>
          <table:table-cell table:number-columns-repeated="16" table:style-name="ce15"/>
          <table:table-cell office:value-type="float" office:value="0" table:formula="of:=SUM([.S47:.AB47])" table:style-name="ce16">
            <text:p>0</text:p>
          </table:table-cell>
          <table:table-cell office:value-type="float" office:value="0" table:formula="of:=ROUNDUP(([.$W47]/[.$W$7])*[.$S$7];0)" table:style-name="ce11">
            <text:p>0</text:p>
          </table:table-cell>
          <table:table-cell office:value-type="float" office:value="0" table:formula="of:=ROUNDUP(([.$W47]/[.$W$7])*[.$T$7];0)" table:style-name="ce11">
            <text:p>0</text:p>
          </table:table-cell>
          <table:table-cell office:value-type="float" office:value="0" table:formula="of:=ROUNDUP(([.$W47]/[.$W$7])*[.$U$7];0)" table:style-name="ce11">
            <text:p>0</text:p>
          </table:table-cell>
          <table:table-cell office:value-type="float" office:value="0" table:formula="of:=ROUNDUP(([.$W47]/[.$W$7])*[.$V$7];0)" table:style-name="ce11">
            <text:p>0</text:p>
          </table:table-cell>
          <table:table-cell office:value-type="float" office:value="0" table:formula="of:=SUMPRODUCT([.C47:.Q4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7]/[.$W$7])*[.$X$7];0)" table:style-name="ce11">
            <text:p>0</text:p>
          </table:table-cell>
          <table:table-cell office:value-type="float" office:value="0" table:formula="of:=ROUNDUP(([.$W47]/[.$W$7])*[.$Y$7];0)" table:style-name="ce11">
            <text:p>0</text:p>
          </table:table-cell>
          <table:table-cell office:value-type="float" office:value="0" table:formula="of:=ROUNDUP(([.$W47]/[.$W$7])*[.$Z$7];0)" table:style-name="ce11">
            <text:p>0</text:p>
          </table:table-cell>
          <table:table-cell office:value-type="float" office:value="0" table:formula="of:=ROUNDUP(([.$W47]/[.$W$7])*[.$AA$7];0)" table:style-name="ce11">
            <text:p>0</text:p>
          </table:table-cell>
          <table:table-cell office:value-type="float" office:value="0" table:formula="of:=ROUNDUP(([.$W4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39</text:p>
          </table:table-cell>
          <table:table-cell table:number-columns-repeated="16" table:style-name="ce15"/>
          <table:table-cell office:value-type="float" office:value="0" table:formula="of:=SUM([.S48:.AB48])" table:style-name="ce16">
            <text:p>0</text:p>
          </table:table-cell>
          <table:table-cell office:value-type="float" office:value="0" table:formula="of:=ROUNDUP(([.$W48]/[.$W$7])*[.$S$7];0)" table:style-name="ce11">
            <text:p>0</text:p>
          </table:table-cell>
          <table:table-cell office:value-type="float" office:value="0" table:formula="of:=ROUNDUP(([.$W48]/[.$W$7])*[.$T$7];0)" table:style-name="ce11">
            <text:p>0</text:p>
          </table:table-cell>
          <table:table-cell office:value-type="float" office:value="0" table:formula="of:=ROUNDUP(([.$W48]/[.$W$7])*[.$U$7];0)" table:style-name="ce11">
            <text:p>0</text:p>
          </table:table-cell>
          <table:table-cell office:value-type="float" office:value="0" table:formula="of:=ROUNDUP(([.$W48]/[.$W$7])*[.$V$7];0)" table:style-name="ce11">
            <text:p>0</text:p>
          </table:table-cell>
          <table:table-cell office:value-type="float" office:value="0" table:formula="of:=SUMPRODUCT([.C48:.Q4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8]/[.$W$7])*[.$X$7];0)" table:style-name="ce11">
            <text:p>0</text:p>
          </table:table-cell>
          <table:table-cell office:value-type="float" office:value="0" table:formula="of:=ROUNDUP(([.$W48]/[.$W$7])*[.$Y$7];0)" table:style-name="ce11">
            <text:p>0</text:p>
          </table:table-cell>
          <table:table-cell office:value-type="float" office:value="0" table:formula="of:=ROUNDUP(([.$W48]/[.$W$7])*[.$Z$7];0)" table:style-name="ce11">
            <text:p>0</text:p>
          </table:table-cell>
          <table:table-cell office:value-type="float" office:value="0" table:formula="of:=ROUNDUP(([.$W48]/[.$W$7])*[.$AA$7];0)" table:style-name="ce11">
            <text:p>0</text:p>
          </table:table-cell>
          <table:table-cell office:value-type="float" office:value="0" table:formula="of:=ROUNDUP(([.$W4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0</text:p>
          </table:table-cell>
          <table:table-cell table:number-columns-repeated="16" table:style-name="ce15"/>
          <table:table-cell office:value-type="float" office:value="0" table:formula="of:=SUM([.S49:.AB49])" table:style-name="ce16">
            <text:p>0</text:p>
          </table:table-cell>
          <table:table-cell office:value-type="float" office:value="0" table:formula="of:=ROUNDUP(([.$W49]/[.$W$7])*[.$S$7];0)" table:style-name="ce11">
            <text:p>0</text:p>
          </table:table-cell>
          <table:table-cell office:value-type="float" office:value="0" table:formula="of:=ROUNDUP(([.$W49]/[.$W$7])*[.$T$7];0)" table:style-name="ce11">
            <text:p>0</text:p>
          </table:table-cell>
          <table:table-cell office:value-type="float" office:value="0" table:formula="of:=ROUNDUP(([.$W49]/[.$W$7])*[.$U$7];0)" table:style-name="ce11">
            <text:p>0</text:p>
          </table:table-cell>
          <table:table-cell office:value-type="float" office:value="0" table:formula="of:=ROUNDUP(([.$W49]/[.$W$7])*[.$V$7];0)" table:style-name="ce11">
            <text:p>0</text:p>
          </table:table-cell>
          <table:table-cell office:value-type="float" office:value="0" table:formula="of:=SUMPRODUCT([.C49:.Q4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49]/[.$W$7])*[.$X$7];0)" table:style-name="ce11">
            <text:p>0</text:p>
          </table:table-cell>
          <table:table-cell office:value-type="float" office:value="0" table:formula="of:=ROUNDUP(([.$W49]/[.$W$7])*[.$Y$7];0)" table:style-name="ce11">
            <text:p>0</text:p>
          </table:table-cell>
          <table:table-cell office:value-type="float" office:value="0" table:formula="of:=ROUNDUP(([.$W49]/[.$W$7])*[.$Z$7];0)" table:style-name="ce11">
            <text:p>0</text:p>
          </table:table-cell>
          <table:table-cell office:value-type="float" office:value="0" table:formula="of:=ROUNDUP(([.$W49]/[.$W$7])*[.$AA$7];0)" table:style-name="ce11">
            <text:p>0</text:p>
          </table:table-cell>
          <table:table-cell office:value-type="float" office:value="0" table:formula="of:=ROUNDUP(([.$W4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1</text:p>
          </table:table-cell>
          <table:table-cell table:number-columns-repeated="16" table:style-name="ce15"/>
          <table:table-cell office:value-type="float" office:value="0" table:formula="of:=SUM([.S50:.AB50])" table:style-name="ce16">
            <text:p>0</text:p>
          </table:table-cell>
          <table:table-cell office:value-type="float" office:value="0" table:formula="of:=ROUNDUP(([.$W50]/[.$W$7])*[.$S$7];0)" table:style-name="ce11">
            <text:p>0</text:p>
          </table:table-cell>
          <table:table-cell office:value-type="float" office:value="0" table:formula="of:=ROUNDUP(([.$W50]/[.$W$7])*[.$T$7];0)" table:style-name="ce11">
            <text:p>0</text:p>
          </table:table-cell>
          <table:table-cell office:value-type="float" office:value="0" table:formula="of:=ROUNDUP(([.$W50]/[.$W$7])*[.$U$7];0)" table:style-name="ce11">
            <text:p>0</text:p>
          </table:table-cell>
          <table:table-cell office:value-type="float" office:value="0" table:formula="of:=ROUNDUP(([.$W50]/[.$W$7])*[.$V$7];0)" table:style-name="ce11">
            <text:p>0</text:p>
          </table:table-cell>
          <table:table-cell office:value-type="float" office:value="0" table:formula="of:=SUMPRODUCT([.C50:.Q5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0]/[.$W$7])*[.$X$7];0)" table:style-name="ce11">
            <text:p>0</text:p>
          </table:table-cell>
          <table:table-cell office:value-type="float" office:value="0" table:formula="of:=ROUNDUP(([.$W50]/[.$W$7])*[.$Y$7];0)" table:style-name="ce11">
            <text:p>0</text:p>
          </table:table-cell>
          <table:table-cell office:value-type="float" office:value="0" table:formula="of:=ROUNDUP(([.$W50]/[.$W$7])*[.$Z$7];0)" table:style-name="ce11">
            <text:p>0</text:p>
          </table:table-cell>
          <table:table-cell office:value-type="float" office:value="0" table:formula="of:=ROUNDUP(([.$W50]/[.$W$7])*[.$AA$7];0)" table:style-name="ce11">
            <text:p>0</text:p>
          </table:table-cell>
          <table:table-cell office:value-type="float" office:value="0" table:formula="of:=ROUNDUP(([.$W5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2</text:p>
          </table:table-cell>
          <table:table-cell table:number-columns-repeated="16" table:style-name="ce15"/>
          <table:table-cell office:value-type="float" office:value="0" table:formula="of:=SUM([.S51:.AB51])" table:style-name="ce16">
            <text:p>0</text:p>
          </table:table-cell>
          <table:table-cell office:value-type="float" office:value="0" table:formula="of:=ROUNDUP(([.$W51]/[.$W$7])*[.$S$7];0)" table:style-name="ce11">
            <text:p>0</text:p>
          </table:table-cell>
          <table:table-cell office:value-type="float" office:value="0" table:formula="of:=ROUNDUP(([.$W51]/[.$W$7])*[.$T$7];0)" table:style-name="ce11">
            <text:p>0</text:p>
          </table:table-cell>
          <table:table-cell office:value-type="float" office:value="0" table:formula="of:=ROUNDUP(([.$W51]/[.$W$7])*[.$U$7];0)" table:style-name="ce11">
            <text:p>0</text:p>
          </table:table-cell>
          <table:table-cell office:value-type="float" office:value="0" table:formula="of:=ROUNDUP(([.$W51]/[.$W$7])*[.$V$7];0)" table:style-name="ce11">
            <text:p>0</text:p>
          </table:table-cell>
          <table:table-cell office:value-type="float" office:value="0" table:formula="of:=SUMPRODUCT([.C51:.Q5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1]/[.$W$7])*[.$X$7];0)" table:style-name="ce11">
            <text:p>0</text:p>
          </table:table-cell>
          <table:table-cell office:value-type="float" office:value="0" table:formula="of:=ROUNDUP(([.$W51]/[.$W$7])*[.$Y$7];0)" table:style-name="ce11">
            <text:p>0</text:p>
          </table:table-cell>
          <table:table-cell office:value-type="float" office:value="0" table:formula="of:=ROUNDUP(([.$W51]/[.$W$7])*[.$Z$7];0)" table:style-name="ce11">
            <text:p>0</text:p>
          </table:table-cell>
          <table:table-cell office:value-type="float" office:value="0" table:formula="of:=ROUNDUP(([.$W51]/[.$W$7])*[.$AA$7];0)" table:style-name="ce11">
            <text:p>0</text:p>
          </table:table-cell>
          <table:table-cell office:value-type="float" office:value="0" table:formula="of:=ROUNDUP(([.$W5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3</text:p>
          </table:table-cell>
          <table:table-cell table:number-columns-repeated="16" table:style-name="ce15"/>
          <table:table-cell office:value-type="float" office:value="0" table:formula="of:=SUM([.S52:.AB52])" table:style-name="ce16">
            <text:p>0</text:p>
          </table:table-cell>
          <table:table-cell office:value-type="float" office:value="0" table:formula="of:=ROUNDUP(([.$W52]/[.$W$7])*[.$S$7];0)" table:style-name="ce11">
            <text:p>0</text:p>
          </table:table-cell>
          <table:table-cell office:value-type="float" office:value="0" table:formula="of:=ROUNDUP(([.$W52]/[.$W$7])*[.$T$7];0)" table:style-name="ce11">
            <text:p>0</text:p>
          </table:table-cell>
          <table:table-cell office:value-type="float" office:value="0" table:formula="of:=ROUNDUP(([.$W52]/[.$W$7])*[.$U$7];0)" table:style-name="ce11">
            <text:p>0</text:p>
          </table:table-cell>
          <table:table-cell office:value-type="float" office:value="0" table:formula="of:=ROUNDUP(([.$W52]/[.$W$7])*[.$V$7];0)" table:style-name="ce11">
            <text:p>0</text:p>
          </table:table-cell>
          <table:table-cell office:value-type="float" office:value="0" table:formula="of:=SUMPRODUCT([.C52:.Q5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2]/[.$W$7])*[.$X$7];0)" table:style-name="ce11">
            <text:p>0</text:p>
          </table:table-cell>
          <table:table-cell office:value-type="float" office:value="0" table:formula="of:=ROUNDUP(([.$W52]/[.$W$7])*[.$Y$7];0)" table:style-name="ce11">
            <text:p>0</text:p>
          </table:table-cell>
          <table:table-cell office:value-type="float" office:value="0" table:formula="of:=ROUNDUP(([.$W52]/[.$W$7])*[.$Z$7];0)" table:style-name="ce11">
            <text:p>0</text:p>
          </table:table-cell>
          <table:table-cell office:value-type="float" office:value="0" table:formula="of:=ROUNDUP(([.$W52]/[.$W$7])*[.$AA$7];0)" table:style-name="ce11">
            <text:p>0</text:p>
          </table:table-cell>
          <table:table-cell office:value-type="float" office:value="0" table:formula="of:=ROUNDUP(([.$W5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4</text:p>
          </table:table-cell>
          <table:table-cell table:number-columns-repeated="16" table:style-name="ce15"/>
          <table:table-cell office:value-type="float" office:value="0" table:formula="of:=SUM([.S53:.AB53])" table:style-name="ce16">
            <text:p>0</text:p>
          </table:table-cell>
          <table:table-cell office:value-type="float" office:value="0" table:formula="of:=ROUNDUP(([.$W53]/[.$W$7])*[.$S$7];0)" table:style-name="ce11">
            <text:p>0</text:p>
          </table:table-cell>
          <table:table-cell office:value-type="float" office:value="0" table:formula="of:=ROUNDUP(([.$W53]/[.$W$7])*[.$T$7];0)" table:style-name="ce11">
            <text:p>0</text:p>
          </table:table-cell>
          <table:table-cell office:value-type="float" office:value="0" table:formula="of:=ROUNDUP(([.$W53]/[.$W$7])*[.$U$7];0)" table:style-name="ce11">
            <text:p>0</text:p>
          </table:table-cell>
          <table:table-cell office:value-type="float" office:value="0" table:formula="of:=ROUNDUP(([.$W53]/[.$W$7])*[.$V$7];0)" table:style-name="ce11">
            <text:p>0</text:p>
          </table:table-cell>
          <table:table-cell office:value-type="float" office:value="0" table:formula="of:=SUMPRODUCT([.C53:.Q5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3]/[.$W$7])*[.$X$7];0)" table:style-name="ce11">
            <text:p>0</text:p>
          </table:table-cell>
          <table:table-cell office:value-type="float" office:value="0" table:formula="of:=ROUNDUP(([.$W53]/[.$W$7])*[.$Y$7];0)" table:style-name="ce11">
            <text:p>0</text:p>
          </table:table-cell>
          <table:table-cell office:value-type="float" office:value="0" table:formula="of:=ROUNDUP(([.$W53]/[.$W$7])*[.$Z$7];0)" table:style-name="ce11">
            <text:p>0</text:p>
          </table:table-cell>
          <table:table-cell office:value-type="float" office:value="0" table:formula="of:=ROUNDUP(([.$W53]/[.$W$7])*[.$AA$7];0)" table:style-name="ce11">
            <text:p>0</text:p>
          </table:table-cell>
          <table:table-cell office:value-type="float" office:value="0" table:formula="of:=ROUNDUP(([.$W5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5</text:p>
          </table:table-cell>
          <table:table-cell table:number-columns-repeated="16" table:style-name="ce15"/>
          <table:table-cell office:value-type="float" office:value="0" table:formula="of:=SUM([.S54:.AB54])" table:style-name="ce16">
            <text:p>0</text:p>
          </table:table-cell>
          <table:table-cell office:value-type="float" office:value="0" table:formula="of:=ROUNDUP(([.$W54]/[.$W$7])*[.$S$7];0)" table:style-name="ce11">
            <text:p>0</text:p>
          </table:table-cell>
          <table:table-cell office:value-type="float" office:value="0" table:formula="of:=ROUNDUP(([.$W54]/[.$W$7])*[.$T$7];0)" table:style-name="ce11">
            <text:p>0</text:p>
          </table:table-cell>
          <table:table-cell office:value-type="float" office:value="0" table:formula="of:=ROUNDUP(([.$W54]/[.$W$7])*[.$U$7];0)" table:style-name="ce11">
            <text:p>0</text:p>
          </table:table-cell>
          <table:table-cell office:value-type="float" office:value="0" table:formula="of:=ROUNDUP(([.$W54]/[.$W$7])*[.$V$7];0)" table:style-name="ce11">
            <text:p>0</text:p>
          </table:table-cell>
          <table:table-cell office:value-type="float" office:value="0" table:formula="of:=SUMPRODUCT([.C54:.Q5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4]/[.$W$7])*[.$X$7];0)" table:style-name="ce11">
            <text:p>0</text:p>
          </table:table-cell>
          <table:table-cell office:value-type="float" office:value="0" table:formula="of:=ROUNDUP(([.$W54]/[.$W$7])*[.$Y$7];0)" table:style-name="ce11">
            <text:p>0</text:p>
          </table:table-cell>
          <table:table-cell office:value-type="float" office:value="0" table:formula="of:=ROUNDUP(([.$W54]/[.$W$7])*[.$Z$7];0)" table:style-name="ce11">
            <text:p>0</text:p>
          </table:table-cell>
          <table:table-cell office:value-type="float" office:value="0" table:formula="of:=ROUNDUP(([.$W54]/[.$W$7])*[.$AA$7];0)" table:style-name="ce11">
            <text:p>0</text:p>
          </table:table-cell>
          <table:table-cell office:value-type="float" office:value="0" table:formula="of:=ROUNDUP(([.$W5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6</text:p>
          </table:table-cell>
          <table:table-cell table:number-columns-repeated="16" table:style-name="ce15"/>
          <table:table-cell office:value-type="float" office:value="0" table:formula="of:=SUM([.S55:.AB55])" table:style-name="ce16">
            <text:p>0</text:p>
          </table:table-cell>
          <table:table-cell office:value-type="float" office:value="0" table:formula="of:=ROUNDUP(([.$W55]/[.$W$7])*[.$S$7];0)" table:style-name="ce11">
            <text:p>0</text:p>
          </table:table-cell>
          <table:table-cell office:value-type="float" office:value="0" table:formula="of:=ROUNDUP(([.$W55]/[.$W$7])*[.$T$7];0)" table:style-name="ce11">
            <text:p>0</text:p>
          </table:table-cell>
          <table:table-cell office:value-type="float" office:value="0" table:formula="of:=ROUNDUP(([.$W55]/[.$W$7])*[.$U$7];0)" table:style-name="ce11">
            <text:p>0</text:p>
          </table:table-cell>
          <table:table-cell office:value-type="float" office:value="0" table:formula="of:=ROUNDUP(([.$W55]/[.$W$7])*[.$V$7];0)" table:style-name="ce11">
            <text:p>0</text:p>
          </table:table-cell>
          <table:table-cell office:value-type="float" office:value="0" table:formula="of:=SUMPRODUCT([.C55:.Q5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5]/[.$W$7])*[.$X$7];0)" table:style-name="ce11">
            <text:p>0</text:p>
          </table:table-cell>
          <table:table-cell office:value-type="float" office:value="0" table:formula="of:=ROUNDUP(([.$W55]/[.$W$7])*[.$Y$7];0)" table:style-name="ce11">
            <text:p>0</text:p>
          </table:table-cell>
          <table:table-cell office:value-type="float" office:value="0" table:formula="of:=ROUNDUP(([.$W55]/[.$W$7])*[.$Z$7];0)" table:style-name="ce11">
            <text:p>0</text:p>
          </table:table-cell>
          <table:table-cell office:value-type="float" office:value="0" table:formula="of:=ROUNDUP(([.$W55]/[.$W$7])*[.$AA$7];0)" table:style-name="ce11">
            <text:p>0</text:p>
          </table:table-cell>
          <table:table-cell office:value-type="float" office:value="0" table:formula="of:=ROUNDUP(([.$W5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7</text:p>
          </table:table-cell>
          <table:table-cell table:number-columns-repeated="16" table:style-name="ce15"/>
          <table:table-cell office:value-type="float" office:value="0" table:formula="of:=SUM([.S56:.AB56])" table:style-name="ce16">
            <text:p>0</text:p>
          </table:table-cell>
          <table:table-cell office:value-type="float" office:value="0" table:formula="of:=ROUNDUP(([.$W56]/[.$W$7])*[.$S$7];0)" table:style-name="ce11">
            <text:p>0</text:p>
          </table:table-cell>
          <table:table-cell office:value-type="float" office:value="0" table:formula="of:=ROUNDUP(([.$W56]/[.$W$7])*[.$T$7];0)" table:style-name="ce11">
            <text:p>0</text:p>
          </table:table-cell>
          <table:table-cell office:value-type="float" office:value="0" table:formula="of:=ROUNDUP(([.$W56]/[.$W$7])*[.$U$7];0)" table:style-name="ce11">
            <text:p>0</text:p>
          </table:table-cell>
          <table:table-cell office:value-type="float" office:value="0" table:formula="of:=ROUNDUP(([.$W56]/[.$W$7])*[.$V$7];0)" table:style-name="ce11">
            <text:p>0</text:p>
          </table:table-cell>
          <table:table-cell office:value-type="float" office:value="0" table:formula="of:=SUMPRODUCT([.C56:.Q5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6]/[.$W$7])*[.$X$7];0)" table:style-name="ce11">
            <text:p>0</text:p>
          </table:table-cell>
          <table:table-cell office:value-type="float" office:value="0" table:formula="of:=ROUNDUP(([.$W56]/[.$W$7])*[.$Y$7];0)" table:style-name="ce11">
            <text:p>0</text:p>
          </table:table-cell>
          <table:table-cell office:value-type="float" office:value="0" table:formula="of:=ROUNDUP(([.$W56]/[.$W$7])*[.$Z$7];0)" table:style-name="ce11">
            <text:p>0</text:p>
          </table:table-cell>
          <table:table-cell office:value-type="float" office:value="0" table:formula="of:=ROUNDUP(([.$W56]/[.$W$7])*[.$AA$7];0)" table:style-name="ce11">
            <text:p>0</text:p>
          </table:table-cell>
          <table:table-cell office:value-type="float" office:value="0" table:formula="of:=ROUNDUP(([.$W5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8</text:p>
          </table:table-cell>
          <table:table-cell table:number-columns-repeated="16" table:style-name="ce15"/>
          <table:table-cell office:value-type="float" office:value="0" table:formula="of:=SUM([.S57:.AB57])" table:style-name="ce16">
            <text:p>0</text:p>
          </table:table-cell>
          <table:table-cell office:value-type="float" office:value="0" table:formula="of:=ROUNDUP(([.$W57]/[.$W$7])*[.$S$7];0)" table:style-name="ce11">
            <text:p>0</text:p>
          </table:table-cell>
          <table:table-cell office:value-type="float" office:value="0" table:formula="of:=ROUNDUP(([.$W57]/[.$W$7])*[.$T$7];0)" table:style-name="ce11">
            <text:p>0</text:p>
          </table:table-cell>
          <table:table-cell office:value-type="float" office:value="0" table:formula="of:=ROUNDUP(([.$W57]/[.$W$7])*[.$U$7];0)" table:style-name="ce11">
            <text:p>0</text:p>
          </table:table-cell>
          <table:table-cell office:value-type="float" office:value="0" table:formula="of:=ROUNDUP(([.$W57]/[.$W$7])*[.$V$7];0)" table:style-name="ce11">
            <text:p>0</text:p>
          </table:table-cell>
          <table:table-cell office:value-type="float" office:value="0" table:formula="of:=SUMPRODUCT([.C57:.Q5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7]/[.$W$7])*[.$X$7];0)" table:style-name="ce11">
            <text:p>0</text:p>
          </table:table-cell>
          <table:table-cell office:value-type="float" office:value="0" table:formula="of:=ROUNDUP(([.$W57]/[.$W$7])*[.$Y$7];0)" table:style-name="ce11">
            <text:p>0</text:p>
          </table:table-cell>
          <table:table-cell office:value-type="float" office:value="0" table:formula="of:=ROUNDUP(([.$W57]/[.$W$7])*[.$Z$7];0)" table:style-name="ce11">
            <text:p>0</text:p>
          </table:table-cell>
          <table:table-cell office:value-type="float" office:value="0" table:formula="of:=ROUNDUP(([.$W57]/[.$W$7])*[.$AA$7];0)" table:style-name="ce11">
            <text:p>0</text:p>
          </table:table-cell>
          <table:table-cell office:value-type="float" office:value="0" table:formula="of:=ROUNDUP(([.$W5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49</text:p>
          </table:table-cell>
          <table:table-cell table:number-columns-repeated="16" table:style-name="ce15"/>
          <table:table-cell office:value-type="float" office:value="0" table:formula="of:=SUM([.S58:.AB58])" table:style-name="ce16">
            <text:p>0</text:p>
          </table:table-cell>
          <table:table-cell office:value-type="float" office:value="0" table:formula="of:=ROUNDUP(([.$W58]/[.$W$7])*[.$S$7];0)" table:style-name="ce11">
            <text:p>0</text:p>
          </table:table-cell>
          <table:table-cell office:value-type="float" office:value="0" table:formula="of:=ROUNDUP(([.$W58]/[.$W$7])*[.$T$7];0)" table:style-name="ce11">
            <text:p>0</text:p>
          </table:table-cell>
          <table:table-cell office:value-type="float" office:value="0" table:formula="of:=ROUNDUP(([.$W58]/[.$W$7])*[.$U$7];0)" table:style-name="ce11">
            <text:p>0</text:p>
          </table:table-cell>
          <table:table-cell office:value-type="float" office:value="0" table:formula="of:=ROUNDUP(([.$W58]/[.$W$7])*[.$V$7];0)" table:style-name="ce11">
            <text:p>0</text:p>
          </table:table-cell>
          <table:table-cell office:value-type="float" office:value="0" table:formula="of:=SUMPRODUCT([.C58:.Q5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8]/[.$W$7])*[.$X$7];0)" table:style-name="ce11">
            <text:p>0</text:p>
          </table:table-cell>
          <table:table-cell office:value-type="float" office:value="0" table:formula="of:=ROUNDUP(([.$W58]/[.$W$7])*[.$Y$7];0)" table:style-name="ce11">
            <text:p>0</text:p>
          </table:table-cell>
          <table:table-cell office:value-type="float" office:value="0" table:formula="of:=ROUNDUP(([.$W58]/[.$W$7])*[.$Z$7];0)" table:style-name="ce11">
            <text:p>0</text:p>
          </table:table-cell>
          <table:table-cell office:value-type="float" office:value="0" table:formula="of:=ROUNDUP(([.$W58]/[.$W$7])*[.$AA$7];0)" table:style-name="ce11">
            <text:p>0</text:p>
          </table:table-cell>
          <table:table-cell office:value-type="float" office:value="0" table:formula="of:=ROUNDUP(([.$W5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0</text:p>
          </table:table-cell>
          <table:table-cell table:number-columns-repeated="16" table:style-name="ce15"/>
          <table:table-cell office:value-type="float" office:value="0" table:formula="of:=SUM([.S59:.AB59])" table:style-name="ce16">
            <text:p>0</text:p>
          </table:table-cell>
          <table:table-cell office:value-type="float" office:value="0" table:formula="of:=ROUNDUP(([.$W59]/[.$W$7])*[.$S$7];0)" table:style-name="ce11">
            <text:p>0</text:p>
          </table:table-cell>
          <table:table-cell office:value-type="float" office:value="0" table:formula="of:=ROUNDUP(([.$W59]/[.$W$7])*[.$T$7];0)" table:style-name="ce11">
            <text:p>0</text:p>
          </table:table-cell>
          <table:table-cell office:value-type="float" office:value="0" table:formula="of:=ROUNDUP(([.$W59]/[.$W$7])*[.$U$7];0)" table:style-name="ce11">
            <text:p>0</text:p>
          </table:table-cell>
          <table:table-cell office:value-type="float" office:value="0" table:formula="of:=ROUNDUP(([.$W59]/[.$W$7])*[.$V$7];0)" table:style-name="ce11">
            <text:p>0</text:p>
          </table:table-cell>
          <table:table-cell office:value-type="float" office:value="0" table:formula="of:=SUMPRODUCT([.C59:.Q5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59]/[.$W$7])*[.$X$7];0)" table:style-name="ce11">
            <text:p>0</text:p>
          </table:table-cell>
          <table:table-cell office:value-type="float" office:value="0" table:formula="of:=ROUNDUP(([.$W59]/[.$W$7])*[.$Y$7];0)" table:style-name="ce11">
            <text:p>0</text:p>
          </table:table-cell>
          <table:table-cell office:value-type="float" office:value="0" table:formula="of:=ROUNDUP(([.$W59]/[.$W$7])*[.$Z$7];0)" table:style-name="ce11">
            <text:p>0</text:p>
          </table:table-cell>
          <table:table-cell office:value-type="float" office:value="0" table:formula="of:=ROUNDUP(([.$W59]/[.$W$7])*[.$AA$7];0)" table:style-name="ce11">
            <text:p>0</text:p>
          </table:table-cell>
          <table:table-cell office:value-type="float" office:value="0" table:formula="of:=ROUNDUP(([.$W5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1</text:p>
          </table:table-cell>
          <table:table-cell table:number-columns-repeated="16" table:style-name="ce15"/>
          <table:table-cell office:value-type="float" office:value="0" table:formula="of:=SUM([.S60:.AB60])" table:style-name="ce16">
            <text:p>0</text:p>
          </table:table-cell>
          <table:table-cell office:value-type="float" office:value="0" table:formula="of:=ROUNDUP(([.$W60]/[.$W$7])*[.$S$7];0)" table:style-name="ce11">
            <text:p>0</text:p>
          </table:table-cell>
          <table:table-cell office:value-type="float" office:value="0" table:formula="of:=ROUNDUP(([.$W60]/[.$W$7])*[.$T$7];0)" table:style-name="ce11">
            <text:p>0</text:p>
          </table:table-cell>
          <table:table-cell office:value-type="float" office:value="0" table:formula="of:=ROUNDUP(([.$W60]/[.$W$7])*[.$U$7];0)" table:style-name="ce11">
            <text:p>0</text:p>
          </table:table-cell>
          <table:table-cell office:value-type="float" office:value="0" table:formula="of:=ROUNDUP(([.$W60]/[.$W$7])*[.$V$7];0)" table:style-name="ce11">
            <text:p>0</text:p>
          </table:table-cell>
          <table:table-cell office:value-type="float" office:value="0" table:formula="of:=SUMPRODUCT([.C60:.Q6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0]/[.$W$7])*[.$X$7];0)" table:style-name="ce11">
            <text:p>0</text:p>
          </table:table-cell>
          <table:table-cell office:value-type="float" office:value="0" table:formula="of:=ROUNDUP(([.$W60]/[.$W$7])*[.$Y$7];0)" table:style-name="ce11">
            <text:p>0</text:p>
          </table:table-cell>
          <table:table-cell office:value-type="float" office:value="0" table:formula="of:=ROUNDUP(([.$W60]/[.$W$7])*[.$Z$7];0)" table:style-name="ce11">
            <text:p>0</text:p>
          </table:table-cell>
          <table:table-cell office:value-type="float" office:value="0" table:formula="of:=ROUNDUP(([.$W60]/[.$W$7])*[.$AA$7];0)" table:style-name="ce11">
            <text:p>0</text:p>
          </table:table-cell>
          <table:table-cell office:value-type="float" office:value="0" table:formula="of:=ROUNDUP(([.$W6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2</text:p>
          </table:table-cell>
          <table:table-cell table:number-columns-repeated="16" table:style-name="ce15"/>
          <table:table-cell office:value-type="float" office:value="0" table:formula="of:=SUM([.S61:.AB61])" table:style-name="ce16">
            <text:p>0</text:p>
          </table:table-cell>
          <table:table-cell office:value-type="float" office:value="0" table:formula="of:=ROUNDUP(([.$W61]/[.$W$7])*[.$S$7];0)" table:style-name="ce11">
            <text:p>0</text:p>
          </table:table-cell>
          <table:table-cell office:value-type="float" office:value="0" table:formula="of:=ROUNDUP(([.$W61]/[.$W$7])*[.$T$7];0)" table:style-name="ce11">
            <text:p>0</text:p>
          </table:table-cell>
          <table:table-cell office:value-type="float" office:value="0" table:formula="of:=ROUNDUP(([.$W61]/[.$W$7])*[.$U$7];0)" table:style-name="ce11">
            <text:p>0</text:p>
          </table:table-cell>
          <table:table-cell office:value-type="float" office:value="0" table:formula="of:=ROUNDUP(([.$W61]/[.$W$7])*[.$V$7];0)" table:style-name="ce11">
            <text:p>0</text:p>
          </table:table-cell>
          <table:table-cell office:value-type="float" office:value="0" table:formula="of:=SUMPRODUCT([.C61:.Q6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1]/[.$W$7])*[.$X$7];0)" table:style-name="ce11">
            <text:p>0</text:p>
          </table:table-cell>
          <table:table-cell office:value-type="float" office:value="0" table:formula="of:=ROUNDUP(([.$W61]/[.$W$7])*[.$Y$7];0)" table:style-name="ce11">
            <text:p>0</text:p>
          </table:table-cell>
          <table:table-cell office:value-type="float" office:value="0" table:formula="of:=ROUNDUP(([.$W61]/[.$W$7])*[.$Z$7];0)" table:style-name="ce11">
            <text:p>0</text:p>
          </table:table-cell>
          <table:table-cell office:value-type="float" office:value="0" table:formula="of:=ROUNDUP(([.$W61]/[.$W$7])*[.$AA$7];0)" table:style-name="ce11">
            <text:p>0</text:p>
          </table:table-cell>
          <table:table-cell office:value-type="float" office:value="0" table:formula="of:=ROUNDUP(([.$W6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3</text:p>
          </table:table-cell>
          <table:table-cell table:number-columns-repeated="16" table:style-name="ce15"/>
          <table:table-cell office:value-type="float" office:value="0" table:formula="of:=SUM([.S62:.AB62])" table:style-name="ce16">
            <text:p>0</text:p>
          </table:table-cell>
          <table:table-cell office:value-type="float" office:value="0" table:formula="of:=ROUNDUP(([.$W62]/[.$W$7])*[.$S$7];0)" table:style-name="ce11">
            <text:p>0</text:p>
          </table:table-cell>
          <table:table-cell office:value-type="float" office:value="0" table:formula="of:=ROUNDUP(([.$W62]/[.$W$7])*[.$T$7];0)" table:style-name="ce11">
            <text:p>0</text:p>
          </table:table-cell>
          <table:table-cell office:value-type="float" office:value="0" table:formula="of:=ROUNDUP(([.$W62]/[.$W$7])*[.$U$7];0)" table:style-name="ce11">
            <text:p>0</text:p>
          </table:table-cell>
          <table:table-cell office:value-type="float" office:value="0" table:formula="of:=ROUNDUP(([.$W62]/[.$W$7])*[.$V$7];0)" table:style-name="ce11">
            <text:p>0</text:p>
          </table:table-cell>
          <table:table-cell office:value-type="float" office:value="0" table:formula="of:=SUMPRODUCT([.C62:.Q6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2]/[.$W$7])*[.$X$7];0)" table:style-name="ce11">
            <text:p>0</text:p>
          </table:table-cell>
          <table:table-cell office:value-type="float" office:value="0" table:formula="of:=ROUNDUP(([.$W62]/[.$W$7])*[.$Y$7];0)" table:style-name="ce11">
            <text:p>0</text:p>
          </table:table-cell>
          <table:table-cell office:value-type="float" office:value="0" table:formula="of:=ROUNDUP(([.$W62]/[.$W$7])*[.$Z$7];0)" table:style-name="ce11">
            <text:p>0</text:p>
          </table:table-cell>
          <table:table-cell office:value-type="float" office:value="0" table:formula="of:=ROUNDUP(([.$W62]/[.$W$7])*[.$AA$7];0)" table:style-name="ce11">
            <text:p>0</text:p>
          </table:table-cell>
          <table:table-cell office:value-type="float" office:value="0" table:formula="of:=ROUNDUP(([.$W6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4</text:p>
          </table:table-cell>
          <table:table-cell table:number-columns-repeated="16" table:style-name="ce15"/>
          <table:table-cell office:value-type="float" office:value="0" table:formula="of:=SUM([.S63:.AB63])" table:style-name="ce16">
            <text:p>0</text:p>
          </table:table-cell>
          <table:table-cell office:value-type="float" office:value="0" table:formula="of:=ROUNDUP(([.$W63]/[.$W$7])*[.$S$7];0)" table:style-name="ce11">
            <text:p>0</text:p>
          </table:table-cell>
          <table:table-cell office:value-type="float" office:value="0" table:formula="of:=ROUNDUP(([.$W63]/[.$W$7])*[.$T$7];0)" table:style-name="ce11">
            <text:p>0</text:p>
          </table:table-cell>
          <table:table-cell office:value-type="float" office:value="0" table:formula="of:=ROUNDUP(([.$W63]/[.$W$7])*[.$U$7];0)" table:style-name="ce11">
            <text:p>0</text:p>
          </table:table-cell>
          <table:table-cell office:value-type="float" office:value="0" table:formula="of:=ROUNDUP(([.$W63]/[.$W$7])*[.$V$7];0)" table:style-name="ce11">
            <text:p>0</text:p>
          </table:table-cell>
          <table:table-cell office:value-type="float" office:value="0" table:formula="of:=SUMPRODUCT([.C63:.Q6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3]/[.$W$7])*[.$X$7];0)" table:style-name="ce11">
            <text:p>0</text:p>
          </table:table-cell>
          <table:table-cell office:value-type="float" office:value="0" table:formula="of:=ROUNDUP(([.$W63]/[.$W$7])*[.$Y$7];0)" table:style-name="ce11">
            <text:p>0</text:p>
          </table:table-cell>
          <table:table-cell office:value-type="float" office:value="0" table:formula="of:=ROUNDUP(([.$W63]/[.$W$7])*[.$Z$7];0)" table:style-name="ce11">
            <text:p>0</text:p>
          </table:table-cell>
          <table:table-cell office:value-type="float" office:value="0" table:formula="of:=ROUNDUP(([.$W63]/[.$W$7])*[.$AA$7];0)" table:style-name="ce11">
            <text:p>0</text:p>
          </table:table-cell>
          <table:table-cell office:value-type="float" office:value="0" table:formula="of:=ROUNDUP(([.$W6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5</text:p>
          </table:table-cell>
          <table:table-cell table:number-columns-repeated="16" table:style-name="ce15"/>
          <table:table-cell office:value-type="float" office:value="0" table:formula="of:=SUM([.S64:.AB64])" table:style-name="ce16">
            <text:p>0</text:p>
          </table:table-cell>
          <table:table-cell office:value-type="float" office:value="0" table:formula="of:=ROUNDUP(([.$W64]/[.$W$7])*[.$S$7];0)" table:style-name="ce11">
            <text:p>0</text:p>
          </table:table-cell>
          <table:table-cell office:value-type="float" office:value="0" table:formula="of:=ROUNDUP(([.$W64]/[.$W$7])*[.$T$7];0)" table:style-name="ce11">
            <text:p>0</text:p>
          </table:table-cell>
          <table:table-cell office:value-type="float" office:value="0" table:formula="of:=ROUNDUP(([.$W64]/[.$W$7])*[.$U$7];0)" table:style-name="ce11">
            <text:p>0</text:p>
          </table:table-cell>
          <table:table-cell office:value-type="float" office:value="0" table:formula="of:=ROUNDUP(([.$W64]/[.$W$7])*[.$V$7];0)" table:style-name="ce11">
            <text:p>0</text:p>
          </table:table-cell>
          <table:table-cell office:value-type="float" office:value="0" table:formula="of:=SUMPRODUCT([.C64:.Q6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4]/[.$W$7])*[.$X$7];0)" table:style-name="ce11">
            <text:p>0</text:p>
          </table:table-cell>
          <table:table-cell office:value-type="float" office:value="0" table:formula="of:=ROUNDUP(([.$W64]/[.$W$7])*[.$Y$7];0)" table:style-name="ce11">
            <text:p>0</text:p>
          </table:table-cell>
          <table:table-cell office:value-type="float" office:value="0" table:formula="of:=ROUNDUP(([.$W64]/[.$W$7])*[.$Z$7];0)" table:style-name="ce11">
            <text:p>0</text:p>
          </table:table-cell>
          <table:table-cell office:value-type="float" office:value="0" table:formula="of:=ROUNDUP(([.$W64]/[.$W$7])*[.$AA$7];0)" table:style-name="ce11">
            <text:p>0</text:p>
          </table:table-cell>
          <table:table-cell office:value-type="float" office:value="0" table:formula="of:=ROUNDUP(([.$W6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6</text:p>
          </table:table-cell>
          <table:table-cell table:number-columns-repeated="16" table:style-name="ce15"/>
          <table:table-cell office:value-type="float" office:value="0" table:formula="of:=SUM([.S65:.AB65])" table:style-name="ce16">
            <text:p>0</text:p>
          </table:table-cell>
          <table:table-cell office:value-type="float" office:value="0" table:formula="of:=ROUNDUP(([.$W65]/[.$W$7])*[.$S$7];0)" table:style-name="ce11">
            <text:p>0</text:p>
          </table:table-cell>
          <table:table-cell office:value-type="float" office:value="0" table:formula="of:=ROUNDUP(([.$W65]/[.$W$7])*[.$T$7];0)" table:style-name="ce11">
            <text:p>0</text:p>
          </table:table-cell>
          <table:table-cell office:value-type="float" office:value="0" table:formula="of:=ROUNDUP(([.$W65]/[.$W$7])*[.$U$7];0)" table:style-name="ce11">
            <text:p>0</text:p>
          </table:table-cell>
          <table:table-cell office:value-type="float" office:value="0" table:formula="of:=ROUNDUP(([.$W65]/[.$W$7])*[.$V$7];0)" table:style-name="ce11">
            <text:p>0</text:p>
          </table:table-cell>
          <table:table-cell office:value-type="float" office:value="0" table:formula="of:=SUMPRODUCT([.C65:.Q6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5]/[.$W$7])*[.$X$7];0)" table:style-name="ce11">
            <text:p>0</text:p>
          </table:table-cell>
          <table:table-cell office:value-type="float" office:value="0" table:formula="of:=ROUNDUP(([.$W65]/[.$W$7])*[.$Y$7];0)" table:style-name="ce11">
            <text:p>0</text:p>
          </table:table-cell>
          <table:table-cell office:value-type="float" office:value="0" table:formula="of:=ROUNDUP(([.$W65]/[.$W$7])*[.$Z$7];0)" table:style-name="ce11">
            <text:p>0</text:p>
          </table:table-cell>
          <table:table-cell office:value-type="float" office:value="0" table:formula="of:=ROUNDUP(([.$W65]/[.$W$7])*[.$AA$7];0)" table:style-name="ce11">
            <text:p>0</text:p>
          </table:table-cell>
          <table:table-cell office:value-type="float" office:value="0" table:formula="of:=ROUNDUP(([.$W6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7</text:p>
          </table:table-cell>
          <table:table-cell table:number-columns-repeated="16" table:style-name="ce15"/>
          <table:table-cell office:value-type="float" office:value="0" table:formula="of:=SUM([.S66:.AB66])" table:style-name="ce16">
            <text:p>0</text:p>
          </table:table-cell>
          <table:table-cell office:value-type="float" office:value="0" table:formula="of:=ROUNDUP(([.$W66]/[.$W$7])*[.$S$7];0)" table:style-name="ce11">
            <text:p>0</text:p>
          </table:table-cell>
          <table:table-cell office:value-type="float" office:value="0" table:formula="of:=ROUNDUP(([.$W66]/[.$W$7])*[.$T$7];0)" table:style-name="ce11">
            <text:p>0</text:p>
          </table:table-cell>
          <table:table-cell office:value-type="float" office:value="0" table:formula="of:=ROUNDUP(([.$W66]/[.$W$7])*[.$U$7];0)" table:style-name="ce11">
            <text:p>0</text:p>
          </table:table-cell>
          <table:table-cell office:value-type="float" office:value="0" table:formula="of:=ROUNDUP(([.$W66]/[.$W$7])*[.$V$7];0)" table:style-name="ce11">
            <text:p>0</text:p>
          </table:table-cell>
          <table:table-cell office:value-type="float" office:value="0" table:formula="of:=SUMPRODUCT([.C66:.Q6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6]/[.$W$7])*[.$X$7];0)" table:style-name="ce11">
            <text:p>0</text:p>
          </table:table-cell>
          <table:table-cell office:value-type="float" office:value="0" table:formula="of:=ROUNDUP(([.$W66]/[.$W$7])*[.$Y$7];0)" table:style-name="ce11">
            <text:p>0</text:p>
          </table:table-cell>
          <table:table-cell office:value-type="float" office:value="0" table:formula="of:=ROUNDUP(([.$W66]/[.$W$7])*[.$Z$7];0)" table:style-name="ce11">
            <text:p>0</text:p>
          </table:table-cell>
          <table:table-cell office:value-type="float" office:value="0" table:formula="of:=ROUNDUP(([.$W66]/[.$W$7])*[.$AA$7];0)" table:style-name="ce11">
            <text:p>0</text:p>
          </table:table-cell>
          <table:table-cell office:value-type="float" office:value="0" table:formula="of:=ROUNDUP(([.$W6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8</text:p>
          </table:table-cell>
          <table:table-cell table:number-columns-repeated="16" table:style-name="ce15"/>
          <table:table-cell office:value-type="float" office:value="0" table:formula="of:=SUM([.S67:.AB67])" table:style-name="ce16">
            <text:p>0</text:p>
          </table:table-cell>
          <table:table-cell office:value-type="float" office:value="0" table:formula="of:=ROUNDUP(([.$W67]/[.$W$7])*[.$S$7];0)" table:style-name="ce11">
            <text:p>0</text:p>
          </table:table-cell>
          <table:table-cell office:value-type="float" office:value="0" table:formula="of:=ROUNDUP(([.$W67]/[.$W$7])*[.$T$7];0)" table:style-name="ce11">
            <text:p>0</text:p>
          </table:table-cell>
          <table:table-cell office:value-type="float" office:value="0" table:formula="of:=ROUNDUP(([.$W67]/[.$W$7])*[.$U$7];0)" table:style-name="ce11">
            <text:p>0</text:p>
          </table:table-cell>
          <table:table-cell office:value-type="float" office:value="0" table:formula="of:=ROUNDUP(([.$W67]/[.$W$7])*[.$V$7];0)" table:style-name="ce11">
            <text:p>0</text:p>
          </table:table-cell>
          <table:table-cell office:value-type="float" office:value="0" table:formula="of:=SUMPRODUCT([.C67:.Q6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7]/[.$W$7])*[.$X$7];0)" table:style-name="ce11">
            <text:p>0</text:p>
          </table:table-cell>
          <table:table-cell office:value-type="float" office:value="0" table:formula="of:=ROUNDUP(([.$W67]/[.$W$7])*[.$Y$7];0)" table:style-name="ce11">
            <text:p>0</text:p>
          </table:table-cell>
          <table:table-cell office:value-type="float" office:value="0" table:formula="of:=ROUNDUP(([.$W67]/[.$W$7])*[.$Z$7];0)" table:style-name="ce11">
            <text:p>0</text:p>
          </table:table-cell>
          <table:table-cell office:value-type="float" office:value="0" table:formula="of:=ROUNDUP(([.$W67]/[.$W$7])*[.$AA$7];0)" table:style-name="ce11">
            <text:p>0</text:p>
          </table:table-cell>
          <table:table-cell office:value-type="float" office:value="0" table:formula="of:=ROUNDUP(([.$W6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59</text:p>
          </table:table-cell>
          <table:table-cell table:number-columns-repeated="16" table:style-name="ce15"/>
          <table:table-cell office:value-type="float" office:value="0" table:formula="of:=SUM([.S68:.AB68])" table:style-name="ce16">
            <text:p>0</text:p>
          </table:table-cell>
          <table:table-cell office:value-type="float" office:value="0" table:formula="of:=ROUNDUP(([.$W68]/[.$W$7])*[.$S$7];0)" table:style-name="ce11">
            <text:p>0</text:p>
          </table:table-cell>
          <table:table-cell office:value-type="float" office:value="0" table:formula="of:=ROUNDUP(([.$W68]/[.$W$7])*[.$T$7];0)" table:style-name="ce11">
            <text:p>0</text:p>
          </table:table-cell>
          <table:table-cell office:value-type="float" office:value="0" table:formula="of:=ROUNDUP(([.$W68]/[.$W$7])*[.$U$7];0)" table:style-name="ce11">
            <text:p>0</text:p>
          </table:table-cell>
          <table:table-cell office:value-type="float" office:value="0" table:formula="of:=ROUNDUP(([.$W68]/[.$W$7])*[.$V$7];0)" table:style-name="ce11">
            <text:p>0</text:p>
          </table:table-cell>
          <table:table-cell office:value-type="float" office:value="0" table:formula="of:=SUMPRODUCT([.C68:.Q6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8]/[.$W$7])*[.$X$7];0)" table:style-name="ce11">
            <text:p>0</text:p>
          </table:table-cell>
          <table:table-cell office:value-type="float" office:value="0" table:formula="of:=ROUNDUP(([.$W68]/[.$W$7])*[.$Y$7];0)" table:style-name="ce11">
            <text:p>0</text:p>
          </table:table-cell>
          <table:table-cell office:value-type="float" office:value="0" table:formula="of:=ROUNDUP(([.$W68]/[.$W$7])*[.$Z$7];0)" table:style-name="ce11">
            <text:p>0</text:p>
          </table:table-cell>
          <table:table-cell office:value-type="float" office:value="0" table:formula="of:=ROUNDUP(([.$W68]/[.$W$7])*[.$AA$7];0)" table:style-name="ce11">
            <text:p>0</text:p>
          </table:table-cell>
          <table:table-cell office:value-type="float" office:value="0" table:formula="of:=ROUNDUP(([.$W6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0</text:p>
          </table:table-cell>
          <table:table-cell table:number-columns-repeated="16" table:style-name="ce15"/>
          <table:table-cell office:value-type="float" office:value="0" table:formula="of:=SUM([.S69:.AB69])" table:style-name="ce16">
            <text:p>0</text:p>
          </table:table-cell>
          <table:table-cell office:value-type="float" office:value="0" table:formula="of:=ROUNDUP(([.$W69]/[.$W$7])*[.$S$7];0)" table:style-name="ce11">
            <text:p>0</text:p>
          </table:table-cell>
          <table:table-cell office:value-type="float" office:value="0" table:formula="of:=ROUNDUP(([.$W69]/[.$W$7])*[.$T$7];0)" table:style-name="ce11">
            <text:p>0</text:p>
          </table:table-cell>
          <table:table-cell office:value-type="float" office:value="0" table:formula="of:=ROUNDUP(([.$W69]/[.$W$7])*[.$U$7];0)" table:style-name="ce11">
            <text:p>0</text:p>
          </table:table-cell>
          <table:table-cell office:value-type="float" office:value="0" table:formula="of:=ROUNDUP(([.$W69]/[.$W$7])*[.$V$7];0)" table:style-name="ce11">
            <text:p>0</text:p>
          </table:table-cell>
          <table:table-cell office:value-type="float" office:value="0" table:formula="of:=SUMPRODUCT([.C69:.Q6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69]/[.$W$7])*[.$X$7];0)" table:style-name="ce11">
            <text:p>0</text:p>
          </table:table-cell>
          <table:table-cell office:value-type="float" office:value="0" table:formula="of:=ROUNDUP(([.$W69]/[.$W$7])*[.$Y$7];0)" table:style-name="ce11">
            <text:p>0</text:p>
          </table:table-cell>
          <table:table-cell office:value-type="float" office:value="0" table:formula="of:=ROUNDUP(([.$W69]/[.$W$7])*[.$Z$7];0)" table:style-name="ce11">
            <text:p>0</text:p>
          </table:table-cell>
          <table:table-cell office:value-type="float" office:value="0" table:formula="of:=ROUNDUP(([.$W69]/[.$W$7])*[.$AA$7];0)" table:style-name="ce11">
            <text:p>0</text:p>
          </table:table-cell>
          <table:table-cell office:value-type="float" office:value="0" table:formula="of:=ROUNDUP(([.$W6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1</text:p>
          </table:table-cell>
          <table:table-cell table:number-columns-repeated="16" table:style-name="ce15"/>
          <table:table-cell office:value-type="float" office:value="0" table:formula="of:=SUM([.S70:.AB70])" table:style-name="ce16">
            <text:p>0</text:p>
          </table:table-cell>
          <table:table-cell office:value-type="float" office:value="0" table:formula="of:=ROUNDUP(([.$W70]/[.$W$7])*[.$S$7];0)" table:style-name="ce11">
            <text:p>0</text:p>
          </table:table-cell>
          <table:table-cell office:value-type="float" office:value="0" table:formula="of:=ROUNDUP(([.$W70]/[.$W$7])*[.$T$7];0)" table:style-name="ce11">
            <text:p>0</text:p>
          </table:table-cell>
          <table:table-cell office:value-type="float" office:value="0" table:formula="of:=ROUNDUP(([.$W70]/[.$W$7])*[.$U$7];0)" table:style-name="ce11">
            <text:p>0</text:p>
          </table:table-cell>
          <table:table-cell office:value-type="float" office:value="0" table:formula="of:=ROUNDUP(([.$W70]/[.$W$7])*[.$V$7];0)" table:style-name="ce11">
            <text:p>0</text:p>
          </table:table-cell>
          <table:table-cell office:value-type="float" office:value="0" table:formula="of:=SUMPRODUCT([.C70:.Q7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0]/[.$W$7])*[.$X$7];0)" table:style-name="ce11">
            <text:p>0</text:p>
          </table:table-cell>
          <table:table-cell office:value-type="float" office:value="0" table:formula="of:=ROUNDUP(([.$W70]/[.$W$7])*[.$Y$7];0)" table:style-name="ce11">
            <text:p>0</text:p>
          </table:table-cell>
          <table:table-cell office:value-type="float" office:value="0" table:formula="of:=ROUNDUP(([.$W70]/[.$W$7])*[.$Z$7];0)" table:style-name="ce11">
            <text:p>0</text:p>
          </table:table-cell>
          <table:table-cell office:value-type="float" office:value="0" table:formula="of:=ROUNDUP(([.$W70]/[.$W$7])*[.$AA$7];0)" table:style-name="ce11">
            <text:p>0</text:p>
          </table:table-cell>
          <table:table-cell office:value-type="float" office:value="0" table:formula="of:=ROUNDUP(([.$W7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2</text:p>
          </table:table-cell>
          <table:table-cell table:number-columns-repeated="16" table:style-name="ce15"/>
          <table:table-cell office:value-type="float" office:value="0" table:formula="of:=SUM([.S71:.AB71])" table:style-name="ce16">
            <text:p>0</text:p>
          </table:table-cell>
          <table:table-cell office:value-type="float" office:value="0" table:formula="of:=ROUNDUP(([.$W71]/[.$W$7])*[.$S$7];0)" table:style-name="ce11">
            <text:p>0</text:p>
          </table:table-cell>
          <table:table-cell office:value-type="float" office:value="0" table:formula="of:=ROUNDUP(([.$W71]/[.$W$7])*[.$T$7];0)" table:style-name="ce11">
            <text:p>0</text:p>
          </table:table-cell>
          <table:table-cell office:value-type="float" office:value="0" table:formula="of:=ROUNDUP(([.$W71]/[.$W$7])*[.$U$7];0)" table:style-name="ce11">
            <text:p>0</text:p>
          </table:table-cell>
          <table:table-cell office:value-type="float" office:value="0" table:formula="of:=ROUNDUP(([.$W71]/[.$W$7])*[.$V$7];0)" table:style-name="ce11">
            <text:p>0</text:p>
          </table:table-cell>
          <table:table-cell office:value-type="float" office:value="0" table:formula="of:=SUMPRODUCT([.C71:.Q7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1]/[.$W$7])*[.$X$7];0)" table:style-name="ce11">
            <text:p>0</text:p>
          </table:table-cell>
          <table:table-cell office:value-type="float" office:value="0" table:formula="of:=ROUNDUP(([.$W71]/[.$W$7])*[.$Y$7];0)" table:style-name="ce11">
            <text:p>0</text:p>
          </table:table-cell>
          <table:table-cell office:value-type="float" office:value="0" table:formula="of:=ROUNDUP(([.$W71]/[.$W$7])*[.$Z$7];0)" table:style-name="ce11">
            <text:p>0</text:p>
          </table:table-cell>
          <table:table-cell office:value-type="float" office:value="0" table:formula="of:=ROUNDUP(([.$W71]/[.$W$7])*[.$AA$7];0)" table:style-name="ce11">
            <text:p>0</text:p>
          </table:table-cell>
          <table:table-cell office:value-type="float" office:value="0" table:formula="of:=ROUNDUP(([.$W7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3</text:p>
          </table:table-cell>
          <table:table-cell table:number-columns-repeated="16" table:style-name="ce15"/>
          <table:table-cell office:value-type="float" office:value="0" table:formula="of:=SUM([.S72:.AB72])" table:style-name="ce16">
            <text:p>0</text:p>
          </table:table-cell>
          <table:table-cell office:value-type="float" office:value="0" table:formula="of:=ROUNDUP(([.$W72]/[.$W$7])*[.$S$7];0)" table:style-name="ce11">
            <text:p>0</text:p>
          </table:table-cell>
          <table:table-cell office:value-type="float" office:value="0" table:formula="of:=ROUNDUP(([.$W72]/[.$W$7])*[.$T$7];0)" table:style-name="ce11">
            <text:p>0</text:p>
          </table:table-cell>
          <table:table-cell office:value-type="float" office:value="0" table:formula="of:=ROUNDUP(([.$W72]/[.$W$7])*[.$U$7];0)" table:style-name="ce11">
            <text:p>0</text:p>
          </table:table-cell>
          <table:table-cell office:value-type="float" office:value="0" table:formula="of:=ROUNDUP(([.$W72]/[.$W$7])*[.$V$7];0)" table:style-name="ce11">
            <text:p>0</text:p>
          </table:table-cell>
          <table:table-cell office:value-type="float" office:value="0" table:formula="of:=SUMPRODUCT([.C72:.Q7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2]/[.$W$7])*[.$X$7];0)" table:style-name="ce11">
            <text:p>0</text:p>
          </table:table-cell>
          <table:table-cell office:value-type="float" office:value="0" table:formula="of:=ROUNDUP(([.$W72]/[.$W$7])*[.$Y$7];0)" table:style-name="ce11">
            <text:p>0</text:p>
          </table:table-cell>
          <table:table-cell office:value-type="float" office:value="0" table:formula="of:=ROUNDUP(([.$W72]/[.$W$7])*[.$Z$7];0)" table:style-name="ce11">
            <text:p>0</text:p>
          </table:table-cell>
          <table:table-cell office:value-type="float" office:value="0" table:formula="of:=ROUNDUP(([.$W72]/[.$W$7])*[.$AA$7];0)" table:style-name="ce11">
            <text:p>0</text:p>
          </table:table-cell>
          <table:table-cell office:value-type="float" office:value="0" table:formula="of:=ROUNDUP(([.$W7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4</text:p>
          </table:table-cell>
          <table:table-cell table:number-columns-repeated="16" table:style-name="ce15"/>
          <table:table-cell office:value-type="float" office:value="0" table:formula="of:=SUM([.S73:.AB73])" table:style-name="ce16">
            <text:p>0</text:p>
          </table:table-cell>
          <table:table-cell office:value-type="float" office:value="0" table:formula="of:=ROUNDUP(([.$W73]/[.$W$7])*[.$S$7];0)" table:style-name="ce11">
            <text:p>0</text:p>
          </table:table-cell>
          <table:table-cell office:value-type="float" office:value="0" table:formula="of:=ROUNDUP(([.$W73]/[.$W$7])*[.$T$7];0)" table:style-name="ce11">
            <text:p>0</text:p>
          </table:table-cell>
          <table:table-cell office:value-type="float" office:value="0" table:formula="of:=ROUNDUP(([.$W73]/[.$W$7])*[.$U$7];0)" table:style-name="ce11">
            <text:p>0</text:p>
          </table:table-cell>
          <table:table-cell office:value-type="float" office:value="0" table:formula="of:=ROUNDUP(([.$W73]/[.$W$7])*[.$V$7];0)" table:style-name="ce11">
            <text:p>0</text:p>
          </table:table-cell>
          <table:table-cell office:value-type="float" office:value="0" table:formula="of:=SUMPRODUCT([.C73:.Q7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3]/[.$W$7])*[.$X$7];0)" table:style-name="ce11">
            <text:p>0</text:p>
          </table:table-cell>
          <table:table-cell office:value-type="float" office:value="0" table:formula="of:=ROUNDUP(([.$W73]/[.$W$7])*[.$Y$7];0)" table:style-name="ce11">
            <text:p>0</text:p>
          </table:table-cell>
          <table:table-cell office:value-type="float" office:value="0" table:formula="of:=ROUNDUP(([.$W73]/[.$W$7])*[.$Z$7];0)" table:style-name="ce11">
            <text:p>0</text:p>
          </table:table-cell>
          <table:table-cell office:value-type="float" office:value="0" table:formula="of:=ROUNDUP(([.$W73]/[.$W$7])*[.$AA$7];0)" table:style-name="ce11">
            <text:p>0</text:p>
          </table:table-cell>
          <table:table-cell office:value-type="float" office:value="0" table:formula="of:=ROUNDUP(([.$W7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5</text:p>
          </table:table-cell>
          <table:table-cell table:number-columns-repeated="16" table:style-name="ce15"/>
          <table:table-cell office:value-type="float" office:value="0" table:formula="of:=SUM([.S74:.AB74])" table:style-name="ce16">
            <text:p>0</text:p>
          </table:table-cell>
          <table:table-cell office:value-type="float" office:value="0" table:formula="of:=ROUNDUP(([.$W74]/[.$W$7])*[.$S$7];0)" table:style-name="ce11">
            <text:p>0</text:p>
          </table:table-cell>
          <table:table-cell office:value-type="float" office:value="0" table:formula="of:=ROUNDUP(([.$W74]/[.$W$7])*[.$T$7];0)" table:style-name="ce11">
            <text:p>0</text:p>
          </table:table-cell>
          <table:table-cell office:value-type="float" office:value="0" table:formula="of:=ROUNDUP(([.$W74]/[.$W$7])*[.$U$7];0)" table:style-name="ce11">
            <text:p>0</text:p>
          </table:table-cell>
          <table:table-cell office:value-type="float" office:value="0" table:formula="of:=ROUNDUP(([.$W74]/[.$W$7])*[.$V$7];0)" table:style-name="ce11">
            <text:p>0</text:p>
          </table:table-cell>
          <table:table-cell office:value-type="float" office:value="0" table:formula="of:=SUMPRODUCT([.C74:.Q7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4]/[.$W$7])*[.$X$7];0)" table:style-name="ce11">
            <text:p>0</text:p>
          </table:table-cell>
          <table:table-cell office:value-type="float" office:value="0" table:formula="of:=ROUNDUP(([.$W74]/[.$W$7])*[.$Y$7];0)" table:style-name="ce11">
            <text:p>0</text:p>
          </table:table-cell>
          <table:table-cell office:value-type="float" office:value="0" table:formula="of:=ROUNDUP(([.$W74]/[.$W$7])*[.$Z$7];0)" table:style-name="ce11">
            <text:p>0</text:p>
          </table:table-cell>
          <table:table-cell office:value-type="float" office:value="0" table:formula="of:=ROUNDUP(([.$W74]/[.$W$7])*[.$AA$7];0)" table:style-name="ce11">
            <text:p>0</text:p>
          </table:table-cell>
          <table:table-cell office:value-type="float" office:value="0" table:formula="of:=ROUNDUP(([.$W7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6</text:p>
          </table:table-cell>
          <table:table-cell table:number-columns-repeated="16" table:style-name="ce15"/>
          <table:table-cell office:value-type="float" office:value="0" table:formula="of:=SUM([.S75:.AB75])" table:style-name="ce16">
            <text:p>0</text:p>
          </table:table-cell>
          <table:table-cell office:value-type="float" office:value="0" table:formula="of:=ROUNDUP(([.$W75]/[.$W$7])*[.$S$7];0)" table:style-name="ce11">
            <text:p>0</text:p>
          </table:table-cell>
          <table:table-cell office:value-type="float" office:value="0" table:formula="of:=ROUNDUP(([.$W75]/[.$W$7])*[.$T$7];0)" table:style-name="ce11">
            <text:p>0</text:p>
          </table:table-cell>
          <table:table-cell office:value-type="float" office:value="0" table:formula="of:=ROUNDUP(([.$W75]/[.$W$7])*[.$U$7];0)" table:style-name="ce11">
            <text:p>0</text:p>
          </table:table-cell>
          <table:table-cell office:value-type="float" office:value="0" table:formula="of:=ROUNDUP(([.$W75]/[.$W$7])*[.$V$7];0)" table:style-name="ce11">
            <text:p>0</text:p>
          </table:table-cell>
          <table:table-cell office:value-type="float" office:value="0" table:formula="of:=SUMPRODUCT([.C75:.Q7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5]/[.$W$7])*[.$X$7];0)" table:style-name="ce11">
            <text:p>0</text:p>
          </table:table-cell>
          <table:table-cell office:value-type="float" office:value="0" table:formula="of:=ROUNDUP(([.$W75]/[.$W$7])*[.$Y$7];0)" table:style-name="ce11">
            <text:p>0</text:p>
          </table:table-cell>
          <table:table-cell office:value-type="float" office:value="0" table:formula="of:=ROUNDUP(([.$W75]/[.$W$7])*[.$Z$7];0)" table:style-name="ce11">
            <text:p>0</text:p>
          </table:table-cell>
          <table:table-cell office:value-type="float" office:value="0" table:formula="of:=ROUNDUP(([.$W75]/[.$W$7])*[.$AA$7];0)" table:style-name="ce11">
            <text:p>0</text:p>
          </table:table-cell>
          <table:table-cell office:value-type="float" office:value="0" table:formula="of:=ROUNDUP(([.$W7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7</text:p>
          </table:table-cell>
          <table:table-cell table:number-columns-repeated="16" table:style-name="ce15"/>
          <table:table-cell office:value-type="float" office:value="0" table:formula="of:=SUM([.S76:.AB76])" table:style-name="ce16">
            <text:p>0</text:p>
          </table:table-cell>
          <table:table-cell office:value-type="float" office:value="0" table:formula="of:=ROUNDUP(([.$W76]/[.$W$7])*[.$S$7];0)" table:style-name="ce11">
            <text:p>0</text:p>
          </table:table-cell>
          <table:table-cell office:value-type="float" office:value="0" table:formula="of:=ROUNDUP(([.$W76]/[.$W$7])*[.$T$7];0)" table:style-name="ce11">
            <text:p>0</text:p>
          </table:table-cell>
          <table:table-cell office:value-type="float" office:value="0" table:formula="of:=ROUNDUP(([.$W76]/[.$W$7])*[.$U$7];0)" table:style-name="ce11">
            <text:p>0</text:p>
          </table:table-cell>
          <table:table-cell office:value-type="float" office:value="0" table:formula="of:=ROUNDUP(([.$W76]/[.$W$7])*[.$V$7];0)" table:style-name="ce11">
            <text:p>0</text:p>
          </table:table-cell>
          <table:table-cell office:value-type="float" office:value="0" table:formula="of:=SUMPRODUCT([.C76:.Q7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6]/[.$W$7])*[.$X$7];0)" table:style-name="ce11">
            <text:p>0</text:p>
          </table:table-cell>
          <table:table-cell office:value-type="float" office:value="0" table:formula="of:=ROUNDUP(([.$W76]/[.$W$7])*[.$Y$7];0)" table:style-name="ce11">
            <text:p>0</text:p>
          </table:table-cell>
          <table:table-cell office:value-type="float" office:value="0" table:formula="of:=ROUNDUP(([.$W76]/[.$W$7])*[.$Z$7];0)" table:style-name="ce11">
            <text:p>0</text:p>
          </table:table-cell>
          <table:table-cell office:value-type="float" office:value="0" table:formula="of:=ROUNDUP(([.$W76]/[.$W$7])*[.$AA$7];0)" table:style-name="ce11">
            <text:p>0</text:p>
          </table:table-cell>
          <table:table-cell office:value-type="float" office:value="0" table:formula="of:=ROUNDUP(([.$W7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8</text:p>
          </table:table-cell>
          <table:table-cell table:number-columns-repeated="16" table:style-name="ce15"/>
          <table:table-cell office:value-type="float" office:value="0" table:formula="of:=SUM([.S77:.AB77])" table:style-name="ce16">
            <text:p>0</text:p>
          </table:table-cell>
          <table:table-cell office:value-type="float" office:value="0" table:formula="of:=ROUNDUP(([.$W77]/[.$W$7])*[.$S$7];0)" table:style-name="ce11">
            <text:p>0</text:p>
          </table:table-cell>
          <table:table-cell office:value-type="float" office:value="0" table:formula="of:=ROUNDUP(([.$W77]/[.$W$7])*[.$T$7];0)" table:style-name="ce11">
            <text:p>0</text:p>
          </table:table-cell>
          <table:table-cell office:value-type="float" office:value="0" table:formula="of:=ROUNDUP(([.$W77]/[.$W$7])*[.$U$7];0)" table:style-name="ce11">
            <text:p>0</text:p>
          </table:table-cell>
          <table:table-cell office:value-type="float" office:value="0" table:formula="of:=ROUNDUP(([.$W77]/[.$W$7])*[.$V$7];0)" table:style-name="ce11">
            <text:p>0</text:p>
          </table:table-cell>
          <table:table-cell office:value-type="float" office:value="0" table:formula="of:=SUMPRODUCT([.C77:.Q7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7]/[.$W$7])*[.$X$7];0)" table:style-name="ce11">
            <text:p>0</text:p>
          </table:table-cell>
          <table:table-cell office:value-type="float" office:value="0" table:formula="of:=ROUNDUP(([.$W77]/[.$W$7])*[.$Y$7];0)" table:style-name="ce11">
            <text:p>0</text:p>
          </table:table-cell>
          <table:table-cell office:value-type="float" office:value="0" table:formula="of:=ROUNDUP(([.$W77]/[.$W$7])*[.$Z$7];0)" table:style-name="ce11">
            <text:p>0</text:p>
          </table:table-cell>
          <table:table-cell office:value-type="float" office:value="0" table:formula="of:=ROUNDUP(([.$W77]/[.$W$7])*[.$AA$7];0)" table:style-name="ce11">
            <text:p>0</text:p>
          </table:table-cell>
          <table:table-cell office:value-type="float" office:value="0" table:formula="of:=ROUNDUP(([.$W7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69</text:p>
          </table:table-cell>
          <table:table-cell table:number-columns-repeated="16" table:style-name="ce15"/>
          <table:table-cell office:value-type="float" office:value="0" table:formula="of:=SUM([.S78:.AB78])" table:style-name="ce16">
            <text:p>0</text:p>
          </table:table-cell>
          <table:table-cell office:value-type="float" office:value="0" table:formula="of:=ROUNDUP(([.$W78]/[.$W$7])*[.$S$7];0)" table:style-name="ce11">
            <text:p>0</text:p>
          </table:table-cell>
          <table:table-cell office:value-type="float" office:value="0" table:formula="of:=ROUNDUP(([.$W78]/[.$W$7])*[.$T$7];0)" table:style-name="ce11">
            <text:p>0</text:p>
          </table:table-cell>
          <table:table-cell office:value-type="float" office:value="0" table:formula="of:=ROUNDUP(([.$W78]/[.$W$7])*[.$U$7];0)" table:style-name="ce11">
            <text:p>0</text:p>
          </table:table-cell>
          <table:table-cell office:value-type="float" office:value="0" table:formula="of:=ROUNDUP(([.$W78]/[.$W$7])*[.$V$7];0)" table:style-name="ce11">
            <text:p>0</text:p>
          </table:table-cell>
          <table:table-cell office:value-type="float" office:value="0" table:formula="of:=SUMPRODUCT([.C78:.Q7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8]/[.$W$7])*[.$X$7];0)" table:style-name="ce11">
            <text:p>0</text:p>
          </table:table-cell>
          <table:table-cell office:value-type="float" office:value="0" table:formula="of:=ROUNDUP(([.$W78]/[.$W$7])*[.$Y$7];0)" table:style-name="ce11">
            <text:p>0</text:p>
          </table:table-cell>
          <table:table-cell office:value-type="float" office:value="0" table:formula="of:=ROUNDUP(([.$W78]/[.$W$7])*[.$Z$7];0)" table:style-name="ce11">
            <text:p>0</text:p>
          </table:table-cell>
          <table:table-cell office:value-type="float" office:value="0" table:formula="of:=ROUNDUP(([.$W78]/[.$W$7])*[.$AA$7];0)" table:style-name="ce11">
            <text:p>0</text:p>
          </table:table-cell>
          <table:table-cell office:value-type="float" office:value="0" table:formula="of:=ROUNDUP(([.$W7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0</text:p>
          </table:table-cell>
          <table:table-cell table:number-columns-repeated="16" table:style-name="ce15"/>
          <table:table-cell office:value-type="float" office:value="0" table:formula="of:=SUM([.S79:.AB79])" table:style-name="ce16">
            <text:p>0</text:p>
          </table:table-cell>
          <table:table-cell office:value-type="float" office:value="0" table:formula="of:=ROUNDUP(([.$W79]/[.$W$7])*[.$S$7];0)" table:style-name="ce11">
            <text:p>0</text:p>
          </table:table-cell>
          <table:table-cell office:value-type="float" office:value="0" table:formula="of:=ROUNDUP(([.$W79]/[.$W$7])*[.$T$7];0)" table:style-name="ce11">
            <text:p>0</text:p>
          </table:table-cell>
          <table:table-cell office:value-type="float" office:value="0" table:formula="of:=ROUNDUP(([.$W79]/[.$W$7])*[.$U$7];0)" table:style-name="ce11">
            <text:p>0</text:p>
          </table:table-cell>
          <table:table-cell office:value-type="float" office:value="0" table:formula="of:=ROUNDUP(([.$W79]/[.$W$7])*[.$V$7];0)" table:style-name="ce11">
            <text:p>0</text:p>
          </table:table-cell>
          <table:table-cell office:value-type="float" office:value="0" table:formula="of:=SUMPRODUCT([.C79:.Q7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79]/[.$W$7])*[.$X$7];0)" table:style-name="ce11">
            <text:p>0</text:p>
          </table:table-cell>
          <table:table-cell office:value-type="float" office:value="0" table:formula="of:=ROUNDUP(([.$W79]/[.$W$7])*[.$Y$7];0)" table:style-name="ce11">
            <text:p>0</text:p>
          </table:table-cell>
          <table:table-cell office:value-type="float" office:value="0" table:formula="of:=ROUNDUP(([.$W79]/[.$W$7])*[.$Z$7];0)" table:style-name="ce11">
            <text:p>0</text:p>
          </table:table-cell>
          <table:table-cell office:value-type="float" office:value="0" table:formula="of:=ROUNDUP(([.$W79]/[.$W$7])*[.$AA$7];0)" table:style-name="ce11">
            <text:p>0</text:p>
          </table:table-cell>
          <table:table-cell office:value-type="float" office:value="0" table:formula="of:=ROUNDUP(([.$W7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1</text:p>
          </table:table-cell>
          <table:table-cell table:number-columns-repeated="16" table:style-name="ce15"/>
          <table:table-cell office:value-type="float" office:value="0" table:formula="of:=SUM([.S80:.AB80])" table:style-name="ce16">
            <text:p>0</text:p>
          </table:table-cell>
          <table:table-cell office:value-type="float" office:value="0" table:formula="of:=ROUNDUP(([.$W80]/[.$W$7])*[.$S$7];0)" table:style-name="ce11">
            <text:p>0</text:p>
          </table:table-cell>
          <table:table-cell office:value-type="float" office:value="0" table:formula="of:=ROUNDUP(([.$W80]/[.$W$7])*[.$T$7];0)" table:style-name="ce11">
            <text:p>0</text:p>
          </table:table-cell>
          <table:table-cell office:value-type="float" office:value="0" table:formula="of:=ROUNDUP(([.$W80]/[.$W$7])*[.$U$7];0)" table:style-name="ce11">
            <text:p>0</text:p>
          </table:table-cell>
          <table:table-cell office:value-type="float" office:value="0" table:formula="of:=ROUNDUP(([.$W80]/[.$W$7])*[.$V$7];0)" table:style-name="ce11">
            <text:p>0</text:p>
          </table:table-cell>
          <table:table-cell office:value-type="float" office:value="0" table:formula="of:=SUMPRODUCT([.C80:.Q8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0]/[.$W$7])*[.$X$7];0)" table:style-name="ce11">
            <text:p>0</text:p>
          </table:table-cell>
          <table:table-cell office:value-type="float" office:value="0" table:formula="of:=ROUNDUP(([.$W80]/[.$W$7])*[.$Y$7];0)" table:style-name="ce11">
            <text:p>0</text:p>
          </table:table-cell>
          <table:table-cell office:value-type="float" office:value="0" table:formula="of:=ROUNDUP(([.$W80]/[.$W$7])*[.$Z$7];0)" table:style-name="ce11">
            <text:p>0</text:p>
          </table:table-cell>
          <table:table-cell office:value-type="float" office:value="0" table:formula="of:=ROUNDUP(([.$W80]/[.$W$7])*[.$AA$7];0)" table:style-name="ce11">
            <text:p>0</text:p>
          </table:table-cell>
          <table:table-cell office:value-type="float" office:value="0" table:formula="of:=ROUNDUP(([.$W8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2</text:p>
          </table:table-cell>
          <table:table-cell table:number-columns-repeated="16" table:style-name="ce15"/>
          <table:table-cell office:value-type="float" office:value="0" table:formula="of:=SUM([.S81:.AB81])" table:style-name="ce16">
            <text:p>0</text:p>
          </table:table-cell>
          <table:table-cell office:value-type="float" office:value="0" table:formula="of:=ROUNDUP(([.$W81]/[.$W$7])*[.$S$7];0)" table:style-name="ce11">
            <text:p>0</text:p>
          </table:table-cell>
          <table:table-cell office:value-type="float" office:value="0" table:formula="of:=ROUNDUP(([.$W81]/[.$W$7])*[.$T$7];0)" table:style-name="ce11">
            <text:p>0</text:p>
          </table:table-cell>
          <table:table-cell office:value-type="float" office:value="0" table:formula="of:=ROUNDUP(([.$W81]/[.$W$7])*[.$U$7];0)" table:style-name="ce11">
            <text:p>0</text:p>
          </table:table-cell>
          <table:table-cell office:value-type="float" office:value="0" table:formula="of:=ROUNDUP(([.$W81]/[.$W$7])*[.$V$7];0)" table:style-name="ce11">
            <text:p>0</text:p>
          </table:table-cell>
          <table:table-cell office:value-type="float" office:value="0" table:formula="of:=SUMPRODUCT([.C81:.Q8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1]/[.$W$7])*[.$X$7];0)" table:style-name="ce11">
            <text:p>0</text:p>
          </table:table-cell>
          <table:table-cell office:value-type="float" office:value="0" table:formula="of:=ROUNDUP(([.$W81]/[.$W$7])*[.$Y$7];0)" table:style-name="ce11">
            <text:p>0</text:p>
          </table:table-cell>
          <table:table-cell office:value-type="float" office:value="0" table:formula="of:=ROUNDUP(([.$W81]/[.$W$7])*[.$Z$7];0)" table:style-name="ce11">
            <text:p>0</text:p>
          </table:table-cell>
          <table:table-cell office:value-type="float" office:value="0" table:formula="of:=ROUNDUP(([.$W81]/[.$W$7])*[.$AA$7];0)" table:style-name="ce11">
            <text:p>0</text:p>
          </table:table-cell>
          <table:table-cell office:value-type="float" office:value="0" table:formula="of:=ROUNDUP(([.$W8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3</text:p>
          </table:table-cell>
          <table:table-cell table:number-columns-repeated="16" table:style-name="ce15"/>
          <table:table-cell office:value-type="float" office:value="0" table:formula="of:=SUM([.S82:.AB82])" table:style-name="ce16">
            <text:p>0</text:p>
          </table:table-cell>
          <table:table-cell office:value-type="float" office:value="0" table:formula="of:=ROUNDUP(([.$W82]/[.$W$7])*[.$S$7];0)" table:style-name="ce11">
            <text:p>0</text:p>
          </table:table-cell>
          <table:table-cell office:value-type="float" office:value="0" table:formula="of:=ROUNDUP(([.$W82]/[.$W$7])*[.$T$7];0)" table:style-name="ce11">
            <text:p>0</text:p>
          </table:table-cell>
          <table:table-cell office:value-type="float" office:value="0" table:formula="of:=ROUNDUP(([.$W82]/[.$W$7])*[.$U$7];0)" table:style-name="ce11">
            <text:p>0</text:p>
          </table:table-cell>
          <table:table-cell office:value-type="float" office:value="0" table:formula="of:=ROUNDUP(([.$W82]/[.$W$7])*[.$V$7];0)" table:style-name="ce11">
            <text:p>0</text:p>
          </table:table-cell>
          <table:table-cell office:value-type="float" office:value="0" table:formula="of:=SUMPRODUCT([.C82:.Q8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2]/[.$W$7])*[.$X$7];0)" table:style-name="ce11">
            <text:p>0</text:p>
          </table:table-cell>
          <table:table-cell office:value-type="float" office:value="0" table:formula="of:=ROUNDUP(([.$W82]/[.$W$7])*[.$Y$7];0)" table:style-name="ce11">
            <text:p>0</text:p>
          </table:table-cell>
          <table:table-cell office:value-type="float" office:value="0" table:formula="of:=ROUNDUP(([.$W82]/[.$W$7])*[.$Z$7];0)" table:style-name="ce11">
            <text:p>0</text:p>
          </table:table-cell>
          <table:table-cell office:value-type="float" office:value="0" table:formula="of:=ROUNDUP(([.$W82]/[.$W$7])*[.$AA$7];0)" table:style-name="ce11">
            <text:p>0</text:p>
          </table:table-cell>
          <table:table-cell office:value-type="float" office:value="0" table:formula="of:=ROUNDUP(([.$W8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4</text:p>
          </table:table-cell>
          <table:table-cell table:number-columns-repeated="16" table:style-name="ce15"/>
          <table:table-cell office:value-type="float" office:value="0" table:formula="of:=SUM([.S83:.AB83])" table:style-name="ce16">
            <text:p>0</text:p>
          </table:table-cell>
          <table:table-cell office:value-type="float" office:value="0" table:formula="of:=ROUNDUP(([.$W83]/[.$W$7])*[.$S$7];0)" table:style-name="ce11">
            <text:p>0</text:p>
          </table:table-cell>
          <table:table-cell office:value-type="float" office:value="0" table:formula="of:=ROUNDUP(([.$W83]/[.$W$7])*[.$T$7];0)" table:style-name="ce11">
            <text:p>0</text:p>
          </table:table-cell>
          <table:table-cell office:value-type="float" office:value="0" table:formula="of:=ROUNDUP(([.$W83]/[.$W$7])*[.$U$7];0)" table:style-name="ce11">
            <text:p>0</text:p>
          </table:table-cell>
          <table:table-cell office:value-type="float" office:value="0" table:formula="of:=ROUNDUP(([.$W83]/[.$W$7])*[.$V$7];0)" table:style-name="ce11">
            <text:p>0</text:p>
          </table:table-cell>
          <table:table-cell office:value-type="float" office:value="0" table:formula="of:=SUMPRODUCT([.C83:.Q8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3]/[.$W$7])*[.$X$7];0)" table:style-name="ce11">
            <text:p>0</text:p>
          </table:table-cell>
          <table:table-cell office:value-type="float" office:value="0" table:formula="of:=ROUNDUP(([.$W83]/[.$W$7])*[.$Y$7];0)" table:style-name="ce11">
            <text:p>0</text:p>
          </table:table-cell>
          <table:table-cell office:value-type="float" office:value="0" table:formula="of:=ROUNDUP(([.$W83]/[.$W$7])*[.$Z$7];0)" table:style-name="ce11">
            <text:p>0</text:p>
          </table:table-cell>
          <table:table-cell office:value-type="float" office:value="0" table:formula="of:=ROUNDUP(([.$W83]/[.$W$7])*[.$AA$7];0)" table:style-name="ce11">
            <text:p>0</text:p>
          </table:table-cell>
          <table:table-cell office:value-type="float" office:value="0" table:formula="of:=ROUNDUP(([.$W8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5</text:p>
          </table:table-cell>
          <table:table-cell table:number-columns-repeated="16" table:style-name="ce15"/>
          <table:table-cell office:value-type="float" office:value="0" table:formula="of:=SUM([.S84:.AB84])" table:style-name="ce16">
            <text:p>0</text:p>
          </table:table-cell>
          <table:table-cell office:value-type="float" office:value="0" table:formula="of:=ROUNDUP(([.$W84]/[.$W$7])*[.$S$7];0)" table:style-name="ce11">
            <text:p>0</text:p>
          </table:table-cell>
          <table:table-cell office:value-type="float" office:value="0" table:formula="of:=ROUNDUP(([.$W84]/[.$W$7])*[.$T$7];0)" table:style-name="ce11">
            <text:p>0</text:p>
          </table:table-cell>
          <table:table-cell office:value-type="float" office:value="0" table:formula="of:=ROUNDUP(([.$W84]/[.$W$7])*[.$U$7];0)" table:style-name="ce11">
            <text:p>0</text:p>
          </table:table-cell>
          <table:table-cell office:value-type="float" office:value="0" table:formula="of:=ROUNDUP(([.$W84]/[.$W$7])*[.$V$7];0)" table:style-name="ce11">
            <text:p>0</text:p>
          </table:table-cell>
          <table:table-cell office:value-type="float" office:value="0" table:formula="of:=SUMPRODUCT([.C84:.Q8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4]/[.$W$7])*[.$X$7];0)" table:style-name="ce11">
            <text:p>0</text:p>
          </table:table-cell>
          <table:table-cell office:value-type="float" office:value="0" table:formula="of:=ROUNDUP(([.$W84]/[.$W$7])*[.$Y$7];0)" table:style-name="ce11">
            <text:p>0</text:p>
          </table:table-cell>
          <table:table-cell office:value-type="float" office:value="0" table:formula="of:=ROUNDUP(([.$W84]/[.$W$7])*[.$Z$7];0)" table:style-name="ce11">
            <text:p>0</text:p>
          </table:table-cell>
          <table:table-cell office:value-type="float" office:value="0" table:formula="of:=ROUNDUP(([.$W84]/[.$W$7])*[.$AA$7];0)" table:style-name="ce11">
            <text:p>0</text:p>
          </table:table-cell>
          <table:table-cell office:value-type="float" office:value="0" table:formula="of:=ROUNDUP(([.$W8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6</text:p>
          </table:table-cell>
          <table:table-cell table:number-columns-repeated="16" table:style-name="ce15"/>
          <table:table-cell office:value-type="float" office:value="0" table:formula="of:=SUM([.S85:.AB85])" table:style-name="ce16">
            <text:p>0</text:p>
          </table:table-cell>
          <table:table-cell office:value-type="float" office:value="0" table:formula="of:=ROUNDUP(([.$W85]/[.$W$7])*[.$S$7];0)" table:style-name="ce11">
            <text:p>0</text:p>
          </table:table-cell>
          <table:table-cell office:value-type="float" office:value="0" table:formula="of:=ROUNDUP(([.$W85]/[.$W$7])*[.$T$7];0)" table:style-name="ce11">
            <text:p>0</text:p>
          </table:table-cell>
          <table:table-cell office:value-type="float" office:value="0" table:formula="of:=ROUNDUP(([.$W85]/[.$W$7])*[.$U$7];0)" table:style-name="ce11">
            <text:p>0</text:p>
          </table:table-cell>
          <table:table-cell office:value-type="float" office:value="0" table:formula="of:=ROUNDUP(([.$W85]/[.$W$7])*[.$V$7];0)" table:style-name="ce11">
            <text:p>0</text:p>
          </table:table-cell>
          <table:table-cell office:value-type="float" office:value="0" table:formula="of:=SUMPRODUCT([.C85:.Q8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5]/[.$W$7])*[.$X$7];0)" table:style-name="ce11">
            <text:p>0</text:p>
          </table:table-cell>
          <table:table-cell office:value-type="float" office:value="0" table:formula="of:=ROUNDUP(([.$W85]/[.$W$7])*[.$Y$7];0)" table:style-name="ce11">
            <text:p>0</text:p>
          </table:table-cell>
          <table:table-cell office:value-type="float" office:value="0" table:formula="of:=ROUNDUP(([.$W85]/[.$W$7])*[.$Z$7];0)" table:style-name="ce11">
            <text:p>0</text:p>
          </table:table-cell>
          <table:table-cell office:value-type="float" office:value="0" table:formula="of:=ROUNDUP(([.$W85]/[.$W$7])*[.$AA$7];0)" table:style-name="ce11">
            <text:p>0</text:p>
          </table:table-cell>
          <table:table-cell office:value-type="float" office:value="0" table:formula="of:=ROUNDUP(([.$W8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7</text:p>
          </table:table-cell>
          <table:table-cell table:number-columns-repeated="16" table:style-name="ce15"/>
          <table:table-cell office:value-type="float" office:value="0" table:formula="of:=SUM([.S86:.AB86])" table:style-name="ce16">
            <text:p>0</text:p>
          </table:table-cell>
          <table:table-cell office:value-type="float" office:value="0" table:formula="of:=ROUNDUP(([.$W86]/[.$W$7])*[.$S$7];0)" table:style-name="ce11">
            <text:p>0</text:p>
          </table:table-cell>
          <table:table-cell office:value-type="float" office:value="0" table:formula="of:=ROUNDUP(([.$W86]/[.$W$7])*[.$T$7];0)" table:style-name="ce11">
            <text:p>0</text:p>
          </table:table-cell>
          <table:table-cell office:value-type="float" office:value="0" table:formula="of:=ROUNDUP(([.$W86]/[.$W$7])*[.$U$7];0)" table:style-name="ce11">
            <text:p>0</text:p>
          </table:table-cell>
          <table:table-cell office:value-type="float" office:value="0" table:formula="of:=ROUNDUP(([.$W86]/[.$W$7])*[.$V$7];0)" table:style-name="ce11">
            <text:p>0</text:p>
          </table:table-cell>
          <table:table-cell office:value-type="float" office:value="0" table:formula="of:=SUMPRODUCT([.C86:.Q8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6]/[.$W$7])*[.$X$7];0)" table:style-name="ce11">
            <text:p>0</text:p>
          </table:table-cell>
          <table:table-cell office:value-type="float" office:value="0" table:formula="of:=ROUNDUP(([.$W86]/[.$W$7])*[.$Y$7];0)" table:style-name="ce11">
            <text:p>0</text:p>
          </table:table-cell>
          <table:table-cell office:value-type="float" office:value="0" table:formula="of:=ROUNDUP(([.$W86]/[.$W$7])*[.$Z$7];0)" table:style-name="ce11">
            <text:p>0</text:p>
          </table:table-cell>
          <table:table-cell office:value-type="float" office:value="0" table:formula="of:=ROUNDUP(([.$W86]/[.$W$7])*[.$AA$7];0)" table:style-name="ce11">
            <text:p>0</text:p>
          </table:table-cell>
          <table:table-cell office:value-type="float" office:value="0" table:formula="of:=ROUNDUP(([.$W8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8</text:p>
          </table:table-cell>
          <table:table-cell table:number-columns-repeated="16" table:style-name="ce15"/>
          <table:table-cell office:value-type="float" office:value="0" table:formula="of:=SUM([.S87:.AB87])" table:style-name="ce16">
            <text:p>0</text:p>
          </table:table-cell>
          <table:table-cell office:value-type="float" office:value="0" table:formula="of:=ROUNDUP(([.$W87]/[.$W$7])*[.$S$7];0)" table:style-name="ce11">
            <text:p>0</text:p>
          </table:table-cell>
          <table:table-cell office:value-type="float" office:value="0" table:formula="of:=ROUNDUP(([.$W87]/[.$W$7])*[.$T$7];0)" table:style-name="ce11">
            <text:p>0</text:p>
          </table:table-cell>
          <table:table-cell office:value-type="float" office:value="0" table:formula="of:=ROUNDUP(([.$W87]/[.$W$7])*[.$U$7];0)" table:style-name="ce11">
            <text:p>0</text:p>
          </table:table-cell>
          <table:table-cell office:value-type="float" office:value="0" table:formula="of:=ROUNDUP(([.$W87]/[.$W$7])*[.$V$7];0)" table:style-name="ce11">
            <text:p>0</text:p>
          </table:table-cell>
          <table:table-cell office:value-type="float" office:value="0" table:formula="of:=SUMPRODUCT([.C87:.Q8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7]/[.$W$7])*[.$X$7];0)" table:style-name="ce11">
            <text:p>0</text:p>
          </table:table-cell>
          <table:table-cell office:value-type="float" office:value="0" table:formula="of:=ROUNDUP(([.$W87]/[.$W$7])*[.$Y$7];0)" table:style-name="ce11">
            <text:p>0</text:p>
          </table:table-cell>
          <table:table-cell office:value-type="float" office:value="0" table:formula="of:=ROUNDUP(([.$W87]/[.$W$7])*[.$Z$7];0)" table:style-name="ce11">
            <text:p>0</text:p>
          </table:table-cell>
          <table:table-cell office:value-type="float" office:value="0" table:formula="of:=ROUNDUP(([.$W87]/[.$W$7])*[.$AA$7];0)" table:style-name="ce11">
            <text:p>0</text:p>
          </table:table-cell>
          <table:table-cell office:value-type="float" office:value="0" table:formula="of:=ROUNDUP(([.$W8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79</text:p>
          </table:table-cell>
          <table:table-cell table:number-columns-repeated="16" table:style-name="ce15"/>
          <table:table-cell office:value-type="float" office:value="0" table:formula="of:=SUM([.S88:.AB88])" table:style-name="ce16">
            <text:p>0</text:p>
          </table:table-cell>
          <table:table-cell office:value-type="float" office:value="0" table:formula="of:=ROUNDUP(([.$W88]/[.$W$7])*[.$S$7];0)" table:style-name="ce11">
            <text:p>0</text:p>
          </table:table-cell>
          <table:table-cell office:value-type="float" office:value="0" table:formula="of:=ROUNDUP(([.$W88]/[.$W$7])*[.$T$7];0)" table:style-name="ce11">
            <text:p>0</text:p>
          </table:table-cell>
          <table:table-cell office:value-type="float" office:value="0" table:formula="of:=ROUNDUP(([.$W88]/[.$W$7])*[.$U$7];0)" table:style-name="ce11">
            <text:p>0</text:p>
          </table:table-cell>
          <table:table-cell office:value-type="float" office:value="0" table:formula="of:=ROUNDUP(([.$W88]/[.$W$7])*[.$V$7];0)" table:style-name="ce11">
            <text:p>0</text:p>
          </table:table-cell>
          <table:table-cell office:value-type="float" office:value="0" table:formula="of:=SUMPRODUCT([.C88:.Q8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8]/[.$W$7])*[.$X$7];0)" table:style-name="ce11">
            <text:p>0</text:p>
          </table:table-cell>
          <table:table-cell office:value-type="float" office:value="0" table:formula="of:=ROUNDUP(([.$W88]/[.$W$7])*[.$Y$7];0)" table:style-name="ce11">
            <text:p>0</text:p>
          </table:table-cell>
          <table:table-cell office:value-type="float" office:value="0" table:formula="of:=ROUNDUP(([.$W88]/[.$W$7])*[.$Z$7];0)" table:style-name="ce11">
            <text:p>0</text:p>
          </table:table-cell>
          <table:table-cell office:value-type="float" office:value="0" table:formula="of:=ROUNDUP(([.$W88]/[.$W$7])*[.$AA$7];0)" table:style-name="ce11">
            <text:p>0</text:p>
          </table:table-cell>
          <table:table-cell office:value-type="float" office:value="0" table:formula="of:=ROUNDUP(([.$W8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0</text:p>
          </table:table-cell>
          <table:table-cell table:number-columns-repeated="16" table:style-name="ce15"/>
          <table:table-cell office:value-type="float" office:value="0" table:formula="of:=SUM([.S89:.AB89])" table:style-name="ce16">
            <text:p>0</text:p>
          </table:table-cell>
          <table:table-cell office:value-type="float" office:value="0" table:formula="of:=ROUNDUP(([.$W89]/[.$W$7])*[.$S$7];0)" table:style-name="ce11">
            <text:p>0</text:p>
          </table:table-cell>
          <table:table-cell office:value-type="float" office:value="0" table:formula="of:=ROUNDUP(([.$W89]/[.$W$7])*[.$T$7];0)" table:style-name="ce11">
            <text:p>0</text:p>
          </table:table-cell>
          <table:table-cell office:value-type="float" office:value="0" table:formula="of:=ROUNDUP(([.$W89]/[.$W$7])*[.$U$7];0)" table:style-name="ce11">
            <text:p>0</text:p>
          </table:table-cell>
          <table:table-cell office:value-type="float" office:value="0" table:formula="of:=ROUNDUP(([.$W89]/[.$W$7])*[.$V$7];0)" table:style-name="ce11">
            <text:p>0</text:p>
          </table:table-cell>
          <table:table-cell office:value-type="float" office:value="0" table:formula="of:=SUMPRODUCT([.C89:.Q8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89]/[.$W$7])*[.$X$7];0)" table:style-name="ce11">
            <text:p>0</text:p>
          </table:table-cell>
          <table:table-cell office:value-type="float" office:value="0" table:formula="of:=ROUNDUP(([.$W89]/[.$W$7])*[.$Y$7];0)" table:style-name="ce11">
            <text:p>0</text:p>
          </table:table-cell>
          <table:table-cell office:value-type="float" office:value="0" table:formula="of:=ROUNDUP(([.$W89]/[.$W$7])*[.$Z$7];0)" table:style-name="ce11">
            <text:p>0</text:p>
          </table:table-cell>
          <table:table-cell office:value-type="float" office:value="0" table:formula="of:=ROUNDUP(([.$W89]/[.$W$7])*[.$AA$7];0)" table:style-name="ce11">
            <text:p>0</text:p>
          </table:table-cell>
          <table:table-cell office:value-type="float" office:value="0" table:formula="of:=ROUNDUP(([.$W8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1</text:p>
          </table:table-cell>
          <table:table-cell table:number-columns-repeated="16" table:style-name="ce15"/>
          <table:table-cell office:value-type="float" office:value="0" table:formula="of:=SUM([.S90:.AB90])" table:style-name="ce16">
            <text:p>0</text:p>
          </table:table-cell>
          <table:table-cell office:value-type="float" office:value="0" table:formula="of:=ROUNDUP(([.$W90]/[.$W$7])*[.$S$7];0)" table:style-name="ce11">
            <text:p>0</text:p>
          </table:table-cell>
          <table:table-cell office:value-type="float" office:value="0" table:formula="of:=ROUNDUP(([.$W90]/[.$W$7])*[.$T$7];0)" table:style-name="ce11">
            <text:p>0</text:p>
          </table:table-cell>
          <table:table-cell office:value-type="float" office:value="0" table:formula="of:=ROUNDUP(([.$W90]/[.$W$7])*[.$U$7];0)" table:style-name="ce11">
            <text:p>0</text:p>
          </table:table-cell>
          <table:table-cell office:value-type="float" office:value="0" table:formula="of:=ROUNDUP(([.$W90]/[.$W$7])*[.$V$7];0)" table:style-name="ce11">
            <text:p>0</text:p>
          </table:table-cell>
          <table:table-cell office:value-type="float" office:value="0" table:formula="of:=SUMPRODUCT([.C90:.Q9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0]/[.$W$7])*[.$X$7];0)" table:style-name="ce11">
            <text:p>0</text:p>
          </table:table-cell>
          <table:table-cell office:value-type="float" office:value="0" table:formula="of:=ROUNDUP(([.$W90]/[.$W$7])*[.$Y$7];0)" table:style-name="ce11">
            <text:p>0</text:p>
          </table:table-cell>
          <table:table-cell office:value-type="float" office:value="0" table:formula="of:=ROUNDUP(([.$W90]/[.$W$7])*[.$Z$7];0)" table:style-name="ce11">
            <text:p>0</text:p>
          </table:table-cell>
          <table:table-cell office:value-type="float" office:value="0" table:formula="of:=ROUNDUP(([.$W90]/[.$W$7])*[.$AA$7];0)" table:style-name="ce11">
            <text:p>0</text:p>
          </table:table-cell>
          <table:table-cell office:value-type="float" office:value="0" table:formula="of:=ROUNDUP(([.$W9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2</text:p>
          </table:table-cell>
          <table:table-cell table:number-columns-repeated="16" table:style-name="ce15"/>
          <table:table-cell office:value-type="float" office:value="0" table:formula="of:=SUM([.S91:.AB91])" table:style-name="ce16">
            <text:p>0</text:p>
          </table:table-cell>
          <table:table-cell office:value-type="float" office:value="0" table:formula="of:=ROUNDUP(([.$W91]/[.$W$7])*[.$S$7];0)" table:style-name="ce11">
            <text:p>0</text:p>
          </table:table-cell>
          <table:table-cell office:value-type="float" office:value="0" table:formula="of:=ROUNDUP(([.$W91]/[.$W$7])*[.$T$7];0)" table:style-name="ce11">
            <text:p>0</text:p>
          </table:table-cell>
          <table:table-cell office:value-type="float" office:value="0" table:formula="of:=ROUNDUP(([.$W91]/[.$W$7])*[.$U$7];0)" table:style-name="ce11">
            <text:p>0</text:p>
          </table:table-cell>
          <table:table-cell office:value-type="float" office:value="0" table:formula="of:=ROUNDUP(([.$W91]/[.$W$7])*[.$V$7];0)" table:style-name="ce11">
            <text:p>0</text:p>
          </table:table-cell>
          <table:table-cell office:value-type="float" office:value="0" table:formula="of:=SUMPRODUCT([.C91:.Q9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1]/[.$W$7])*[.$X$7];0)" table:style-name="ce11">
            <text:p>0</text:p>
          </table:table-cell>
          <table:table-cell office:value-type="float" office:value="0" table:formula="of:=ROUNDUP(([.$W91]/[.$W$7])*[.$Y$7];0)" table:style-name="ce11">
            <text:p>0</text:p>
          </table:table-cell>
          <table:table-cell office:value-type="float" office:value="0" table:formula="of:=ROUNDUP(([.$W91]/[.$W$7])*[.$Z$7];0)" table:style-name="ce11">
            <text:p>0</text:p>
          </table:table-cell>
          <table:table-cell office:value-type="float" office:value="0" table:formula="of:=ROUNDUP(([.$W91]/[.$W$7])*[.$AA$7];0)" table:style-name="ce11">
            <text:p>0</text:p>
          </table:table-cell>
          <table:table-cell office:value-type="float" office:value="0" table:formula="of:=ROUNDUP(([.$W9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3</text:p>
          </table:table-cell>
          <table:table-cell table:number-columns-repeated="16" table:style-name="ce15"/>
          <table:table-cell office:value-type="float" office:value="0" table:formula="of:=SUM([.S92:.AB92])" table:style-name="ce16">
            <text:p>0</text:p>
          </table:table-cell>
          <table:table-cell office:value-type="float" office:value="0" table:formula="of:=ROUNDUP(([.$W92]/[.$W$7])*[.$S$7];0)" table:style-name="ce11">
            <text:p>0</text:p>
          </table:table-cell>
          <table:table-cell office:value-type="float" office:value="0" table:formula="of:=ROUNDUP(([.$W92]/[.$W$7])*[.$T$7];0)" table:style-name="ce11">
            <text:p>0</text:p>
          </table:table-cell>
          <table:table-cell office:value-type="float" office:value="0" table:formula="of:=ROUNDUP(([.$W92]/[.$W$7])*[.$U$7];0)" table:style-name="ce11">
            <text:p>0</text:p>
          </table:table-cell>
          <table:table-cell office:value-type="float" office:value="0" table:formula="of:=ROUNDUP(([.$W92]/[.$W$7])*[.$V$7];0)" table:style-name="ce11">
            <text:p>0</text:p>
          </table:table-cell>
          <table:table-cell office:value-type="float" office:value="0" table:formula="of:=SUMPRODUCT([.C92:.Q9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2]/[.$W$7])*[.$X$7];0)" table:style-name="ce11">
            <text:p>0</text:p>
          </table:table-cell>
          <table:table-cell office:value-type="float" office:value="0" table:formula="of:=ROUNDUP(([.$W92]/[.$W$7])*[.$Y$7];0)" table:style-name="ce11">
            <text:p>0</text:p>
          </table:table-cell>
          <table:table-cell office:value-type="float" office:value="0" table:formula="of:=ROUNDUP(([.$W92]/[.$W$7])*[.$Z$7];0)" table:style-name="ce11">
            <text:p>0</text:p>
          </table:table-cell>
          <table:table-cell office:value-type="float" office:value="0" table:formula="of:=ROUNDUP(([.$W92]/[.$W$7])*[.$AA$7];0)" table:style-name="ce11">
            <text:p>0</text:p>
          </table:table-cell>
          <table:table-cell office:value-type="float" office:value="0" table:formula="of:=ROUNDUP(([.$W9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4</text:p>
          </table:table-cell>
          <table:table-cell table:number-columns-repeated="16" table:style-name="ce15"/>
          <table:table-cell office:value-type="float" office:value="0" table:formula="of:=SUM([.S93:.AB93])" table:style-name="ce16">
            <text:p>0</text:p>
          </table:table-cell>
          <table:table-cell office:value-type="float" office:value="0" table:formula="of:=ROUNDUP(([.$W93]/[.$W$7])*[.$S$7];0)" table:style-name="ce11">
            <text:p>0</text:p>
          </table:table-cell>
          <table:table-cell office:value-type="float" office:value="0" table:formula="of:=ROUNDUP(([.$W93]/[.$W$7])*[.$T$7];0)" table:style-name="ce11">
            <text:p>0</text:p>
          </table:table-cell>
          <table:table-cell office:value-type="float" office:value="0" table:formula="of:=ROUNDUP(([.$W93]/[.$W$7])*[.$U$7];0)" table:style-name="ce11">
            <text:p>0</text:p>
          </table:table-cell>
          <table:table-cell office:value-type="float" office:value="0" table:formula="of:=ROUNDUP(([.$W93]/[.$W$7])*[.$V$7];0)" table:style-name="ce11">
            <text:p>0</text:p>
          </table:table-cell>
          <table:table-cell office:value-type="float" office:value="0" table:formula="of:=SUMPRODUCT([.C93:.Q9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3]/[.$W$7])*[.$X$7];0)" table:style-name="ce11">
            <text:p>0</text:p>
          </table:table-cell>
          <table:table-cell office:value-type="float" office:value="0" table:formula="of:=ROUNDUP(([.$W93]/[.$W$7])*[.$Y$7];0)" table:style-name="ce11">
            <text:p>0</text:p>
          </table:table-cell>
          <table:table-cell office:value-type="float" office:value="0" table:formula="of:=ROUNDUP(([.$W93]/[.$W$7])*[.$Z$7];0)" table:style-name="ce11">
            <text:p>0</text:p>
          </table:table-cell>
          <table:table-cell office:value-type="float" office:value="0" table:formula="of:=ROUNDUP(([.$W93]/[.$W$7])*[.$AA$7];0)" table:style-name="ce11">
            <text:p>0</text:p>
          </table:table-cell>
          <table:table-cell office:value-type="float" office:value="0" table:formula="of:=ROUNDUP(([.$W9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5</text:p>
          </table:table-cell>
          <table:table-cell table:number-columns-repeated="16" table:style-name="ce15"/>
          <table:table-cell office:value-type="float" office:value="0" table:formula="of:=SUM([.S94:.AB94])" table:style-name="ce16">
            <text:p>0</text:p>
          </table:table-cell>
          <table:table-cell office:value-type="float" office:value="0" table:formula="of:=ROUNDUP(([.$W94]/[.$W$7])*[.$S$7];0)" table:style-name="ce11">
            <text:p>0</text:p>
          </table:table-cell>
          <table:table-cell office:value-type="float" office:value="0" table:formula="of:=ROUNDUP(([.$W94]/[.$W$7])*[.$T$7];0)" table:style-name="ce11">
            <text:p>0</text:p>
          </table:table-cell>
          <table:table-cell office:value-type="float" office:value="0" table:formula="of:=ROUNDUP(([.$W94]/[.$W$7])*[.$U$7];0)" table:style-name="ce11">
            <text:p>0</text:p>
          </table:table-cell>
          <table:table-cell office:value-type="float" office:value="0" table:formula="of:=ROUNDUP(([.$W94]/[.$W$7])*[.$V$7];0)" table:style-name="ce11">
            <text:p>0</text:p>
          </table:table-cell>
          <table:table-cell office:value-type="float" office:value="0" table:formula="of:=SUMPRODUCT([.C94:.Q9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4]/[.$W$7])*[.$X$7];0)" table:style-name="ce11">
            <text:p>0</text:p>
          </table:table-cell>
          <table:table-cell office:value-type="float" office:value="0" table:formula="of:=ROUNDUP(([.$W94]/[.$W$7])*[.$Y$7];0)" table:style-name="ce11">
            <text:p>0</text:p>
          </table:table-cell>
          <table:table-cell office:value-type="float" office:value="0" table:formula="of:=ROUNDUP(([.$W94]/[.$W$7])*[.$Z$7];0)" table:style-name="ce11">
            <text:p>0</text:p>
          </table:table-cell>
          <table:table-cell office:value-type="float" office:value="0" table:formula="of:=ROUNDUP(([.$W94]/[.$W$7])*[.$AA$7];0)" table:style-name="ce11">
            <text:p>0</text:p>
          </table:table-cell>
          <table:table-cell office:value-type="float" office:value="0" table:formula="of:=ROUNDUP(([.$W9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6</text:p>
          </table:table-cell>
          <table:table-cell table:number-columns-repeated="16" table:style-name="ce15"/>
          <table:table-cell office:value-type="float" office:value="0" table:formula="of:=SUM([.S95:.AB95])" table:style-name="ce16">
            <text:p>0</text:p>
          </table:table-cell>
          <table:table-cell office:value-type="float" office:value="0" table:formula="of:=ROUNDUP(([.$W95]/[.$W$7])*[.$S$7];0)" table:style-name="ce11">
            <text:p>0</text:p>
          </table:table-cell>
          <table:table-cell office:value-type="float" office:value="0" table:formula="of:=ROUNDUP(([.$W95]/[.$W$7])*[.$T$7];0)" table:style-name="ce11">
            <text:p>0</text:p>
          </table:table-cell>
          <table:table-cell office:value-type="float" office:value="0" table:formula="of:=ROUNDUP(([.$W95]/[.$W$7])*[.$U$7];0)" table:style-name="ce11">
            <text:p>0</text:p>
          </table:table-cell>
          <table:table-cell office:value-type="float" office:value="0" table:formula="of:=ROUNDUP(([.$W95]/[.$W$7])*[.$V$7];0)" table:style-name="ce11">
            <text:p>0</text:p>
          </table:table-cell>
          <table:table-cell office:value-type="float" office:value="0" table:formula="of:=SUMPRODUCT([.C95:.Q9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5]/[.$W$7])*[.$X$7];0)" table:style-name="ce11">
            <text:p>0</text:p>
          </table:table-cell>
          <table:table-cell office:value-type="float" office:value="0" table:formula="of:=ROUNDUP(([.$W95]/[.$W$7])*[.$Y$7];0)" table:style-name="ce11">
            <text:p>0</text:p>
          </table:table-cell>
          <table:table-cell office:value-type="float" office:value="0" table:formula="of:=ROUNDUP(([.$W95]/[.$W$7])*[.$Z$7];0)" table:style-name="ce11">
            <text:p>0</text:p>
          </table:table-cell>
          <table:table-cell office:value-type="float" office:value="0" table:formula="of:=ROUNDUP(([.$W95]/[.$W$7])*[.$AA$7];0)" table:style-name="ce11">
            <text:p>0</text:p>
          </table:table-cell>
          <table:table-cell office:value-type="float" office:value="0" table:formula="of:=ROUNDUP(([.$W9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7</text:p>
          </table:table-cell>
          <table:table-cell table:number-columns-repeated="16" table:style-name="ce15"/>
          <table:table-cell office:value-type="float" office:value="0" table:formula="of:=SUM([.S96:.AB96])" table:style-name="ce16">
            <text:p>0</text:p>
          </table:table-cell>
          <table:table-cell office:value-type="float" office:value="0" table:formula="of:=ROUNDUP(([.$W96]/[.$W$7])*[.$S$7];0)" table:style-name="ce11">
            <text:p>0</text:p>
          </table:table-cell>
          <table:table-cell office:value-type="float" office:value="0" table:formula="of:=ROUNDUP(([.$W96]/[.$W$7])*[.$T$7];0)" table:style-name="ce11">
            <text:p>0</text:p>
          </table:table-cell>
          <table:table-cell office:value-type="float" office:value="0" table:formula="of:=ROUNDUP(([.$W96]/[.$W$7])*[.$U$7];0)" table:style-name="ce11">
            <text:p>0</text:p>
          </table:table-cell>
          <table:table-cell office:value-type="float" office:value="0" table:formula="of:=ROUNDUP(([.$W96]/[.$W$7])*[.$V$7];0)" table:style-name="ce11">
            <text:p>0</text:p>
          </table:table-cell>
          <table:table-cell office:value-type="float" office:value="0" table:formula="of:=SUMPRODUCT([.C96:.Q9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6]/[.$W$7])*[.$X$7];0)" table:style-name="ce11">
            <text:p>0</text:p>
          </table:table-cell>
          <table:table-cell office:value-type="float" office:value="0" table:formula="of:=ROUNDUP(([.$W96]/[.$W$7])*[.$Y$7];0)" table:style-name="ce11">
            <text:p>0</text:p>
          </table:table-cell>
          <table:table-cell office:value-type="float" office:value="0" table:formula="of:=ROUNDUP(([.$W96]/[.$W$7])*[.$Z$7];0)" table:style-name="ce11">
            <text:p>0</text:p>
          </table:table-cell>
          <table:table-cell office:value-type="float" office:value="0" table:formula="of:=ROUNDUP(([.$W96]/[.$W$7])*[.$AA$7];0)" table:style-name="ce11">
            <text:p>0</text:p>
          </table:table-cell>
          <table:table-cell office:value-type="float" office:value="0" table:formula="of:=ROUNDUP(([.$W9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8</text:p>
          </table:table-cell>
          <table:table-cell table:number-columns-repeated="16" table:style-name="ce15"/>
          <table:table-cell office:value-type="float" office:value="0" table:formula="of:=SUM([.S97:.AB97])" table:style-name="ce16">
            <text:p>0</text:p>
          </table:table-cell>
          <table:table-cell office:value-type="float" office:value="0" table:formula="of:=ROUNDUP(([.$W97]/[.$W$7])*[.$S$7];0)" table:style-name="ce11">
            <text:p>0</text:p>
          </table:table-cell>
          <table:table-cell office:value-type="float" office:value="0" table:formula="of:=ROUNDUP(([.$W97]/[.$W$7])*[.$T$7];0)" table:style-name="ce11">
            <text:p>0</text:p>
          </table:table-cell>
          <table:table-cell office:value-type="float" office:value="0" table:formula="of:=ROUNDUP(([.$W97]/[.$W$7])*[.$U$7];0)" table:style-name="ce11">
            <text:p>0</text:p>
          </table:table-cell>
          <table:table-cell office:value-type="float" office:value="0" table:formula="of:=ROUNDUP(([.$W97]/[.$W$7])*[.$V$7];0)" table:style-name="ce11">
            <text:p>0</text:p>
          </table:table-cell>
          <table:table-cell office:value-type="float" office:value="0" table:formula="of:=SUMPRODUCT([.C97:.Q9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7]/[.$W$7])*[.$X$7];0)" table:style-name="ce11">
            <text:p>0</text:p>
          </table:table-cell>
          <table:table-cell office:value-type="float" office:value="0" table:formula="of:=ROUNDUP(([.$W97]/[.$W$7])*[.$Y$7];0)" table:style-name="ce11">
            <text:p>0</text:p>
          </table:table-cell>
          <table:table-cell office:value-type="float" office:value="0" table:formula="of:=ROUNDUP(([.$W97]/[.$W$7])*[.$Z$7];0)" table:style-name="ce11">
            <text:p>0</text:p>
          </table:table-cell>
          <table:table-cell office:value-type="float" office:value="0" table:formula="of:=ROUNDUP(([.$W97]/[.$W$7])*[.$AA$7];0)" table:style-name="ce11">
            <text:p>0</text:p>
          </table:table-cell>
          <table:table-cell office:value-type="float" office:value="0" table:formula="of:=ROUNDUP(([.$W9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89</text:p>
          </table:table-cell>
          <table:table-cell table:number-columns-repeated="16" table:style-name="ce15"/>
          <table:table-cell office:value-type="float" office:value="0" table:formula="of:=SUM([.S98:.AB98])" table:style-name="ce16">
            <text:p>0</text:p>
          </table:table-cell>
          <table:table-cell office:value-type="float" office:value="0" table:formula="of:=ROUNDUP(([.$W98]/[.$W$7])*[.$S$7];0)" table:style-name="ce11">
            <text:p>0</text:p>
          </table:table-cell>
          <table:table-cell office:value-type="float" office:value="0" table:formula="of:=ROUNDUP(([.$W98]/[.$W$7])*[.$T$7];0)" table:style-name="ce11">
            <text:p>0</text:p>
          </table:table-cell>
          <table:table-cell office:value-type="float" office:value="0" table:formula="of:=ROUNDUP(([.$W98]/[.$W$7])*[.$U$7];0)" table:style-name="ce11">
            <text:p>0</text:p>
          </table:table-cell>
          <table:table-cell office:value-type="float" office:value="0" table:formula="of:=ROUNDUP(([.$W98]/[.$W$7])*[.$V$7];0)" table:style-name="ce11">
            <text:p>0</text:p>
          </table:table-cell>
          <table:table-cell office:value-type="float" office:value="0" table:formula="of:=SUMPRODUCT([.C98:.Q9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8]/[.$W$7])*[.$X$7];0)" table:style-name="ce11">
            <text:p>0</text:p>
          </table:table-cell>
          <table:table-cell office:value-type="float" office:value="0" table:formula="of:=ROUNDUP(([.$W98]/[.$W$7])*[.$Y$7];0)" table:style-name="ce11">
            <text:p>0</text:p>
          </table:table-cell>
          <table:table-cell office:value-type="float" office:value="0" table:formula="of:=ROUNDUP(([.$W98]/[.$W$7])*[.$Z$7];0)" table:style-name="ce11">
            <text:p>0</text:p>
          </table:table-cell>
          <table:table-cell office:value-type="float" office:value="0" table:formula="of:=ROUNDUP(([.$W98]/[.$W$7])*[.$AA$7];0)" table:style-name="ce11">
            <text:p>0</text:p>
          </table:table-cell>
          <table:table-cell office:value-type="float" office:value="0" table:formula="of:=ROUNDUP(([.$W9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0</text:p>
          </table:table-cell>
          <table:table-cell table:number-columns-repeated="16" table:style-name="ce15"/>
          <table:table-cell office:value-type="float" office:value="0" table:formula="of:=SUM([.S99:.AB99])" table:style-name="ce16">
            <text:p>0</text:p>
          </table:table-cell>
          <table:table-cell office:value-type="float" office:value="0" table:formula="of:=ROUNDUP(([.$W99]/[.$W$7])*[.$S$7];0)" table:style-name="ce11">
            <text:p>0</text:p>
          </table:table-cell>
          <table:table-cell office:value-type="float" office:value="0" table:formula="of:=ROUNDUP(([.$W99]/[.$W$7])*[.$T$7];0)" table:style-name="ce11">
            <text:p>0</text:p>
          </table:table-cell>
          <table:table-cell office:value-type="float" office:value="0" table:formula="of:=ROUNDUP(([.$W99]/[.$W$7])*[.$U$7];0)" table:style-name="ce11">
            <text:p>0</text:p>
          </table:table-cell>
          <table:table-cell office:value-type="float" office:value="0" table:formula="of:=ROUNDUP(([.$W99]/[.$W$7])*[.$V$7];0)" table:style-name="ce11">
            <text:p>0</text:p>
          </table:table-cell>
          <table:table-cell office:value-type="float" office:value="0" table:formula="of:=SUMPRODUCT([.C99:.Q9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99]/[.$W$7])*[.$X$7];0)" table:style-name="ce11">
            <text:p>0</text:p>
          </table:table-cell>
          <table:table-cell office:value-type="float" office:value="0" table:formula="of:=ROUNDUP(([.$W99]/[.$W$7])*[.$Y$7];0)" table:style-name="ce11">
            <text:p>0</text:p>
          </table:table-cell>
          <table:table-cell office:value-type="float" office:value="0" table:formula="of:=ROUNDUP(([.$W99]/[.$W$7])*[.$Z$7];0)" table:style-name="ce11">
            <text:p>0</text:p>
          </table:table-cell>
          <table:table-cell office:value-type="float" office:value="0" table:formula="of:=ROUNDUP(([.$W99]/[.$W$7])*[.$AA$7];0)" table:style-name="ce11">
            <text:p>0</text:p>
          </table:table-cell>
          <table:table-cell office:value-type="float" office:value="0" table:formula="of:=ROUNDUP(([.$W9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1</text:p>
          </table:table-cell>
          <table:table-cell table:number-columns-repeated="16" table:style-name="ce15"/>
          <table:table-cell office:value-type="float" office:value="0" table:formula="of:=SUM([.S100:.AB100])" table:style-name="ce16">
            <text:p>0</text:p>
          </table:table-cell>
          <table:table-cell office:value-type="float" office:value="0" table:formula="of:=ROUNDUP(([.$W100]/[.$W$7])*[.$S$7];0)" table:style-name="ce11">
            <text:p>0</text:p>
          </table:table-cell>
          <table:table-cell office:value-type="float" office:value="0" table:formula="of:=ROUNDUP(([.$W100]/[.$W$7])*[.$T$7];0)" table:style-name="ce11">
            <text:p>0</text:p>
          </table:table-cell>
          <table:table-cell office:value-type="float" office:value="0" table:formula="of:=ROUNDUP(([.$W100]/[.$W$7])*[.$U$7];0)" table:style-name="ce11">
            <text:p>0</text:p>
          </table:table-cell>
          <table:table-cell office:value-type="float" office:value="0" table:formula="of:=ROUNDUP(([.$W100]/[.$W$7])*[.$V$7];0)" table:style-name="ce11">
            <text:p>0</text:p>
          </table:table-cell>
          <table:table-cell office:value-type="float" office:value="0" table:formula="of:=SUMPRODUCT([.C100:.Q10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0]/[.$W$7])*[.$X$7];0)" table:style-name="ce11">
            <text:p>0</text:p>
          </table:table-cell>
          <table:table-cell office:value-type="float" office:value="0" table:formula="of:=ROUNDUP(([.$W100]/[.$W$7])*[.$Y$7];0)" table:style-name="ce11">
            <text:p>0</text:p>
          </table:table-cell>
          <table:table-cell office:value-type="float" office:value="0" table:formula="of:=ROUNDUP(([.$W100]/[.$W$7])*[.$Z$7];0)" table:style-name="ce11">
            <text:p>0</text:p>
          </table:table-cell>
          <table:table-cell office:value-type="float" office:value="0" table:formula="of:=ROUNDUP(([.$W100]/[.$W$7])*[.$AA$7];0)" table:style-name="ce11">
            <text:p>0</text:p>
          </table:table-cell>
          <table:table-cell office:value-type="float" office:value="0" table:formula="of:=ROUNDUP(([.$W10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2</text:p>
          </table:table-cell>
          <table:table-cell table:number-columns-repeated="16" table:style-name="ce15"/>
          <table:table-cell office:value-type="float" office:value="0" table:formula="of:=SUM([.S101:.AB101])" table:style-name="ce16">
            <text:p>0</text:p>
          </table:table-cell>
          <table:table-cell office:value-type="float" office:value="0" table:formula="of:=ROUNDUP(([.$W101]/[.$W$7])*[.$S$7];0)" table:style-name="ce11">
            <text:p>0</text:p>
          </table:table-cell>
          <table:table-cell office:value-type="float" office:value="0" table:formula="of:=ROUNDUP(([.$W101]/[.$W$7])*[.$T$7];0)" table:style-name="ce11">
            <text:p>0</text:p>
          </table:table-cell>
          <table:table-cell office:value-type="float" office:value="0" table:formula="of:=ROUNDUP(([.$W101]/[.$W$7])*[.$U$7];0)" table:style-name="ce11">
            <text:p>0</text:p>
          </table:table-cell>
          <table:table-cell office:value-type="float" office:value="0" table:formula="of:=ROUNDUP(([.$W101]/[.$W$7])*[.$V$7];0)" table:style-name="ce11">
            <text:p>0</text:p>
          </table:table-cell>
          <table:table-cell office:value-type="float" office:value="0" table:formula="of:=SUMPRODUCT([.C101:.Q10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1]/[.$W$7])*[.$X$7];0)" table:style-name="ce11">
            <text:p>0</text:p>
          </table:table-cell>
          <table:table-cell office:value-type="float" office:value="0" table:formula="of:=ROUNDUP(([.$W101]/[.$W$7])*[.$Y$7];0)" table:style-name="ce11">
            <text:p>0</text:p>
          </table:table-cell>
          <table:table-cell office:value-type="float" office:value="0" table:formula="of:=ROUNDUP(([.$W101]/[.$W$7])*[.$Z$7];0)" table:style-name="ce11">
            <text:p>0</text:p>
          </table:table-cell>
          <table:table-cell office:value-type="float" office:value="0" table:formula="of:=ROUNDUP(([.$W101]/[.$W$7])*[.$AA$7];0)" table:style-name="ce11">
            <text:p>0</text:p>
          </table:table-cell>
          <table:table-cell office:value-type="float" office:value="0" table:formula="of:=ROUNDUP(([.$W10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3</text:p>
          </table:table-cell>
          <table:table-cell table:number-columns-repeated="16" table:style-name="ce15"/>
          <table:table-cell office:value-type="float" office:value="0" table:formula="of:=SUM([.S102:.AB102])" table:style-name="ce16">
            <text:p>0</text:p>
          </table:table-cell>
          <table:table-cell office:value-type="float" office:value="0" table:formula="of:=ROUNDUP(([.$W102]/[.$W$7])*[.$S$7];0)" table:style-name="ce11">
            <text:p>0</text:p>
          </table:table-cell>
          <table:table-cell office:value-type="float" office:value="0" table:formula="of:=ROUNDUP(([.$W102]/[.$W$7])*[.$T$7];0)" table:style-name="ce11">
            <text:p>0</text:p>
          </table:table-cell>
          <table:table-cell office:value-type="float" office:value="0" table:formula="of:=ROUNDUP(([.$W102]/[.$W$7])*[.$U$7];0)" table:style-name="ce11">
            <text:p>0</text:p>
          </table:table-cell>
          <table:table-cell office:value-type="float" office:value="0" table:formula="of:=ROUNDUP(([.$W102]/[.$W$7])*[.$V$7];0)" table:style-name="ce11">
            <text:p>0</text:p>
          </table:table-cell>
          <table:table-cell office:value-type="float" office:value="0" table:formula="of:=SUMPRODUCT([.C102:.Q10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2]/[.$W$7])*[.$X$7];0)" table:style-name="ce11">
            <text:p>0</text:p>
          </table:table-cell>
          <table:table-cell office:value-type="float" office:value="0" table:formula="of:=ROUNDUP(([.$W102]/[.$W$7])*[.$Y$7];0)" table:style-name="ce11">
            <text:p>0</text:p>
          </table:table-cell>
          <table:table-cell office:value-type="float" office:value="0" table:formula="of:=ROUNDUP(([.$W102]/[.$W$7])*[.$Z$7];0)" table:style-name="ce11">
            <text:p>0</text:p>
          </table:table-cell>
          <table:table-cell office:value-type="float" office:value="0" table:formula="of:=ROUNDUP(([.$W102]/[.$W$7])*[.$AA$7];0)" table:style-name="ce11">
            <text:p>0</text:p>
          </table:table-cell>
          <table:table-cell office:value-type="float" office:value="0" table:formula="of:=ROUNDUP(([.$W10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4</text:p>
          </table:table-cell>
          <table:table-cell table:number-columns-repeated="16" table:style-name="ce15"/>
          <table:table-cell office:value-type="float" office:value="0" table:formula="of:=SUM([.S103:.AB103])" table:style-name="ce16">
            <text:p>0</text:p>
          </table:table-cell>
          <table:table-cell office:value-type="float" office:value="0" table:formula="of:=ROUNDUP(([.$W103]/[.$W$7])*[.$S$7];0)" table:style-name="ce11">
            <text:p>0</text:p>
          </table:table-cell>
          <table:table-cell office:value-type="float" office:value="0" table:formula="of:=ROUNDUP(([.$W103]/[.$W$7])*[.$T$7];0)" table:style-name="ce11">
            <text:p>0</text:p>
          </table:table-cell>
          <table:table-cell office:value-type="float" office:value="0" table:formula="of:=ROUNDUP(([.$W103]/[.$W$7])*[.$U$7];0)" table:style-name="ce11">
            <text:p>0</text:p>
          </table:table-cell>
          <table:table-cell office:value-type="float" office:value="0" table:formula="of:=ROUNDUP(([.$W103]/[.$W$7])*[.$V$7];0)" table:style-name="ce11">
            <text:p>0</text:p>
          </table:table-cell>
          <table:table-cell office:value-type="float" office:value="0" table:formula="of:=SUMPRODUCT([.C103:.Q10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3]/[.$W$7])*[.$X$7];0)" table:style-name="ce11">
            <text:p>0</text:p>
          </table:table-cell>
          <table:table-cell office:value-type="float" office:value="0" table:formula="of:=ROUNDUP(([.$W103]/[.$W$7])*[.$Y$7];0)" table:style-name="ce11">
            <text:p>0</text:p>
          </table:table-cell>
          <table:table-cell office:value-type="float" office:value="0" table:formula="of:=ROUNDUP(([.$W103]/[.$W$7])*[.$Z$7];0)" table:style-name="ce11">
            <text:p>0</text:p>
          </table:table-cell>
          <table:table-cell office:value-type="float" office:value="0" table:formula="of:=ROUNDUP(([.$W103]/[.$W$7])*[.$AA$7];0)" table:style-name="ce11">
            <text:p>0</text:p>
          </table:table-cell>
          <table:table-cell office:value-type="float" office:value="0" table:formula="of:=ROUNDUP(([.$W10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5</text:p>
          </table:table-cell>
          <table:table-cell table:number-columns-repeated="16" table:style-name="ce15"/>
          <table:table-cell office:value-type="float" office:value="0" table:formula="of:=SUM([.S104:.AB104])" table:style-name="ce16">
            <text:p>0</text:p>
          </table:table-cell>
          <table:table-cell office:value-type="float" office:value="0" table:formula="of:=ROUNDUP(([.$W104]/[.$W$7])*[.$S$7];0)" table:style-name="ce11">
            <text:p>0</text:p>
          </table:table-cell>
          <table:table-cell office:value-type="float" office:value="0" table:formula="of:=ROUNDUP(([.$W104]/[.$W$7])*[.$T$7];0)" table:style-name="ce11">
            <text:p>0</text:p>
          </table:table-cell>
          <table:table-cell office:value-type="float" office:value="0" table:formula="of:=ROUNDUP(([.$W104]/[.$W$7])*[.$U$7];0)" table:style-name="ce11">
            <text:p>0</text:p>
          </table:table-cell>
          <table:table-cell office:value-type="float" office:value="0" table:formula="of:=ROUNDUP(([.$W104]/[.$W$7])*[.$V$7];0)" table:style-name="ce11">
            <text:p>0</text:p>
          </table:table-cell>
          <table:table-cell office:value-type="float" office:value="0" table:formula="of:=SUMPRODUCT([.C104:.Q10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4]/[.$W$7])*[.$X$7];0)" table:style-name="ce11">
            <text:p>0</text:p>
          </table:table-cell>
          <table:table-cell office:value-type="float" office:value="0" table:formula="of:=ROUNDUP(([.$W104]/[.$W$7])*[.$Y$7];0)" table:style-name="ce11">
            <text:p>0</text:p>
          </table:table-cell>
          <table:table-cell office:value-type="float" office:value="0" table:formula="of:=ROUNDUP(([.$W104]/[.$W$7])*[.$Z$7];0)" table:style-name="ce11">
            <text:p>0</text:p>
          </table:table-cell>
          <table:table-cell office:value-type="float" office:value="0" table:formula="of:=ROUNDUP(([.$W104]/[.$W$7])*[.$AA$7];0)" table:style-name="ce11">
            <text:p>0</text:p>
          </table:table-cell>
          <table:table-cell office:value-type="float" office:value="0" table:formula="of:=ROUNDUP(([.$W10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6</text:p>
          </table:table-cell>
          <table:table-cell table:number-columns-repeated="16" table:style-name="ce15"/>
          <table:table-cell office:value-type="float" office:value="0" table:formula="of:=SUM([.S105:.AB105])" table:style-name="ce16">
            <text:p>0</text:p>
          </table:table-cell>
          <table:table-cell office:value-type="float" office:value="0" table:formula="of:=ROUNDUP(([.$W105]/[.$W$7])*[.$S$7];0)" table:style-name="ce11">
            <text:p>0</text:p>
          </table:table-cell>
          <table:table-cell office:value-type="float" office:value="0" table:formula="of:=ROUNDUP(([.$W105]/[.$W$7])*[.$T$7];0)" table:style-name="ce11">
            <text:p>0</text:p>
          </table:table-cell>
          <table:table-cell office:value-type="float" office:value="0" table:formula="of:=ROUNDUP(([.$W105]/[.$W$7])*[.$U$7];0)" table:style-name="ce11">
            <text:p>0</text:p>
          </table:table-cell>
          <table:table-cell office:value-type="float" office:value="0" table:formula="of:=ROUNDUP(([.$W105]/[.$W$7])*[.$V$7];0)" table:style-name="ce11">
            <text:p>0</text:p>
          </table:table-cell>
          <table:table-cell office:value-type="float" office:value="0" table:formula="of:=SUMPRODUCT([.C105:.Q10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5]/[.$W$7])*[.$X$7];0)" table:style-name="ce11">
            <text:p>0</text:p>
          </table:table-cell>
          <table:table-cell office:value-type="float" office:value="0" table:formula="of:=ROUNDUP(([.$W105]/[.$W$7])*[.$Y$7];0)" table:style-name="ce11">
            <text:p>0</text:p>
          </table:table-cell>
          <table:table-cell office:value-type="float" office:value="0" table:formula="of:=ROUNDUP(([.$W105]/[.$W$7])*[.$Z$7];0)" table:style-name="ce11">
            <text:p>0</text:p>
          </table:table-cell>
          <table:table-cell office:value-type="float" office:value="0" table:formula="of:=ROUNDUP(([.$W105]/[.$W$7])*[.$AA$7];0)" table:style-name="ce11">
            <text:p>0</text:p>
          </table:table-cell>
          <table:table-cell office:value-type="float" office:value="0" table:formula="of:=ROUNDUP(([.$W10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7</text:p>
          </table:table-cell>
          <table:table-cell table:number-columns-repeated="16" table:style-name="ce15"/>
          <table:table-cell office:value-type="float" office:value="0" table:formula="of:=SUM([.S106:.AB106])" table:style-name="ce16">
            <text:p>0</text:p>
          </table:table-cell>
          <table:table-cell office:value-type="float" office:value="0" table:formula="of:=ROUNDUP(([.$W106]/[.$W$7])*[.$S$7];0)" table:style-name="ce11">
            <text:p>0</text:p>
          </table:table-cell>
          <table:table-cell office:value-type="float" office:value="0" table:formula="of:=ROUNDUP(([.$W106]/[.$W$7])*[.$T$7];0)" table:style-name="ce11">
            <text:p>0</text:p>
          </table:table-cell>
          <table:table-cell office:value-type="float" office:value="0" table:formula="of:=ROUNDUP(([.$W106]/[.$W$7])*[.$U$7];0)" table:style-name="ce11">
            <text:p>0</text:p>
          </table:table-cell>
          <table:table-cell office:value-type="float" office:value="0" table:formula="of:=ROUNDUP(([.$W106]/[.$W$7])*[.$V$7];0)" table:style-name="ce11">
            <text:p>0</text:p>
          </table:table-cell>
          <table:table-cell office:value-type="float" office:value="0" table:formula="of:=SUMPRODUCT([.C106:.Q10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6]/[.$W$7])*[.$X$7];0)" table:style-name="ce11">
            <text:p>0</text:p>
          </table:table-cell>
          <table:table-cell office:value-type="float" office:value="0" table:formula="of:=ROUNDUP(([.$W106]/[.$W$7])*[.$Y$7];0)" table:style-name="ce11">
            <text:p>0</text:p>
          </table:table-cell>
          <table:table-cell office:value-type="float" office:value="0" table:formula="of:=ROUNDUP(([.$W106]/[.$W$7])*[.$Z$7];0)" table:style-name="ce11">
            <text:p>0</text:p>
          </table:table-cell>
          <table:table-cell office:value-type="float" office:value="0" table:formula="of:=ROUNDUP(([.$W106]/[.$W$7])*[.$AA$7];0)" table:style-name="ce11">
            <text:p>0</text:p>
          </table:table-cell>
          <table:table-cell office:value-type="float" office:value="0" table:formula="of:=ROUNDUP(([.$W10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8</text:p>
          </table:table-cell>
          <table:table-cell table:number-columns-repeated="16" table:style-name="ce15"/>
          <table:table-cell office:value-type="float" office:value="0" table:formula="of:=SUM([.S107:.AB107])" table:style-name="ce16">
            <text:p>0</text:p>
          </table:table-cell>
          <table:table-cell office:value-type="float" office:value="0" table:formula="of:=ROUNDUP(([.$W107]/[.$W$7])*[.$S$7];0)" table:style-name="ce11">
            <text:p>0</text:p>
          </table:table-cell>
          <table:table-cell office:value-type="float" office:value="0" table:formula="of:=ROUNDUP(([.$W107]/[.$W$7])*[.$T$7];0)" table:style-name="ce11">
            <text:p>0</text:p>
          </table:table-cell>
          <table:table-cell office:value-type="float" office:value="0" table:formula="of:=ROUNDUP(([.$W107]/[.$W$7])*[.$U$7];0)" table:style-name="ce11">
            <text:p>0</text:p>
          </table:table-cell>
          <table:table-cell office:value-type="float" office:value="0" table:formula="of:=ROUNDUP(([.$W107]/[.$W$7])*[.$V$7];0)" table:style-name="ce11">
            <text:p>0</text:p>
          </table:table-cell>
          <table:table-cell office:value-type="float" office:value="0" table:formula="of:=SUMPRODUCT([.C107:.Q10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7]/[.$W$7])*[.$X$7];0)" table:style-name="ce11">
            <text:p>0</text:p>
          </table:table-cell>
          <table:table-cell office:value-type="float" office:value="0" table:formula="of:=ROUNDUP(([.$W107]/[.$W$7])*[.$Y$7];0)" table:style-name="ce11">
            <text:p>0</text:p>
          </table:table-cell>
          <table:table-cell office:value-type="float" office:value="0" table:formula="of:=ROUNDUP(([.$W107]/[.$W$7])*[.$Z$7];0)" table:style-name="ce11">
            <text:p>0</text:p>
          </table:table-cell>
          <table:table-cell office:value-type="float" office:value="0" table:formula="of:=ROUNDUP(([.$W107]/[.$W$7])*[.$AA$7];0)" table:style-name="ce11">
            <text:p>0</text:p>
          </table:table-cell>
          <table:table-cell office:value-type="float" office:value="0" table:formula="of:=ROUNDUP(([.$W10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99</text:p>
          </table:table-cell>
          <table:table-cell table:number-columns-repeated="16" table:style-name="ce15"/>
          <table:table-cell office:value-type="float" office:value="0" table:formula="of:=SUM([.S108:.AB108])" table:style-name="ce16">
            <text:p>0</text:p>
          </table:table-cell>
          <table:table-cell office:value-type="float" office:value="0" table:formula="of:=ROUNDUP(([.$W108]/[.$W$7])*[.$S$7];0)" table:style-name="ce11">
            <text:p>0</text:p>
          </table:table-cell>
          <table:table-cell office:value-type="float" office:value="0" table:formula="of:=ROUNDUP(([.$W108]/[.$W$7])*[.$T$7];0)" table:style-name="ce11">
            <text:p>0</text:p>
          </table:table-cell>
          <table:table-cell office:value-type="float" office:value="0" table:formula="of:=ROUNDUP(([.$W108]/[.$W$7])*[.$U$7];0)" table:style-name="ce11">
            <text:p>0</text:p>
          </table:table-cell>
          <table:table-cell office:value-type="float" office:value="0" table:formula="of:=ROUNDUP(([.$W108]/[.$W$7])*[.$V$7];0)" table:style-name="ce11">
            <text:p>0</text:p>
          </table:table-cell>
          <table:table-cell office:value-type="float" office:value="0" table:formula="of:=SUMPRODUCT([.C108:.Q10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8]/[.$W$7])*[.$X$7];0)" table:style-name="ce11">
            <text:p>0</text:p>
          </table:table-cell>
          <table:table-cell office:value-type="float" office:value="0" table:formula="of:=ROUNDUP(([.$W108]/[.$W$7])*[.$Y$7];0)" table:style-name="ce11">
            <text:p>0</text:p>
          </table:table-cell>
          <table:table-cell office:value-type="float" office:value="0" table:formula="of:=ROUNDUP(([.$W108]/[.$W$7])*[.$Z$7];0)" table:style-name="ce11">
            <text:p>0</text:p>
          </table:table-cell>
          <table:table-cell office:value-type="float" office:value="0" table:formula="of:=ROUNDUP(([.$W108]/[.$W$7])*[.$AA$7];0)" table:style-name="ce11">
            <text:p>0</text:p>
          </table:table-cell>
          <table:table-cell office:value-type="float" office:value="0" table:formula="of:=ROUNDUP(([.$W10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0</text:p>
          </table:table-cell>
          <table:table-cell table:number-columns-repeated="16" table:style-name="ce15"/>
          <table:table-cell office:value-type="float" office:value="0" table:formula="of:=SUM([.S109:.AB109])" table:style-name="ce16">
            <text:p>0</text:p>
          </table:table-cell>
          <table:table-cell office:value-type="float" office:value="0" table:formula="of:=ROUNDUP(([.$W109]/[.$W$7])*[.$S$7];0)" table:style-name="ce11">
            <text:p>0</text:p>
          </table:table-cell>
          <table:table-cell office:value-type="float" office:value="0" table:formula="of:=ROUNDUP(([.$W109]/[.$W$7])*[.$T$7];0)" table:style-name="ce11">
            <text:p>0</text:p>
          </table:table-cell>
          <table:table-cell office:value-type="float" office:value="0" table:formula="of:=ROUNDUP(([.$W109]/[.$W$7])*[.$U$7];0)" table:style-name="ce11">
            <text:p>0</text:p>
          </table:table-cell>
          <table:table-cell office:value-type="float" office:value="0" table:formula="of:=ROUNDUP(([.$W109]/[.$W$7])*[.$V$7];0)" table:style-name="ce11">
            <text:p>0</text:p>
          </table:table-cell>
          <table:table-cell office:value-type="float" office:value="0" table:formula="of:=SUMPRODUCT([.C109:.Q10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09]/[.$W$7])*[.$X$7];0)" table:style-name="ce11">
            <text:p>0</text:p>
          </table:table-cell>
          <table:table-cell office:value-type="float" office:value="0" table:formula="of:=ROUNDUP(([.$W109]/[.$W$7])*[.$Y$7];0)" table:style-name="ce11">
            <text:p>0</text:p>
          </table:table-cell>
          <table:table-cell office:value-type="float" office:value="0" table:formula="of:=ROUNDUP(([.$W109]/[.$W$7])*[.$Z$7];0)" table:style-name="ce11">
            <text:p>0</text:p>
          </table:table-cell>
          <table:table-cell office:value-type="float" office:value="0" table:formula="of:=ROUNDUP(([.$W109]/[.$W$7])*[.$AA$7];0)" table:style-name="ce11">
            <text:p>0</text:p>
          </table:table-cell>
          <table:table-cell office:value-type="float" office:value="0" table:formula="of:=ROUNDUP(([.$W10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1</text:p>
          </table:table-cell>
          <table:table-cell table:number-columns-repeated="16" table:style-name="ce15"/>
          <table:table-cell office:value-type="float" office:value="0" table:formula="of:=SUM([.S110:.AB110])" table:style-name="ce16">
            <text:p>0</text:p>
          </table:table-cell>
          <table:table-cell office:value-type="float" office:value="0" table:formula="of:=ROUNDUP(([.$W110]/[.$W$7])*[.$S$7];0)" table:style-name="ce11">
            <text:p>0</text:p>
          </table:table-cell>
          <table:table-cell office:value-type="float" office:value="0" table:formula="of:=ROUNDUP(([.$W110]/[.$W$7])*[.$T$7];0)" table:style-name="ce11">
            <text:p>0</text:p>
          </table:table-cell>
          <table:table-cell office:value-type="float" office:value="0" table:formula="of:=ROUNDUP(([.$W110]/[.$W$7])*[.$U$7];0)" table:style-name="ce11">
            <text:p>0</text:p>
          </table:table-cell>
          <table:table-cell office:value-type="float" office:value="0" table:formula="of:=ROUNDUP(([.$W110]/[.$W$7])*[.$V$7];0)" table:style-name="ce11">
            <text:p>0</text:p>
          </table:table-cell>
          <table:table-cell office:value-type="float" office:value="0" table:formula="of:=SUMPRODUCT([.C110:.Q11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0]/[.$W$7])*[.$X$7];0)" table:style-name="ce11">
            <text:p>0</text:p>
          </table:table-cell>
          <table:table-cell office:value-type="float" office:value="0" table:formula="of:=ROUNDUP(([.$W110]/[.$W$7])*[.$Y$7];0)" table:style-name="ce11">
            <text:p>0</text:p>
          </table:table-cell>
          <table:table-cell office:value-type="float" office:value="0" table:formula="of:=ROUNDUP(([.$W110]/[.$W$7])*[.$Z$7];0)" table:style-name="ce11">
            <text:p>0</text:p>
          </table:table-cell>
          <table:table-cell office:value-type="float" office:value="0" table:formula="of:=ROUNDUP(([.$W110]/[.$W$7])*[.$AA$7];0)" table:style-name="ce11">
            <text:p>0</text:p>
          </table:table-cell>
          <table:table-cell office:value-type="float" office:value="0" table:formula="of:=ROUNDUP(([.$W11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2</text:p>
          </table:table-cell>
          <table:table-cell table:number-columns-repeated="16" table:style-name="ce15"/>
          <table:table-cell office:value-type="float" office:value="0" table:formula="of:=SUM([.S111:.AB111])" table:style-name="ce16">
            <text:p>0</text:p>
          </table:table-cell>
          <table:table-cell office:value-type="float" office:value="0" table:formula="of:=ROUNDUP(([.$W111]/[.$W$7])*[.$S$7];0)" table:style-name="ce11">
            <text:p>0</text:p>
          </table:table-cell>
          <table:table-cell office:value-type="float" office:value="0" table:formula="of:=ROUNDUP(([.$W111]/[.$W$7])*[.$T$7];0)" table:style-name="ce11">
            <text:p>0</text:p>
          </table:table-cell>
          <table:table-cell office:value-type="float" office:value="0" table:formula="of:=ROUNDUP(([.$W111]/[.$W$7])*[.$U$7];0)" table:style-name="ce11">
            <text:p>0</text:p>
          </table:table-cell>
          <table:table-cell office:value-type="float" office:value="0" table:formula="of:=ROUNDUP(([.$W111]/[.$W$7])*[.$V$7];0)" table:style-name="ce11">
            <text:p>0</text:p>
          </table:table-cell>
          <table:table-cell office:value-type="float" office:value="0" table:formula="of:=SUMPRODUCT([.C111:.Q11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1]/[.$W$7])*[.$X$7];0)" table:style-name="ce11">
            <text:p>0</text:p>
          </table:table-cell>
          <table:table-cell office:value-type="float" office:value="0" table:formula="of:=ROUNDUP(([.$W111]/[.$W$7])*[.$Y$7];0)" table:style-name="ce11">
            <text:p>0</text:p>
          </table:table-cell>
          <table:table-cell office:value-type="float" office:value="0" table:formula="of:=ROUNDUP(([.$W111]/[.$W$7])*[.$Z$7];0)" table:style-name="ce11">
            <text:p>0</text:p>
          </table:table-cell>
          <table:table-cell office:value-type="float" office:value="0" table:formula="of:=ROUNDUP(([.$W111]/[.$W$7])*[.$AA$7];0)" table:style-name="ce11">
            <text:p>0</text:p>
          </table:table-cell>
          <table:table-cell office:value-type="float" office:value="0" table:formula="of:=ROUNDUP(([.$W11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3</text:p>
          </table:table-cell>
          <table:table-cell table:number-columns-repeated="16" table:style-name="ce15"/>
          <table:table-cell office:value-type="float" office:value="0" table:formula="of:=SUM([.S112:.AB112])" table:style-name="ce16">
            <text:p>0</text:p>
          </table:table-cell>
          <table:table-cell office:value-type="float" office:value="0" table:formula="of:=ROUNDUP(([.$W112]/[.$W$7])*[.$S$7];0)" table:style-name="ce11">
            <text:p>0</text:p>
          </table:table-cell>
          <table:table-cell office:value-type="float" office:value="0" table:formula="of:=ROUNDUP(([.$W112]/[.$W$7])*[.$T$7];0)" table:style-name="ce11">
            <text:p>0</text:p>
          </table:table-cell>
          <table:table-cell office:value-type="float" office:value="0" table:formula="of:=ROUNDUP(([.$W112]/[.$W$7])*[.$U$7];0)" table:style-name="ce11">
            <text:p>0</text:p>
          </table:table-cell>
          <table:table-cell office:value-type="float" office:value="0" table:formula="of:=ROUNDUP(([.$W112]/[.$W$7])*[.$V$7];0)" table:style-name="ce11">
            <text:p>0</text:p>
          </table:table-cell>
          <table:table-cell office:value-type="float" office:value="0" table:formula="of:=SUMPRODUCT([.C112:.Q11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2]/[.$W$7])*[.$X$7];0)" table:style-name="ce11">
            <text:p>0</text:p>
          </table:table-cell>
          <table:table-cell office:value-type="float" office:value="0" table:formula="of:=ROUNDUP(([.$W112]/[.$W$7])*[.$Y$7];0)" table:style-name="ce11">
            <text:p>0</text:p>
          </table:table-cell>
          <table:table-cell office:value-type="float" office:value="0" table:formula="of:=ROUNDUP(([.$W112]/[.$W$7])*[.$Z$7];0)" table:style-name="ce11">
            <text:p>0</text:p>
          </table:table-cell>
          <table:table-cell office:value-type="float" office:value="0" table:formula="of:=ROUNDUP(([.$W112]/[.$W$7])*[.$AA$7];0)" table:style-name="ce11">
            <text:p>0</text:p>
          </table:table-cell>
          <table:table-cell office:value-type="float" office:value="0" table:formula="of:=ROUNDUP(([.$W11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4</text:p>
          </table:table-cell>
          <table:table-cell table:number-columns-repeated="16" table:style-name="ce15"/>
          <table:table-cell office:value-type="float" office:value="0" table:formula="of:=SUM([.S113:.AB113])" table:style-name="ce16">
            <text:p>0</text:p>
          </table:table-cell>
          <table:table-cell office:value-type="float" office:value="0" table:formula="of:=ROUNDUP(([.$W113]/[.$W$7])*[.$S$7];0)" table:style-name="ce11">
            <text:p>0</text:p>
          </table:table-cell>
          <table:table-cell office:value-type="float" office:value="0" table:formula="of:=ROUNDUP(([.$W113]/[.$W$7])*[.$T$7];0)" table:style-name="ce11">
            <text:p>0</text:p>
          </table:table-cell>
          <table:table-cell office:value-type="float" office:value="0" table:formula="of:=ROUNDUP(([.$W113]/[.$W$7])*[.$U$7];0)" table:style-name="ce11">
            <text:p>0</text:p>
          </table:table-cell>
          <table:table-cell office:value-type="float" office:value="0" table:formula="of:=ROUNDUP(([.$W113]/[.$W$7])*[.$V$7];0)" table:style-name="ce11">
            <text:p>0</text:p>
          </table:table-cell>
          <table:table-cell office:value-type="float" office:value="0" table:formula="of:=SUMPRODUCT([.C113:.Q11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3]/[.$W$7])*[.$X$7];0)" table:style-name="ce11">
            <text:p>0</text:p>
          </table:table-cell>
          <table:table-cell office:value-type="float" office:value="0" table:formula="of:=ROUNDUP(([.$W113]/[.$W$7])*[.$Y$7];0)" table:style-name="ce11">
            <text:p>0</text:p>
          </table:table-cell>
          <table:table-cell office:value-type="float" office:value="0" table:formula="of:=ROUNDUP(([.$W113]/[.$W$7])*[.$Z$7];0)" table:style-name="ce11">
            <text:p>0</text:p>
          </table:table-cell>
          <table:table-cell office:value-type="float" office:value="0" table:formula="of:=ROUNDUP(([.$W113]/[.$W$7])*[.$AA$7];0)" table:style-name="ce11">
            <text:p>0</text:p>
          </table:table-cell>
          <table:table-cell office:value-type="float" office:value="0" table:formula="of:=ROUNDUP(([.$W11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5</text:p>
          </table:table-cell>
          <table:table-cell table:number-columns-repeated="16" table:style-name="ce15"/>
          <table:table-cell office:value-type="float" office:value="0" table:formula="of:=SUM([.S114:.AB114])" table:style-name="ce16">
            <text:p>0</text:p>
          </table:table-cell>
          <table:table-cell office:value-type="float" office:value="0" table:formula="of:=ROUNDUP(([.$W114]/[.$W$7])*[.$S$7];0)" table:style-name="ce11">
            <text:p>0</text:p>
          </table:table-cell>
          <table:table-cell office:value-type="float" office:value="0" table:formula="of:=ROUNDUP(([.$W114]/[.$W$7])*[.$T$7];0)" table:style-name="ce11">
            <text:p>0</text:p>
          </table:table-cell>
          <table:table-cell office:value-type="float" office:value="0" table:formula="of:=ROUNDUP(([.$W114]/[.$W$7])*[.$U$7];0)" table:style-name="ce11">
            <text:p>0</text:p>
          </table:table-cell>
          <table:table-cell office:value-type="float" office:value="0" table:formula="of:=ROUNDUP(([.$W114]/[.$W$7])*[.$V$7];0)" table:style-name="ce11">
            <text:p>0</text:p>
          </table:table-cell>
          <table:table-cell office:value-type="float" office:value="0" table:formula="of:=SUMPRODUCT([.C114:.Q11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4]/[.$W$7])*[.$X$7];0)" table:style-name="ce11">
            <text:p>0</text:p>
          </table:table-cell>
          <table:table-cell office:value-type="float" office:value="0" table:formula="of:=ROUNDUP(([.$W114]/[.$W$7])*[.$Y$7];0)" table:style-name="ce11">
            <text:p>0</text:p>
          </table:table-cell>
          <table:table-cell office:value-type="float" office:value="0" table:formula="of:=ROUNDUP(([.$W114]/[.$W$7])*[.$Z$7];0)" table:style-name="ce11">
            <text:p>0</text:p>
          </table:table-cell>
          <table:table-cell office:value-type="float" office:value="0" table:formula="of:=ROUNDUP(([.$W114]/[.$W$7])*[.$AA$7];0)" table:style-name="ce11">
            <text:p>0</text:p>
          </table:table-cell>
          <table:table-cell office:value-type="float" office:value="0" table:formula="of:=ROUNDUP(([.$W11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6</text:p>
          </table:table-cell>
          <table:table-cell table:number-columns-repeated="16" table:style-name="ce15"/>
          <table:table-cell office:value-type="float" office:value="0" table:formula="of:=SUM([.S115:.AB115])" table:style-name="ce16">
            <text:p>0</text:p>
          </table:table-cell>
          <table:table-cell office:value-type="float" office:value="0" table:formula="of:=ROUNDUP(([.$W115]/[.$W$7])*[.$S$7];0)" table:style-name="ce11">
            <text:p>0</text:p>
          </table:table-cell>
          <table:table-cell office:value-type="float" office:value="0" table:formula="of:=ROUNDUP(([.$W115]/[.$W$7])*[.$T$7];0)" table:style-name="ce11">
            <text:p>0</text:p>
          </table:table-cell>
          <table:table-cell office:value-type="float" office:value="0" table:formula="of:=ROUNDUP(([.$W115]/[.$W$7])*[.$U$7];0)" table:style-name="ce11">
            <text:p>0</text:p>
          </table:table-cell>
          <table:table-cell office:value-type="float" office:value="0" table:formula="of:=ROUNDUP(([.$W115]/[.$W$7])*[.$V$7];0)" table:style-name="ce11">
            <text:p>0</text:p>
          </table:table-cell>
          <table:table-cell office:value-type="float" office:value="0" table:formula="of:=SUMPRODUCT([.C115:.Q11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5]/[.$W$7])*[.$X$7];0)" table:style-name="ce11">
            <text:p>0</text:p>
          </table:table-cell>
          <table:table-cell office:value-type="float" office:value="0" table:formula="of:=ROUNDUP(([.$W115]/[.$W$7])*[.$Y$7];0)" table:style-name="ce11">
            <text:p>0</text:p>
          </table:table-cell>
          <table:table-cell office:value-type="float" office:value="0" table:formula="of:=ROUNDUP(([.$W115]/[.$W$7])*[.$Z$7];0)" table:style-name="ce11">
            <text:p>0</text:p>
          </table:table-cell>
          <table:table-cell office:value-type="float" office:value="0" table:formula="of:=ROUNDUP(([.$W115]/[.$W$7])*[.$AA$7];0)" table:style-name="ce11">
            <text:p>0</text:p>
          </table:table-cell>
          <table:table-cell office:value-type="float" office:value="0" table:formula="of:=ROUNDUP(([.$W11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7</text:p>
          </table:table-cell>
          <table:table-cell table:number-columns-repeated="16" table:style-name="ce15"/>
          <table:table-cell office:value-type="float" office:value="0" table:formula="of:=SUM([.S116:.AB116])" table:style-name="ce16">
            <text:p>0</text:p>
          </table:table-cell>
          <table:table-cell office:value-type="float" office:value="0" table:formula="of:=ROUNDUP(([.$W116]/[.$W$7])*[.$S$7];0)" table:style-name="ce11">
            <text:p>0</text:p>
          </table:table-cell>
          <table:table-cell office:value-type="float" office:value="0" table:formula="of:=ROUNDUP(([.$W116]/[.$W$7])*[.$T$7];0)" table:style-name="ce11">
            <text:p>0</text:p>
          </table:table-cell>
          <table:table-cell office:value-type="float" office:value="0" table:formula="of:=ROUNDUP(([.$W116]/[.$W$7])*[.$U$7];0)" table:style-name="ce11">
            <text:p>0</text:p>
          </table:table-cell>
          <table:table-cell office:value-type="float" office:value="0" table:formula="of:=ROUNDUP(([.$W116]/[.$W$7])*[.$V$7];0)" table:style-name="ce11">
            <text:p>0</text:p>
          </table:table-cell>
          <table:table-cell office:value-type="float" office:value="0" table:formula="of:=SUMPRODUCT([.C116:.Q11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6]/[.$W$7])*[.$X$7];0)" table:style-name="ce11">
            <text:p>0</text:p>
          </table:table-cell>
          <table:table-cell office:value-type="float" office:value="0" table:formula="of:=ROUNDUP(([.$W116]/[.$W$7])*[.$Y$7];0)" table:style-name="ce11">
            <text:p>0</text:p>
          </table:table-cell>
          <table:table-cell office:value-type="float" office:value="0" table:formula="of:=ROUNDUP(([.$W116]/[.$W$7])*[.$Z$7];0)" table:style-name="ce11">
            <text:p>0</text:p>
          </table:table-cell>
          <table:table-cell office:value-type="float" office:value="0" table:formula="of:=ROUNDUP(([.$W116]/[.$W$7])*[.$AA$7];0)" table:style-name="ce11">
            <text:p>0</text:p>
          </table:table-cell>
          <table:table-cell office:value-type="float" office:value="0" table:formula="of:=ROUNDUP(([.$W11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8</text:p>
          </table:table-cell>
          <table:table-cell table:number-columns-repeated="16" table:style-name="ce15"/>
          <table:table-cell office:value-type="float" office:value="0" table:formula="of:=SUM([.S117:.AB117])" table:style-name="ce16">
            <text:p>0</text:p>
          </table:table-cell>
          <table:table-cell office:value-type="float" office:value="0" table:formula="of:=ROUNDUP(([.$W117]/[.$W$7])*[.$S$7];0)" table:style-name="ce11">
            <text:p>0</text:p>
          </table:table-cell>
          <table:table-cell office:value-type="float" office:value="0" table:formula="of:=ROUNDUP(([.$W117]/[.$W$7])*[.$T$7];0)" table:style-name="ce11">
            <text:p>0</text:p>
          </table:table-cell>
          <table:table-cell office:value-type="float" office:value="0" table:formula="of:=ROUNDUP(([.$W117]/[.$W$7])*[.$U$7];0)" table:style-name="ce11">
            <text:p>0</text:p>
          </table:table-cell>
          <table:table-cell office:value-type="float" office:value="0" table:formula="of:=ROUNDUP(([.$W117]/[.$W$7])*[.$V$7];0)" table:style-name="ce11">
            <text:p>0</text:p>
          </table:table-cell>
          <table:table-cell office:value-type="float" office:value="0" table:formula="of:=SUMPRODUCT([.C117:.Q11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7]/[.$W$7])*[.$X$7];0)" table:style-name="ce11">
            <text:p>0</text:p>
          </table:table-cell>
          <table:table-cell office:value-type="float" office:value="0" table:formula="of:=ROUNDUP(([.$W117]/[.$W$7])*[.$Y$7];0)" table:style-name="ce11">
            <text:p>0</text:p>
          </table:table-cell>
          <table:table-cell office:value-type="float" office:value="0" table:formula="of:=ROUNDUP(([.$W117]/[.$W$7])*[.$Z$7];0)" table:style-name="ce11">
            <text:p>0</text:p>
          </table:table-cell>
          <table:table-cell office:value-type="float" office:value="0" table:formula="of:=ROUNDUP(([.$W117]/[.$W$7])*[.$AA$7];0)" table:style-name="ce11">
            <text:p>0</text:p>
          </table:table-cell>
          <table:table-cell office:value-type="float" office:value="0" table:formula="of:=ROUNDUP(([.$W11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09</text:p>
          </table:table-cell>
          <table:table-cell table:number-columns-repeated="16" table:style-name="ce15"/>
          <table:table-cell office:value-type="float" office:value="0" table:formula="of:=SUM([.S118:.AB118])" table:style-name="ce16">
            <text:p>0</text:p>
          </table:table-cell>
          <table:table-cell office:value-type="float" office:value="0" table:formula="of:=ROUNDUP(([.$W118]/[.$W$7])*[.$S$7];0)" table:style-name="ce11">
            <text:p>0</text:p>
          </table:table-cell>
          <table:table-cell office:value-type="float" office:value="0" table:formula="of:=ROUNDUP(([.$W118]/[.$W$7])*[.$T$7];0)" table:style-name="ce11">
            <text:p>0</text:p>
          </table:table-cell>
          <table:table-cell office:value-type="float" office:value="0" table:formula="of:=ROUNDUP(([.$W118]/[.$W$7])*[.$U$7];0)" table:style-name="ce11">
            <text:p>0</text:p>
          </table:table-cell>
          <table:table-cell office:value-type="float" office:value="0" table:formula="of:=ROUNDUP(([.$W118]/[.$W$7])*[.$V$7];0)" table:style-name="ce11">
            <text:p>0</text:p>
          </table:table-cell>
          <table:table-cell office:value-type="float" office:value="0" table:formula="of:=SUMPRODUCT([.C118:.Q11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8]/[.$W$7])*[.$X$7];0)" table:style-name="ce11">
            <text:p>0</text:p>
          </table:table-cell>
          <table:table-cell office:value-type="float" office:value="0" table:formula="of:=ROUNDUP(([.$W118]/[.$W$7])*[.$Y$7];0)" table:style-name="ce11">
            <text:p>0</text:p>
          </table:table-cell>
          <table:table-cell office:value-type="float" office:value="0" table:formula="of:=ROUNDUP(([.$W118]/[.$W$7])*[.$Z$7];0)" table:style-name="ce11">
            <text:p>0</text:p>
          </table:table-cell>
          <table:table-cell office:value-type="float" office:value="0" table:formula="of:=ROUNDUP(([.$W118]/[.$W$7])*[.$AA$7];0)" table:style-name="ce11">
            <text:p>0</text:p>
          </table:table-cell>
          <table:table-cell office:value-type="float" office:value="0" table:formula="of:=ROUNDUP(([.$W11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0</text:p>
          </table:table-cell>
          <table:table-cell table:number-columns-repeated="16" table:style-name="ce15"/>
          <table:table-cell office:value-type="float" office:value="0" table:formula="of:=SUM([.S119:.AB119])" table:style-name="ce16">
            <text:p>0</text:p>
          </table:table-cell>
          <table:table-cell office:value-type="float" office:value="0" table:formula="of:=ROUNDUP(([.$W119]/[.$W$7])*[.$S$7];0)" table:style-name="ce11">
            <text:p>0</text:p>
          </table:table-cell>
          <table:table-cell office:value-type="float" office:value="0" table:formula="of:=ROUNDUP(([.$W119]/[.$W$7])*[.$T$7];0)" table:style-name="ce11">
            <text:p>0</text:p>
          </table:table-cell>
          <table:table-cell office:value-type="float" office:value="0" table:formula="of:=ROUNDUP(([.$W119]/[.$W$7])*[.$U$7];0)" table:style-name="ce11">
            <text:p>0</text:p>
          </table:table-cell>
          <table:table-cell office:value-type="float" office:value="0" table:formula="of:=ROUNDUP(([.$W119]/[.$W$7])*[.$V$7];0)" table:style-name="ce11">
            <text:p>0</text:p>
          </table:table-cell>
          <table:table-cell office:value-type="float" office:value="0" table:formula="of:=SUMPRODUCT([.C119:.Q11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19]/[.$W$7])*[.$X$7];0)" table:style-name="ce11">
            <text:p>0</text:p>
          </table:table-cell>
          <table:table-cell office:value-type="float" office:value="0" table:formula="of:=ROUNDUP(([.$W119]/[.$W$7])*[.$Y$7];0)" table:style-name="ce11">
            <text:p>0</text:p>
          </table:table-cell>
          <table:table-cell office:value-type="float" office:value="0" table:formula="of:=ROUNDUP(([.$W119]/[.$W$7])*[.$Z$7];0)" table:style-name="ce11">
            <text:p>0</text:p>
          </table:table-cell>
          <table:table-cell office:value-type="float" office:value="0" table:formula="of:=ROUNDUP(([.$W119]/[.$W$7])*[.$AA$7];0)" table:style-name="ce11">
            <text:p>0</text:p>
          </table:table-cell>
          <table:table-cell office:value-type="float" office:value="0" table:formula="of:=ROUNDUP(([.$W11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1</text:p>
          </table:table-cell>
          <table:table-cell table:number-columns-repeated="16" table:style-name="ce15"/>
          <table:table-cell office:value-type="float" office:value="0" table:formula="of:=SUM([.S120:.AB120])" table:style-name="ce16">
            <text:p>0</text:p>
          </table:table-cell>
          <table:table-cell office:value-type="float" office:value="0" table:formula="of:=ROUNDUP(([.$W120]/[.$W$7])*[.$S$7];0)" table:style-name="ce11">
            <text:p>0</text:p>
          </table:table-cell>
          <table:table-cell office:value-type="float" office:value="0" table:formula="of:=ROUNDUP(([.$W120]/[.$W$7])*[.$T$7];0)" table:style-name="ce11">
            <text:p>0</text:p>
          </table:table-cell>
          <table:table-cell office:value-type="float" office:value="0" table:formula="of:=ROUNDUP(([.$W120]/[.$W$7])*[.$U$7];0)" table:style-name="ce11">
            <text:p>0</text:p>
          </table:table-cell>
          <table:table-cell office:value-type="float" office:value="0" table:formula="of:=ROUNDUP(([.$W120]/[.$W$7])*[.$V$7];0)" table:style-name="ce11">
            <text:p>0</text:p>
          </table:table-cell>
          <table:table-cell office:value-type="float" office:value="0" table:formula="of:=SUMPRODUCT([.C120:.Q12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0]/[.$W$7])*[.$X$7];0)" table:style-name="ce11">
            <text:p>0</text:p>
          </table:table-cell>
          <table:table-cell office:value-type="float" office:value="0" table:formula="of:=ROUNDUP(([.$W120]/[.$W$7])*[.$Y$7];0)" table:style-name="ce11">
            <text:p>0</text:p>
          </table:table-cell>
          <table:table-cell office:value-type="float" office:value="0" table:formula="of:=ROUNDUP(([.$W120]/[.$W$7])*[.$Z$7];0)" table:style-name="ce11">
            <text:p>0</text:p>
          </table:table-cell>
          <table:table-cell office:value-type="float" office:value="0" table:formula="of:=ROUNDUP(([.$W120]/[.$W$7])*[.$AA$7];0)" table:style-name="ce11">
            <text:p>0</text:p>
          </table:table-cell>
          <table:table-cell office:value-type="float" office:value="0" table:formula="of:=ROUNDUP(([.$W12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2</text:p>
          </table:table-cell>
          <table:table-cell table:number-columns-repeated="16" table:style-name="ce15"/>
          <table:table-cell office:value-type="float" office:value="0" table:formula="of:=SUM([.S121:.AB121])" table:style-name="ce16">
            <text:p>0</text:p>
          </table:table-cell>
          <table:table-cell office:value-type="float" office:value="0" table:formula="of:=ROUNDUP(([.$W121]/[.$W$7])*[.$S$7];0)" table:style-name="ce11">
            <text:p>0</text:p>
          </table:table-cell>
          <table:table-cell office:value-type="float" office:value="0" table:formula="of:=ROUNDUP(([.$W121]/[.$W$7])*[.$T$7];0)" table:style-name="ce11">
            <text:p>0</text:p>
          </table:table-cell>
          <table:table-cell office:value-type="float" office:value="0" table:formula="of:=ROUNDUP(([.$W121]/[.$W$7])*[.$U$7];0)" table:style-name="ce11">
            <text:p>0</text:p>
          </table:table-cell>
          <table:table-cell office:value-type="float" office:value="0" table:formula="of:=ROUNDUP(([.$W121]/[.$W$7])*[.$V$7];0)" table:style-name="ce11">
            <text:p>0</text:p>
          </table:table-cell>
          <table:table-cell office:value-type="float" office:value="0" table:formula="of:=SUMPRODUCT([.C121:.Q12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1]/[.$W$7])*[.$X$7];0)" table:style-name="ce11">
            <text:p>0</text:p>
          </table:table-cell>
          <table:table-cell office:value-type="float" office:value="0" table:formula="of:=ROUNDUP(([.$W121]/[.$W$7])*[.$Y$7];0)" table:style-name="ce11">
            <text:p>0</text:p>
          </table:table-cell>
          <table:table-cell office:value-type="float" office:value="0" table:formula="of:=ROUNDUP(([.$W121]/[.$W$7])*[.$Z$7];0)" table:style-name="ce11">
            <text:p>0</text:p>
          </table:table-cell>
          <table:table-cell office:value-type="float" office:value="0" table:formula="of:=ROUNDUP(([.$W121]/[.$W$7])*[.$AA$7];0)" table:style-name="ce11">
            <text:p>0</text:p>
          </table:table-cell>
          <table:table-cell office:value-type="float" office:value="0" table:formula="of:=ROUNDUP(([.$W12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3</text:p>
          </table:table-cell>
          <table:table-cell table:number-columns-repeated="16" table:style-name="ce15"/>
          <table:table-cell office:value-type="float" office:value="0" table:formula="of:=SUM([.S122:.AB122])" table:style-name="ce16">
            <text:p>0</text:p>
          </table:table-cell>
          <table:table-cell office:value-type="float" office:value="0" table:formula="of:=ROUNDUP(([.$W122]/[.$W$7])*[.$S$7];0)" table:style-name="ce11">
            <text:p>0</text:p>
          </table:table-cell>
          <table:table-cell office:value-type="float" office:value="0" table:formula="of:=ROUNDUP(([.$W122]/[.$W$7])*[.$T$7];0)" table:style-name="ce11">
            <text:p>0</text:p>
          </table:table-cell>
          <table:table-cell office:value-type="float" office:value="0" table:formula="of:=ROUNDUP(([.$W122]/[.$W$7])*[.$U$7];0)" table:style-name="ce11">
            <text:p>0</text:p>
          </table:table-cell>
          <table:table-cell office:value-type="float" office:value="0" table:formula="of:=ROUNDUP(([.$W122]/[.$W$7])*[.$V$7];0)" table:style-name="ce11">
            <text:p>0</text:p>
          </table:table-cell>
          <table:table-cell office:value-type="float" office:value="0" table:formula="of:=SUMPRODUCT([.C122:.Q12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2]/[.$W$7])*[.$X$7];0)" table:style-name="ce11">
            <text:p>0</text:p>
          </table:table-cell>
          <table:table-cell office:value-type="float" office:value="0" table:formula="of:=ROUNDUP(([.$W122]/[.$W$7])*[.$Y$7];0)" table:style-name="ce11">
            <text:p>0</text:p>
          </table:table-cell>
          <table:table-cell office:value-type="float" office:value="0" table:formula="of:=ROUNDUP(([.$W122]/[.$W$7])*[.$Z$7];0)" table:style-name="ce11">
            <text:p>0</text:p>
          </table:table-cell>
          <table:table-cell office:value-type="float" office:value="0" table:formula="of:=ROUNDUP(([.$W122]/[.$W$7])*[.$AA$7];0)" table:style-name="ce11">
            <text:p>0</text:p>
          </table:table-cell>
          <table:table-cell office:value-type="float" office:value="0" table:formula="of:=ROUNDUP(([.$W12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4</text:p>
          </table:table-cell>
          <table:table-cell table:number-columns-repeated="16" table:style-name="ce15"/>
          <table:table-cell office:value-type="float" office:value="0" table:formula="of:=SUM([.S123:.AB123])" table:style-name="ce16">
            <text:p>0</text:p>
          </table:table-cell>
          <table:table-cell office:value-type="float" office:value="0" table:formula="of:=ROUNDUP(([.$W123]/[.$W$7])*[.$S$7];0)" table:style-name="ce11">
            <text:p>0</text:p>
          </table:table-cell>
          <table:table-cell office:value-type="float" office:value="0" table:formula="of:=ROUNDUP(([.$W123]/[.$W$7])*[.$T$7];0)" table:style-name="ce11">
            <text:p>0</text:p>
          </table:table-cell>
          <table:table-cell office:value-type="float" office:value="0" table:formula="of:=ROUNDUP(([.$W123]/[.$W$7])*[.$U$7];0)" table:style-name="ce11">
            <text:p>0</text:p>
          </table:table-cell>
          <table:table-cell office:value-type="float" office:value="0" table:formula="of:=ROUNDUP(([.$W123]/[.$W$7])*[.$V$7];0)" table:style-name="ce11">
            <text:p>0</text:p>
          </table:table-cell>
          <table:table-cell office:value-type="float" office:value="0" table:formula="of:=SUMPRODUCT([.C123:.Q12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3]/[.$W$7])*[.$X$7];0)" table:style-name="ce11">
            <text:p>0</text:p>
          </table:table-cell>
          <table:table-cell office:value-type="float" office:value="0" table:formula="of:=ROUNDUP(([.$W123]/[.$W$7])*[.$Y$7];0)" table:style-name="ce11">
            <text:p>0</text:p>
          </table:table-cell>
          <table:table-cell office:value-type="float" office:value="0" table:formula="of:=ROUNDUP(([.$W123]/[.$W$7])*[.$Z$7];0)" table:style-name="ce11">
            <text:p>0</text:p>
          </table:table-cell>
          <table:table-cell office:value-type="float" office:value="0" table:formula="of:=ROUNDUP(([.$W123]/[.$W$7])*[.$AA$7];0)" table:style-name="ce11">
            <text:p>0</text:p>
          </table:table-cell>
          <table:table-cell office:value-type="float" office:value="0" table:formula="of:=ROUNDUP(([.$W12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5</text:p>
          </table:table-cell>
          <table:table-cell table:number-columns-repeated="16" table:style-name="ce15"/>
          <table:table-cell office:value-type="float" office:value="0" table:formula="of:=SUM([.S124:.AB124])" table:style-name="ce16">
            <text:p>0</text:p>
          </table:table-cell>
          <table:table-cell office:value-type="float" office:value="0" table:formula="of:=ROUNDUP(([.$W124]/[.$W$7])*[.$S$7];0)" table:style-name="ce11">
            <text:p>0</text:p>
          </table:table-cell>
          <table:table-cell office:value-type="float" office:value="0" table:formula="of:=ROUNDUP(([.$W124]/[.$W$7])*[.$T$7];0)" table:style-name="ce11">
            <text:p>0</text:p>
          </table:table-cell>
          <table:table-cell office:value-type="float" office:value="0" table:formula="of:=ROUNDUP(([.$W124]/[.$W$7])*[.$U$7];0)" table:style-name="ce11">
            <text:p>0</text:p>
          </table:table-cell>
          <table:table-cell office:value-type="float" office:value="0" table:formula="of:=ROUNDUP(([.$W124]/[.$W$7])*[.$V$7];0)" table:style-name="ce11">
            <text:p>0</text:p>
          </table:table-cell>
          <table:table-cell office:value-type="float" office:value="0" table:formula="of:=SUMPRODUCT([.C124:.Q12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4]/[.$W$7])*[.$X$7];0)" table:style-name="ce11">
            <text:p>0</text:p>
          </table:table-cell>
          <table:table-cell office:value-type="float" office:value="0" table:formula="of:=ROUNDUP(([.$W124]/[.$W$7])*[.$Y$7];0)" table:style-name="ce11">
            <text:p>0</text:p>
          </table:table-cell>
          <table:table-cell office:value-type="float" office:value="0" table:formula="of:=ROUNDUP(([.$W124]/[.$W$7])*[.$Z$7];0)" table:style-name="ce11">
            <text:p>0</text:p>
          </table:table-cell>
          <table:table-cell office:value-type="float" office:value="0" table:formula="of:=ROUNDUP(([.$W124]/[.$W$7])*[.$AA$7];0)" table:style-name="ce11">
            <text:p>0</text:p>
          </table:table-cell>
          <table:table-cell office:value-type="float" office:value="0" table:formula="of:=ROUNDUP(([.$W12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6</text:p>
          </table:table-cell>
          <table:table-cell table:number-columns-repeated="16" table:style-name="ce15"/>
          <table:table-cell office:value-type="float" office:value="0" table:formula="of:=SUM([.S125:.AB125])" table:style-name="ce16">
            <text:p>0</text:p>
          </table:table-cell>
          <table:table-cell office:value-type="float" office:value="0" table:formula="of:=ROUNDUP(([.$W125]/[.$W$7])*[.$S$7];0)" table:style-name="ce11">
            <text:p>0</text:p>
          </table:table-cell>
          <table:table-cell office:value-type="float" office:value="0" table:formula="of:=ROUNDUP(([.$W125]/[.$W$7])*[.$T$7];0)" table:style-name="ce11">
            <text:p>0</text:p>
          </table:table-cell>
          <table:table-cell office:value-type="float" office:value="0" table:formula="of:=ROUNDUP(([.$W125]/[.$W$7])*[.$U$7];0)" table:style-name="ce11">
            <text:p>0</text:p>
          </table:table-cell>
          <table:table-cell office:value-type="float" office:value="0" table:formula="of:=ROUNDUP(([.$W125]/[.$W$7])*[.$V$7];0)" table:style-name="ce11">
            <text:p>0</text:p>
          </table:table-cell>
          <table:table-cell office:value-type="float" office:value="0" table:formula="of:=SUMPRODUCT([.C125:.Q12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5]/[.$W$7])*[.$X$7];0)" table:style-name="ce11">
            <text:p>0</text:p>
          </table:table-cell>
          <table:table-cell office:value-type="float" office:value="0" table:formula="of:=ROUNDUP(([.$W125]/[.$W$7])*[.$Y$7];0)" table:style-name="ce11">
            <text:p>0</text:p>
          </table:table-cell>
          <table:table-cell office:value-type="float" office:value="0" table:formula="of:=ROUNDUP(([.$W125]/[.$W$7])*[.$Z$7];0)" table:style-name="ce11">
            <text:p>0</text:p>
          </table:table-cell>
          <table:table-cell office:value-type="float" office:value="0" table:formula="of:=ROUNDUP(([.$W125]/[.$W$7])*[.$AA$7];0)" table:style-name="ce11">
            <text:p>0</text:p>
          </table:table-cell>
          <table:table-cell office:value-type="float" office:value="0" table:formula="of:=ROUNDUP(([.$W12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7</text:p>
          </table:table-cell>
          <table:table-cell table:number-columns-repeated="16" table:style-name="ce15"/>
          <table:table-cell office:value-type="float" office:value="0" table:formula="of:=SUM([.S126:.AB126])" table:style-name="ce16">
            <text:p>0</text:p>
          </table:table-cell>
          <table:table-cell office:value-type="float" office:value="0" table:formula="of:=ROUNDUP(([.$W126]/[.$W$7])*[.$S$7];0)" table:style-name="ce11">
            <text:p>0</text:p>
          </table:table-cell>
          <table:table-cell office:value-type="float" office:value="0" table:formula="of:=ROUNDUP(([.$W126]/[.$W$7])*[.$T$7];0)" table:style-name="ce11">
            <text:p>0</text:p>
          </table:table-cell>
          <table:table-cell office:value-type="float" office:value="0" table:formula="of:=ROUNDUP(([.$W126]/[.$W$7])*[.$U$7];0)" table:style-name="ce11">
            <text:p>0</text:p>
          </table:table-cell>
          <table:table-cell office:value-type="float" office:value="0" table:formula="of:=ROUNDUP(([.$W126]/[.$W$7])*[.$V$7];0)" table:style-name="ce11">
            <text:p>0</text:p>
          </table:table-cell>
          <table:table-cell office:value-type="float" office:value="0" table:formula="of:=SUMPRODUCT([.C126:.Q12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6]/[.$W$7])*[.$X$7];0)" table:style-name="ce11">
            <text:p>0</text:p>
          </table:table-cell>
          <table:table-cell office:value-type="float" office:value="0" table:formula="of:=ROUNDUP(([.$W126]/[.$W$7])*[.$Y$7];0)" table:style-name="ce11">
            <text:p>0</text:p>
          </table:table-cell>
          <table:table-cell office:value-type="float" office:value="0" table:formula="of:=ROUNDUP(([.$W126]/[.$W$7])*[.$Z$7];0)" table:style-name="ce11">
            <text:p>0</text:p>
          </table:table-cell>
          <table:table-cell office:value-type="float" office:value="0" table:formula="of:=ROUNDUP(([.$W126]/[.$W$7])*[.$AA$7];0)" table:style-name="ce11">
            <text:p>0</text:p>
          </table:table-cell>
          <table:table-cell office:value-type="float" office:value="0" table:formula="of:=ROUNDUP(([.$W12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8</text:p>
          </table:table-cell>
          <table:table-cell table:number-columns-repeated="16" table:style-name="ce15"/>
          <table:table-cell office:value-type="float" office:value="0" table:formula="of:=SUM([.S127:.AB127])" table:style-name="ce16">
            <text:p>0</text:p>
          </table:table-cell>
          <table:table-cell office:value-type="float" office:value="0" table:formula="of:=ROUNDUP(([.$W127]/[.$W$7])*[.$S$7];0)" table:style-name="ce11">
            <text:p>0</text:p>
          </table:table-cell>
          <table:table-cell office:value-type="float" office:value="0" table:formula="of:=ROUNDUP(([.$W127]/[.$W$7])*[.$T$7];0)" table:style-name="ce11">
            <text:p>0</text:p>
          </table:table-cell>
          <table:table-cell office:value-type="float" office:value="0" table:formula="of:=ROUNDUP(([.$W127]/[.$W$7])*[.$U$7];0)" table:style-name="ce11">
            <text:p>0</text:p>
          </table:table-cell>
          <table:table-cell office:value-type="float" office:value="0" table:formula="of:=ROUNDUP(([.$W127]/[.$W$7])*[.$V$7];0)" table:style-name="ce11">
            <text:p>0</text:p>
          </table:table-cell>
          <table:table-cell office:value-type="float" office:value="0" table:formula="of:=SUMPRODUCT([.C127:.Q12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7]/[.$W$7])*[.$X$7];0)" table:style-name="ce11">
            <text:p>0</text:p>
          </table:table-cell>
          <table:table-cell office:value-type="float" office:value="0" table:formula="of:=ROUNDUP(([.$W127]/[.$W$7])*[.$Y$7];0)" table:style-name="ce11">
            <text:p>0</text:p>
          </table:table-cell>
          <table:table-cell office:value-type="float" office:value="0" table:formula="of:=ROUNDUP(([.$W127]/[.$W$7])*[.$Z$7];0)" table:style-name="ce11">
            <text:p>0</text:p>
          </table:table-cell>
          <table:table-cell office:value-type="float" office:value="0" table:formula="of:=ROUNDUP(([.$W127]/[.$W$7])*[.$AA$7];0)" table:style-name="ce11">
            <text:p>0</text:p>
          </table:table-cell>
          <table:table-cell office:value-type="float" office:value="0" table:formula="of:=ROUNDUP(([.$W12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19</text:p>
          </table:table-cell>
          <table:table-cell table:number-columns-repeated="16" table:style-name="ce15"/>
          <table:table-cell office:value-type="float" office:value="0" table:formula="of:=SUM([.S128:.AB128])" table:style-name="ce16">
            <text:p>0</text:p>
          </table:table-cell>
          <table:table-cell office:value-type="float" office:value="0" table:formula="of:=ROUNDUP(([.$W128]/[.$W$7])*[.$S$7];0)" table:style-name="ce11">
            <text:p>0</text:p>
          </table:table-cell>
          <table:table-cell office:value-type="float" office:value="0" table:formula="of:=ROUNDUP(([.$W128]/[.$W$7])*[.$T$7];0)" table:style-name="ce11">
            <text:p>0</text:p>
          </table:table-cell>
          <table:table-cell office:value-type="float" office:value="0" table:formula="of:=ROUNDUP(([.$W128]/[.$W$7])*[.$U$7];0)" table:style-name="ce11">
            <text:p>0</text:p>
          </table:table-cell>
          <table:table-cell office:value-type="float" office:value="0" table:formula="of:=ROUNDUP(([.$W128]/[.$W$7])*[.$V$7];0)" table:style-name="ce11">
            <text:p>0</text:p>
          </table:table-cell>
          <table:table-cell office:value-type="float" office:value="0" table:formula="of:=SUMPRODUCT([.C128:.Q12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8]/[.$W$7])*[.$X$7];0)" table:style-name="ce11">
            <text:p>0</text:p>
          </table:table-cell>
          <table:table-cell office:value-type="float" office:value="0" table:formula="of:=ROUNDUP(([.$W128]/[.$W$7])*[.$Y$7];0)" table:style-name="ce11">
            <text:p>0</text:p>
          </table:table-cell>
          <table:table-cell office:value-type="float" office:value="0" table:formula="of:=ROUNDUP(([.$W128]/[.$W$7])*[.$Z$7];0)" table:style-name="ce11">
            <text:p>0</text:p>
          </table:table-cell>
          <table:table-cell office:value-type="float" office:value="0" table:formula="of:=ROUNDUP(([.$W128]/[.$W$7])*[.$AA$7];0)" table:style-name="ce11">
            <text:p>0</text:p>
          </table:table-cell>
          <table:table-cell office:value-type="float" office:value="0" table:formula="of:=ROUNDUP(([.$W12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0</text:p>
          </table:table-cell>
          <table:table-cell table:number-columns-repeated="16" table:style-name="ce15"/>
          <table:table-cell office:value-type="float" office:value="0" table:formula="of:=SUM([.S129:.AB129])" table:style-name="ce16">
            <text:p>0</text:p>
          </table:table-cell>
          <table:table-cell office:value-type="float" office:value="0" table:formula="of:=ROUNDUP(([.$W129]/[.$W$7])*[.$S$7];0)" table:style-name="ce11">
            <text:p>0</text:p>
          </table:table-cell>
          <table:table-cell office:value-type="float" office:value="0" table:formula="of:=ROUNDUP(([.$W129]/[.$W$7])*[.$T$7];0)" table:style-name="ce11">
            <text:p>0</text:p>
          </table:table-cell>
          <table:table-cell office:value-type="float" office:value="0" table:formula="of:=ROUNDUP(([.$W129]/[.$W$7])*[.$U$7];0)" table:style-name="ce11">
            <text:p>0</text:p>
          </table:table-cell>
          <table:table-cell office:value-type="float" office:value="0" table:formula="of:=ROUNDUP(([.$W129]/[.$W$7])*[.$V$7];0)" table:style-name="ce11">
            <text:p>0</text:p>
          </table:table-cell>
          <table:table-cell office:value-type="float" office:value="0" table:formula="of:=SUMPRODUCT([.C129:.Q12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29]/[.$W$7])*[.$X$7];0)" table:style-name="ce11">
            <text:p>0</text:p>
          </table:table-cell>
          <table:table-cell office:value-type="float" office:value="0" table:formula="of:=ROUNDUP(([.$W129]/[.$W$7])*[.$Y$7];0)" table:style-name="ce11">
            <text:p>0</text:p>
          </table:table-cell>
          <table:table-cell office:value-type="float" office:value="0" table:formula="of:=ROUNDUP(([.$W129]/[.$W$7])*[.$Z$7];0)" table:style-name="ce11">
            <text:p>0</text:p>
          </table:table-cell>
          <table:table-cell office:value-type="float" office:value="0" table:formula="of:=ROUNDUP(([.$W129]/[.$W$7])*[.$AA$7];0)" table:style-name="ce11">
            <text:p>0</text:p>
          </table:table-cell>
          <table:table-cell office:value-type="float" office:value="0" table:formula="of:=ROUNDUP(([.$W12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1</text:p>
          </table:table-cell>
          <table:table-cell table:number-columns-repeated="16" table:style-name="ce15"/>
          <table:table-cell office:value-type="float" office:value="0" table:formula="of:=SUM([.S130:.AB130])" table:style-name="ce16">
            <text:p>0</text:p>
          </table:table-cell>
          <table:table-cell office:value-type="float" office:value="0" table:formula="of:=ROUNDUP(([.$W130]/[.$W$7])*[.$S$7];0)" table:style-name="ce11">
            <text:p>0</text:p>
          </table:table-cell>
          <table:table-cell office:value-type="float" office:value="0" table:formula="of:=ROUNDUP(([.$W130]/[.$W$7])*[.$T$7];0)" table:style-name="ce11">
            <text:p>0</text:p>
          </table:table-cell>
          <table:table-cell office:value-type="float" office:value="0" table:formula="of:=ROUNDUP(([.$W130]/[.$W$7])*[.$U$7];0)" table:style-name="ce11">
            <text:p>0</text:p>
          </table:table-cell>
          <table:table-cell office:value-type="float" office:value="0" table:formula="of:=ROUNDUP(([.$W130]/[.$W$7])*[.$V$7];0)" table:style-name="ce11">
            <text:p>0</text:p>
          </table:table-cell>
          <table:table-cell office:value-type="float" office:value="0" table:formula="of:=SUMPRODUCT([.C130:.Q13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0]/[.$W$7])*[.$X$7];0)" table:style-name="ce11">
            <text:p>0</text:p>
          </table:table-cell>
          <table:table-cell office:value-type="float" office:value="0" table:formula="of:=ROUNDUP(([.$W130]/[.$W$7])*[.$Y$7];0)" table:style-name="ce11">
            <text:p>0</text:p>
          </table:table-cell>
          <table:table-cell office:value-type="float" office:value="0" table:formula="of:=ROUNDUP(([.$W130]/[.$W$7])*[.$Z$7];0)" table:style-name="ce11">
            <text:p>0</text:p>
          </table:table-cell>
          <table:table-cell office:value-type="float" office:value="0" table:formula="of:=ROUNDUP(([.$W130]/[.$W$7])*[.$AA$7];0)" table:style-name="ce11">
            <text:p>0</text:p>
          </table:table-cell>
          <table:table-cell office:value-type="float" office:value="0" table:formula="of:=ROUNDUP(([.$W13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2</text:p>
          </table:table-cell>
          <table:table-cell table:number-columns-repeated="16" table:style-name="ce15"/>
          <table:table-cell office:value-type="float" office:value="0" table:formula="of:=SUM([.S131:.AB131])" table:style-name="ce16">
            <text:p>0</text:p>
          </table:table-cell>
          <table:table-cell office:value-type="float" office:value="0" table:formula="of:=ROUNDUP(([.$W131]/[.$W$7])*[.$S$7];0)" table:style-name="ce11">
            <text:p>0</text:p>
          </table:table-cell>
          <table:table-cell office:value-type="float" office:value="0" table:formula="of:=ROUNDUP(([.$W131]/[.$W$7])*[.$T$7];0)" table:style-name="ce11">
            <text:p>0</text:p>
          </table:table-cell>
          <table:table-cell office:value-type="float" office:value="0" table:formula="of:=ROUNDUP(([.$W131]/[.$W$7])*[.$U$7];0)" table:style-name="ce11">
            <text:p>0</text:p>
          </table:table-cell>
          <table:table-cell office:value-type="float" office:value="0" table:formula="of:=ROUNDUP(([.$W131]/[.$W$7])*[.$V$7];0)" table:style-name="ce11">
            <text:p>0</text:p>
          </table:table-cell>
          <table:table-cell office:value-type="float" office:value="0" table:formula="of:=SUMPRODUCT([.C131:.Q13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1]/[.$W$7])*[.$X$7];0)" table:style-name="ce11">
            <text:p>0</text:p>
          </table:table-cell>
          <table:table-cell office:value-type="float" office:value="0" table:formula="of:=ROUNDUP(([.$W131]/[.$W$7])*[.$Y$7];0)" table:style-name="ce11">
            <text:p>0</text:p>
          </table:table-cell>
          <table:table-cell office:value-type="float" office:value="0" table:formula="of:=ROUNDUP(([.$W131]/[.$W$7])*[.$Z$7];0)" table:style-name="ce11">
            <text:p>0</text:p>
          </table:table-cell>
          <table:table-cell office:value-type="float" office:value="0" table:formula="of:=ROUNDUP(([.$W131]/[.$W$7])*[.$AA$7];0)" table:style-name="ce11">
            <text:p>0</text:p>
          </table:table-cell>
          <table:table-cell office:value-type="float" office:value="0" table:formula="of:=ROUNDUP(([.$W13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3</text:p>
          </table:table-cell>
          <table:table-cell table:number-columns-repeated="16" table:style-name="ce15"/>
          <table:table-cell office:value-type="float" office:value="0" table:formula="of:=SUM([.S132:.AB132])" table:style-name="ce16">
            <text:p>0</text:p>
          </table:table-cell>
          <table:table-cell office:value-type="float" office:value="0" table:formula="of:=ROUNDUP(([.$W132]/[.$W$7])*[.$S$7];0)" table:style-name="ce11">
            <text:p>0</text:p>
          </table:table-cell>
          <table:table-cell office:value-type="float" office:value="0" table:formula="of:=ROUNDUP(([.$W132]/[.$W$7])*[.$T$7];0)" table:style-name="ce11">
            <text:p>0</text:p>
          </table:table-cell>
          <table:table-cell office:value-type="float" office:value="0" table:formula="of:=ROUNDUP(([.$W132]/[.$W$7])*[.$U$7];0)" table:style-name="ce11">
            <text:p>0</text:p>
          </table:table-cell>
          <table:table-cell office:value-type="float" office:value="0" table:formula="of:=ROUNDUP(([.$W132]/[.$W$7])*[.$V$7];0)" table:style-name="ce11">
            <text:p>0</text:p>
          </table:table-cell>
          <table:table-cell office:value-type="float" office:value="0" table:formula="of:=SUMPRODUCT([.C132:.Q13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2]/[.$W$7])*[.$X$7];0)" table:style-name="ce11">
            <text:p>0</text:p>
          </table:table-cell>
          <table:table-cell office:value-type="float" office:value="0" table:formula="of:=ROUNDUP(([.$W132]/[.$W$7])*[.$Y$7];0)" table:style-name="ce11">
            <text:p>0</text:p>
          </table:table-cell>
          <table:table-cell office:value-type="float" office:value="0" table:formula="of:=ROUNDUP(([.$W132]/[.$W$7])*[.$Z$7];0)" table:style-name="ce11">
            <text:p>0</text:p>
          </table:table-cell>
          <table:table-cell office:value-type="float" office:value="0" table:formula="of:=ROUNDUP(([.$W132]/[.$W$7])*[.$AA$7];0)" table:style-name="ce11">
            <text:p>0</text:p>
          </table:table-cell>
          <table:table-cell office:value-type="float" office:value="0" table:formula="of:=ROUNDUP(([.$W13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4</text:p>
          </table:table-cell>
          <table:table-cell table:number-columns-repeated="16" table:style-name="ce15"/>
          <table:table-cell office:value-type="float" office:value="0" table:formula="of:=SUM([.S133:.AB133])" table:style-name="ce16">
            <text:p>0</text:p>
          </table:table-cell>
          <table:table-cell office:value-type="float" office:value="0" table:formula="of:=ROUNDUP(([.$W133]/[.$W$7])*[.$S$7];0)" table:style-name="ce11">
            <text:p>0</text:p>
          </table:table-cell>
          <table:table-cell office:value-type="float" office:value="0" table:formula="of:=ROUNDUP(([.$W133]/[.$W$7])*[.$T$7];0)" table:style-name="ce11">
            <text:p>0</text:p>
          </table:table-cell>
          <table:table-cell office:value-type="float" office:value="0" table:formula="of:=ROUNDUP(([.$W133]/[.$W$7])*[.$U$7];0)" table:style-name="ce11">
            <text:p>0</text:p>
          </table:table-cell>
          <table:table-cell office:value-type="float" office:value="0" table:formula="of:=ROUNDUP(([.$W133]/[.$W$7])*[.$V$7];0)" table:style-name="ce11">
            <text:p>0</text:p>
          </table:table-cell>
          <table:table-cell office:value-type="float" office:value="0" table:formula="of:=SUMPRODUCT([.C133:.Q13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3]/[.$W$7])*[.$X$7];0)" table:style-name="ce11">
            <text:p>0</text:p>
          </table:table-cell>
          <table:table-cell office:value-type="float" office:value="0" table:formula="of:=ROUNDUP(([.$W133]/[.$W$7])*[.$Y$7];0)" table:style-name="ce11">
            <text:p>0</text:p>
          </table:table-cell>
          <table:table-cell office:value-type="float" office:value="0" table:formula="of:=ROUNDUP(([.$W133]/[.$W$7])*[.$Z$7];0)" table:style-name="ce11">
            <text:p>0</text:p>
          </table:table-cell>
          <table:table-cell office:value-type="float" office:value="0" table:formula="of:=ROUNDUP(([.$W133]/[.$W$7])*[.$AA$7];0)" table:style-name="ce11">
            <text:p>0</text:p>
          </table:table-cell>
          <table:table-cell office:value-type="float" office:value="0" table:formula="of:=ROUNDUP(([.$W13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5</text:p>
          </table:table-cell>
          <table:table-cell table:number-columns-repeated="16" table:style-name="ce15"/>
          <table:table-cell office:value-type="float" office:value="0" table:formula="of:=SUM([.S134:.AB134])" table:style-name="ce16">
            <text:p>0</text:p>
          </table:table-cell>
          <table:table-cell office:value-type="float" office:value="0" table:formula="of:=ROUNDUP(([.$W134]/[.$W$7])*[.$S$7];0)" table:style-name="ce11">
            <text:p>0</text:p>
          </table:table-cell>
          <table:table-cell office:value-type="float" office:value="0" table:formula="of:=ROUNDUP(([.$W134]/[.$W$7])*[.$T$7];0)" table:style-name="ce11">
            <text:p>0</text:p>
          </table:table-cell>
          <table:table-cell office:value-type="float" office:value="0" table:formula="of:=ROUNDUP(([.$W134]/[.$W$7])*[.$U$7];0)" table:style-name="ce11">
            <text:p>0</text:p>
          </table:table-cell>
          <table:table-cell office:value-type="float" office:value="0" table:formula="of:=ROUNDUP(([.$W134]/[.$W$7])*[.$V$7];0)" table:style-name="ce11">
            <text:p>0</text:p>
          </table:table-cell>
          <table:table-cell office:value-type="float" office:value="0" table:formula="of:=SUMPRODUCT([.C134:.Q13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4]/[.$W$7])*[.$X$7];0)" table:style-name="ce11">
            <text:p>0</text:p>
          </table:table-cell>
          <table:table-cell office:value-type="float" office:value="0" table:formula="of:=ROUNDUP(([.$W134]/[.$W$7])*[.$Y$7];0)" table:style-name="ce11">
            <text:p>0</text:p>
          </table:table-cell>
          <table:table-cell office:value-type="float" office:value="0" table:formula="of:=ROUNDUP(([.$W134]/[.$W$7])*[.$Z$7];0)" table:style-name="ce11">
            <text:p>0</text:p>
          </table:table-cell>
          <table:table-cell office:value-type="float" office:value="0" table:formula="of:=ROUNDUP(([.$W134]/[.$W$7])*[.$AA$7];0)" table:style-name="ce11">
            <text:p>0</text:p>
          </table:table-cell>
          <table:table-cell office:value-type="float" office:value="0" table:formula="of:=ROUNDUP(([.$W13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6</text:p>
          </table:table-cell>
          <table:table-cell table:number-columns-repeated="16" table:style-name="ce15"/>
          <table:table-cell office:value-type="float" office:value="0" table:formula="of:=SUM([.S135:.AB135])" table:style-name="ce16">
            <text:p>0</text:p>
          </table:table-cell>
          <table:table-cell office:value-type="float" office:value="0" table:formula="of:=ROUNDUP(([.$W135]/[.$W$7])*[.$S$7];0)" table:style-name="ce11">
            <text:p>0</text:p>
          </table:table-cell>
          <table:table-cell office:value-type="float" office:value="0" table:formula="of:=ROUNDUP(([.$W135]/[.$W$7])*[.$T$7];0)" table:style-name="ce11">
            <text:p>0</text:p>
          </table:table-cell>
          <table:table-cell office:value-type="float" office:value="0" table:formula="of:=ROUNDUP(([.$W135]/[.$W$7])*[.$U$7];0)" table:style-name="ce11">
            <text:p>0</text:p>
          </table:table-cell>
          <table:table-cell office:value-type="float" office:value="0" table:formula="of:=ROUNDUP(([.$W135]/[.$W$7])*[.$V$7];0)" table:style-name="ce11">
            <text:p>0</text:p>
          </table:table-cell>
          <table:table-cell office:value-type="float" office:value="0" table:formula="of:=SUMPRODUCT([.C135:.Q13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5]/[.$W$7])*[.$X$7];0)" table:style-name="ce11">
            <text:p>0</text:p>
          </table:table-cell>
          <table:table-cell office:value-type="float" office:value="0" table:formula="of:=ROUNDUP(([.$W135]/[.$W$7])*[.$Y$7];0)" table:style-name="ce11">
            <text:p>0</text:p>
          </table:table-cell>
          <table:table-cell office:value-type="float" office:value="0" table:formula="of:=ROUNDUP(([.$W135]/[.$W$7])*[.$Z$7];0)" table:style-name="ce11">
            <text:p>0</text:p>
          </table:table-cell>
          <table:table-cell office:value-type="float" office:value="0" table:formula="of:=ROUNDUP(([.$W135]/[.$W$7])*[.$AA$7];0)" table:style-name="ce11">
            <text:p>0</text:p>
          </table:table-cell>
          <table:table-cell office:value-type="float" office:value="0" table:formula="of:=ROUNDUP(([.$W13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7</text:p>
          </table:table-cell>
          <table:table-cell table:number-columns-repeated="16" table:style-name="ce15"/>
          <table:table-cell office:value-type="float" office:value="0" table:formula="of:=SUM([.S136:.AB136])" table:style-name="ce16">
            <text:p>0</text:p>
          </table:table-cell>
          <table:table-cell office:value-type="float" office:value="0" table:formula="of:=ROUNDUP(([.$W136]/[.$W$7])*[.$S$7];0)" table:style-name="ce11">
            <text:p>0</text:p>
          </table:table-cell>
          <table:table-cell office:value-type="float" office:value="0" table:formula="of:=ROUNDUP(([.$W136]/[.$W$7])*[.$T$7];0)" table:style-name="ce11">
            <text:p>0</text:p>
          </table:table-cell>
          <table:table-cell office:value-type="float" office:value="0" table:formula="of:=ROUNDUP(([.$W136]/[.$W$7])*[.$U$7];0)" table:style-name="ce11">
            <text:p>0</text:p>
          </table:table-cell>
          <table:table-cell office:value-type="float" office:value="0" table:formula="of:=ROUNDUP(([.$W136]/[.$W$7])*[.$V$7];0)" table:style-name="ce11">
            <text:p>0</text:p>
          </table:table-cell>
          <table:table-cell office:value-type="float" office:value="0" table:formula="of:=SUMPRODUCT([.C136:.Q13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6]/[.$W$7])*[.$X$7];0)" table:style-name="ce11">
            <text:p>0</text:p>
          </table:table-cell>
          <table:table-cell office:value-type="float" office:value="0" table:formula="of:=ROUNDUP(([.$W136]/[.$W$7])*[.$Y$7];0)" table:style-name="ce11">
            <text:p>0</text:p>
          </table:table-cell>
          <table:table-cell office:value-type="float" office:value="0" table:formula="of:=ROUNDUP(([.$W136]/[.$W$7])*[.$Z$7];0)" table:style-name="ce11">
            <text:p>0</text:p>
          </table:table-cell>
          <table:table-cell office:value-type="float" office:value="0" table:formula="of:=ROUNDUP(([.$W136]/[.$W$7])*[.$AA$7];0)" table:style-name="ce11">
            <text:p>0</text:p>
          </table:table-cell>
          <table:table-cell office:value-type="float" office:value="0" table:formula="of:=ROUNDUP(([.$W13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8</text:p>
          </table:table-cell>
          <table:table-cell table:number-columns-repeated="16" table:style-name="ce15"/>
          <table:table-cell office:value-type="float" office:value="0" table:formula="of:=SUM([.S137:.AB137])" table:style-name="ce16">
            <text:p>0</text:p>
          </table:table-cell>
          <table:table-cell office:value-type="float" office:value="0" table:formula="of:=ROUNDUP(([.$W137]/[.$W$7])*[.$S$7];0)" table:style-name="ce11">
            <text:p>0</text:p>
          </table:table-cell>
          <table:table-cell office:value-type="float" office:value="0" table:formula="of:=ROUNDUP(([.$W137]/[.$W$7])*[.$T$7];0)" table:style-name="ce11">
            <text:p>0</text:p>
          </table:table-cell>
          <table:table-cell office:value-type="float" office:value="0" table:formula="of:=ROUNDUP(([.$W137]/[.$W$7])*[.$U$7];0)" table:style-name="ce11">
            <text:p>0</text:p>
          </table:table-cell>
          <table:table-cell office:value-type="float" office:value="0" table:formula="of:=ROUNDUP(([.$W137]/[.$W$7])*[.$V$7];0)" table:style-name="ce11">
            <text:p>0</text:p>
          </table:table-cell>
          <table:table-cell office:value-type="float" office:value="0" table:formula="of:=SUMPRODUCT([.C137:.Q13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7]/[.$W$7])*[.$X$7];0)" table:style-name="ce11">
            <text:p>0</text:p>
          </table:table-cell>
          <table:table-cell office:value-type="float" office:value="0" table:formula="of:=ROUNDUP(([.$W137]/[.$W$7])*[.$Y$7];0)" table:style-name="ce11">
            <text:p>0</text:p>
          </table:table-cell>
          <table:table-cell office:value-type="float" office:value="0" table:formula="of:=ROUNDUP(([.$W137]/[.$W$7])*[.$Z$7];0)" table:style-name="ce11">
            <text:p>0</text:p>
          </table:table-cell>
          <table:table-cell office:value-type="float" office:value="0" table:formula="of:=ROUNDUP(([.$W137]/[.$W$7])*[.$AA$7];0)" table:style-name="ce11">
            <text:p>0</text:p>
          </table:table-cell>
          <table:table-cell office:value-type="float" office:value="0" table:formula="of:=ROUNDUP(([.$W13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29</text:p>
          </table:table-cell>
          <table:table-cell table:number-columns-repeated="16" table:style-name="ce15"/>
          <table:table-cell office:value-type="float" office:value="0" table:formula="of:=SUM([.S138:.AB138])" table:style-name="ce16">
            <text:p>0</text:p>
          </table:table-cell>
          <table:table-cell office:value-type="float" office:value="0" table:formula="of:=ROUNDUP(([.$W138]/[.$W$7])*[.$S$7];0)" table:style-name="ce11">
            <text:p>0</text:p>
          </table:table-cell>
          <table:table-cell office:value-type="float" office:value="0" table:formula="of:=ROUNDUP(([.$W138]/[.$W$7])*[.$T$7];0)" table:style-name="ce11">
            <text:p>0</text:p>
          </table:table-cell>
          <table:table-cell office:value-type="float" office:value="0" table:formula="of:=ROUNDUP(([.$W138]/[.$W$7])*[.$U$7];0)" table:style-name="ce11">
            <text:p>0</text:p>
          </table:table-cell>
          <table:table-cell office:value-type="float" office:value="0" table:formula="of:=ROUNDUP(([.$W138]/[.$W$7])*[.$V$7];0)" table:style-name="ce11">
            <text:p>0</text:p>
          </table:table-cell>
          <table:table-cell office:value-type="float" office:value="0" table:formula="of:=SUMPRODUCT([.C138:.Q13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8]/[.$W$7])*[.$X$7];0)" table:style-name="ce11">
            <text:p>0</text:p>
          </table:table-cell>
          <table:table-cell office:value-type="float" office:value="0" table:formula="of:=ROUNDUP(([.$W138]/[.$W$7])*[.$Y$7];0)" table:style-name="ce11">
            <text:p>0</text:p>
          </table:table-cell>
          <table:table-cell office:value-type="float" office:value="0" table:formula="of:=ROUNDUP(([.$W138]/[.$W$7])*[.$Z$7];0)" table:style-name="ce11">
            <text:p>0</text:p>
          </table:table-cell>
          <table:table-cell office:value-type="float" office:value="0" table:formula="of:=ROUNDUP(([.$W138]/[.$W$7])*[.$AA$7];0)" table:style-name="ce11">
            <text:p>0</text:p>
          </table:table-cell>
          <table:table-cell office:value-type="float" office:value="0" table:formula="of:=ROUNDUP(([.$W13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0</text:p>
          </table:table-cell>
          <table:table-cell table:number-columns-repeated="16" table:style-name="ce15"/>
          <table:table-cell office:value-type="float" office:value="0" table:formula="of:=SUM([.S139:.AB139])" table:style-name="ce16">
            <text:p>0</text:p>
          </table:table-cell>
          <table:table-cell office:value-type="float" office:value="0" table:formula="of:=ROUNDUP(([.$W139]/[.$W$7])*[.$S$7];0)" table:style-name="ce11">
            <text:p>0</text:p>
          </table:table-cell>
          <table:table-cell office:value-type="float" office:value="0" table:formula="of:=ROUNDUP(([.$W139]/[.$W$7])*[.$T$7];0)" table:style-name="ce11">
            <text:p>0</text:p>
          </table:table-cell>
          <table:table-cell office:value-type="float" office:value="0" table:formula="of:=ROUNDUP(([.$W139]/[.$W$7])*[.$U$7];0)" table:style-name="ce11">
            <text:p>0</text:p>
          </table:table-cell>
          <table:table-cell office:value-type="float" office:value="0" table:formula="of:=ROUNDUP(([.$W139]/[.$W$7])*[.$V$7];0)" table:style-name="ce11">
            <text:p>0</text:p>
          </table:table-cell>
          <table:table-cell office:value-type="float" office:value="0" table:formula="of:=SUMPRODUCT([.C139:.Q13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39]/[.$W$7])*[.$X$7];0)" table:style-name="ce11">
            <text:p>0</text:p>
          </table:table-cell>
          <table:table-cell office:value-type="float" office:value="0" table:formula="of:=ROUNDUP(([.$W139]/[.$W$7])*[.$Y$7];0)" table:style-name="ce11">
            <text:p>0</text:p>
          </table:table-cell>
          <table:table-cell office:value-type="float" office:value="0" table:formula="of:=ROUNDUP(([.$W139]/[.$W$7])*[.$Z$7];0)" table:style-name="ce11">
            <text:p>0</text:p>
          </table:table-cell>
          <table:table-cell office:value-type="float" office:value="0" table:formula="of:=ROUNDUP(([.$W139]/[.$W$7])*[.$AA$7];0)" table:style-name="ce11">
            <text:p>0</text:p>
          </table:table-cell>
          <table:table-cell office:value-type="float" office:value="0" table:formula="of:=ROUNDUP(([.$W13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1</text:p>
          </table:table-cell>
          <table:table-cell table:number-columns-repeated="16" table:style-name="ce15"/>
          <table:table-cell office:value-type="float" office:value="0" table:formula="of:=SUM([.S140:.AB140])" table:style-name="ce16">
            <text:p>0</text:p>
          </table:table-cell>
          <table:table-cell office:value-type="float" office:value="0" table:formula="of:=ROUNDUP(([.$W140]/[.$W$7])*[.$S$7];0)" table:style-name="ce11">
            <text:p>0</text:p>
          </table:table-cell>
          <table:table-cell office:value-type="float" office:value="0" table:formula="of:=ROUNDUP(([.$W140]/[.$W$7])*[.$T$7];0)" table:style-name="ce11">
            <text:p>0</text:p>
          </table:table-cell>
          <table:table-cell office:value-type="float" office:value="0" table:formula="of:=ROUNDUP(([.$W140]/[.$W$7])*[.$U$7];0)" table:style-name="ce11">
            <text:p>0</text:p>
          </table:table-cell>
          <table:table-cell office:value-type="float" office:value="0" table:formula="of:=ROUNDUP(([.$W140]/[.$W$7])*[.$V$7];0)" table:style-name="ce11">
            <text:p>0</text:p>
          </table:table-cell>
          <table:table-cell office:value-type="float" office:value="0" table:formula="of:=SUMPRODUCT([.C140:.Q14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0]/[.$W$7])*[.$X$7];0)" table:style-name="ce11">
            <text:p>0</text:p>
          </table:table-cell>
          <table:table-cell office:value-type="float" office:value="0" table:formula="of:=ROUNDUP(([.$W140]/[.$W$7])*[.$Y$7];0)" table:style-name="ce11">
            <text:p>0</text:p>
          </table:table-cell>
          <table:table-cell office:value-type="float" office:value="0" table:formula="of:=ROUNDUP(([.$W140]/[.$W$7])*[.$Z$7];0)" table:style-name="ce11">
            <text:p>0</text:p>
          </table:table-cell>
          <table:table-cell office:value-type="float" office:value="0" table:formula="of:=ROUNDUP(([.$W140]/[.$W$7])*[.$AA$7];0)" table:style-name="ce11">
            <text:p>0</text:p>
          </table:table-cell>
          <table:table-cell office:value-type="float" office:value="0" table:formula="of:=ROUNDUP(([.$W14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2</text:p>
          </table:table-cell>
          <table:table-cell table:number-columns-repeated="16" table:style-name="ce15"/>
          <table:table-cell office:value-type="float" office:value="0" table:formula="of:=SUM([.S141:.AB141])" table:style-name="ce16">
            <text:p>0</text:p>
          </table:table-cell>
          <table:table-cell office:value-type="float" office:value="0" table:formula="of:=ROUNDUP(([.$W141]/[.$W$7])*[.$S$7];0)" table:style-name="ce11">
            <text:p>0</text:p>
          </table:table-cell>
          <table:table-cell office:value-type="float" office:value="0" table:formula="of:=ROUNDUP(([.$W141]/[.$W$7])*[.$T$7];0)" table:style-name="ce11">
            <text:p>0</text:p>
          </table:table-cell>
          <table:table-cell office:value-type="float" office:value="0" table:formula="of:=ROUNDUP(([.$W141]/[.$W$7])*[.$U$7];0)" table:style-name="ce11">
            <text:p>0</text:p>
          </table:table-cell>
          <table:table-cell office:value-type="float" office:value="0" table:formula="of:=ROUNDUP(([.$W141]/[.$W$7])*[.$V$7];0)" table:style-name="ce11">
            <text:p>0</text:p>
          </table:table-cell>
          <table:table-cell office:value-type="float" office:value="0" table:formula="of:=SUMPRODUCT([.C141:.Q14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1]/[.$W$7])*[.$X$7];0)" table:style-name="ce11">
            <text:p>0</text:p>
          </table:table-cell>
          <table:table-cell office:value-type="float" office:value="0" table:formula="of:=ROUNDUP(([.$W141]/[.$W$7])*[.$Y$7];0)" table:style-name="ce11">
            <text:p>0</text:p>
          </table:table-cell>
          <table:table-cell office:value-type="float" office:value="0" table:formula="of:=ROUNDUP(([.$W141]/[.$W$7])*[.$Z$7];0)" table:style-name="ce11">
            <text:p>0</text:p>
          </table:table-cell>
          <table:table-cell office:value-type="float" office:value="0" table:formula="of:=ROUNDUP(([.$W141]/[.$W$7])*[.$AA$7];0)" table:style-name="ce11">
            <text:p>0</text:p>
          </table:table-cell>
          <table:table-cell office:value-type="float" office:value="0" table:formula="of:=ROUNDUP(([.$W14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3</text:p>
          </table:table-cell>
          <table:table-cell table:number-columns-repeated="16" table:style-name="ce15"/>
          <table:table-cell office:value-type="float" office:value="0" table:formula="of:=SUM([.S142:.AB142])" table:style-name="ce16">
            <text:p>0</text:p>
          </table:table-cell>
          <table:table-cell office:value-type="float" office:value="0" table:formula="of:=ROUNDUP(([.$W142]/[.$W$7])*[.$S$7];0)" table:style-name="ce11">
            <text:p>0</text:p>
          </table:table-cell>
          <table:table-cell office:value-type="float" office:value="0" table:formula="of:=ROUNDUP(([.$W142]/[.$W$7])*[.$T$7];0)" table:style-name="ce11">
            <text:p>0</text:p>
          </table:table-cell>
          <table:table-cell office:value-type="float" office:value="0" table:formula="of:=ROUNDUP(([.$W142]/[.$W$7])*[.$U$7];0)" table:style-name="ce11">
            <text:p>0</text:p>
          </table:table-cell>
          <table:table-cell office:value-type="float" office:value="0" table:formula="of:=ROUNDUP(([.$W142]/[.$W$7])*[.$V$7];0)" table:style-name="ce11">
            <text:p>0</text:p>
          </table:table-cell>
          <table:table-cell office:value-type="float" office:value="0" table:formula="of:=SUMPRODUCT([.C142:.Q14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2]/[.$W$7])*[.$X$7];0)" table:style-name="ce11">
            <text:p>0</text:p>
          </table:table-cell>
          <table:table-cell office:value-type="float" office:value="0" table:formula="of:=ROUNDUP(([.$W142]/[.$W$7])*[.$Y$7];0)" table:style-name="ce11">
            <text:p>0</text:p>
          </table:table-cell>
          <table:table-cell office:value-type="float" office:value="0" table:formula="of:=ROUNDUP(([.$W142]/[.$W$7])*[.$Z$7];0)" table:style-name="ce11">
            <text:p>0</text:p>
          </table:table-cell>
          <table:table-cell office:value-type="float" office:value="0" table:formula="of:=ROUNDUP(([.$W142]/[.$W$7])*[.$AA$7];0)" table:style-name="ce11">
            <text:p>0</text:p>
          </table:table-cell>
          <table:table-cell office:value-type="float" office:value="0" table:formula="of:=ROUNDUP(([.$W14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4</text:p>
          </table:table-cell>
          <table:table-cell table:number-columns-repeated="16" table:style-name="ce15"/>
          <table:table-cell office:value-type="float" office:value="0" table:formula="of:=SUM([.S143:.AB143])" table:style-name="ce16">
            <text:p>0</text:p>
          </table:table-cell>
          <table:table-cell office:value-type="float" office:value="0" table:formula="of:=ROUNDUP(([.$W143]/[.$W$7])*[.$S$7];0)" table:style-name="ce11">
            <text:p>0</text:p>
          </table:table-cell>
          <table:table-cell office:value-type="float" office:value="0" table:formula="of:=ROUNDUP(([.$W143]/[.$W$7])*[.$T$7];0)" table:style-name="ce11">
            <text:p>0</text:p>
          </table:table-cell>
          <table:table-cell office:value-type="float" office:value="0" table:formula="of:=ROUNDUP(([.$W143]/[.$W$7])*[.$U$7];0)" table:style-name="ce11">
            <text:p>0</text:p>
          </table:table-cell>
          <table:table-cell office:value-type="float" office:value="0" table:formula="of:=ROUNDUP(([.$W143]/[.$W$7])*[.$V$7];0)" table:style-name="ce11">
            <text:p>0</text:p>
          </table:table-cell>
          <table:table-cell office:value-type="float" office:value="0" table:formula="of:=SUMPRODUCT([.C143:.Q14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3]/[.$W$7])*[.$X$7];0)" table:style-name="ce11">
            <text:p>0</text:p>
          </table:table-cell>
          <table:table-cell office:value-type="float" office:value="0" table:formula="of:=ROUNDUP(([.$W143]/[.$W$7])*[.$Y$7];0)" table:style-name="ce11">
            <text:p>0</text:p>
          </table:table-cell>
          <table:table-cell office:value-type="float" office:value="0" table:formula="of:=ROUNDUP(([.$W143]/[.$W$7])*[.$Z$7];0)" table:style-name="ce11">
            <text:p>0</text:p>
          </table:table-cell>
          <table:table-cell office:value-type="float" office:value="0" table:formula="of:=ROUNDUP(([.$W143]/[.$W$7])*[.$AA$7];0)" table:style-name="ce11">
            <text:p>0</text:p>
          </table:table-cell>
          <table:table-cell office:value-type="float" office:value="0" table:formula="of:=ROUNDUP(([.$W14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5</text:p>
          </table:table-cell>
          <table:table-cell table:number-columns-repeated="16" table:style-name="ce15"/>
          <table:table-cell office:value-type="float" office:value="0" table:formula="of:=SUM([.S144:.AB144])" table:style-name="ce16">
            <text:p>0</text:p>
          </table:table-cell>
          <table:table-cell office:value-type="float" office:value="0" table:formula="of:=ROUNDUP(([.$W144]/[.$W$7])*[.$S$7];0)" table:style-name="ce11">
            <text:p>0</text:p>
          </table:table-cell>
          <table:table-cell office:value-type="float" office:value="0" table:formula="of:=ROUNDUP(([.$W144]/[.$W$7])*[.$T$7];0)" table:style-name="ce11">
            <text:p>0</text:p>
          </table:table-cell>
          <table:table-cell office:value-type="float" office:value="0" table:formula="of:=ROUNDUP(([.$W144]/[.$W$7])*[.$U$7];0)" table:style-name="ce11">
            <text:p>0</text:p>
          </table:table-cell>
          <table:table-cell office:value-type="float" office:value="0" table:formula="of:=ROUNDUP(([.$W144]/[.$W$7])*[.$V$7];0)" table:style-name="ce11">
            <text:p>0</text:p>
          </table:table-cell>
          <table:table-cell office:value-type="float" office:value="0" table:formula="of:=SUMPRODUCT([.C144:.Q14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4]/[.$W$7])*[.$X$7];0)" table:style-name="ce11">
            <text:p>0</text:p>
          </table:table-cell>
          <table:table-cell office:value-type="float" office:value="0" table:formula="of:=ROUNDUP(([.$W144]/[.$W$7])*[.$Y$7];0)" table:style-name="ce11">
            <text:p>0</text:p>
          </table:table-cell>
          <table:table-cell office:value-type="float" office:value="0" table:formula="of:=ROUNDUP(([.$W144]/[.$W$7])*[.$Z$7];0)" table:style-name="ce11">
            <text:p>0</text:p>
          </table:table-cell>
          <table:table-cell office:value-type="float" office:value="0" table:formula="of:=ROUNDUP(([.$W144]/[.$W$7])*[.$AA$7];0)" table:style-name="ce11">
            <text:p>0</text:p>
          </table:table-cell>
          <table:table-cell office:value-type="float" office:value="0" table:formula="of:=ROUNDUP(([.$W14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6</text:p>
          </table:table-cell>
          <table:table-cell table:number-columns-repeated="16" table:style-name="ce15"/>
          <table:table-cell office:value-type="float" office:value="0" table:formula="of:=SUM([.S145:.AB145])" table:style-name="ce16">
            <text:p>0</text:p>
          </table:table-cell>
          <table:table-cell office:value-type="float" office:value="0" table:formula="of:=ROUNDUP(([.$W145]/[.$W$7])*[.$S$7];0)" table:style-name="ce11">
            <text:p>0</text:p>
          </table:table-cell>
          <table:table-cell office:value-type="float" office:value="0" table:formula="of:=ROUNDUP(([.$W145]/[.$W$7])*[.$T$7];0)" table:style-name="ce11">
            <text:p>0</text:p>
          </table:table-cell>
          <table:table-cell office:value-type="float" office:value="0" table:formula="of:=ROUNDUP(([.$W145]/[.$W$7])*[.$U$7];0)" table:style-name="ce11">
            <text:p>0</text:p>
          </table:table-cell>
          <table:table-cell office:value-type="float" office:value="0" table:formula="of:=ROUNDUP(([.$W145]/[.$W$7])*[.$V$7];0)" table:style-name="ce11">
            <text:p>0</text:p>
          </table:table-cell>
          <table:table-cell office:value-type="float" office:value="0" table:formula="of:=SUMPRODUCT([.C145:.Q14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5]/[.$W$7])*[.$X$7];0)" table:style-name="ce11">
            <text:p>0</text:p>
          </table:table-cell>
          <table:table-cell office:value-type="float" office:value="0" table:formula="of:=ROUNDUP(([.$W145]/[.$W$7])*[.$Y$7];0)" table:style-name="ce11">
            <text:p>0</text:p>
          </table:table-cell>
          <table:table-cell office:value-type="float" office:value="0" table:formula="of:=ROUNDUP(([.$W145]/[.$W$7])*[.$Z$7];0)" table:style-name="ce11">
            <text:p>0</text:p>
          </table:table-cell>
          <table:table-cell office:value-type="float" office:value="0" table:formula="of:=ROUNDUP(([.$W145]/[.$W$7])*[.$AA$7];0)" table:style-name="ce11">
            <text:p>0</text:p>
          </table:table-cell>
          <table:table-cell office:value-type="float" office:value="0" table:formula="of:=ROUNDUP(([.$W14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7</text:p>
          </table:table-cell>
          <table:table-cell table:number-columns-repeated="16" table:style-name="ce15"/>
          <table:table-cell office:value-type="float" office:value="0" table:formula="of:=SUM([.S146:.AB146])" table:style-name="ce16">
            <text:p>0</text:p>
          </table:table-cell>
          <table:table-cell office:value-type="float" office:value="0" table:formula="of:=ROUNDUP(([.$W146]/[.$W$7])*[.$S$7];0)" table:style-name="ce11">
            <text:p>0</text:p>
          </table:table-cell>
          <table:table-cell office:value-type="float" office:value="0" table:formula="of:=ROUNDUP(([.$W146]/[.$W$7])*[.$T$7];0)" table:style-name="ce11">
            <text:p>0</text:p>
          </table:table-cell>
          <table:table-cell office:value-type="float" office:value="0" table:formula="of:=ROUNDUP(([.$W146]/[.$W$7])*[.$U$7];0)" table:style-name="ce11">
            <text:p>0</text:p>
          </table:table-cell>
          <table:table-cell office:value-type="float" office:value="0" table:formula="of:=ROUNDUP(([.$W146]/[.$W$7])*[.$V$7];0)" table:style-name="ce11">
            <text:p>0</text:p>
          </table:table-cell>
          <table:table-cell office:value-type="float" office:value="0" table:formula="of:=SUMPRODUCT([.C146:.Q14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6]/[.$W$7])*[.$X$7];0)" table:style-name="ce11">
            <text:p>0</text:p>
          </table:table-cell>
          <table:table-cell office:value-type="float" office:value="0" table:formula="of:=ROUNDUP(([.$W146]/[.$W$7])*[.$Y$7];0)" table:style-name="ce11">
            <text:p>0</text:p>
          </table:table-cell>
          <table:table-cell office:value-type="float" office:value="0" table:formula="of:=ROUNDUP(([.$W146]/[.$W$7])*[.$Z$7];0)" table:style-name="ce11">
            <text:p>0</text:p>
          </table:table-cell>
          <table:table-cell office:value-type="float" office:value="0" table:formula="of:=ROUNDUP(([.$W146]/[.$W$7])*[.$AA$7];0)" table:style-name="ce11">
            <text:p>0</text:p>
          </table:table-cell>
          <table:table-cell office:value-type="float" office:value="0" table:formula="of:=ROUNDUP(([.$W14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8</text:p>
          </table:table-cell>
          <table:table-cell table:number-columns-repeated="16" table:style-name="ce15"/>
          <table:table-cell office:value-type="float" office:value="0" table:formula="of:=SUM([.S147:.AB147])" table:style-name="ce16">
            <text:p>0</text:p>
          </table:table-cell>
          <table:table-cell office:value-type="float" office:value="0" table:formula="of:=ROUNDUP(([.$W147]/[.$W$7])*[.$S$7];0)" table:style-name="ce11">
            <text:p>0</text:p>
          </table:table-cell>
          <table:table-cell office:value-type="float" office:value="0" table:formula="of:=ROUNDUP(([.$W147]/[.$W$7])*[.$T$7];0)" table:style-name="ce11">
            <text:p>0</text:p>
          </table:table-cell>
          <table:table-cell office:value-type="float" office:value="0" table:formula="of:=ROUNDUP(([.$W147]/[.$W$7])*[.$U$7];0)" table:style-name="ce11">
            <text:p>0</text:p>
          </table:table-cell>
          <table:table-cell office:value-type="float" office:value="0" table:formula="of:=ROUNDUP(([.$W147]/[.$W$7])*[.$V$7];0)" table:style-name="ce11">
            <text:p>0</text:p>
          </table:table-cell>
          <table:table-cell office:value-type="float" office:value="0" table:formula="of:=SUMPRODUCT([.C147:.Q14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7]/[.$W$7])*[.$X$7];0)" table:style-name="ce11">
            <text:p>0</text:p>
          </table:table-cell>
          <table:table-cell office:value-type="float" office:value="0" table:formula="of:=ROUNDUP(([.$W147]/[.$W$7])*[.$Y$7];0)" table:style-name="ce11">
            <text:p>0</text:p>
          </table:table-cell>
          <table:table-cell office:value-type="float" office:value="0" table:formula="of:=ROUNDUP(([.$W147]/[.$W$7])*[.$Z$7];0)" table:style-name="ce11">
            <text:p>0</text:p>
          </table:table-cell>
          <table:table-cell office:value-type="float" office:value="0" table:formula="of:=ROUNDUP(([.$W147]/[.$W$7])*[.$AA$7];0)" table:style-name="ce11">
            <text:p>0</text:p>
          </table:table-cell>
          <table:table-cell office:value-type="float" office:value="0" table:formula="of:=ROUNDUP(([.$W14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39</text:p>
          </table:table-cell>
          <table:table-cell table:number-columns-repeated="16" table:style-name="ce15"/>
          <table:table-cell office:value-type="float" office:value="0" table:formula="of:=SUM([.S148:.AB148])" table:style-name="ce16">
            <text:p>0</text:p>
          </table:table-cell>
          <table:table-cell office:value-type="float" office:value="0" table:formula="of:=ROUNDUP(([.$W148]/[.$W$7])*[.$S$7];0)" table:style-name="ce11">
            <text:p>0</text:p>
          </table:table-cell>
          <table:table-cell office:value-type="float" office:value="0" table:formula="of:=ROUNDUP(([.$W148]/[.$W$7])*[.$T$7];0)" table:style-name="ce11">
            <text:p>0</text:p>
          </table:table-cell>
          <table:table-cell office:value-type="float" office:value="0" table:formula="of:=ROUNDUP(([.$W148]/[.$W$7])*[.$U$7];0)" table:style-name="ce11">
            <text:p>0</text:p>
          </table:table-cell>
          <table:table-cell office:value-type="float" office:value="0" table:formula="of:=ROUNDUP(([.$W148]/[.$W$7])*[.$V$7];0)" table:style-name="ce11">
            <text:p>0</text:p>
          </table:table-cell>
          <table:table-cell office:value-type="float" office:value="0" table:formula="of:=SUMPRODUCT([.C148:.Q14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8]/[.$W$7])*[.$X$7];0)" table:style-name="ce11">
            <text:p>0</text:p>
          </table:table-cell>
          <table:table-cell office:value-type="float" office:value="0" table:formula="of:=ROUNDUP(([.$W148]/[.$W$7])*[.$Y$7];0)" table:style-name="ce11">
            <text:p>0</text:p>
          </table:table-cell>
          <table:table-cell office:value-type="float" office:value="0" table:formula="of:=ROUNDUP(([.$W148]/[.$W$7])*[.$Z$7];0)" table:style-name="ce11">
            <text:p>0</text:p>
          </table:table-cell>
          <table:table-cell office:value-type="float" office:value="0" table:formula="of:=ROUNDUP(([.$W148]/[.$W$7])*[.$AA$7];0)" table:style-name="ce11">
            <text:p>0</text:p>
          </table:table-cell>
          <table:table-cell office:value-type="float" office:value="0" table:formula="of:=ROUNDUP(([.$W14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0</text:p>
          </table:table-cell>
          <table:table-cell table:number-columns-repeated="16" table:style-name="ce15"/>
          <table:table-cell office:value-type="float" office:value="0" table:formula="of:=SUM([.S149:.AB149])" table:style-name="ce16">
            <text:p>0</text:p>
          </table:table-cell>
          <table:table-cell office:value-type="float" office:value="0" table:formula="of:=ROUNDUP(([.$W149]/[.$W$7])*[.$S$7];0)" table:style-name="ce11">
            <text:p>0</text:p>
          </table:table-cell>
          <table:table-cell office:value-type="float" office:value="0" table:formula="of:=ROUNDUP(([.$W149]/[.$W$7])*[.$T$7];0)" table:style-name="ce11">
            <text:p>0</text:p>
          </table:table-cell>
          <table:table-cell office:value-type="float" office:value="0" table:formula="of:=ROUNDUP(([.$W149]/[.$W$7])*[.$U$7];0)" table:style-name="ce11">
            <text:p>0</text:p>
          </table:table-cell>
          <table:table-cell office:value-type="float" office:value="0" table:formula="of:=ROUNDUP(([.$W149]/[.$W$7])*[.$V$7];0)" table:style-name="ce11">
            <text:p>0</text:p>
          </table:table-cell>
          <table:table-cell office:value-type="float" office:value="0" table:formula="of:=SUMPRODUCT([.C149:.Q14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49]/[.$W$7])*[.$X$7];0)" table:style-name="ce11">
            <text:p>0</text:p>
          </table:table-cell>
          <table:table-cell office:value-type="float" office:value="0" table:formula="of:=ROUNDUP(([.$W149]/[.$W$7])*[.$Y$7];0)" table:style-name="ce11">
            <text:p>0</text:p>
          </table:table-cell>
          <table:table-cell office:value-type="float" office:value="0" table:formula="of:=ROUNDUP(([.$W149]/[.$W$7])*[.$Z$7];0)" table:style-name="ce11">
            <text:p>0</text:p>
          </table:table-cell>
          <table:table-cell office:value-type="float" office:value="0" table:formula="of:=ROUNDUP(([.$W149]/[.$W$7])*[.$AA$7];0)" table:style-name="ce11">
            <text:p>0</text:p>
          </table:table-cell>
          <table:table-cell office:value-type="float" office:value="0" table:formula="of:=ROUNDUP(([.$W14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1</text:p>
          </table:table-cell>
          <table:table-cell table:number-columns-repeated="16" table:style-name="ce15"/>
          <table:table-cell office:value-type="float" office:value="0" table:formula="of:=SUM([.S150:.AB150])" table:style-name="ce16">
            <text:p>0</text:p>
          </table:table-cell>
          <table:table-cell office:value-type="float" office:value="0" table:formula="of:=ROUNDUP(([.$W150]/[.$W$7])*[.$S$7];0)" table:style-name="ce11">
            <text:p>0</text:p>
          </table:table-cell>
          <table:table-cell office:value-type="float" office:value="0" table:formula="of:=ROUNDUP(([.$W150]/[.$W$7])*[.$T$7];0)" table:style-name="ce11">
            <text:p>0</text:p>
          </table:table-cell>
          <table:table-cell office:value-type="float" office:value="0" table:formula="of:=ROUNDUP(([.$W150]/[.$W$7])*[.$U$7];0)" table:style-name="ce11">
            <text:p>0</text:p>
          </table:table-cell>
          <table:table-cell office:value-type="float" office:value="0" table:formula="of:=ROUNDUP(([.$W150]/[.$W$7])*[.$V$7];0)" table:style-name="ce11">
            <text:p>0</text:p>
          </table:table-cell>
          <table:table-cell office:value-type="float" office:value="0" table:formula="of:=SUMPRODUCT([.C150:.Q15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0]/[.$W$7])*[.$X$7];0)" table:style-name="ce11">
            <text:p>0</text:p>
          </table:table-cell>
          <table:table-cell office:value-type="float" office:value="0" table:formula="of:=ROUNDUP(([.$W150]/[.$W$7])*[.$Y$7];0)" table:style-name="ce11">
            <text:p>0</text:p>
          </table:table-cell>
          <table:table-cell office:value-type="float" office:value="0" table:formula="of:=ROUNDUP(([.$W150]/[.$W$7])*[.$Z$7];0)" table:style-name="ce11">
            <text:p>0</text:p>
          </table:table-cell>
          <table:table-cell office:value-type="float" office:value="0" table:formula="of:=ROUNDUP(([.$W150]/[.$W$7])*[.$AA$7];0)" table:style-name="ce11">
            <text:p>0</text:p>
          </table:table-cell>
          <table:table-cell office:value-type="float" office:value="0" table:formula="of:=ROUNDUP(([.$W15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2</text:p>
          </table:table-cell>
          <table:table-cell table:number-columns-repeated="16" table:style-name="ce15"/>
          <table:table-cell office:value-type="float" office:value="0" table:formula="of:=SUM([.S151:.AB151])" table:style-name="ce16">
            <text:p>0</text:p>
          </table:table-cell>
          <table:table-cell office:value-type="float" office:value="0" table:formula="of:=ROUNDUP(([.$W151]/[.$W$7])*[.$S$7];0)" table:style-name="ce11">
            <text:p>0</text:p>
          </table:table-cell>
          <table:table-cell office:value-type="float" office:value="0" table:formula="of:=ROUNDUP(([.$W151]/[.$W$7])*[.$T$7];0)" table:style-name="ce11">
            <text:p>0</text:p>
          </table:table-cell>
          <table:table-cell office:value-type="float" office:value="0" table:formula="of:=ROUNDUP(([.$W151]/[.$W$7])*[.$U$7];0)" table:style-name="ce11">
            <text:p>0</text:p>
          </table:table-cell>
          <table:table-cell office:value-type="float" office:value="0" table:formula="of:=ROUNDUP(([.$W151]/[.$W$7])*[.$V$7];0)" table:style-name="ce11">
            <text:p>0</text:p>
          </table:table-cell>
          <table:table-cell office:value-type="float" office:value="0" table:formula="of:=SUMPRODUCT([.C151:.Q15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1]/[.$W$7])*[.$X$7];0)" table:style-name="ce11">
            <text:p>0</text:p>
          </table:table-cell>
          <table:table-cell office:value-type="float" office:value="0" table:formula="of:=ROUNDUP(([.$W151]/[.$W$7])*[.$Y$7];0)" table:style-name="ce11">
            <text:p>0</text:p>
          </table:table-cell>
          <table:table-cell office:value-type="float" office:value="0" table:formula="of:=ROUNDUP(([.$W151]/[.$W$7])*[.$Z$7];0)" table:style-name="ce11">
            <text:p>0</text:p>
          </table:table-cell>
          <table:table-cell office:value-type="float" office:value="0" table:formula="of:=ROUNDUP(([.$W151]/[.$W$7])*[.$AA$7];0)" table:style-name="ce11">
            <text:p>0</text:p>
          </table:table-cell>
          <table:table-cell office:value-type="float" office:value="0" table:formula="of:=ROUNDUP(([.$W15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3</text:p>
          </table:table-cell>
          <table:table-cell table:number-columns-repeated="16" table:style-name="ce15"/>
          <table:table-cell office:value-type="float" office:value="0" table:formula="of:=SUM([.S152:.AB152])" table:style-name="ce16">
            <text:p>0</text:p>
          </table:table-cell>
          <table:table-cell office:value-type="float" office:value="0" table:formula="of:=ROUNDUP(([.$W152]/[.$W$7])*[.$S$7];0)" table:style-name="ce11">
            <text:p>0</text:p>
          </table:table-cell>
          <table:table-cell office:value-type="float" office:value="0" table:formula="of:=ROUNDUP(([.$W152]/[.$W$7])*[.$T$7];0)" table:style-name="ce11">
            <text:p>0</text:p>
          </table:table-cell>
          <table:table-cell office:value-type="float" office:value="0" table:formula="of:=ROUNDUP(([.$W152]/[.$W$7])*[.$U$7];0)" table:style-name="ce11">
            <text:p>0</text:p>
          </table:table-cell>
          <table:table-cell office:value-type="float" office:value="0" table:formula="of:=ROUNDUP(([.$W152]/[.$W$7])*[.$V$7];0)" table:style-name="ce11">
            <text:p>0</text:p>
          </table:table-cell>
          <table:table-cell office:value-type="float" office:value="0" table:formula="of:=SUMPRODUCT([.C152:.Q15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2]/[.$W$7])*[.$X$7];0)" table:style-name="ce11">
            <text:p>0</text:p>
          </table:table-cell>
          <table:table-cell office:value-type="float" office:value="0" table:formula="of:=ROUNDUP(([.$W152]/[.$W$7])*[.$Y$7];0)" table:style-name="ce11">
            <text:p>0</text:p>
          </table:table-cell>
          <table:table-cell office:value-type="float" office:value="0" table:formula="of:=ROUNDUP(([.$W152]/[.$W$7])*[.$Z$7];0)" table:style-name="ce11">
            <text:p>0</text:p>
          </table:table-cell>
          <table:table-cell office:value-type="float" office:value="0" table:formula="of:=ROUNDUP(([.$W152]/[.$W$7])*[.$AA$7];0)" table:style-name="ce11">
            <text:p>0</text:p>
          </table:table-cell>
          <table:table-cell office:value-type="float" office:value="0" table:formula="of:=ROUNDUP(([.$W15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4</text:p>
          </table:table-cell>
          <table:table-cell table:number-columns-repeated="16" table:style-name="ce15"/>
          <table:table-cell office:value-type="float" office:value="0" table:formula="of:=SUM([.S153:.AB153])" table:style-name="ce16">
            <text:p>0</text:p>
          </table:table-cell>
          <table:table-cell office:value-type="float" office:value="0" table:formula="of:=ROUNDUP(([.$W153]/[.$W$7])*[.$S$7];0)" table:style-name="ce11">
            <text:p>0</text:p>
          </table:table-cell>
          <table:table-cell office:value-type="float" office:value="0" table:formula="of:=ROUNDUP(([.$W153]/[.$W$7])*[.$T$7];0)" table:style-name="ce11">
            <text:p>0</text:p>
          </table:table-cell>
          <table:table-cell office:value-type="float" office:value="0" table:formula="of:=ROUNDUP(([.$W153]/[.$W$7])*[.$U$7];0)" table:style-name="ce11">
            <text:p>0</text:p>
          </table:table-cell>
          <table:table-cell office:value-type="float" office:value="0" table:formula="of:=ROUNDUP(([.$W153]/[.$W$7])*[.$V$7];0)" table:style-name="ce11">
            <text:p>0</text:p>
          </table:table-cell>
          <table:table-cell office:value-type="float" office:value="0" table:formula="of:=SUMPRODUCT([.C153:.Q15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3]/[.$W$7])*[.$X$7];0)" table:style-name="ce11">
            <text:p>0</text:p>
          </table:table-cell>
          <table:table-cell office:value-type="float" office:value="0" table:formula="of:=ROUNDUP(([.$W153]/[.$W$7])*[.$Y$7];0)" table:style-name="ce11">
            <text:p>0</text:p>
          </table:table-cell>
          <table:table-cell office:value-type="float" office:value="0" table:formula="of:=ROUNDUP(([.$W153]/[.$W$7])*[.$Z$7];0)" table:style-name="ce11">
            <text:p>0</text:p>
          </table:table-cell>
          <table:table-cell office:value-type="float" office:value="0" table:formula="of:=ROUNDUP(([.$W153]/[.$W$7])*[.$AA$7];0)" table:style-name="ce11">
            <text:p>0</text:p>
          </table:table-cell>
          <table:table-cell office:value-type="float" office:value="0" table:formula="of:=ROUNDUP(([.$W15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5</text:p>
          </table:table-cell>
          <table:table-cell table:number-columns-repeated="16" table:style-name="ce15"/>
          <table:table-cell office:value-type="float" office:value="0" table:formula="of:=SUM([.S154:.AB154])" table:style-name="ce16">
            <text:p>0</text:p>
          </table:table-cell>
          <table:table-cell office:value-type="float" office:value="0" table:formula="of:=ROUNDUP(([.$W154]/[.$W$7])*[.$S$7];0)" table:style-name="ce11">
            <text:p>0</text:p>
          </table:table-cell>
          <table:table-cell office:value-type="float" office:value="0" table:formula="of:=ROUNDUP(([.$W154]/[.$W$7])*[.$T$7];0)" table:style-name="ce11">
            <text:p>0</text:p>
          </table:table-cell>
          <table:table-cell office:value-type="float" office:value="0" table:formula="of:=ROUNDUP(([.$W154]/[.$W$7])*[.$U$7];0)" table:style-name="ce11">
            <text:p>0</text:p>
          </table:table-cell>
          <table:table-cell office:value-type="float" office:value="0" table:formula="of:=ROUNDUP(([.$W154]/[.$W$7])*[.$V$7];0)" table:style-name="ce11">
            <text:p>0</text:p>
          </table:table-cell>
          <table:table-cell office:value-type="float" office:value="0" table:formula="of:=SUMPRODUCT([.C154:.Q15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4]/[.$W$7])*[.$X$7];0)" table:style-name="ce11">
            <text:p>0</text:p>
          </table:table-cell>
          <table:table-cell office:value-type="float" office:value="0" table:formula="of:=ROUNDUP(([.$W154]/[.$W$7])*[.$Y$7];0)" table:style-name="ce11">
            <text:p>0</text:p>
          </table:table-cell>
          <table:table-cell office:value-type="float" office:value="0" table:formula="of:=ROUNDUP(([.$W154]/[.$W$7])*[.$Z$7];0)" table:style-name="ce11">
            <text:p>0</text:p>
          </table:table-cell>
          <table:table-cell office:value-type="float" office:value="0" table:formula="of:=ROUNDUP(([.$W154]/[.$W$7])*[.$AA$7];0)" table:style-name="ce11">
            <text:p>0</text:p>
          </table:table-cell>
          <table:table-cell office:value-type="float" office:value="0" table:formula="of:=ROUNDUP(([.$W15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6</text:p>
          </table:table-cell>
          <table:table-cell table:number-columns-repeated="16" table:style-name="ce15"/>
          <table:table-cell office:value-type="float" office:value="0" table:formula="of:=SUM([.S155:.AB155])" table:style-name="ce16">
            <text:p>0</text:p>
          </table:table-cell>
          <table:table-cell office:value-type="float" office:value="0" table:formula="of:=ROUNDUP(([.$W155]/[.$W$7])*[.$S$7];0)" table:style-name="ce11">
            <text:p>0</text:p>
          </table:table-cell>
          <table:table-cell office:value-type="float" office:value="0" table:formula="of:=ROUNDUP(([.$W155]/[.$W$7])*[.$T$7];0)" table:style-name="ce11">
            <text:p>0</text:p>
          </table:table-cell>
          <table:table-cell office:value-type="float" office:value="0" table:formula="of:=ROUNDUP(([.$W155]/[.$W$7])*[.$U$7];0)" table:style-name="ce11">
            <text:p>0</text:p>
          </table:table-cell>
          <table:table-cell office:value-type="float" office:value="0" table:formula="of:=ROUNDUP(([.$W155]/[.$W$7])*[.$V$7];0)" table:style-name="ce11">
            <text:p>0</text:p>
          </table:table-cell>
          <table:table-cell office:value-type="float" office:value="0" table:formula="of:=SUMPRODUCT([.C155:.Q15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5]/[.$W$7])*[.$X$7];0)" table:style-name="ce11">
            <text:p>0</text:p>
          </table:table-cell>
          <table:table-cell office:value-type="float" office:value="0" table:formula="of:=ROUNDUP(([.$W155]/[.$W$7])*[.$Y$7];0)" table:style-name="ce11">
            <text:p>0</text:p>
          </table:table-cell>
          <table:table-cell office:value-type="float" office:value="0" table:formula="of:=ROUNDUP(([.$W155]/[.$W$7])*[.$Z$7];0)" table:style-name="ce11">
            <text:p>0</text:p>
          </table:table-cell>
          <table:table-cell office:value-type="float" office:value="0" table:formula="of:=ROUNDUP(([.$W155]/[.$W$7])*[.$AA$7];0)" table:style-name="ce11">
            <text:p>0</text:p>
          </table:table-cell>
          <table:table-cell office:value-type="float" office:value="0" table:formula="of:=ROUNDUP(([.$W15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7</text:p>
          </table:table-cell>
          <table:table-cell table:number-columns-repeated="16" table:style-name="ce15"/>
          <table:table-cell office:value-type="float" office:value="0" table:formula="of:=SUM([.S156:.AB156])" table:style-name="ce16">
            <text:p>0</text:p>
          </table:table-cell>
          <table:table-cell office:value-type="float" office:value="0" table:formula="of:=ROUNDUP(([.$W156]/[.$W$7])*[.$S$7];0)" table:style-name="ce11">
            <text:p>0</text:p>
          </table:table-cell>
          <table:table-cell office:value-type="float" office:value="0" table:formula="of:=ROUNDUP(([.$W156]/[.$W$7])*[.$T$7];0)" table:style-name="ce11">
            <text:p>0</text:p>
          </table:table-cell>
          <table:table-cell office:value-type="float" office:value="0" table:formula="of:=ROUNDUP(([.$W156]/[.$W$7])*[.$U$7];0)" table:style-name="ce11">
            <text:p>0</text:p>
          </table:table-cell>
          <table:table-cell office:value-type="float" office:value="0" table:formula="of:=ROUNDUP(([.$W156]/[.$W$7])*[.$V$7];0)" table:style-name="ce11">
            <text:p>0</text:p>
          </table:table-cell>
          <table:table-cell office:value-type="float" office:value="0" table:formula="of:=SUMPRODUCT([.C156:.Q15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6]/[.$W$7])*[.$X$7];0)" table:style-name="ce11">
            <text:p>0</text:p>
          </table:table-cell>
          <table:table-cell office:value-type="float" office:value="0" table:formula="of:=ROUNDUP(([.$W156]/[.$W$7])*[.$Y$7];0)" table:style-name="ce11">
            <text:p>0</text:p>
          </table:table-cell>
          <table:table-cell office:value-type="float" office:value="0" table:formula="of:=ROUNDUP(([.$W156]/[.$W$7])*[.$Z$7];0)" table:style-name="ce11">
            <text:p>0</text:p>
          </table:table-cell>
          <table:table-cell office:value-type="float" office:value="0" table:formula="of:=ROUNDUP(([.$W156]/[.$W$7])*[.$AA$7];0)" table:style-name="ce11">
            <text:p>0</text:p>
          </table:table-cell>
          <table:table-cell office:value-type="float" office:value="0" table:formula="of:=ROUNDUP(([.$W15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8</text:p>
          </table:table-cell>
          <table:table-cell table:number-columns-repeated="16" table:style-name="ce15"/>
          <table:table-cell office:value-type="float" office:value="0" table:formula="of:=SUM([.S157:.AB157])" table:style-name="ce16">
            <text:p>0</text:p>
          </table:table-cell>
          <table:table-cell office:value-type="float" office:value="0" table:formula="of:=ROUNDUP(([.$W157]/[.$W$7])*[.$S$7];0)" table:style-name="ce11">
            <text:p>0</text:p>
          </table:table-cell>
          <table:table-cell office:value-type="float" office:value="0" table:formula="of:=ROUNDUP(([.$W157]/[.$W$7])*[.$T$7];0)" table:style-name="ce11">
            <text:p>0</text:p>
          </table:table-cell>
          <table:table-cell office:value-type="float" office:value="0" table:formula="of:=ROUNDUP(([.$W157]/[.$W$7])*[.$U$7];0)" table:style-name="ce11">
            <text:p>0</text:p>
          </table:table-cell>
          <table:table-cell office:value-type="float" office:value="0" table:formula="of:=ROUNDUP(([.$W157]/[.$W$7])*[.$V$7];0)" table:style-name="ce11">
            <text:p>0</text:p>
          </table:table-cell>
          <table:table-cell office:value-type="float" office:value="0" table:formula="of:=SUMPRODUCT([.C157:.Q15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7]/[.$W$7])*[.$X$7];0)" table:style-name="ce11">
            <text:p>0</text:p>
          </table:table-cell>
          <table:table-cell office:value-type="float" office:value="0" table:formula="of:=ROUNDUP(([.$W157]/[.$W$7])*[.$Y$7];0)" table:style-name="ce11">
            <text:p>0</text:p>
          </table:table-cell>
          <table:table-cell office:value-type="float" office:value="0" table:formula="of:=ROUNDUP(([.$W157]/[.$W$7])*[.$Z$7];0)" table:style-name="ce11">
            <text:p>0</text:p>
          </table:table-cell>
          <table:table-cell office:value-type="float" office:value="0" table:formula="of:=ROUNDUP(([.$W157]/[.$W$7])*[.$AA$7];0)" table:style-name="ce11">
            <text:p>0</text:p>
          </table:table-cell>
          <table:table-cell office:value-type="float" office:value="0" table:formula="of:=ROUNDUP(([.$W15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49</text:p>
          </table:table-cell>
          <table:table-cell table:number-columns-repeated="16" table:style-name="ce15"/>
          <table:table-cell office:value-type="float" office:value="0" table:formula="of:=SUM([.S158:.AB158])" table:style-name="ce16">
            <text:p>0</text:p>
          </table:table-cell>
          <table:table-cell office:value-type="float" office:value="0" table:formula="of:=ROUNDUP(([.$W158]/[.$W$7])*[.$S$7];0)" table:style-name="ce11">
            <text:p>0</text:p>
          </table:table-cell>
          <table:table-cell office:value-type="float" office:value="0" table:formula="of:=ROUNDUP(([.$W158]/[.$W$7])*[.$T$7];0)" table:style-name="ce11">
            <text:p>0</text:p>
          </table:table-cell>
          <table:table-cell office:value-type="float" office:value="0" table:formula="of:=ROUNDUP(([.$W158]/[.$W$7])*[.$U$7];0)" table:style-name="ce11">
            <text:p>0</text:p>
          </table:table-cell>
          <table:table-cell office:value-type="float" office:value="0" table:formula="of:=ROUNDUP(([.$W158]/[.$W$7])*[.$V$7];0)" table:style-name="ce11">
            <text:p>0</text:p>
          </table:table-cell>
          <table:table-cell office:value-type="float" office:value="0" table:formula="of:=SUMPRODUCT([.C158:.Q15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8]/[.$W$7])*[.$X$7];0)" table:style-name="ce11">
            <text:p>0</text:p>
          </table:table-cell>
          <table:table-cell office:value-type="float" office:value="0" table:formula="of:=ROUNDUP(([.$W158]/[.$W$7])*[.$Y$7];0)" table:style-name="ce11">
            <text:p>0</text:p>
          </table:table-cell>
          <table:table-cell office:value-type="float" office:value="0" table:formula="of:=ROUNDUP(([.$W158]/[.$W$7])*[.$Z$7];0)" table:style-name="ce11">
            <text:p>0</text:p>
          </table:table-cell>
          <table:table-cell office:value-type="float" office:value="0" table:formula="of:=ROUNDUP(([.$W158]/[.$W$7])*[.$AA$7];0)" table:style-name="ce11">
            <text:p>0</text:p>
          </table:table-cell>
          <table:table-cell office:value-type="float" office:value="0" table:formula="of:=ROUNDUP(([.$W15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0</text:p>
          </table:table-cell>
          <table:table-cell table:number-columns-repeated="16" table:style-name="ce15"/>
          <table:table-cell office:value-type="float" office:value="0" table:formula="of:=SUM([.S159:.AB159])" table:style-name="ce16">
            <text:p>0</text:p>
          </table:table-cell>
          <table:table-cell office:value-type="float" office:value="0" table:formula="of:=ROUNDUP(([.$W159]/[.$W$7])*[.$S$7];0)" table:style-name="ce11">
            <text:p>0</text:p>
          </table:table-cell>
          <table:table-cell office:value-type="float" office:value="0" table:formula="of:=ROUNDUP(([.$W159]/[.$W$7])*[.$T$7];0)" table:style-name="ce11">
            <text:p>0</text:p>
          </table:table-cell>
          <table:table-cell office:value-type="float" office:value="0" table:formula="of:=ROUNDUP(([.$W159]/[.$W$7])*[.$U$7];0)" table:style-name="ce11">
            <text:p>0</text:p>
          </table:table-cell>
          <table:table-cell office:value-type="float" office:value="0" table:formula="of:=ROUNDUP(([.$W159]/[.$W$7])*[.$V$7];0)" table:style-name="ce11">
            <text:p>0</text:p>
          </table:table-cell>
          <table:table-cell office:value-type="float" office:value="0" table:formula="of:=SUMPRODUCT([.C159:.Q15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59]/[.$W$7])*[.$X$7];0)" table:style-name="ce11">
            <text:p>0</text:p>
          </table:table-cell>
          <table:table-cell office:value-type="float" office:value="0" table:formula="of:=ROUNDUP(([.$W159]/[.$W$7])*[.$Y$7];0)" table:style-name="ce11">
            <text:p>0</text:p>
          </table:table-cell>
          <table:table-cell office:value-type="float" office:value="0" table:formula="of:=ROUNDUP(([.$W159]/[.$W$7])*[.$Z$7];0)" table:style-name="ce11">
            <text:p>0</text:p>
          </table:table-cell>
          <table:table-cell office:value-type="float" office:value="0" table:formula="of:=ROUNDUP(([.$W159]/[.$W$7])*[.$AA$7];0)" table:style-name="ce11">
            <text:p>0</text:p>
          </table:table-cell>
          <table:table-cell office:value-type="float" office:value="0" table:formula="of:=ROUNDUP(([.$W15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1</text:p>
          </table:table-cell>
          <table:table-cell table:number-columns-repeated="16" table:style-name="ce15"/>
          <table:table-cell office:value-type="float" office:value="0" table:formula="of:=SUM([.S160:.AB160])" table:style-name="ce16">
            <text:p>0</text:p>
          </table:table-cell>
          <table:table-cell office:value-type="float" office:value="0" table:formula="of:=ROUNDUP(([.$W160]/[.$W$7])*[.$S$7];0)" table:style-name="ce11">
            <text:p>0</text:p>
          </table:table-cell>
          <table:table-cell office:value-type="float" office:value="0" table:formula="of:=ROUNDUP(([.$W160]/[.$W$7])*[.$T$7];0)" table:style-name="ce11">
            <text:p>0</text:p>
          </table:table-cell>
          <table:table-cell office:value-type="float" office:value="0" table:formula="of:=ROUNDUP(([.$W160]/[.$W$7])*[.$U$7];0)" table:style-name="ce11">
            <text:p>0</text:p>
          </table:table-cell>
          <table:table-cell office:value-type="float" office:value="0" table:formula="of:=ROUNDUP(([.$W160]/[.$W$7])*[.$V$7];0)" table:style-name="ce11">
            <text:p>0</text:p>
          </table:table-cell>
          <table:table-cell office:value-type="float" office:value="0" table:formula="of:=SUMPRODUCT([.C160:.Q16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0]/[.$W$7])*[.$X$7];0)" table:style-name="ce11">
            <text:p>0</text:p>
          </table:table-cell>
          <table:table-cell office:value-type="float" office:value="0" table:formula="of:=ROUNDUP(([.$W160]/[.$W$7])*[.$Y$7];0)" table:style-name="ce11">
            <text:p>0</text:p>
          </table:table-cell>
          <table:table-cell office:value-type="float" office:value="0" table:formula="of:=ROUNDUP(([.$W160]/[.$W$7])*[.$Z$7];0)" table:style-name="ce11">
            <text:p>0</text:p>
          </table:table-cell>
          <table:table-cell office:value-type="float" office:value="0" table:formula="of:=ROUNDUP(([.$W160]/[.$W$7])*[.$AA$7];0)" table:style-name="ce11">
            <text:p>0</text:p>
          </table:table-cell>
          <table:table-cell office:value-type="float" office:value="0" table:formula="of:=ROUNDUP(([.$W16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2</text:p>
          </table:table-cell>
          <table:table-cell table:number-columns-repeated="16" table:style-name="ce15"/>
          <table:table-cell office:value-type="float" office:value="0" table:formula="of:=SUM([.S161:.AB161])" table:style-name="ce16">
            <text:p>0</text:p>
          </table:table-cell>
          <table:table-cell office:value-type="float" office:value="0" table:formula="of:=ROUNDUP(([.$W161]/[.$W$7])*[.$S$7];0)" table:style-name="ce11">
            <text:p>0</text:p>
          </table:table-cell>
          <table:table-cell office:value-type="float" office:value="0" table:formula="of:=ROUNDUP(([.$W161]/[.$W$7])*[.$T$7];0)" table:style-name="ce11">
            <text:p>0</text:p>
          </table:table-cell>
          <table:table-cell office:value-type="float" office:value="0" table:formula="of:=ROUNDUP(([.$W161]/[.$W$7])*[.$U$7];0)" table:style-name="ce11">
            <text:p>0</text:p>
          </table:table-cell>
          <table:table-cell office:value-type="float" office:value="0" table:formula="of:=ROUNDUP(([.$W161]/[.$W$7])*[.$V$7];0)" table:style-name="ce11">
            <text:p>0</text:p>
          </table:table-cell>
          <table:table-cell office:value-type="float" office:value="0" table:formula="of:=SUMPRODUCT([.C161:.Q16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1]/[.$W$7])*[.$X$7];0)" table:style-name="ce11">
            <text:p>0</text:p>
          </table:table-cell>
          <table:table-cell office:value-type="float" office:value="0" table:formula="of:=ROUNDUP(([.$W161]/[.$W$7])*[.$Y$7];0)" table:style-name="ce11">
            <text:p>0</text:p>
          </table:table-cell>
          <table:table-cell office:value-type="float" office:value="0" table:formula="of:=ROUNDUP(([.$W161]/[.$W$7])*[.$Z$7];0)" table:style-name="ce11">
            <text:p>0</text:p>
          </table:table-cell>
          <table:table-cell office:value-type="float" office:value="0" table:formula="of:=ROUNDUP(([.$W161]/[.$W$7])*[.$AA$7];0)" table:style-name="ce11">
            <text:p>0</text:p>
          </table:table-cell>
          <table:table-cell office:value-type="float" office:value="0" table:formula="of:=ROUNDUP(([.$W16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3</text:p>
          </table:table-cell>
          <table:table-cell table:number-columns-repeated="16" table:style-name="ce15"/>
          <table:table-cell office:value-type="float" office:value="0" table:formula="of:=SUM([.S162:.AB162])" table:style-name="ce16">
            <text:p>0</text:p>
          </table:table-cell>
          <table:table-cell office:value-type="float" office:value="0" table:formula="of:=ROUNDUP(([.$W162]/[.$W$7])*[.$S$7];0)" table:style-name="ce11">
            <text:p>0</text:p>
          </table:table-cell>
          <table:table-cell office:value-type="float" office:value="0" table:formula="of:=ROUNDUP(([.$W162]/[.$W$7])*[.$T$7];0)" table:style-name="ce11">
            <text:p>0</text:p>
          </table:table-cell>
          <table:table-cell office:value-type="float" office:value="0" table:formula="of:=ROUNDUP(([.$W162]/[.$W$7])*[.$U$7];0)" table:style-name="ce11">
            <text:p>0</text:p>
          </table:table-cell>
          <table:table-cell office:value-type="float" office:value="0" table:formula="of:=ROUNDUP(([.$W162]/[.$W$7])*[.$V$7];0)" table:style-name="ce11">
            <text:p>0</text:p>
          </table:table-cell>
          <table:table-cell office:value-type="float" office:value="0" table:formula="of:=SUMPRODUCT([.C162:.Q16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2]/[.$W$7])*[.$X$7];0)" table:style-name="ce11">
            <text:p>0</text:p>
          </table:table-cell>
          <table:table-cell office:value-type="float" office:value="0" table:formula="of:=ROUNDUP(([.$W162]/[.$W$7])*[.$Y$7];0)" table:style-name="ce11">
            <text:p>0</text:p>
          </table:table-cell>
          <table:table-cell office:value-type="float" office:value="0" table:formula="of:=ROUNDUP(([.$W162]/[.$W$7])*[.$Z$7];0)" table:style-name="ce11">
            <text:p>0</text:p>
          </table:table-cell>
          <table:table-cell office:value-type="float" office:value="0" table:formula="of:=ROUNDUP(([.$W162]/[.$W$7])*[.$AA$7];0)" table:style-name="ce11">
            <text:p>0</text:p>
          </table:table-cell>
          <table:table-cell office:value-type="float" office:value="0" table:formula="of:=ROUNDUP(([.$W16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4</text:p>
          </table:table-cell>
          <table:table-cell table:number-columns-repeated="16" table:style-name="ce15"/>
          <table:table-cell office:value-type="float" office:value="0" table:formula="of:=SUM([.S163:.AB163])" table:style-name="ce16">
            <text:p>0</text:p>
          </table:table-cell>
          <table:table-cell office:value-type="float" office:value="0" table:formula="of:=ROUNDUP(([.$W163]/[.$W$7])*[.$S$7];0)" table:style-name="ce11">
            <text:p>0</text:p>
          </table:table-cell>
          <table:table-cell office:value-type="float" office:value="0" table:formula="of:=ROUNDUP(([.$W163]/[.$W$7])*[.$T$7];0)" table:style-name="ce11">
            <text:p>0</text:p>
          </table:table-cell>
          <table:table-cell office:value-type="float" office:value="0" table:formula="of:=ROUNDUP(([.$W163]/[.$W$7])*[.$U$7];0)" table:style-name="ce11">
            <text:p>0</text:p>
          </table:table-cell>
          <table:table-cell office:value-type="float" office:value="0" table:formula="of:=ROUNDUP(([.$W163]/[.$W$7])*[.$V$7];0)" table:style-name="ce11">
            <text:p>0</text:p>
          </table:table-cell>
          <table:table-cell office:value-type="float" office:value="0" table:formula="of:=SUMPRODUCT([.C163:.Q16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3]/[.$W$7])*[.$X$7];0)" table:style-name="ce11">
            <text:p>0</text:p>
          </table:table-cell>
          <table:table-cell office:value-type="float" office:value="0" table:formula="of:=ROUNDUP(([.$W163]/[.$W$7])*[.$Y$7];0)" table:style-name="ce11">
            <text:p>0</text:p>
          </table:table-cell>
          <table:table-cell office:value-type="float" office:value="0" table:formula="of:=ROUNDUP(([.$W163]/[.$W$7])*[.$Z$7];0)" table:style-name="ce11">
            <text:p>0</text:p>
          </table:table-cell>
          <table:table-cell office:value-type="float" office:value="0" table:formula="of:=ROUNDUP(([.$W163]/[.$W$7])*[.$AA$7];0)" table:style-name="ce11">
            <text:p>0</text:p>
          </table:table-cell>
          <table:table-cell office:value-type="float" office:value="0" table:formula="of:=ROUNDUP(([.$W16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5</text:p>
          </table:table-cell>
          <table:table-cell table:number-columns-repeated="16" table:style-name="ce15"/>
          <table:table-cell office:value-type="float" office:value="0" table:formula="of:=SUM([.S164:.AB164])" table:style-name="ce16">
            <text:p>0</text:p>
          </table:table-cell>
          <table:table-cell office:value-type="float" office:value="0" table:formula="of:=ROUNDUP(([.$W164]/[.$W$7])*[.$S$7];0)" table:style-name="ce11">
            <text:p>0</text:p>
          </table:table-cell>
          <table:table-cell office:value-type="float" office:value="0" table:formula="of:=ROUNDUP(([.$W164]/[.$W$7])*[.$T$7];0)" table:style-name="ce11">
            <text:p>0</text:p>
          </table:table-cell>
          <table:table-cell office:value-type="float" office:value="0" table:formula="of:=ROUNDUP(([.$W164]/[.$W$7])*[.$U$7];0)" table:style-name="ce11">
            <text:p>0</text:p>
          </table:table-cell>
          <table:table-cell office:value-type="float" office:value="0" table:formula="of:=ROUNDUP(([.$W164]/[.$W$7])*[.$V$7];0)" table:style-name="ce11">
            <text:p>0</text:p>
          </table:table-cell>
          <table:table-cell office:value-type="float" office:value="0" table:formula="of:=SUMPRODUCT([.C164:.Q16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4]/[.$W$7])*[.$X$7];0)" table:style-name="ce11">
            <text:p>0</text:p>
          </table:table-cell>
          <table:table-cell office:value-type="float" office:value="0" table:formula="of:=ROUNDUP(([.$W164]/[.$W$7])*[.$Y$7];0)" table:style-name="ce11">
            <text:p>0</text:p>
          </table:table-cell>
          <table:table-cell office:value-type="float" office:value="0" table:formula="of:=ROUNDUP(([.$W164]/[.$W$7])*[.$Z$7];0)" table:style-name="ce11">
            <text:p>0</text:p>
          </table:table-cell>
          <table:table-cell office:value-type="float" office:value="0" table:formula="of:=ROUNDUP(([.$W164]/[.$W$7])*[.$AA$7];0)" table:style-name="ce11">
            <text:p>0</text:p>
          </table:table-cell>
          <table:table-cell office:value-type="float" office:value="0" table:formula="of:=ROUNDUP(([.$W16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6</text:p>
          </table:table-cell>
          <table:table-cell table:number-columns-repeated="16" table:style-name="ce15"/>
          <table:table-cell office:value-type="float" office:value="0" table:formula="of:=SUM([.S165:.AB165])" table:style-name="ce16">
            <text:p>0</text:p>
          </table:table-cell>
          <table:table-cell office:value-type="float" office:value="0" table:formula="of:=ROUNDUP(([.$W165]/[.$W$7])*[.$S$7];0)" table:style-name="ce11">
            <text:p>0</text:p>
          </table:table-cell>
          <table:table-cell office:value-type="float" office:value="0" table:formula="of:=ROUNDUP(([.$W165]/[.$W$7])*[.$T$7];0)" table:style-name="ce11">
            <text:p>0</text:p>
          </table:table-cell>
          <table:table-cell office:value-type="float" office:value="0" table:formula="of:=ROUNDUP(([.$W165]/[.$W$7])*[.$U$7];0)" table:style-name="ce11">
            <text:p>0</text:p>
          </table:table-cell>
          <table:table-cell office:value-type="float" office:value="0" table:formula="of:=ROUNDUP(([.$W165]/[.$W$7])*[.$V$7];0)" table:style-name="ce11">
            <text:p>0</text:p>
          </table:table-cell>
          <table:table-cell office:value-type="float" office:value="0" table:formula="of:=SUMPRODUCT([.C165:.Q16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5]/[.$W$7])*[.$X$7];0)" table:style-name="ce11">
            <text:p>0</text:p>
          </table:table-cell>
          <table:table-cell office:value-type="float" office:value="0" table:formula="of:=ROUNDUP(([.$W165]/[.$W$7])*[.$Y$7];0)" table:style-name="ce11">
            <text:p>0</text:p>
          </table:table-cell>
          <table:table-cell office:value-type="float" office:value="0" table:formula="of:=ROUNDUP(([.$W165]/[.$W$7])*[.$Z$7];0)" table:style-name="ce11">
            <text:p>0</text:p>
          </table:table-cell>
          <table:table-cell office:value-type="float" office:value="0" table:formula="of:=ROUNDUP(([.$W165]/[.$W$7])*[.$AA$7];0)" table:style-name="ce11">
            <text:p>0</text:p>
          </table:table-cell>
          <table:table-cell office:value-type="float" office:value="0" table:formula="of:=ROUNDUP(([.$W16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7</text:p>
          </table:table-cell>
          <table:table-cell table:number-columns-repeated="16" table:style-name="ce15"/>
          <table:table-cell office:value-type="float" office:value="0" table:formula="of:=SUM([.S166:.AB166])" table:style-name="ce16">
            <text:p>0</text:p>
          </table:table-cell>
          <table:table-cell office:value-type="float" office:value="0" table:formula="of:=ROUNDUP(([.$W166]/[.$W$7])*[.$S$7];0)" table:style-name="ce11">
            <text:p>0</text:p>
          </table:table-cell>
          <table:table-cell office:value-type="float" office:value="0" table:formula="of:=ROUNDUP(([.$W166]/[.$W$7])*[.$T$7];0)" table:style-name="ce11">
            <text:p>0</text:p>
          </table:table-cell>
          <table:table-cell office:value-type="float" office:value="0" table:formula="of:=ROUNDUP(([.$W166]/[.$W$7])*[.$U$7];0)" table:style-name="ce11">
            <text:p>0</text:p>
          </table:table-cell>
          <table:table-cell office:value-type="float" office:value="0" table:formula="of:=ROUNDUP(([.$W166]/[.$W$7])*[.$V$7];0)" table:style-name="ce11">
            <text:p>0</text:p>
          </table:table-cell>
          <table:table-cell office:value-type="float" office:value="0" table:formula="of:=SUMPRODUCT([.C166:.Q16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6]/[.$W$7])*[.$X$7];0)" table:style-name="ce11">
            <text:p>0</text:p>
          </table:table-cell>
          <table:table-cell office:value-type="float" office:value="0" table:formula="of:=ROUNDUP(([.$W166]/[.$W$7])*[.$Y$7];0)" table:style-name="ce11">
            <text:p>0</text:p>
          </table:table-cell>
          <table:table-cell office:value-type="float" office:value="0" table:formula="of:=ROUNDUP(([.$W166]/[.$W$7])*[.$Z$7];0)" table:style-name="ce11">
            <text:p>0</text:p>
          </table:table-cell>
          <table:table-cell office:value-type="float" office:value="0" table:formula="of:=ROUNDUP(([.$W166]/[.$W$7])*[.$AA$7];0)" table:style-name="ce11">
            <text:p>0</text:p>
          </table:table-cell>
          <table:table-cell office:value-type="float" office:value="0" table:formula="of:=ROUNDUP(([.$W16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8</text:p>
          </table:table-cell>
          <table:table-cell table:number-columns-repeated="16" table:style-name="ce15"/>
          <table:table-cell office:value-type="float" office:value="0" table:formula="of:=SUM([.S167:.AB167])" table:style-name="ce16">
            <text:p>0</text:p>
          </table:table-cell>
          <table:table-cell office:value-type="float" office:value="0" table:formula="of:=ROUNDUP(([.$W167]/[.$W$7])*[.$S$7];0)" table:style-name="ce11">
            <text:p>0</text:p>
          </table:table-cell>
          <table:table-cell office:value-type="float" office:value="0" table:formula="of:=ROUNDUP(([.$W167]/[.$W$7])*[.$T$7];0)" table:style-name="ce11">
            <text:p>0</text:p>
          </table:table-cell>
          <table:table-cell office:value-type="float" office:value="0" table:formula="of:=ROUNDUP(([.$W167]/[.$W$7])*[.$U$7];0)" table:style-name="ce11">
            <text:p>0</text:p>
          </table:table-cell>
          <table:table-cell office:value-type="float" office:value="0" table:formula="of:=ROUNDUP(([.$W167]/[.$W$7])*[.$V$7];0)" table:style-name="ce11">
            <text:p>0</text:p>
          </table:table-cell>
          <table:table-cell office:value-type="float" office:value="0" table:formula="of:=SUMPRODUCT([.C167:.Q16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7]/[.$W$7])*[.$X$7];0)" table:style-name="ce11">
            <text:p>0</text:p>
          </table:table-cell>
          <table:table-cell office:value-type="float" office:value="0" table:formula="of:=ROUNDUP(([.$W167]/[.$W$7])*[.$Y$7];0)" table:style-name="ce11">
            <text:p>0</text:p>
          </table:table-cell>
          <table:table-cell office:value-type="float" office:value="0" table:formula="of:=ROUNDUP(([.$W167]/[.$W$7])*[.$Z$7];0)" table:style-name="ce11">
            <text:p>0</text:p>
          </table:table-cell>
          <table:table-cell office:value-type="float" office:value="0" table:formula="of:=ROUNDUP(([.$W167]/[.$W$7])*[.$AA$7];0)" table:style-name="ce11">
            <text:p>0</text:p>
          </table:table-cell>
          <table:table-cell office:value-type="float" office:value="0" table:formula="of:=ROUNDUP(([.$W16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59</text:p>
          </table:table-cell>
          <table:table-cell table:number-columns-repeated="16" table:style-name="ce15"/>
          <table:table-cell office:value-type="float" office:value="0" table:formula="of:=SUM([.S168:.AB168])" table:style-name="ce16">
            <text:p>0</text:p>
          </table:table-cell>
          <table:table-cell office:value-type="float" office:value="0" table:formula="of:=ROUNDUP(([.$W168]/[.$W$7])*[.$S$7];0)" table:style-name="ce11">
            <text:p>0</text:p>
          </table:table-cell>
          <table:table-cell office:value-type="float" office:value="0" table:formula="of:=ROUNDUP(([.$W168]/[.$W$7])*[.$T$7];0)" table:style-name="ce11">
            <text:p>0</text:p>
          </table:table-cell>
          <table:table-cell office:value-type="float" office:value="0" table:formula="of:=ROUNDUP(([.$W168]/[.$W$7])*[.$U$7];0)" table:style-name="ce11">
            <text:p>0</text:p>
          </table:table-cell>
          <table:table-cell office:value-type="float" office:value="0" table:formula="of:=ROUNDUP(([.$W168]/[.$W$7])*[.$V$7];0)" table:style-name="ce11">
            <text:p>0</text:p>
          </table:table-cell>
          <table:table-cell office:value-type="float" office:value="0" table:formula="of:=SUMPRODUCT([.C168:.Q16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8]/[.$W$7])*[.$X$7];0)" table:style-name="ce11">
            <text:p>0</text:p>
          </table:table-cell>
          <table:table-cell office:value-type="float" office:value="0" table:formula="of:=ROUNDUP(([.$W168]/[.$W$7])*[.$Y$7];0)" table:style-name="ce11">
            <text:p>0</text:p>
          </table:table-cell>
          <table:table-cell office:value-type="float" office:value="0" table:formula="of:=ROUNDUP(([.$W168]/[.$W$7])*[.$Z$7];0)" table:style-name="ce11">
            <text:p>0</text:p>
          </table:table-cell>
          <table:table-cell office:value-type="float" office:value="0" table:formula="of:=ROUNDUP(([.$W168]/[.$W$7])*[.$AA$7];0)" table:style-name="ce11">
            <text:p>0</text:p>
          </table:table-cell>
          <table:table-cell office:value-type="float" office:value="0" table:formula="of:=ROUNDUP(([.$W16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0</text:p>
          </table:table-cell>
          <table:table-cell table:number-columns-repeated="16" table:style-name="ce15"/>
          <table:table-cell office:value-type="float" office:value="0" table:formula="of:=SUM([.S169:.AB169])" table:style-name="ce16">
            <text:p>0</text:p>
          </table:table-cell>
          <table:table-cell office:value-type="float" office:value="0" table:formula="of:=ROUNDUP(([.$W169]/[.$W$7])*[.$S$7];0)" table:style-name="ce11">
            <text:p>0</text:p>
          </table:table-cell>
          <table:table-cell office:value-type="float" office:value="0" table:formula="of:=ROUNDUP(([.$W169]/[.$W$7])*[.$T$7];0)" table:style-name="ce11">
            <text:p>0</text:p>
          </table:table-cell>
          <table:table-cell office:value-type="float" office:value="0" table:formula="of:=ROUNDUP(([.$W169]/[.$W$7])*[.$U$7];0)" table:style-name="ce11">
            <text:p>0</text:p>
          </table:table-cell>
          <table:table-cell office:value-type="float" office:value="0" table:formula="of:=ROUNDUP(([.$W169]/[.$W$7])*[.$V$7];0)" table:style-name="ce11">
            <text:p>0</text:p>
          </table:table-cell>
          <table:table-cell office:value-type="float" office:value="0" table:formula="of:=SUMPRODUCT([.C169:.Q16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69]/[.$W$7])*[.$X$7];0)" table:style-name="ce11">
            <text:p>0</text:p>
          </table:table-cell>
          <table:table-cell office:value-type="float" office:value="0" table:formula="of:=ROUNDUP(([.$W169]/[.$W$7])*[.$Y$7];0)" table:style-name="ce11">
            <text:p>0</text:p>
          </table:table-cell>
          <table:table-cell office:value-type="float" office:value="0" table:formula="of:=ROUNDUP(([.$W169]/[.$W$7])*[.$Z$7];0)" table:style-name="ce11">
            <text:p>0</text:p>
          </table:table-cell>
          <table:table-cell office:value-type="float" office:value="0" table:formula="of:=ROUNDUP(([.$W169]/[.$W$7])*[.$AA$7];0)" table:style-name="ce11">
            <text:p>0</text:p>
          </table:table-cell>
          <table:table-cell office:value-type="float" office:value="0" table:formula="of:=ROUNDUP(([.$W16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1</text:p>
          </table:table-cell>
          <table:table-cell table:number-columns-repeated="16" table:style-name="ce15"/>
          <table:table-cell office:value-type="float" office:value="0" table:formula="of:=SUM([.S170:.AB170])" table:style-name="ce16">
            <text:p>0</text:p>
          </table:table-cell>
          <table:table-cell office:value-type="float" office:value="0" table:formula="of:=ROUNDUP(([.$W170]/[.$W$7])*[.$S$7];0)" table:style-name="ce11">
            <text:p>0</text:p>
          </table:table-cell>
          <table:table-cell office:value-type="float" office:value="0" table:formula="of:=ROUNDUP(([.$W170]/[.$W$7])*[.$T$7];0)" table:style-name="ce11">
            <text:p>0</text:p>
          </table:table-cell>
          <table:table-cell office:value-type="float" office:value="0" table:formula="of:=ROUNDUP(([.$W170]/[.$W$7])*[.$U$7];0)" table:style-name="ce11">
            <text:p>0</text:p>
          </table:table-cell>
          <table:table-cell office:value-type="float" office:value="0" table:formula="of:=ROUNDUP(([.$W170]/[.$W$7])*[.$V$7];0)" table:style-name="ce11">
            <text:p>0</text:p>
          </table:table-cell>
          <table:table-cell office:value-type="float" office:value="0" table:formula="of:=SUMPRODUCT([.C170:.Q17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0]/[.$W$7])*[.$X$7];0)" table:style-name="ce11">
            <text:p>0</text:p>
          </table:table-cell>
          <table:table-cell office:value-type="float" office:value="0" table:formula="of:=ROUNDUP(([.$W170]/[.$W$7])*[.$Y$7];0)" table:style-name="ce11">
            <text:p>0</text:p>
          </table:table-cell>
          <table:table-cell office:value-type="float" office:value="0" table:formula="of:=ROUNDUP(([.$W170]/[.$W$7])*[.$Z$7];0)" table:style-name="ce11">
            <text:p>0</text:p>
          </table:table-cell>
          <table:table-cell office:value-type="float" office:value="0" table:formula="of:=ROUNDUP(([.$W170]/[.$W$7])*[.$AA$7];0)" table:style-name="ce11">
            <text:p>0</text:p>
          </table:table-cell>
          <table:table-cell office:value-type="float" office:value="0" table:formula="of:=ROUNDUP(([.$W17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2</text:p>
          </table:table-cell>
          <table:table-cell table:number-columns-repeated="16" table:style-name="ce15"/>
          <table:table-cell office:value-type="float" office:value="0" table:formula="of:=SUM([.S171:.AB171])" table:style-name="ce16">
            <text:p>0</text:p>
          </table:table-cell>
          <table:table-cell office:value-type="float" office:value="0" table:formula="of:=ROUNDUP(([.$W171]/[.$W$7])*[.$S$7];0)" table:style-name="ce11">
            <text:p>0</text:p>
          </table:table-cell>
          <table:table-cell office:value-type="float" office:value="0" table:formula="of:=ROUNDUP(([.$W171]/[.$W$7])*[.$T$7];0)" table:style-name="ce11">
            <text:p>0</text:p>
          </table:table-cell>
          <table:table-cell office:value-type="float" office:value="0" table:formula="of:=ROUNDUP(([.$W171]/[.$W$7])*[.$U$7];0)" table:style-name="ce11">
            <text:p>0</text:p>
          </table:table-cell>
          <table:table-cell office:value-type="float" office:value="0" table:formula="of:=ROUNDUP(([.$W171]/[.$W$7])*[.$V$7];0)" table:style-name="ce11">
            <text:p>0</text:p>
          </table:table-cell>
          <table:table-cell office:value-type="float" office:value="0" table:formula="of:=SUMPRODUCT([.C171:.Q17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1]/[.$W$7])*[.$X$7];0)" table:style-name="ce11">
            <text:p>0</text:p>
          </table:table-cell>
          <table:table-cell office:value-type="float" office:value="0" table:formula="of:=ROUNDUP(([.$W171]/[.$W$7])*[.$Y$7];0)" table:style-name="ce11">
            <text:p>0</text:p>
          </table:table-cell>
          <table:table-cell office:value-type="float" office:value="0" table:formula="of:=ROUNDUP(([.$W171]/[.$W$7])*[.$Z$7];0)" table:style-name="ce11">
            <text:p>0</text:p>
          </table:table-cell>
          <table:table-cell office:value-type="float" office:value="0" table:formula="of:=ROUNDUP(([.$W171]/[.$W$7])*[.$AA$7];0)" table:style-name="ce11">
            <text:p>0</text:p>
          </table:table-cell>
          <table:table-cell office:value-type="float" office:value="0" table:formula="of:=ROUNDUP(([.$W17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3</text:p>
          </table:table-cell>
          <table:table-cell table:number-columns-repeated="16" table:style-name="ce15"/>
          <table:table-cell office:value-type="float" office:value="0" table:formula="of:=SUM([.S172:.AB172])" table:style-name="ce16">
            <text:p>0</text:p>
          </table:table-cell>
          <table:table-cell office:value-type="float" office:value="0" table:formula="of:=ROUNDUP(([.$W172]/[.$W$7])*[.$S$7];0)" table:style-name="ce11">
            <text:p>0</text:p>
          </table:table-cell>
          <table:table-cell office:value-type="float" office:value="0" table:formula="of:=ROUNDUP(([.$W172]/[.$W$7])*[.$T$7];0)" table:style-name="ce11">
            <text:p>0</text:p>
          </table:table-cell>
          <table:table-cell office:value-type="float" office:value="0" table:formula="of:=ROUNDUP(([.$W172]/[.$W$7])*[.$U$7];0)" table:style-name="ce11">
            <text:p>0</text:p>
          </table:table-cell>
          <table:table-cell office:value-type="float" office:value="0" table:formula="of:=ROUNDUP(([.$W172]/[.$W$7])*[.$V$7];0)" table:style-name="ce11">
            <text:p>0</text:p>
          </table:table-cell>
          <table:table-cell office:value-type="float" office:value="0" table:formula="of:=SUMPRODUCT([.C172:.Q17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2]/[.$W$7])*[.$X$7];0)" table:style-name="ce11">
            <text:p>0</text:p>
          </table:table-cell>
          <table:table-cell office:value-type="float" office:value="0" table:formula="of:=ROUNDUP(([.$W172]/[.$W$7])*[.$Y$7];0)" table:style-name="ce11">
            <text:p>0</text:p>
          </table:table-cell>
          <table:table-cell office:value-type="float" office:value="0" table:formula="of:=ROUNDUP(([.$W172]/[.$W$7])*[.$Z$7];0)" table:style-name="ce11">
            <text:p>0</text:p>
          </table:table-cell>
          <table:table-cell office:value-type="float" office:value="0" table:formula="of:=ROUNDUP(([.$W172]/[.$W$7])*[.$AA$7];0)" table:style-name="ce11">
            <text:p>0</text:p>
          </table:table-cell>
          <table:table-cell office:value-type="float" office:value="0" table:formula="of:=ROUNDUP(([.$W17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4</text:p>
          </table:table-cell>
          <table:table-cell table:number-columns-repeated="16" table:style-name="ce15"/>
          <table:table-cell office:value-type="float" office:value="0" table:formula="of:=SUM([.S173:.AB173])" table:style-name="ce16">
            <text:p>0</text:p>
          </table:table-cell>
          <table:table-cell office:value-type="float" office:value="0" table:formula="of:=ROUNDUP(([.$W173]/[.$W$7])*[.$S$7];0)" table:style-name="ce11">
            <text:p>0</text:p>
          </table:table-cell>
          <table:table-cell office:value-type="float" office:value="0" table:formula="of:=ROUNDUP(([.$W173]/[.$W$7])*[.$T$7];0)" table:style-name="ce11">
            <text:p>0</text:p>
          </table:table-cell>
          <table:table-cell office:value-type="float" office:value="0" table:formula="of:=ROUNDUP(([.$W173]/[.$W$7])*[.$U$7];0)" table:style-name="ce11">
            <text:p>0</text:p>
          </table:table-cell>
          <table:table-cell office:value-type="float" office:value="0" table:formula="of:=ROUNDUP(([.$W173]/[.$W$7])*[.$V$7];0)" table:style-name="ce11">
            <text:p>0</text:p>
          </table:table-cell>
          <table:table-cell office:value-type="float" office:value="0" table:formula="of:=SUMPRODUCT([.C173:.Q17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3]/[.$W$7])*[.$X$7];0)" table:style-name="ce11">
            <text:p>0</text:p>
          </table:table-cell>
          <table:table-cell office:value-type="float" office:value="0" table:formula="of:=ROUNDUP(([.$W173]/[.$W$7])*[.$Y$7];0)" table:style-name="ce11">
            <text:p>0</text:p>
          </table:table-cell>
          <table:table-cell office:value-type="float" office:value="0" table:formula="of:=ROUNDUP(([.$W173]/[.$W$7])*[.$Z$7];0)" table:style-name="ce11">
            <text:p>0</text:p>
          </table:table-cell>
          <table:table-cell office:value-type="float" office:value="0" table:formula="of:=ROUNDUP(([.$W173]/[.$W$7])*[.$AA$7];0)" table:style-name="ce11">
            <text:p>0</text:p>
          </table:table-cell>
          <table:table-cell office:value-type="float" office:value="0" table:formula="of:=ROUNDUP(([.$W17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5</text:p>
          </table:table-cell>
          <table:table-cell table:number-columns-repeated="16" table:style-name="ce15"/>
          <table:table-cell office:value-type="float" office:value="0" table:formula="of:=SUM([.S174:.AB174])" table:style-name="ce16">
            <text:p>0</text:p>
          </table:table-cell>
          <table:table-cell office:value-type="float" office:value="0" table:formula="of:=ROUNDUP(([.$W174]/[.$W$7])*[.$S$7];0)" table:style-name="ce11">
            <text:p>0</text:p>
          </table:table-cell>
          <table:table-cell office:value-type="float" office:value="0" table:formula="of:=ROUNDUP(([.$W174]/[.$W$7])*[.$T$7];0)" table:style-name="ce11">
            <text:p>0</text:p>
          </table:table-cell>
          <table:table-cell office:value-type="float" office:value="0" table:formula="of:=ROUNDUP(([.$W174]/[.$W$7])*[.$U$7];0)" table:style-name="ce11">
            <text:p>0</text:p>
          </table:table-cell>
          <table:table-cell office:value-type="float" office:value="0" table:formula="of:=ROUNDUP(([.$W174]/[.$W$7])*[.$V$7];0)" table:style-name="ce11">
            <text:p>0</text:p>
          </table:table-cell>
          <table:table-cell office:value-type="float" office:value="0" table:formula="of:=SUMPRODUCT([.C174:.Q17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4]/[.$W$7])*[.$X$7];0)" table:style-name="ce11">
            <text:p>0</text:p>
          </table:table-cell>
          <table:table-cell office:value-type="float" office:value="0" table:formula="of:=ROUNDUP(([.$W174]/[.$W$7])*[.$Y$7];0)" table:style-name="ce11">
            <text:p>0</text:p>
          </table:table-cell>
          <table:table-cell office:value-type="float" office:value="0" table:formula="of:=ROUNDUP(([.$W174]/[.$W$7])*[.$Z$7];0)" table:style-name="ce11">
            <text:p>0</text:p>
          </table:table-cell>
          <table:table-cell office:value-type="float" office:value="0" table:formula="of:=ROUNDUP(([.$W174]/[.$W$7])*[.$AA$7];0)" table:style-name="ce11">
            <text:p>0</text:p>
          </table:table-cell>
          <table:table-cell office:value-type="float" office:value="0" table:formula="of:=ROUNDUP(([.$W17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6</text:p>
          </table:table-cell>
          <table:table-cell table:number-columns-repeated="16" table:style-name="ce15"/>
          <table:table-cell office:value-type="float" office:value="0" table:formula="of:=SUM([.S175:.AB175])" table:style-name="ce16">
            <text:p>0</text:p>
          </table:table-cell>
          <table:table-cell office:value-type="float" office:value="0" table:formula="of:=ROUNDUP(([.$W175]/[.$W$7])*[.$S$7];0)" table:style-name="ce11">
            <text:p>0</text:p>
          </table:table-cell>
          <table:table-cell office:value-type="float" office:value="0" table:formula="of:=ROUNDUP(([.$W175]/[.$W$7])*[.$T$7];0)" table:style-name="ce11">
            <text:p>0</text:p>
          </table:table-cell>
          <table:table-cell office:value-type="float" office:value="0" table:formula="of:=ROUNDUP(([.$W175]/[.$W$7])*[.$U$7];0)" table:style-name="ce11">
            <text:p>0</text:p>
          </table:table-cell>
          <table:table-cell office:value-type="float" office:value="0" table:formula="of:=ROUNDUP(([.$W175]/[.$W$7])*[.$V$7];0)" table:style-name="ce11">
            <text:p>0</text:p>
          </table:table-cell>
          <table:table-cell office:value-type="float" office:value="0" table:formula="of:=SUMPRODUCT([.C175:.Q17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5]/[.$W$7])*[.$X$7];0)" table:style-name="ce11">
            <text:p>0</text:p>
          </table:table-cell>
          <table:table-cell office:value-type="float" office:value="0" table:formula="of:=ROUNDUP(([.$W175]/[.$W$7])*[.$Y$7];0)" table:style-name="ce11">
            <text:p>0</text:p>
          </table:table-cell>
          <table:table-cell office:value-type="float" office:value="0" table:formula="of:=ROUNDUP(([.$W175]/[.$W$7])*[.$Z$7];0)" table:style-name="ce11">
            <text:p>0</text:p>
          </table:table-cell>
          <table:table-cell office:value-type="float" office:value="0" table:formula="of:=ROUNDUP(([.$W175]/[.$W$7])*[.$AA$7];0)" table:style-name="ce11">
            <text:p>0</text:p>
          </table:table-cell>
          <table:table-cell office:value-type="float" office:value="0" table:formula="of:=ROUNDUP(([.$W17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7</text:p>
          </table:table-cell>
          <table:table-cell table:number-columns-repeated="16" table:style-name="ce15"/>
          <table:table-cell office:value-type="float" office:value="0" table:formula="of:=SUM([.S176:.AB176])" table:style-name="ce16">
            <text:p>0</text:p>
          </table:table-cell>
          <table:table-cell office:value-type="float" office:value="0" table:formula="of:=ROUNDUP(([.$W176]/[.$W$7])*[.$S$7];0)" table:style-name="ce11">
            <text:p>0</text:p>
          </table:table-cell>
          <table:table-cell office:value-type="float" office:value="0" table:formula="of:=ROUNDUP(([.$W176]/[.$W$7])*[.$T$7];0)" table:style-name="ce11">
            <text:p>0</text:p>
          </table:table-cell>
          <table:table-cell office:value-type="float" office:value="0" table:formula="of:=ROUNDUP(([.$W176]/[.$W$7])*[.$U$7];0)" table:style-name="ce11">
            <text:p>0</text:p>
          </table:table-cell>
          <table:table-cell office:value-type="float" office:value="0" table:formula="of:=ROUNDUP(([.$W176]/[.$W$7])*[.$V$7];0)" table:style-name="ce11">
            <text:p>0</text:p>
          </table:table-cell>
          <table:table-cell office:value-type="float" office:value="0" table:formula="of:=SUMPRODUCT([.C176:.Q17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6]/[.$W$7])*[.$X$7];0)" table:style-name="ce11">
            <text:p>0</text:p>
          </table:table-cell>
          <table:table-cell office:value-type="float" office:value="0" table:formula="of:=ROUNDUP(([.$W176]/[.$W$7])*[.$Y$7];0)" table:style-name="ce11">
            <text:p>0</text:p>
          </table:table-cell>
          <table:table-cell office:value-type="float" office:value="0" table:formula="of:=ROUNDUP(([.$W176]/[.$W$7])*[.$Z$7];0)" table:style-name="ce11">
            <text:p>0</text:p>
          </table:table-cell>
          <table:table-cell office:value-type="float" office:value="0" table:formula="of:=ROUNDUP(([.$W176]/[.$W$7])*[.$AA$7];0)" table:style-name="ce11">
            <text:p>0</text:p>
          </table:table-cell>
          <table:table-cell office:value-type="float" office:value="0" table:formula="of:=ROUNDUP(([.$W17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8</text:p>
          </table:table-cell>
          <table:table-cell table:number-columns-repeated="16" table:style-name="ce15"/>
          <table:table-cell office:value-type="float" office:value="0" table:formula="of:=SUM([.S177:.AB177])" table:style-name="ce16">
            <text:p>0</text:p>
          </table:table-cell>
          <table:table-cell office:value-type="float" office:value="0" table:formula="of:=ROUNDUP(([.$W177]/[.$W$7])*[.$S$7];0)" table:style-name="ce11">
            <text:p>0</text:p>
          </table:table-cell>
          <table:table-cell office:value-type="float" office:value="0" table:formula="of:=ROUNDUP(([.$W177]/[.$W$7])*[.$T$7];0)" table:style-name="ce11">
            <text:p>0</text:p>
          </table:table-cell>
          <table:table-cell office:value-type="float" office:value="0" table:formula="of:=ROUNDUP(([.$W177]/[.$W$7])*[.$U$7];0)" table:style-name="ce11">
            <text:p>0</text:p>
          </table:table-cell>
          <table:table-cell office:value-type="float" office:value="0" table:formula="of:=ROUNDUP(([.$W177]/[.$W$7])*[.$V$7];0)" table:style-name="ce11">
            <text:p>0</text:p>
          </table:table-cell>
          <table:table-cell office:value-type="float" office:value="0" table:formula="of:=SUMPRODUCT([.C177:.Q17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7]/[.$W$7])*[.$X$7];0)" table:style-name="ce11">
            <text:p>0</text:p>
          </table:table-cell>
          <table:table-cell office:value-type="float" office:value="0" table:formula="of:=ROUNDUP(([.$W177]/[.$W$7])*[.$Y$7];0)" table:style-name="ce11">
            <text:p>0</text:p>
          </table:table-cell>
          <table:table-cell office:value-type="float" office:value="0" table:formula="of:=ROUNDUP(([.$W177]/[.$W$7])*[.$Z$7];0)" table:style-name="ce11">
            <text:p>0</text:p>
          </table:table-cell>
          <table:table-cell office:value-type="float" office:value="0" table:formula="of:=ROUNDUP(([.$W177]/[.$W$7])*[.$AA$7];0)" table:style-name="ce11">
            <text:p>0</text:p>
          </table:table-cell>
          <table:table-cell office:value-type="float" office:value="0" table:formula="of:=ROUNDUP(([.$W17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69</text:p>
          </table:table-cell>
          <table:table-cell table:number-columns-repeated="16" table:style-name="ce15"/>
          <table:table-cell office:value-type="float" office:value="0" table:formula="of:=SUM([.S178:.AB178])" table:style-name="ce16">
            <text:p>0</text:p>
          </table:table-cell>
          <table:table-cell office:value-type="float" office:value="0" table:formula="of:=ROUNDUP(([.$W178]/[.$W$7])*[.$S$7];0)" table:style-name="ce11">
            <text:p>0</text:p>
          </table:table-cell>
          <table:table-cell office:value-type="float" office:value="0" table:formula="of:=ROUNDUP(([.$W178]/[.$W$7])*[.$T$7];0)" table:style-name="ce11">
            <text:p>0</text:p>
          </table:table-cell>
          <table:table-cell office:value-type="float" office:value="0" table:formula="of:=ROUNDUP(([.$W178]/[.$W$7])*[.$U$7];0)" table:style-name="ce11">
            <text:p>0</text:p>
          </table:table-cell>
          <table:table-cell office:value-type="float" office:value="0" table:formula="of:=ROUNDUP(([.$W178]/[.$W$7])*[.$V$7];0)" table:style-name="ce11">
            <text:p>0</text:p>
          </table:table-cell>
          <table:table-cell office:value-type="float" office:value="0" table:formula="of:=SUMPRODUCT([.C178:.Q17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8]/[.$W$7])*[.$X$7];0)" table:style-name="ce11">
            <text:p>0</text:p>
          </table:table-cell>
          <table:table-cell office:value-type="float" office:value="0" table:formula="of:=ROUNDUP(([.$W178]/[.$W$7])*[.$Y$7];0)" table:style-name="ce11">
            <text:p>0</text:p>
          </table:table-cell>
          <table:table-cell office:value-type="float" office:value="0" table:formula="of:=ROUNDUP(([.$W178]/[.$W$7])*[.$Z$7];0)" table:style-name="ce11">
            <text:p>0</text:p>
          </table:table-cell>
          <table:table-cell office:value-type="float" office:value="0" table:formula="of:=ROUNDUP(([.$W178]/[.$W$7])*[.$AA$7];0)" table:style-name="ce11">
            <text:p>0</text:p>
          </table:table-cell>
          <table:table-cell office:value-type="float" office:value="0" table:formula="of:=ROUNDUP(([.$W17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0</text:p>
          </table:table-cell>
          <table:table-cell table:number-columns-repeated="16" table:style-name="ce15"/>
          <table:table-cell office:value-type="float" office:value="0" table:formula="of:=SUM([.S179:.AB179])" table:style-name="ce16">
            <text:p>0</text:p>
          </table:table-cell>
          <table:table-cell office:value-type="float" office:value="0" table:formula="of:=ROUNDUP(([.$W179]/[.$W$7])*[.$S$7];0)" table:style-name="ce11">
            <text:p>0</text:p>
          </table:table-cell>
          <table:table-cell office:value-type="float" office:value="0" table:formula="of:=ROUNDUP(([.$W179]/[.$W$7])*[.$T$7];0)" table:style-name="ce11">
            <text:p>0</text:p>
          </table:table-cell>
          <table:table-cell office:value-type="float" office:value="0" table:formula="of:=ROUNDUP(([.$W179]/[.$W$7])*[.$U$7];0)" table:style-name="ce11">
            <text:p>0</text:p>
          </table:table-cell>
          <table:table-cell office:value-type="float" office:value="0" table:formula="of:=ROUNDUP(([.$W179]/[.$W$7])*[.$V$7];0)" table:style-name="ce11">
            <text:p>0</text:p>
          </table:table-cell>
          <table:table-cell office:value-type="float" office:value="0" table:formula="of:=SUMPRODUCT([.C179:.Q17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79]/[.$W$7])*[.$X$7];0)" table:style-name="ce11">
            <text:p>0</text:p>
          </table:table-cell>
          <table:table-cell office:value-type="float" office:value="0" table:formula="of:=ROUNDUP(([.$W179]/[.$W$7])*[.$Y$7];0)" table:style-name="ce11">
            <text:p>0</text:p>
          </table:table-cell>
          <table:table-cell office:value-type="float" office:value="0" table:formula="of:=ROUNDUP(([.$W179]/[.$W$7])*[.$Z$7];0)" table:style-name="ce11">
            <text:p>0</text:p>
          </table:table-cell>
          <table:table-cell office:value-type="float" office:value="0" table:formula="of:=ROUNDUP(([.$W179]/[.$W$7])*[.$AA$7];0)" table:style-name="ce11">
            <text:p>0</text:p>
          </table:table-cell>
          <table:table-cell office:value-type="float" office:value="0" table:formula="of:=ROUNDUP(([.$W17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1</text:p>
          </table:table-cell>
          <table:table-cell table:number-columns-repeated="16" table:style-name="ce15"/>
          <table:table-cell office:value-type="float" office:value="0" table:formula="of:=SUM([.S180:.AB180])" table:style-name="ce16">
            <text:p>0</text:p>
          </table:table-cell>
          <table:table-cell office:value-type="float" office:value="0" table:formula="of:=ROUNDUP(([.$W180]/[.$W$7])*[.$S$7];0)" table:style-name="ce11">
            <text:p>0</text:p>
          </table:table-cell>
          <table:table-cell office:value-type="float" office:value="0" table:formula="of:=ROUNDUP(([.$W180]/[.$W$7])*[.$T$7];0)" table:style-name="ce11">
            <text:p>0</text:p>
          </table:table-cell>
          <table:table-cell office:value-type="float" office:value="0" table:formula="of:=ROUNDUP(([.$W180]/[.$W$7])*[.$U$7];0)" table:style-name="ce11">
            <text:p>0</text:p>
          </table:table-cell>
          <table:table-cell office:value-type="float" office:value="0" table:formula="of:=ROUNDUP(([.$W180]/[.$W$7])*[.$V$7];0)" table:style-name="ce11">
            <text:p>0</text:p>
          </table:table-cell>
          <table:table-cell office:value-type="float" office:value="0" table:formula="of:=SUMPRODUCT([.C180:.Q18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0]/[.$W$7])*[.$X$7];0)" table:style-name="ce11">
            <text:p>0</text:p>
          </table:table-cell>
          <table:table-cell office:value-type="float" office:value="0" table:formula="of:=ROUNDUP(([.$W180]/[.$W$7])*[.$Y$7];0)" table:style-name="ce11">
            <text:p>0</text:p>
          </table:table-cell>
          <table:table-cell office:value-type="float" office:value="0" table:formula="of:=ROUNDUP(([.$W180]/[.$W$7])*[.$Z$7];0)" table:style-name="ce11">
            <text:p>0</text:p>
          </table:table-cell>
          <table:table-cell office:value-type="float" office:value="0" table:formula="of:=ROUNDUP(([.$W180]/[.$W$7])*[.$AA$7];0)" table:style-name="ce11">
            <text:p>0</text:p>
          </table:table-cell>
          <table:table-cell office:value-type="float" office:value="0" table:formula="of:=ROUNDUP(([.$W18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2</text:p>
          </table:table-cell>
          <table:table-cell table:number-columns-repeated="16" table:style-name="ce15"/>
          <table:table-cell office:value-type="float" office:value="0" table:formula="of:=SUM([.S181:.AB181])" table:style-name="ce16">
            <text:p>0</text:p>
          </table:table-cell>
          <table:table-cell office:value-type="float" office:value="0" table:formula="of:=ROUNDUP(([.$W181]/[.$W$7])*[.$S$7];0)" table:style-name="ce11">
            <text:p>0</text:p>
          </table:table-cell>
          <table:table-cell office:value-type="float" office:value="0" table:formula="of:=ROUNDUP(([.$W181]/[.$W$7])*[.$T$7];0)" table:style-name="ce11">
            <text:p>0</text:p>
          </table:table-cell>
          <table:table-cell office:value-type="float" office:value="0" table:formula="of:=ROUNDUP(([.$W181]/[.$W$7])*[.$U$7];0)" table:style-name="ce11">
            <text:p>0</text:p>
          </table:table-cell>
          <table:table-cell office:value-type="float" office:value="0" table:formula="of:=ROUNDUP(([.$W181]/[.$W$7])*[.$V$7];0)" table:style-name="ce11">
            <text:p>0</text:p>
          </table:table-cell>
          <table:table-cell office:value-type="float" office:value="0" table:formula="of:=SUMPRODUCT([.C181:.Q18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1]/[.$W$7])*[.$X$7];0)" table:style-name="ce11">
            <text:p>0</text:p>
          </table:table-cell>
          <table:table-cell office:value-type="float" office:value="0" table:formula="of:=ROUNDUP(([.$W181]/[.$W$7])*[.$Y$7];0)" table:style-name="ce11">
            <text:p>0</text:p>
          </table:table-cell>
          <table:table-cell office:value-type="float" office:value="0" table:formula="of:=ROUNDUP(([.$W181]/[.$W$7])*[.$Z$7];0)" table:style-name="ce11">
            <text:p>0</text:p>
          </table:table-cell>
          <table:table-cell office:value-type="float" office:value="0" table:formula="of:=ROUNDUP(([.$W181]/[.$W$7])*[.$AA$7];0)" table:style-name="ce11">
            <text:p>0</text:p>
          </table:table-cell>
          <table:table-cell office:value-type="float" office:value="0" table:formula="of:=ROUNDUP(([.$W18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3</text:p>
          </table:table-cell>
          <table:table-cell table:number-columns-repeated="16" table:style-name="ce15"/>
          <table:table-cell office:value-type="float" office:value="0" table:formula="of:=SUM([.S182:.AB182])" table:style-name="ce16">
            <text:p>0</text:p>
          </table:table-cell>
          <table:table-cell office:value-type="float" office:value="0" table:formula="of:=ROUNDUP(([.$W182]/[.$W$7])*[.$S$7];0)" table:style-name="ce11">
            <text:p>0</text:p>
          </table:table-cell>
          <table:table-cell office:value-type="float" office:value="0" table:formula="of:=ROUNDUP(([.$W182]/[.$W$7])*[.$T$7];0)" table:style-name="ce11">
            <text:p>0</text:p>
          </table:table-cell>
          <table:table-cell office:value-type="float" office:value="0" table:formula="of:=ROUNDUP(([.$W182]/[.$W$7])*[.$U$7];0)" table:style-name="ce11">
            <text:p>0</text:p>
          </table:table-cell>
          <table:table-cell office:value-type="float" office:value="0" table:formula="of:=ROUNDUP(([.$W182]/[.$W$7])*[.$V$7];0)" table:style-name="ce11">
            <text:p>0</text:p>
          </table:table-cell>
          <table:table-cell office:value-type="float" office:value="0" table:formula="of:=SUMPRODUCT([.C182:.Q182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2]/[.$W$7])*[.$X$7];0)" table:style-name="ce11">
            <text:p>0</text:p>
          </table:table-cell>
          <table:table-cell office:value-type="float" office:value="0" table:formula="of:=ROUNDUP(([.$W182]/[.$W$7])*[.$Y$7];0)" table:style-name="ce11">
            <text:p>0</text:p>
          </table:table-cell>
          <table:table-cell office:value-type="float" office:value="0" table:formula="of:=ROUNDUP(([.$W182]/[.$W$7])*[.$Z$7];0)" table:style-name="ce11">
            <text:p>0</text:p>
          </table:table-cell>
          <table:table-cell office:value-type="float" office:value="0" table:formula="of:=ROUNDUP(([.$W182]/[.$W$7])*[.$AA$7];0)" table:style-name="ce11">
            <text:p>0</text:p>
          </table:table-cell>
          <table:table-cell office:value-type="float" office:value="0" table:formula="of:=ROUNDUP(([.$W182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4</text:p>
          </table:table-cell>
          <table:table-cell table:number-columns-repeated="16" table:style-name="ce15"/>
          <table:table-cell office:value-type="float" office:value="0" table:formula="of:=SUM([.S183:.AB183])" table:style-name="ce16">
            <text:p>0</text:p>
          </table:table-cell>
          <table:table-cell office:value-type="float" office:value="0" table:formula="of:=ROUNDUP(([.$W183]/[.$W$7])*[.$S$7];0)" table:style-name="ce11">
            <text:p>0</text:p>
          </table:table-cell>
          <table:table-cell office:value-type="float" office:value="0" table:formula="of:=ROUNDUP(([.$W183]/[.$W$7])*[.$T$7];0)" table:style-name="ce11">
            <text:p>0</text:p>
          </table:table-cell>
          <table:table-cell office:value-type="float" office:value="0" table:formula="of:=ROUNDUP(([.$W183]/[.$W$7])*[.$U$7];0)" table:style-name="ce11">
            <text:p>0</text:p>
          </table:table-cell>
          <table:table-cell office:value-type="float" office:value="0" table:formula="of:=ROUNDUP(([.$W183]/[.$W$7])*[.$V$7];0)" table:style-name="ce11">
            <text:p>0</text:p>
          </table:table-cell>
          <table:table-cell office:value-type="float" office:value="0" table:formula="of:=SUMPRODUCT([.C183:.Q183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3]/[.$W$7])*[.$X$7];0)" table:style-name="ce11">
            <text:p>0</text:p>
          </table:table-cell>
          <table:table-cell office:value-type="float" office:value="0" table:formula="of:=ROUNDUP(([.$W183]/[.$W$7])*[.$Y$7];0)" table:style-name="ce11">
            <text:p>0</text:p>
          </table:table-cell>
          <table:table-cell office:value-type="float" office:value="0" table:formula="of:=ROUNDUP(([.$W183]/[.$W$7])*[.$Z$7];0)" table:style-name="ce11">
            <text:p>0</text:p>
          </table:table-cell>
          <table:table-cell office:value-type="float" office:value="0" table:formula="of:=ROUNDUP(([.$W183]/[.$W$7])*[.$AA$7];0)" table:style-name="ce11">
            <text:p>0</text:p>
          </table:table-cell>
          <table:table-cell office:value-type="float" office:value="0" table:formula="of:=ROUNDUP(([.$W183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5</text:p>
          </table:table-cell>
          <table:table-cell table:number-columns-repeated="16" table:style-name="ce15"/>
          <table:table-cell office:value-type="float" office:value="0" table:formula="of:=SUM([.S184:.AB184])" table:style-name="ce16">
            <text:p>0</text:p>
          </table:table-cell>
          <table:table-cell office:value-type="float" office:value="0" table:formula="of:=ROUNDUP(([.$W184]/[.$W$7])*[.$S$7];0)" table:style-name="ce11">
            <text:p>0</text:p>
          </table:table-cell>
          <table:table-cell office:value-type="float" office:value="0" table:formula="of:=ROUNDUP(([.$W184]/[.$W$7])*[.$T$7];0)" table:style-name="ce11">
            <text:p>0</text:p>
          </table:table-cell>
          <table:table-cell office:value-type="float" office:value="0" table:formula="of:=ROUNDUP(([.$W184]/[.$W$7])*[.$U$7];0)" table:style-name="ce11">
            <text:p>0</text:p>
          </table:table-cell>
          <table:table-cell office:value-type="float" office:value="0" table:formula="of:=ROUNDUP(([.$W184]/[.$W$7])*[.$V$7];0)" table:style-name="ce11">
            <text:p>0</text:p>
          </table:table-cell>
          <table:table-cell office:value-type="float" office:value="0" table:formula="of:=SUMPRODUCT([.C184:.Q184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4]/[.$W$7])*[.$X$7];0)" table:style-name="ce11">
            <text:p>0</text:p>
          </table:table-cell>
          <table:table-cell office:value-type="float" office:value="0" table:formula="of:=ROUNDUP(([.$W184]/[.$W$7])*[.$Y$7];0)" table:style-name="ce11">
            <text:p>0</text:p>
          </table:table-cell>
          <table:table-cell office:value-type="float" office:value="0" table:formula="of:=ROUNDUP(([.$W184]/[.$W$7])*[.$Z$7];0)" table:style-name="ce11">
            <text:p>0</text:p>
          </table:table-cell>
          <table:table-cell office:value-type="float" office:value="0" table:formula="of:=ROUNDUP(([.$W184]/[.$W$7])*[.$AA$7];0)" table:style-name="ce11">
            <text:p>0</text:p>
          </table:table-cell>
          <table:table-cell office:value-type="float" office:value="0" table:formula="of:=ROUNDUP(([.$W184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6</text:p>
          </table:table-cell>
          <table:table-cell table:number-columns-repeated="16" table:style-name="ce15"/>
          <table:table-cell office:value-type="float" office:value="0" table:formula="of:=SUM([.S185:.AB185])" table:style-name="ce16">
            <text:p>0</text:p>
          </table:table-cell>
          <table:table-cell office:value-type="float" office:value="0" table:formula="of:=ROUNDUP(([.$W185]/[.$W$7])*[.$S$7];0)" table:style-name="ce11">
            <text:p>0</text:p>
          </table:table-cell>
          <table:table-cell office:value-type="float" office:value="0" table:formula="of:=ROUNDUP(([.$W185]/[.$W$7])*[.$T$7];0)" table:style-name="ce11">
            <text:p>0</text:p>
          </table:table-cell>
          <table:table-cell office:value-type="float" office:value="0" table:formula="of:=ROUNDUP(([.$W185]/[.$W$7])*[.$U$7];0)" table:style-name="ce11">
            <text:p>0</text:p>
          </table:table-cell>
          <table:table-cell office:value-type="float" office:value="0" table:formula="of:=ROUNDUP(([.$W185]/[.$W$7])*[.$V$7];0)" table:style-name="ce11">
            <text:p>0</text:p>
          </table:table-cell>
          <table:table-cell office:value-type="float" office:value="0" table:formula="of:=SUMPRODUCT([.C185:.Q185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5]/[.$W$7])*[.$X$7];0)" table:style-name="ce11">
            <text:p>0</text:p>
          </table:table-cell>
          <table:table-cell office:value-type="float" office:value="0" table:formula="of:=ROUNDUP(([.$W185]/[.$W$7])*[.$Y$7];0)" table:style-name="ce11">
            <text:p>0</text:p>
          </table:table-cell>
          <table:table-cell office:value-type="float" office:value="0" table:formula="of:=ROUNDUP(([.$W185]/[.$W$7])*[.$Z$7];0)" table:style-name="ce11">
            <text:p>0</text:p>
          </table:table-cell>
          <table:table-cell office:value-type="float" office:value="0" table:formula="of:=ROUNDUP(([.$W185]/[.$W$7])*[.$AA$7];0)" table:style-name="ce11">
            <text:p>0</text:p>
          </table:table-cell>
          <table:table-cell office:value-type="float" office:value="0" table:formula="of:=ROUNDUP(([.$W185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7</text:p>
          </table:table-cell>
          <table:table-cell table:number-columns-repeated="16" table:style-name="ce15"/>
          <table:table-cell office:value-type="float" office:value="0" table:formula="of:=SUM([.S186:.AB186])" table:style-name="ce16">
            <text:p>0</text:p>
          </table:table-cell>
          <table:table-cell office:value-type="float" office:value="0" table:formula="of:=ROUNDUP(([.$W186]/[.$W$7])*[.$S$7];0)" table:style-name="ce11">
            <text:p>0</text:p>
          </table:table-cell>
          <table:table-cell office:value-type="float" office:value="0" table:formula="of:=ROUNDUP(([.$W186]/[.$W$7])*[.$T$7];0)" table:style-name="ce11">
            <text:p>0</text:p>
          </table:table-cell>
          <table:table-cell office:value-type="float" office:value="0" table:formula="of:=ROUNDUP(([.$W186]/[.$W$7])*[.$U$7];0)" table:style-name="ce11">
            <text:p>0</text:p>
          </table:table-cell>
          <table:table-cell office:value-type="float" office:value="0" table:formula="of:=ROUNDUP(([.$W186]/[.$W$7])*[.$V$7];0)" table:style-name="ce11">
            <text:p>0</text:p>
          </table:table-cell>
          <table:table-cell office:value-type="float" office:value="0" table:formula="of:=SUMPRODUCT([.C186:.Q186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6]/[.$W$7])*[.$X$7];0)" table:style-name="ce11">
            <text:p>0</text:p>
          </table:table-cell>
          <table:table-cell office:value-type="float" office:value="0" table:formula="of:=ROUNDUP(([.$W186]/[.$W$7])*[.$Y$7];0)" table:style-name="ce11">
            <text:p>0</text:p>
          </table:table-cell>
          <table:table-cell office:value-type="float" office:value="0" table:formula="of:=ROUNDUP(([.$W186]/[.$W$7])*[.$Z$7];0)" table:style-name="ce11">
            <text:p>0</text:p>
          </table:table-cell>
          <table:table-cell office:value-type="float" office:value="0" table:formula="of:=ROUNDUP(([.$W186]/[.$W$7])*[.$AA$7];0)" table:style-name="ce11">
            <text:p>0</text:p>
          </table:table-cell>
          <table:table-cell office:value-type="float" office:value="0" table:formula="of:=ROUNDUP(([.$W186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8</text:p>
          </table:table-cell>
          <table:table-cell table:number-columns-repeated="16" table:style-name="ce15"/>
          <table:table-cell office:value-type="float" office:value="0" table:formula="of:=SUM([.S187:.AB187])" table:style-name="ce16">
            <text:p>0</text:p>
          </table:table-cell>
          <table:table-cell office:value-type="float" office:value="0" table:formula="of:=ROUNDUP(([.$W187]/[.$W$7])*[.$S$7];0)" table:style-name="ce11">
            <text:p>0</text:p>
          </table:table-cell>
          <table:table-cell office:value-type="float" office:value="0" table:formula="of:=ROUNDUP(([.$W187]/[.$W$7])*[.$T$7];0)" table:style-name="ce11">
            <text:p>0</text:p>
          </table:table-cell>
          <table:table-cell office:value-type="float" office:value="0" table:formula="of:=ROUNDUP(([.$W187]/[.$W$7])*[.$U$7];0)" table:style-name="ce11">
            <text:p>0</text:p>
          </table:table-cell>
          <table:table-cell office:value-type="float" office:value="0" table:formula="of:=ROUNDUP(([.$W187]/[.$W$7])*[.$V$7];0)" table:style-name="ce11">
            <text:p>0</text:p>
          </table:table-cell>
          <table:table-cell office:value-type="float" office:value="0" table:formula="of:=SUMPRODUCT([.C187:.Q187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7]/[.$W$7])*[.$X$7];0)" table:style-name="ce11">
            <text:p>0</text:p>
          </table:table-cell>
          <table:table-cell office:value-type="float" office:value="0" table:formula="of:=ROUNDUP(([.$W187]/[.$W$7])*[.$Y$7];0)" table:style-name="ce11">
            <text:p>0</text:p>
          </table:table-cell>
          <table:table-cell office:value-type="float" office:value="0" table:formula="of:=ROUNDUP(([.$W187]/[.$W$7])*[.$Z$7];0)" table:style-name="ce11">
            <text:p>0</text:p>
          </table:table-cell>
          <table:table-cell office:value-type="float" office:value="0" table:formula="of:=ROUNDUP(([.$W187]/[.$W$7])*[.$AA$7];0)" table:style-name="ce11">
            <text:p>0</text:p>
          </table:table-cell>
          <table:table-cell office:value-type="float" office:value="0" table:formula="of:=ROUNDUP(([.$W187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79</text:p>
          </table:table-cell>
          <table:table-cell table:number-columns-repeated="16" table:style-name="ce15"/>
          <table:table-cell office:value-type="float" office:value="0" table:formula="of:=SUM([.S188:.AB188])" table:style-name="ce16">
            <text:p>0</text:p>
          </table:table-cell>
          <table:table-cell office:value-type="float" office:value="0" table:formula="of:=ROUNDUP(([.$W188]/[.$W$7])*[.$S$7];0)" table:style-name="ce11">
            <text:p>0</text:p>
          </table:table-cell>
          <table:table-cell office:value-type="float" office:value="0" table:formula="of:=ROUNDUP(([.$W188]/[.$W$7])*[.$T$7];0)" table:style-name="ce11">
            <text:p>0</text:p>
          </table:table-cell>
          <table:table-cell office:value-type="float" office:value="0" table:formula="of:=ROUNDUP(([.$W188]/[.$W$7])*[.$U$7];0)" table:style-name="ce11">
            <text:p>0</text:p>
          </table:table-cell>
          <table:table-cell office:value-type="float" office:value="0" table:formula="of:=ROUNDUP(([.$W188]/[.$W$7])*[.$V$7];0)" table:style-name="ce11">
            <text:p>0</text:p>
          </table:table-cell>
          <table:table-cell office:value-type="float" office:value="0" table:formula="of:=SUMPRODUCT([.C188:.Q188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8]/[.$W$7])*[.$X$7];0)" table:style-name="ce11">
            <text:p>0</text:p>
          </table:table-cell>
          <table:table-cell office:value-type="float" office:value="0" table:formula="of:=ROUNDUP(([.$W188]/[.$W$7])*[.$Y$7];0)" table:style-name="ce11">
            <text:p>0</text:p>
          </table:table-cell>
          <table:table-cell office:value-type="float" office:value="0" table:formula="of:=ROUNDUP(([.$W188]/[.$W$7])*[.$Z$7];0)" table:style-name="ce11">
            <text:p>0</text:p>
          </table:table-cell>
          <table:table-cell office:value-type="float" office:value="0" table:formula="of:=ROUNDUP(([.$W188]/[.$W$7])*[.$AA$7];0)" table:style-name="ce11">
            <text:p>0</text:p>
          </table:table-cell>
          <table:table-cell office:value-type="float" office:value="0" table:formula="of:=ROUNDUP(([.$W188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80</text:p>
          </table:table-cell>
          <table:table-cell table:number-columns-repeated="16" table:style-name="ce15"/>
          <table:table-cell office:value-type="float" office:value="0" table:formula="of:=SUM([.S189:.AB189])" table:style-name="ce16">
            <text:p>0</text:p>
          </table:table-cell>
          <table:table-cell office:value-type="float" office:value="0" table:formula="of:=ROUNDUP(([.$W189]/[.$W$7])*[.$S$7];0)" table:style-name="ce11">
            <text:p>0</text:p>
          </table:table-cell>
          <table:table-cell office:value-type="float" office:value="0" table:formula="of:=ROUNDUP(([.$W189]/[.$W$7])*[.$T$7];0)" table:style-name="ce11">
            <text:p>0</text:p>
          </table:table-cell>
          <table:table-cell office:value-type="float" office:value="0" table:formula="of:=ROUNDUP(([.$W189]/[.$W$7])*[.$U$7];0)" table:style-name="ce11">
            <text:p>0</text:p>
          </table:table-cell>
          <table:table-cell office:value-type="float" office:value="0" table:formula="of:=ROUNDUP(([.$W189]/[.$W$7])*[.$V$7];0)" table:style-name="ce11">
            <text:p>0</text:p>
          </table:table-cell>
          <table:table-cell office:value-type="float" office:value="0" table:formula="of:=SUMPRODUCT([.C189:.Q189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89]/[.$W$7])*[.$X$7];0)" table:style-name="ce11">
            <text:p>0</text:p>
          </table:table-cell>
          <table:table-cell office:value-type="float" office:value="0" table:formula="of:=ROUNDUP(([.$W189]/[.$W$7])*[.$Y$7];0)" table:style-name="ce11">
            <text:p>0</text:p>
          </table:table-cell>
          <table:table-cell office:value-type="float" office:value="0" table:formula="of:=ROUNDUP(([.$W189]/[.$W$7])*[.$Z$7];0)" table:style-name="ce11">
            <text:p>0</text:p>
          </table:table-cell>
          <table:table-cell office:value-type="float" office:value="0" table:formula="of:=ROUNDUP(([.$W189]/[.$W$7])*[.$AA$7];0)" table:style-name="ce11">
            <text:p>0</text:p>
          </table:table-cell>
          <table:table-cell office:value-type="float" office:value="0" table:formula="of:=ROUNDUP(([.$W189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81</text:p>
          </table:table-cell>
          <table:table-cell table:number-columns-repeated="16" table:style-name="ce15"/>
          <table:table-cell office:value-type="float" office:value="0" table:formula="of:=SUM([.S190:.AB190])" table:style-name="ce16">
            <text:p>0</text:p>
          </table:table-cell>
          <table:table-cell office:value-type="float" office:value="0" table:formula="of:=ROUNDUP(([.$W190]/[.$W$7])*[.$S$7];0)" table:style-name="ce11">
            <text:p>0</text:p>
          </table:table-cell>
          <table:table-cell office:value-type="float" office:value="0" table:formula="of:=ROUNDUP(([.$W190]/[.$W$7])*[.$T$7];0)" table:style-name="ce11">
            <text:p>0</text:p>
          </table:table-cell>
          <table:table-cell office:value-type="float" office:value="0" table:formula="of:=ROUNDUP(([.$W190]/[.$W$7])*[.$U$7];0)" table:style-name="ce11">
            <text:p>0</text:p>
          </table:table-cell>
          <table:table-cell office:value-type="float" office:value="0" table:formula="of:=ROUNDUP(([.$W190]/[.$W$7])*[.$V$7];0)" table:style-name="ce11">
            <text:p>0</text:p>
          </table:table-cell>
          <table:table-cell office:value-type="float" office:value="0" table:formula="of:=SUMPRODUCT([.C190:.Q190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90]/[.$W$7])*[.$X$7];0)" table:style-name="ce11">
            <text:p>0</text:p>
          </table:table-cell>
          <table:table-cell office:value-type="float" office:value="0" table:formula="of:=ROUNDUP(([.$W190]/[.$W$7])*[.$Y$7];0)" table:style-name="ce11">
            <text:p>0</text:p>
          </table:table-cell>
          <table:table-cell office:value-type="float" office:value="0" table:formula="of:=ROUNDUP(([.$W190]/[.$W$7])*[.$Z$7];0)" table:style-name="ce11">
            <text:p>0</text:p>
          </table:table-cell>
          <table:table-cell office:value-type="float" office:value="0" table:formula="of:=ROUNDUP(([.$W190]/[.$W$7])*[.$AA$7];0)" table:style-name="ce11">
            <text:p>0</text:p>
          </table:table-cell>
          <table:table-cell office:value-type="float" office:value="0" table:formula="of:=ROUNDUP(([.$W190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style-name="ro1">
          <table:table-cell office:value-type="string" table:style-name="ce14">
            <text:p>RQ182</text:p>
          </table:table-cell>
          <table:table-cell table:number-columns-repeated="16" table:style-name="ce15"/>
          <table:table-cell office:value-type="float" office:value="0" table:formula="of:=SUM([.S191:.AB191])" table:style-name="ce16">
            <text:p>0</text:p>
          </table:table-cell>
          <table:table-cell office:value-type="float" office:value="0" table:formula="of:=ROUNDUP(([.$W191]/[.$W$7])*[.$S$7];0)" table:style-name="ce11">
            <text:p>0</text:p>
          </table:table-cell>
          <table:table-cell office:value-type="float" office:value="0" table:formula="of:=ROUNDUP(([.$W191]/[.$W$7])*[.$T$7];0)" table:style-name="ce11">
            <text:p>0</text:p>
          </table:table-cell>
          <table:table-cell office:value-type="float" office:value="0" table:formula="of:=ROUNDUP(([.$W191]/[.$W$7])*[.$U$7];0)" table:style-name="ce11">
            <text:p>0</text:p>
          </table:table-cell>
          <table:table-cell office:value-type="float" office:value="0" table:formula="of:=ROUNDUP(([.$W191]/[.$W$7])*[.$V$7];0)" table:style-name="ce11">
            <text:p>0</text:p>
          </table:table-cell>
          <table:table-cell office:value-type="float" office:value="0" table:formula="of:=SUMPRODUCT([.C191:.Q191];TRANSPOSE([Coeficientes.$D$3:.$D$17]))" table:number-matrix-columns-spanned="1" table:number-matrix-rows-spanned="1" table:style-name="ce17">
            <text:p>0</text:p>
          </table:table-cell>
          <table:table-cell office:value-type="float" office:value="0" table:formula="of:=ROUNDUP(([.$W191]/[.$W$7])*[.$X$7];0)" table:style-name="ce11">
            <text:p>0</text:p>
          </table:table-cell>
          <table:table-cell office:value-type="float" office:value="0" table:formula="of:=ROUNDUP(([.$W191]/[.$W$7])*[.$Y$7];0)" table:style-name="ce11">
            <text:p>0</text:p>
          </table:table-cell>
          <table:table-cell office:value-type="float" office:value="0" table:formula="of:=ROUNDUP(([.$W191]/[.$W$7])*[.$Z$7];0)" table:style-name="ce11">
            <text:p>0</text:p>
          </table:table-cell>
          <table:table-cell office:value-type="float" office:value="0" table:formula="of:=ROUNDUP(([.$W191]/[.$W$7])*[.$AA$7];0)" table:style-name="ce11">
            <text:p>0</text:p>
          </table:table-cell>
          <table:table-cell office:value-type="float" office:value="0" table:formula="of:=ROUNDUP(([.$W191]/[.$W$7])*[.$AB$7];0)" table:style-name="ce11">
            <text:p>0</text:p>
          </table:table-cell>
          <table:table-cell table:number-columns-repeated="4" table:style-name="ce3"/>
          <table:table-cell table:number-columns-repeated="16352"/>
        </table:table-row>
        <table:table-row table:number-rows-repeated="811" table:style-name="ro1">
          <table:table-cell table:style-name="ce2"/>
          <table:table-cell table:number-columns-repeated="31" table:style-name="ce3"/>
          <table:table-cell table:number-columns-repeated="16352"/>
        </table:table-row>
        <table:table-row table:number-rows-repeated="1047574" table:style-name="ro5">
          <table:table-cell table:number-columns-repeated="16384"/>
        </table:table-row>
      </table:table>
      <table:table table:name="Datos_Generales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7" table:number-columns-repeated="2" table:default-cell-style-name="ce1"/>
        <table:table-column table:style-name="co16" table:default-cell-style-name="ce1"/>
        <table:table-column table:style-name="co20" table:number-columns-repeated="20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Datos del proyecto</text:p>
          </table:table-cell>
          <table:table-cell table:number-columns-repeated="2" table:style-name="ce28"/>
          <table:table-cell table:style-name="ce29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Código del Proyecto</text:p>
          </table:table-cell>
          <table:table-cell office:value-type="string" table:style-name="ce30">
            <text:p>GrpL</text:p>
          </table:table-cell>
          <table:table-cell table:style-name="ce3"/>
          <table:table-cell table:style-name="ce31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Nombre del Proyecto</text:p>
          </table:table-cell>
          <table:table-cell table:style-name="ce30"/>
          <table:table-cell table:style-name="ce3"/>
          <table:table-cell table:style-name="ce32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Jefe de Proyecto</text:p>
          </table:table-cell>
          <table:table-cell table:style-name="ce30"/>
          <table:table-cell table:style-name="ce3"/>
          <table:table-cell table:style-name="ce33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Fecha de la Estimación</text:p>
          </table:table-cell>
          <table:table-cell office:value-type="date" office:date-value="2018-10-09T00:00:00" table:style-name="ce34">
            <text:p>10/09/2018</text:p>
          </table:table-cell>
          <table:table-cell table:style-name="ce3"/>
          <table:table-cell table:style-name="ce33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Revisado por</text:p>
          </table:table-cell>
          <table:table-cell office:value-type="string" table:style-name="ce35">
            <text:p>Rodrigo Rey Duarte</text:p>
          </table:table-cell>
          <table:table-cell table:number-columns-repeated="2" table:style-name="ce33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Fecha de la Revisión</text:p>
          </table:table-cell>
          <table:table-cell office:value-type="string" table:style-name="ce36">
            <text:p>&lt;dd/mm/aa&gt;</text:p>
          </table:table-cell>
          <table:table-cell table:number-columns-repeated="2" table:style-name="ce33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Tipo de Proyecto</text:p>
          </table:table-cell>
          <table:table-cell office:value-type="string" table:style-name="ce37">
            <text:p>Desarrollo</text:p>
          </table:table-cell>
          <table:table-cell table:number-columns-repeated="2" table:style-name="ce33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Categoría</text:p>
          </table:table-cell>
          <table:table-cell office:value-type="string" table:style-name="ce37">
            <text:p>Mediano</text:p>
          </table:table-cell>
          <table:table-cell table:number-columns-repeated="2" table:style-name="ce33"/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NOTAS:</text:p>
          </table:table-cell>
          <table:table-cell table:style-name="ce38"/>
          <table:table-cell table:style-name="ce39"/>
          <table:table-cell table:style-name="ce40"/>
          <table:table-cell table:number-columns-repeated="21" table:style-name="ce3"/>
          <table:table-cell table:number-columns-repeated="16358"/>
        </table:table-row>
        <table:table-row table:number-rows-repeated="3"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TOTAL HORAS ESTIMADAS</text:p>
          </table:table-cell>
          <table:table-cell office:value-type="float" office:value="6417" table:formula="of:=[Estimación.R6]" table:style-name="ce30">
            <text:p>6417</text:p>
          </table:table-cell>
          <table:table-cell table:number-columns-repeated="23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27">
            <text:p><text:s/>HORAS FINALES</text:p>
          </table:table-cell>
          <table:table-cell office:value-type="float" office:value="6417" table:formula="of:=[.C15]*[Factores_de_Corrección.E11]" table:style-name="ce30">
            <text:p>6417</text:p>
          </table:table-cell>
          <table:table-cell table:number-columns-repeated="23" table:style-name="ce3"/>
          <table:table-cell table:number-columns-repeated="16358"/>
        </table:table-row>
        <table:table-row table:number-rows-repeated="983" table:style-name="ro1">
          <table:table-cell table:number-columns-repeated="26" table:style-name="ce3"/>
          <table:table-cell table:number-columns-repeated="16358"/>
        </table:table-row>
        <table:table-row table:number-rows-repeated="1047576" table:style-name="ro5">
          <table:table-cell table:number-columns-repeated="16384"/>
        </table:table-row>
      </table:table>
      <table:table table:name="Coeficientes" table:style-name="ta1">
        <table:table-column table:style-name="co17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17" table:number-columns-repeated="2" table:default-cell-style-name="ce1"/>
        <table:table-column table:style-name="co20" table:number-columns-repeated="20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table:number-columns-repeated="2" table:style-name="ce41"/>
          <table:table-cell table:number-columns-repeated="24" table:style-name="ce42"/>
          <table:table-cell table:number-columns-repeated="16358"/>
        </table:table-row>
        <table:table-row table:style-name="ro1">
          <table:table-cell office:value-type="string" table:style-name="ce43">
            <text:p>OBJETOS</text:p>
          </table:table-cell>
          <table:table-cell office:value-type="string" table:style-name="ce43">
            <text:p>COMPLEJIDAD</text:p>
          </table:table-cell>
          <table:table-cell office:value-type="string" table:style-name="ce44">
            <text:p>HORAS/UNIDAD BASE</text:p>
          </table:table-cell>
          <table:table-cell office:value-type="string" table:style-name="ce44">
            <text:p>HORAS/UNIDAD CORREGIDAS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table-cell office:value-type="string" table:number-columns-spanned="1" table:number-rows-spanned="3" table:style-name="ce46">
            <text:p>Entidades</text:p>
          </table:table-cell>
          <table:table-cell office:value-type="string" table:style-name="ce45">
            <text:p>ALTA</text:p>
          </table:table-cell>
          <table:table-cell office:value-type="float" office:value="8" table:style-name="ce30">
            <text:p>8</text:p>
          </table:table-cell>
          <table:table-cell office:value-type="float" office:value="8" table:formula="of:=[.C3]*[Factores_de_Corrección.E16]" table:style-name="ce30">
            <text:p>8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MEDIA</text:p>
          </table:table-cell>
          <table:table-cell office:value-type="float" office:value="4" table:style-name="ce30">
            <text:p>4</text:p>
          </table:table-cell>
          <table:table-cell office:value-type="float" office:value="4" table:formula="of:=[.C4]*[Factores_de_Corrección.E17]" table:style-name="ce30">
            <text:p>4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BAJA</text:p>
          </table:table-cell>
          <table:table-cell office:value-type="float" office:value="2" table:style-name="ce30">
            <text:p>2</text:p>
          </table:table-cell>
          <table:table-cell office:value-type="float" office:value="2" table:formula="of:=[.C5]*[Factores_de_Corrección.E18]" table:style-name="ce30">
            <text:p>2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table-cell office:value-type="string" table:number-columns-spanned="1" table:number-rows-spanned="3" table:style-name="ce46">
            <text:p>Ventanas</text:p>
          </table:table-cell>
          <table:table-cell office:value-type="string" table:style-name="ce45">
            <text:p>ALTA</text:p>
          </table:table-cell>
          <table:table-cell office:value-type="float" office:value="32" table:style-name="ce30">
            <text:p>32</text:p>
          </table:table-cell>
          <table:table-cell office:value-type="float" office:value="32" table:formula="of:=[.C6]*[Factores_de_Corrección.E19]" table:style-name="ce30">
            <text:p>32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MEDIA</text:p>
          </table:table-cell>
          <table:table-cell office:value-type="float" office:value="16" table:style-name="ce30">
            <text:p>16</text:p>
          </table:table-cell>
          <table:table-cell office:value-type="float" office:value="16" table:formula="of:=[.C7]*[Factores_de_Corrección.E20]" table:style-name="ce30">
            <text:p>16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BAJA</text:p>
          </table:table-cell>
          <table:table-cell office:value-type="float" office:value="8" table:style-name="ce30">
            <text:p>8</text:p>
          </table:table-cell>
          <table:table-cell office:value-type="float" office:value="8" table:formula="of:=[.C8]*[Factores_de_Corrección.E21]" table:style-name="ce30">
            <text:p>8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table-cell office:value-type="string" table:number-columns-spanned="1" table:number-rows-spanned="3" table:style-name="ce46">
            <text:p>Interfaces</text:p>
          </table:table-cell>
          <table:table-cell office:value-type="string" table:style-name="ce45">
            <text:p>ALTA</text:p>
          </table:table-cell>
          <table:table-cell office:value-type="float" office:value="32" table:style-name="ce30">
            <text:p>32</text:p>
          </table:table-cell>
          <table:table-cell office:value-type="float" office:value="32" table:formula="of:=[.C9]*[Factores_de_Corrección.E22]" table:style-name="ce30">
            <text:p>32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MEDIA</text:p>
          </table:table-cell>
          <table:table-cell office:value-type="float" office:value="16" table:style-name="ce30">
            <text:p>16</text:p>
          </table:table-cell>
          <table:table-cell office:value-type="float" office:value="16" table:formula="of:=[.C10]*[Factores_de_Corrección.E23]" table:style-name="ce30">
            <text:p>16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BAJA</text:p>
          </table:table-cell>
          <table:table-cell office:value-type="float" office:value="8" table:style-name="ce30">
            <text:p>8</text:p>
          </table:table-cell>
          <table:table-cell office:value-type="float" office:value="8" table:formula="of:=[.C11]*[Factores_de_Corrección.E24]" table:style-name="ce30">
            <text:p>8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table-cell office:value-type="string" table:number-columns-spanned="1" table:number-rows-spanned="3" table:style-name="ce46">
            <text:p>Informes</text:p>
          </table:table-cell>
          <table:table-cell office:value-type="string" table:style-name="ce45">
            <text:p>ALTA</text:p>
          </table:table-cell>
          <table:table-cell office:value-type="float" office:value="32" table:style-name="ce30">
            <text:p>32</text:p>
          </table:table-cell>
          <table:table-cell office:value-type="float" office:value="32" table:formula="of:=[.C12]*[Factores_de_Corrección.E25]" table:style-name="ce30">
            <text:p>32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MEDIA</text:p>
          </table:table-cell>
          <table:table-cell office:value-type="float" office:value="16" table:style-name="ce30">
            <text:p>16</text:p>
          </table:table-cell>
          <table:table-cell office:value-type="float" office:value="16" table:formula="of:=[.C13]*[Factores_de_Corrección.E26]" table:style-name="ce30">
            <text:p>16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BAJA</text:p>
          </table:table-cell>
          <table:table-cell office:value-type="float" office:value="8" table:style-name="ce30">
            <text:p>8</text:p>
          </table:table-cell>
          <table:table-cell office:value-type="float" office:value="8" table:formula="of:=[.C14]*[Factores_de_Corrección.E27]" table:style-name="ce30">
            <text:p>8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table-cell office:value-type="string" table:number-columns-spanned="1" table:number-rows-spanned="3" table:style-name="ce46">
            <text:p>Procesos</text:p>
          </table:table-cell>
          <table:table-cell office:value-type="string" table:style-name="ce45">
            <text:p>ALTA</text:p>
          </table:table-cell>
          <table:table-cell office:value-type="float" office:value="32" table:style-name="ce30">
            <text:p>32</text:p>
          </table:table-cell>
          <table:table-cell office:value-type="float" office:value="32" table:formula="of:=[.C15]*[Factores_de_Corrección.E28]" table:style-name="ce30">
            <text:p>32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MEDIA</text:p>
          </table:table-cell>
          <table:table-cell office:value-type="float" office:value="16" table:style-name="ce30">
            <text:p>16</text:p>
          </table:table-cell>
          <table:table-cell office:value-type="float" office:value="16" table:formula="of:=[.C16]*[Factores_de_Corrección.E29]" table:style-name="ce30">
            <text:p>16</text:p>
          </table:table-cell>
          <table:table-cell table:number-columns-repeated="22" table:style-name="ce42"/>
          <table:table-cell table:number-columns-repeated="16358"/>
        </table:table-row>
        <table:table-row table:style-name="ro1">
          <table:covered-table-cell/>
          <table:table-cell office:value-type="string" table:style-name="ce45">
            <text:p>BAJA</text:p>
          </table:table-cell>
          <table:table-cell office:value-type="float" office:value="8" table:style-name="ce30">
            <text:p>8</text:p>
          </table:table-cell>
          <table:table-cell office:value-type="float" office:value="8" table:formula="of:=[.C17]*[Factores_de_Corrección.E30]" table:style-name="ce30">
            <text:p>8</text:p>
          </table:table-cell>
          <table:table-cell table:number-columns-repeated="22" table:style-name="ce42"/>
          <table:table-cell table:number-columns-repeated="16358"/>
        </table:table-row>
        <table:table-row table:number-rows-repeated="983" table:style-name="ro1">
          <table:table-cell table:number-columns-repeated="26" table:style-name="ce42"/>
          <table:table-cell table:number-columns-repeated="16358"/>
        </table:table-row>
        <table:table-row table:number-rows-repeated="1047576" table:style-name="ro5">
          <table:table-cell table:number-columns-repeated="16384"/>
        </table:table-row>
      </table:table>
      <table:table table:name="Factores_de_Corrección" table:style-name="ta1"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16" table:default-cell-style-name="ce1"/>
        <table:table-column table:style-name="co20" table:number-columns-repeated="20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number-columns-spanned="4" table:number-rows-spanned="1" table:style-name="ce53">
            <text:p>FACTORES DE CORRECCIÓN DE LA ESTIMACIÓN</text:p>
          </table:table-cell>
          <table:covered-table-cell table:number-columns-repeated="3"/>
          <table:table-cell table:number-columns-repeated="21" table:style-name="ce3"/>
          <table:table-cell table:number-columns-repeated="16358"/>
        </table:table-row>
        <table:table-row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number-columns-spanned="3" table:number-rows-spanned="1" table:style-name="ce54">
            <text:p>GLOBALES</text:p>
          </table:table-cell>
          <table:covered-table-cell table:number-columns-repeated="2"/>
          <table:table-cell table:number-columns-repeated="22" table:style-name="ce3"/>
          <table:table-cell table:number-columns-repeated="16358"/>
        </table:table-row>
        <table:table-row table:style-name="ro6">
          <table:table-cell table:style-name="ce3"/>
          <table:table-cell office:value-type="string" table:number-columns-spanned="3" table:number-rows-spanned="1" table:style-name="ce55">
            <text:p>DESCRIPCIÓN</text:p>
          </table:table-cell>
          <table:covered-table-cell table:number-columns-repeated="2"/>
          <table:table-cell office:value-type="string" table:style-name="ce44">
            <text:p>VALOR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table:number-columns-spanned="3" table:number-rows-spanned="1" table:style-name="ce56"/>
          <table:covered-table-cell table:number-columns-repeated="2"/>
          <table:table-cell office:value-type="float" office:value="1" table:style-name="ce47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table:number-columns-spanned="3" table:number-rows-spanned="1" table:style-name="ce56"/>
          <table:covered-table-cell table:number-columns-repeated="2"/>
          <table:table-cell office:value-type="float" office:value="1" table:style-name="ce47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table:number-columns-spanned="3" table:number-rows-spanned="1" table:style-name="ce56"/>
          <table:covered-table-cell table:number-columns-repeated="2"/>
          <table:table-cell office:value-type="float" office:value="1" table:style-name="ce47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table:number-columns-spanned="3" table:number-rows-spanned="1" table:style-name="ce56"/>
          <table:covered-table-cell table:number-columns-repeated="2"/>
          <table:table-cell office:value-type="float" office:value="1" table:style-name="ce47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table:number-columns-spanned="3" table:number-rows-spanned="1" table:style-name="ce56"/>
          <table:covered-table-cell table:number-columns-repeated="2"/>
          <table:table-cell office:value-type="float" office:value="1" table:style-name="ce47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number-columns-repeated="3" table:style-name="ce3"/>
          <table:table-cell office:value-type="string" table:style-name="ce3">
            <text:p>TOTAL FACTORES</text:p>
          </table:table-cell>
          <table:table-cell office:value-type="float" office:value="1" table:formula="of:=PRODUCT([.E6:.E10])" table:style-name="ce48">
            <text:p>1</text:p>
          </table:table-cell>
          <table:table-cell table:number-columns-repeated="21" table:style-name="ce3"/>
          <table:table-cell table:number-columns-repeated="16358"/>
        </table:table-row>
        <table:table-row table:number-rows-repeated="2"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number-columns-spanned="3" table:number-rows-spanned="1" table:style-name="ce54">
            <text:p>ESPECÍFICOS DE LAS UNIDADES FÍSICAS</text:p>
          </table:table-cell>
          <table:covered-table-cell table:number-columns-repeated="2"/>
          <table:table-cell table:number-columns-repeated="22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43">
            <text:p>OBJETOS</text:p>
          </table:table-cell>
          <table:table-cell office:value-type="string" table:style-name="ce43">
            <text:p>COMPLEJIDAD</text:p>
          </table:table-cell>
          <table:table-cell office:value-type="string" table:style-name="ce44">
            <text:p>DESCRIPCIÓN</text:p>
          </table:table-cell>
          <table:table-cell office:value-type="string" table:style-name="ce44">
            <text:p>VALOR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number-columns-spanned="1" table:number-rows-spanned="3" table:style-name="ce46">
            <text:p>Entidades</text:p>
          </table:table-cell>
          <table:table-cell office:value-type="string" table:style-name="ce49">
            <text:p>ALT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0">
            <text:p>MEDI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1">
            <text:p>BAJ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number-columns-spanned="1" table:number-rows-spanned="3" table:style-name="ce46">
            <text:p>Ventanas</text:p>
          </table:table-cell>
          <table:table-cell office:value-type="string" table:style-name="ce49">
            <text:p>ALT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0">
            <text:p>MEDI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1">
            <text:p>BAJA</text:p>
          </table:table-cell>
          <table:table-cell table:style-name="ce52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number-columns-spanned="1" table:number-rows-spanned="3" table:style-name="ce46">
            <text:p>Interfaces</text:p>
          </table:table-cell>
          <table:table-cell office:value-type="string" table:style-name="ce49">
            <text:p>ALT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0">
            <text:p>MEDI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1">
            <text:p>BAJ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number-columns-spanned="1" table:number-rows-spanned="3" table:style-name="ce46">
            <text:p>Informes</text:p>
          </table:table-cell>
          <table:table-cell office:value-type="string" table:style-name="ce49">
            <text:p>ALT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0">
            <text:p>MEDI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1">
            <text:p>BAJ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number-columns-spanned="1" table:number-rows-spanned="3" table:style-name="ce46">
            <text:p>Procesos</text:p>
          </table:table-cell>
          <table:table-cell office:value-type="string" table:style-name="ce49">
            <text:p>ALT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0">
            <text:p>MEDI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style-name="ro1">
          <table:table-cell table:style-name="ce3"/>
          <table:covered-table-cell/>
          <table:table-cell office:value-type="string" table:style-name="ce51">
            <text:p>BAJA</text:p>
          </table:table-cell>
          <table:table-cell table:style-name="ce30"/>
          <table:table-cell office:value-type="float" office:value="1" table:style-name="ce30">
            <text:p>1</text:p>
          </table:table-cell>
          <table:table-cell table:number-columns-repeated="21" table:style-name="ce3"/>
          <table:table-cell table:number-columns-repeated="16358"/>
        </table:table-row>
        <table:table-row table:number-rows-repeated="970" table:style-name="ro1">
          <table:table-cell table:number-columns-repeated="26" table:style-name="ce3"/>
          <table:table-cell table:number-columns-repeated="16358"/>
        </table:table-row>
        <table:table-row table:number-rows-repeated="1047576" table:style-name="ro5">
          <table:table-cell table:number-columns-repeated="16384"/>
        </table:table-row>
      </table:table>
      <table:table table:name="Fases_y_perfiles" table:style-name="ta1">
        <table:table-column table:style-name="co17" table:default-cell-style-name="ce1"/>
        <table:table-column table:style-name="co26" table:default-cell-style-name="ce1"/>
        <table:table-column table:style-name="co21" table:default-cell-style-name="ce1" table:visibility="collapse"/>
        <table:table-column table:style-name="co22" table:default-cell-style-name="ce1"/>
        <table:table-column table:style-name="co17" table:default-cell-style-name="ce1" table:visibility="collapse"/>
        <table:table-column table:style-name="co17" table:number-columns-repeated="2" table:default-cell-style-name="ce1"/>
        <table:table-column table:style-name="co20" table:number-columns-repeated="19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table:style-name="ce3"/>
          <table:table-cell table:number-columns-repeated="3" table:style-name="ce57"/>
          <table:table-cell table:number-columns-repeated="22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58">
            <text:p>Fases</text:p>
          </table:table-cell>
          <table:table-cell office:value-type="string" table:style-name="ce59">
            <text:p>Horas Estimadas</text:p>
          </table:table-cell>
          <table:table-cell office:value-type="string" table:style-name="ce60">
            <text:p>% asignación</text:p>
          </table:table-cell>
          <table:table-cell office:value-type="string" table:style-name="ce61">
            <text:p>Jornadas Redondeadas</text:p>
          </table:table-cell>
          <table:table-cell office:value-type="string" table:style-name="ce62">
            <text:p>PERFIL</text:p>
          </table:table-cell>
          <table:table-cell office:value-type="string" table:style-name="ce63">
            <text:p>HORAS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Gestión de Proyecto</text:p>
          </table:table-cell>
          <table:table-cell office:value-type="float" office:value="0" table:style-name="ce65">
            <text:p>0,00</text:p>
          </table:table-cell>
          <table:table-cell office:value-type="percentage" office:value="0.06" table:style-name="ce66">
            <text:p>6,00%</text:p>
          </table:table-cell>
          <table:table-cell office:value-type="float" office:value="0" table:formula="of:=([.C3]/8)" table:style-name="ce65">
            <text:p>0,00</text:p>
          </table:table-cell>
          <table:table-cell office:value-type="string" table:style-name="ce67">
            <text:p>JP</text:p>
          </table:table-cell>
          <table:table-cell office:value-type="float" office:value="393" table:formula="of:=[Estimación.S6]" table:style-name="ce68">
            <text:p>393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Requisitos</text:p>
          </table:table-cell>
          <table:table-cell office:value-type="float" office:value="0" table:style-name="ce65">
            <text:p>0,00</text:p>
          </table:table-cell>
          <table:table-cell office:value-type="percentage" office:value="0.06" table:style-name="ce66">
            <text:p>6,00%</text:p>
          </table:table-cell>
          <table:table-cell office:value-type="float" office:value="0" table:formula="of:=([.C4]/8)" table:style-name="ce65">
            <text:p>0,00</text:p>
          </table:table-cell>
          <table:table-cell office:value-type="string" table:style-name="ce67">
            <text:p>AN</text:p>
          </table:table-cell>
          <table:table-cell office:value-type="float" office:value="393" table:formula="of:=[Estimación.T6]" table:style-name="ce68">
            <text:p>393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Análisis</text:p>
          </table:table-cell>
          <table:table-cell office:value-type="float" office:value="0" table:style-name="ce65">
            <text:p>0,00</text:p>
          </table:table-cell>
          <table:table-cell office:value-type="percentage" office:value="0.1" table:style-name="ce66">
            <text:p>10,00%</text:p>
          </table:table-cell>
          <table:table-cell office:value-type="float" office:value="0" table:formula="of:=([.C5]/8)" table:style-name="ce65">
            <text:p>0,00</text:p>
          </table:table-cell>
          <table:table-cell office:value-type="string" table:style-name="ce67">
            <text:p>AN</text:p>
          </table:table-cell>
          <table:table-cell office:value-type="float" office:value="642" table:formula="of:=[Estimación.U6]" table:style-name="ce68">
            <text:p>642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Diseño</text:p>
          </table:table-cell>
          <table:table-cell office:value-type="float" office:value="0" table:style-name="ce65">
            <text:p>0,00</text:p>
          </table:table-cell>
          <table:table-cell office:value-type="percentage" office:value="0.13" table:style-name="ce66">
            <text:p>13,00%</text:p>
          </table:table-cell>
          <table:table-cell office:value-type="float" office:value="0" table:formula="of:=([.C6]/8)" table:style-name="ce65">
            <text:p>0,00</text:p>
          </table:table-cell>
          <table:table-cell office:value-type="string" table:style-name="ce67">
            <text:p>AP</text:p>
          </table:table-cell>
          <table:table-cell office:value-type="float" office:value="831" table:formula="of:=[Estimación.V6]" table:style-name="ce68">
            <text:p>831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Programación</text:p>
          </table:table-cell>
          <table:table-cell office:value-type="float" office:value="0" table:style-name="ce65">
            <text:p>0,00</text:p>
          </table:table-cell>
          <table:table-cell office:value-type="percentage" office:value="0.44" table:style-name="ce66">
            <text:p>44,00%</text:p>
          </table:table-cell>
          <table:table-cell office:value-type="float" office:value="0" table:formula="of:=([.C7]/8)" table:style-name="ce65">
            <text:p>0,00</text:p>
          </table:table-cell>
          <table:table-cell office:value-type="string" table:style-name="ce67">
            <text:p>AP</text:p>
          </table:table-cell>
          <table:table-cell office:value-type="float" office:value="2778" table:formula="of:=[Estimación.W6]" table:style-name="ce68">
            <text:p>2778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Pruebas Integración y Sistema</text:p>
          </table:table-cell>
          <table:table-cell office:value-type="float" office:value="0" table:style-name="ce65">
            <text:p>0,00</text:p>
          </table:table-cell>
          <table:table-cell office:value-type="percentage" office:value="0.08" table:style-name="ce66">
            <text:p>8,00%</text:p>
          </table:table-cell>
          <table:table-cell office:value-type="float" office:value="0" table:formula="of:=([.C8]/8)" table:style-name="ce65">
            <text:p>0,00</text:p>
          </table:table-cell>
          <table:table-cell office:value-type="string" table:style-name="ce67">
            <text:p>AP</text:p>
          </table:table-cell>
          <table:table-cell office:value-type="float" office:value="513" table:formula="of:=[Estimación.X6]" table:style-name="ce68">
            <text:p>513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Pruebas Aceptación</text:p>
          </table:table-cell>
          <table:table-cell office:value-type="float" office:value="0" table:style-name="ce65">
            <text:p>0,00</text:p>
          </table:table-cell>
          <table:table-cell office:value-type="percentage" office:value="0.05" table:style-name="ce66">
            <text:p>5,00%</text:p>
          </table:table-cell>
          <table:table-cell office:value-type="float" office:value="0" table:formula="of:=([.C9]/8)" table:style-name="ce65">
            <text:p>0,00</text:p>
          </table:table-cell>
          <table:table-cell office:value-type="string" table:style-name="ce67">
            <text:p>AN</text:p>
          </table:table-cell>
          <table:table-cell office:value-type="float" office:value="324" table:formula="of:=[Estimación.Y6]" table:style-name="ce68">
            <text:p>324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Documentación</text:p>
          </table:table-cell>
          <table:table-cell office:value-type="float" office:value="0" table:style-name="ce65">
            <text:p>0,00</text:p>
          </table:table-cell>
          <table:table-cell office:value-type="percentage" office:value="0.03" table:style-name="ce66">
            <text:p>3,00%</text:p>
          </table:table-cell>
          <table:table-cell office:value-type="float" office:value="0" table:formula="of:=([.C10]/8)" table:style-name="ce65">
            <text:p>0,00</text:p>
          </table:table-cell>
          <table:table-cell office:value-type="string" table:style-name="ce67">
            <text:p>AP</text:p>
          </table:table-cell>
          <table:table-cell office:value-type="float" office:value="203" table:formula="of:=[Estimación.Z6]" table:style-name="ce68">
            <text:p>203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Instalación</text:p>
          </table:table-cell>
          <table:table-cell office:value-type="float" office:value="0" table:style-name="ce65">
            <text:p>0,00</text:p>
          </table:table-cell>
          <table:table-cell office:value-type="percentage" office:value="0.03" table:style-name="ce66">
            <text:p>3,00%</text:p>
          </table:table-cell>
          <table:table-cell office:value-type="float" office:value="0" table:formula="of:=([.C11]/8)" table:style-name="ce65">
            <text:p>0,00</text:p>
          </table:table-cell>
          <table:table-cell office:value-type="string" table:style-name="ce67">
            <text:p>AP</text:p>
          </table:table-cell>
          <table:table-cell office:value-type="float" office:value="203" table:formula="of:=[Estimación.AA6]" table:style-name="ce68">
            <text:p>203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Soporte a Producción</text:p>
          </table:table-cell>
          <table:table-cell office:value-type="float" office:value="0" table:style-name="ce65">
            <text:p>0,00</text:p>
          </table:table-cell>
          <table:table-cell office:value-type="percentage" office:value="0.02" table:style-name="ce66">
            <text:p>2,00%</text:p>
          </table:table-cell>
          <table:table-cell office:value-type="float" office:value="0" table:formula="of:=([.C12]/8)" table:style-name="ce65">
            <text:p>0,00</text:p>
          </table:table-cell>
          <table:table-cell office:value-type="string" table:style-name="ce67">
            <text:p>PR</text:p>
          </table:table-cell>
          <table:table-cell office:value-type="float" office:value="137" table:formula="of:=[Estimación.AB6]" table:style-name="ce68">
            <text:p>137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Garantía</text:p>
          </table:table-cell>
          <table:table-cell office:value-type="float" office:value="0" table:style-name="ce65">
            <text:p>0,00</text:p>
          </table:table-cell>
          <table:table-cell table:style-name="ce66"/>
          <table:table-cell office:value-type="float" office:value="0" table:formula="of:=([.C13]/8)" table:style-name="ce65">
            <text:p>0,00</text:p>
          </table:table-cell>
          <table:table-cell office:value-type="string" table:style-name="ce67">
            <text:p>NA</text:p>
          </table:table-cell>
          <table:table-cell office:value-type="float" office:value="0" table:formula="of:=[Estimación.AC6]" table:style-name="ce68">
            <text:p>0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4">
            <text:p>Mantenimiento</text:p>
          </table:table-cell>
          <table:table-cell office:value-type="float" office:value="0" table:style-name="ce65">
            <text:p>0,00</text:p>
          </table:table-cell>
          <table:table-cell table:style-name="ce66"/>
          <table:table-cell office:value-type="float" office:value="0" table:formula="of:=([.C14]/8)" table:style-name="ce65">
            <text:p>0,00</text:p>
          </table:table-cell>
          <table:table-cell office:value-type="string" table:style-name="ce67">
            <text:p>NA</text:p>
          </table:table-cell>
          <table:table-cell office:value-type="float" office:value="0" table:formula="of:=[Estimación.AD6]" table:style-name="ce68">
            <text:p>0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table:style-name="ce64"/>
          <table:table-cell office:value-type="float" office:value="0" table:style-name="ce65">
            <text:p>0,00</text:p>
          </table:table-cell>
          <table:table-cell table:style-name="ce66"/>
          <table:table-cell office:value-type="float" office:value="0" table:formula="of:=ROUNDUP([.C15]/8;0)" table:style-name="ce65">
            <text:p>0,00</text:p>
          </table:table-cell>
          <table:table-cell table:style-name="ce67"/>
          <table:table-cell table:style-name="ce68"/>
          <table:table-cell table:number-columns-repeated="19" table:style-name="ce3"/>
          <table:table-cell table:number-columns-repeated="16358"/>
        </table:table-row>
        <table:table-row table:style-name="ro1">
          <table:table-cell table:style-name="ce3"/>
          <table:table-cell office:value-type="string" table:style-name="ce69">
            <text:p>Totales</text:p>
          </table:table-cell>
          <table:table-cell office:value-type="float" office:value="0" table:formula="of:=SUM([.C3:.C15])" table:style-name="ce70">
            <text:p>0,00</text:p>
          </table:table-cell>
          <table:table-cell office:value-type="percentage" office:value="1" table:formula="of:=SUM([.D3:.D15])" table:style-name="ce71">
            <text:p>100,00%</text:p>
          </table:table-cell>
          <table:table-cell office:value-type="float" office:value="0" table:formula="of:=SUM([.E3:.E15])" table:style-name="ce70">
            <text:p>0,00</text:p>
          </table:table-cell>
          <table:table-cell table:style-name="ce72"/>
          <table:table-cell office:value-type="float" office:value="6417" table:formula="of:=SUM([.G3:.G14])" table:style-name="ce73">
            <text:p>6417</text:p>
          </table:table-cell>
          <table:table-cell table:number-columns-repeated="19" table:style-name="ce3"/>
          <table:table-cell table:number-columns-repeated="16358"/>
        </table:table-row>
        <table:table-row table:number-rows-repeated="3" table:style-name="ro1">
          <table:table-cell table:number-columns-repeated="26" table:style-name="ce3"/>
          <table:table-cell table:number-columns-repeated="16358"/>
        </table:table-row>
        <table:table-row table:style-name="ro1">
          <table:table-cell table:number-columns-repeated="5" table:style-name="ce3"/>
          <table:table-cell office:value-type="string" table:style-name="ce62">
            <text:p>PERFIL</text:p>
          </table:table-cell>
          <table:table-cell office:value-type="string" table:style-name="ce63">
            <text:p>HORAS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number-columns-repeated="5" table:style-name="ce3"/>
          <table:table-cell office:value-type="string" table:style-name="ce67">
            <text:p>JP</text:p>
          </table:table-cell>
          <table:table-cell office:value-type="float" office:value="393" table:formula="of:=SUMIF([.$F$3:.$F$14];[.F21];[.$G$3:.$G$14])" table:style-name="ce68">
            <text:p>393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number-columns-repeated="5" table:style-name="ce3"/>
          <table:table-cell office:value-type="string" table:style-name="ce67">
            <text:p>AN</text:p>
          </table:table-cell>
          <table:table-cell office:value-type="float" office:value="1359" table:formula="of:=SUMIF([.$F$3:.$F$14];[.F22];[.$G$3:.$G$14])" table:style-name="ce68">
            <text:p>1359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number-columns-repeated="5" table:style-name="ce3"/>
          <table:table-cell office:value-type="string" table:style-name="ce67">
            <text:p>AP</text:p>
          </table:table-cell>
          <table:table-cell office:value-type="float" office:value="4528" table:formula="of:=SUMIF([.$F$3:.$F$14];[.F23];[.$G$3:.$G$14])" table:style-name="ce68">
            <text:p>4528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number-columns-repeated="5" table:style-name="ce3"/>
          <table:table-cell office:value-type="string" table:style-name="ce67">
            <text:p>PR</text:p>
          </table:table-cell>
          <table:table-cell office:value-type="float" office:value="137" table:formula="of:=SUMIF([.$F$3:.$F$14];[.F24];[.$G$3:.$G$14])" table:style-name="ce68">
            <text:p>137</text:p>
          </table:table-cell>
          <table:table-cell table:number-columns-repeated="19" table:style-name="ce3"/>
          <table:table-cell table:number-columns-repeated="16358"/>
        </table:table-row>
        <table:table-row table:style-name="ro1">
          <table:table-cell table:number-columns-repeated="5" table:style-name="ce3"/>
          <table:table-cell table:style-name="ce72"/>
          <table:table-cell office:value-type="float" office:value="6417" table:formula="of:=SUM([.G21:.G24])" table:style-name="ce73">
            <text:p>6417</text:p>
          </table:table-cell>
          <table:table-cell table:number-columns-repeated="19" table:style-name="ce3"/>
          <table:table-cell table:number-columns-repeated="16358"/>
        </table:table-row>
        <table:table-row table:number-rows-repeated="975" table:style-name="ro1">
          <table:table-cell table:number-columns-repeated="26" table:style-name="ce3"/>
          <table:table-cell table:number-columns-repeated="16358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1" svg:font-family="Verdana1"/>
    <style:font-face style:name="Cambria" svg:font-family="Cambria"/>
    <style:font-face style:name="Arial1" svg:font-family="Arial1"/>
    <style:font-face style:name="Verdana" svg:font-family="Verdana"/>
    <style:font-face style:name="Arial2" svg:font-family="Arial2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36">
      <number:month number:textual="true"/>
    </number:date-style>
    <number:date-style style:name="N37">
      <number:month number:style="long"/>
      <number:text>/</number:text>
      <number:day number:style="long"/>
      <number:text>/</number:text>
      <number:year number:style="long"/>
    </number:date-style>
    <number:number-style style:name="N38P0">
      <number:number number:decimal-places="2" number:min-integer-digits="0" number:grouping="true"/>
    </number:number-style>
    <number:number-style style:name="N38P1">
      <style:text-properties fo:color="#FF0000"/>
      <number:text>-</number:text>
      <number:number number:decimal-places="2" number:min-integer-digits="0" number:grouping="true"/>
    </number:number-style>
    <number:number-style style:name="N38">
      <number:number number:decimal-places="0" number:min-integer-digits="0"/>
      <style:map style:condition="value()&gt;0" style:apply-style-name="N38P0"/>
      <style:map style:condition="value()&lt;0" style:apply-style-name="N38P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Arial3" style:font-name-asian="Arial3" style:font-name-complex="Arial3" fo:font-size="11pt" style:font-size-asian="11pt" style:font-size-complex="11pt" style:font-family-generic="swiss"/>
    </style:style>
    <style:style style:name="T2" style:family="text">
      <style:text-properties fo:color="#000000" style:font-name="Arial3" style:font-name-asian="Arial3" style:font-name-complex="Arial3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ROY</dc:creator>
    <dc:date>2018-11-01T20:00:06Z</dc:date>
  </office:meta>
</office:document-meta>
</file>